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Y37-128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  <table:table-cell table:number-columns-repeated="2"/>
          <table:table-cell office:value-type="float" office:value="10000000" calcext:value-type="float">
            <text:p>1000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894.304" calcext:value-type="float">
            <text:p>894,304</text:p>
          </table:table-cell>
          <table:table-cell office:value-type="float" office:value="32.904099" calcext:value-type="float">
            <text:p>32,904099</text:p>
          </table:table-cell>
          <table:table-cell/>
          <table:table-cell office:value-type="float" office:value="6278.352" calcext:value-type="float">
            <text:p>6278,352</text:p>
          </table:table-cell>
          <table:table-cell office:value-type="float" office:value="323.94003" calcext:value-type="float">
            <text:p>323,94003</text:p>
          </table:table-cell>
          <table:table-cell table:number-columns-repeated="8"/>
          <table:table-cell table:formula="of:=['PY37-128MB'.N7]-['PY37-128MB'.$L7]" office:value-type="float" office:value="-1.29903720618558" calcext:value-type="float">
            <text:p>-1,2990372062</text:p>
          </table:table-cell>
          <table:table-cell table:formula="of:=['PY37-128MB'.O7]-['PY37-128MB'.$L7]" office:value-type="float" office:value="0.769431793814427" calcext:value-type="float">
            <text:p>0,7694317938</text:p>
          </table:table-cell>
        </table:table-row>
        <table:table-row table:style-name="ro1">
          <table:table-cell office:value-type="float" office:value="2219.493" calcext:value-type="float">
            <text:p>2219,493</text:p>
          </table:table-cell>
          <table:table-cell office:value-type="float" office:value="32.822072" calcext:value-type="float">
            <text:p>32,822072</text:p>
          </table:table-cell>
          <table:table-cell/>
          <table:table-cell office:value-type="float" office:value="5010.015" calcext:value-type="float">
            <text:p>5010,015</text:p>
          </table:table-cell>
          <table:table-cell office:value-type="float" office:value="322.698873" calcext:value-type="float">
            <text:p>322,698873</text:p>
          </table:table-cell>
          <table:table-cell/>
          <table:table-cell office:value-type="string" calcext:value-type="string">
            <text:p>Error 504 Gateway Timeout (setted to 30 s)</text:p>
          </table:table-cell>
          <table:table-cell table:number-columns-repeated="5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665.996" calcext:value-type="float">
            <text:p>665,996</text:p>
          </table:table-cell>
          <table:table-cell office:value-type="float" office:value="32.807702" calcext:value-type="float">
            <text:p>32,807702</text:p>
          </table:table-cell>
          <table:table-cell/>
          <table:table-cell office:value-type="float" office:value="5054.493" calcext:value-type="float">
            <text:p>5054,493</text:p>
          </table:table-cell>
          <table:table-cell office:value-type="float" office:value="322.193097" calcext:value-type="float">
            <text:p>322,19309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formula="of:=AVERAGE(['PY37-128MB'.$B$8:.$B$104])" office:value-type="float" office:value="32.0165312061856" calcext:value-type="float">
            <text:p>32,0165312062</text:p>
          </table:table-cell>
          <table:table-cell table:formula="of:=STDEV(['PY37-128MB'.$B$8:.$B$104])" office:value-type="float" office:value="0.376005411525246" calcext:value-type="float">
            <text:p>0,3760054115</text:p>
          </table:table-cell>
          <table:table-cell table:formula="of:=MIN(['PY37-128MB'.$B$8:.$B$104])" office:value-type="float" office:value="30.717494" calcext:value-type="float">
            <text:p>30,717494</text:p>
          </table:table-cell>
          <table:table-cell table:formula="of:=MAX(['PY37-128MB'.$B$8:.$B$104])" office:value-type="float" office:value="32.785963" calcext:value-type="float">
            <text:p>32,785963</text:p>
          </table:table-cell>
        </table:table-row>
        <table:table-row table:style-name="ro1">
          <table:table-cell office:value-type="float" office:value="684.345" calcext:value-type="float">
            <text:p>684,345</text:p>
          </table:table-cell>
          <table:table-cell office:value-type="float" office:value="32.785963" calcext:value-type="float">
            <text:p>32,785963</text:p>
          </table:table-cell>
          <table:table-cell office:value-type="string" calcext:value-type="string">
            <text:p>←</text:p>
          </table:table-cell>
          <table:table-cell office:value-type="float" office:value="5037.237" calcext:value-type="float">
            <text:p>5037,237</text:p>
          </table:table-cell>
          <table:table-cell office:value-type="float" office:value="321.168915" calcext:value-type="float">
            <text:p>321,168915</text:p>
          </table:table-cell>
          <table:table-cell table:number-columns-repeated="5"/>
          <table:table-cell office:value-type="float" office:value="1000" calcext:value-type="float">
            <text:p>1000</text:p>
          </table:table-cell>
          <table:table-cell table:formula="of:=AVERAGE(['PY37-128MB'.$E$17:.$E$104])" office:value-type="float" office:value="322.833702613636" calcext:value-type="float">
            <text:p>322,8337026136</text:p>
          </table:table-cell>
          <table:table-cell table:formula="of:=STDEV(['PY37-128MB'.$E$17:.$E$104])" office:value-type="float" office:value="1.54000327977021" calcext:value-type="float">
            <text:p>1,5400032798</text:p>
          </table:table-cell>
          <table:table-cell table:formula="of:=MIN(['PY37-128MB'.$E$17:.$E$104])" office:value-type="float" office:value="318.231539" calcext:value-type="float">
            <text:p>318,231539</text:p>
          </table:table-cell>
          <table:table-cell table:formula="of:=MAX(['PY37-128MB'.$E$17:.$E$104])" office:value-type="float" office:value="327.261795" calcext:value-type="float">
            <text:p>327,261795</text:p>
          </table:table-cell>
        </table:table-row>
        <table:table-row table:style-name="ro1">
          <table:table-cell office:value-type="float" office:value="595.993" calcext:value-type="float">
            <text:p>595,993</text:p>
          </table:table-cell>
          <table:table-cell office:value-type="float" office:value="32.660803" calcext:value-type="float">
            <text:p>32,660803</text:p>
          </table:table-cell>
          <table:table-cell/>
          <table:table-cell office:value-type="float" office:value="5170.447" calcext:value-type="float">
            <text:p>5170,447</text:p>
          </table:table-cell>
          <table:table-cell office:value-type="float" office:value="325.152147" calcext:value-type="float">
            <text:p>325,152147</text:p>
          </table:table-cell>
          <table:table-cell table:number-columns-repeated="5"/>
          <table:table-cell office:value-type="float" office:value="10000" calcext:value-type="float">
            <text:p>10000</text:p>
          </table:table-cell>
          <table:table-cell table:formula="of:=AVERAGE(['PY37-128MB'.$H$5:.$H$79])" office:value-type="string" office:string-value="" calcext:value-type="error">
            <text:p>#DIV/0!</text:p>
          </table:table-cell>
          <table:table-cell table:formula="of:=STDEV(['PY37-128MB'.$H$5:.$H$79])" office:value-type="string" office:string-value="" calcext:value-type="error">
            <text:p>#DIV/0!</text:p>
          </table:table-cell>
          <table:table-cell table:formula="of:=MIN(['PY37-128MB'.$H$5:.$H$79])" office:value-type="float" office:value="0" calcext:value-type="float">
            <text:p>0</text:p>
          </table:table-cell>
          <table:table-cell table:formula="of:=MAX(['PY37-128MB'.$H$5:.$H$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.806" calcext:value-type="float">
            <text:p>730,806</text:p>
          </table:table-cell>
          <table:table-cell office:value-type="float" office:value="32.621105" calcext:value-type="float">
            <text:p>32,621105</text:p>
          </table:table-cell>
          <table:table-cell/>
          <table:table-cell office:value-type="float" office:value="5329.666" calcext:value-type="float">
            <text:p>5329,666</text:p>
          </table:table-cell>
          <table:table-cell office:value-type="float" office:value="322.932957" calcext:value-type="float">
            <text:p>322,932957</text:p>
          </table:table-cell>
          <table:table-cell table:number-columns-repeated="10"/>
        </table:table-row>
        <table:table-row table:style-name="ro1">
          <table:table-cell office:value-type="float" office:value="516.865" calcext:value-type="float">
            <text:p>516,865</text:p>
          </table:table-cell>
          <table:table-cell office:value-type="float" office:value="32.618594" calcext:value-type="float">
            <text:p>32,618594</text:p>
          </table:table-cell>
          <table:table-cell/>
          <table:table-cell office:value-type="float" office:value="5540.851" calcext:value-type="float">
            <text:p>5540,851</text:p>
          </table:table-cell>
          <table:table-cell office:value-type="float" office:value="320.011538" calcext:value-type="float">
            <text:p>320,011538</text:p>
          </table:table-cell>
          <table:table-cell table:number-columns-repeated="8"/>
          <table:table-cell table:formula="of:=[.L8]-[.N8]" office:value-type="float" office:value="4.60216361363649" calcext:value-type="float">
            <text:p>4,6021636136</text:p>
          </table:table-cell>
          <table:table-cell table:formula="of:=[.L8]-[.O8]" office:value-type="float" office:value="-4.42809238636352" calcext:value-type="float">
            <text:p>-4,4280923864</text:p>
          </table:table-cell>
        </table:table-row>
        <table:table-row table:style-name="ro1">
          <table:table-cell office:value-type="float" office:value="569.396" calcext:value-type="float">
            <text:p>569,396</text:p>
          </table:table-cell>
          <table:table-cell office:value-type="float" office:value="32.603184" calcext:value-type="float">
            <text:p>32,603184</text:p>
          </table:table-cell>
          <table:table-cell/>
          <table:table-cell office:value-type="float" office:value="5406.73" calcext:value-type="float">
            <text:p>5406,73</text:p>
          </table:table-cell>
          <table:table-cell office:value-type="float" office:value="321.34533" calcext:value-type="float">
            <text:p>321,34533</text:p>
          </table:table-cell>
          <table:table-cell table:number-columns-repeated="10"/>
        </table:table-row>
        <table:table-row table:style-name="ro1">
          <table:table-cell office:value-type="float" office:value="1485.421" calcext:value-type="float">
            <text:p>1485,421</text:p>
          </table:table-cell>
          <table:table-cell office:value-type="float" office:value="32.567982" calcext:value-type="float">
            <text:p>32,567982</text:p>
          </table:table-cell>
          <table:table-cell/>
          <table:table-cell office:value-type="float" office:value="5065.808" calcext:value-type="float">
            <text:p>5065,808</text:p>
          </table:table-cell>
          <table:table-cell office:value-type="float" office:value="320.378165" calcext:value-type="float">
            <text:p>320,378165</text:p>
          </table:table-cell>
          <table:table-cell table:number-columns-repeated="10"/>
        </table:table-row>
        <table:table-row table:style-name="ro1">
          <table:table-cell office:value-type="float" office:value="608.593" calcext:value-type="float">
            <text:p>608,593</text:p>
          </table:table-cell>
          <table:table-cell office:value-type="float" office:value="32.536667" calcext:value-type="float">
            <text:p>32,536667</text:p>
          </table:table-cell>
          <table:table-cell/>
          <table:table-cell office:value-type="float" office:value="6180.349" calcext:value-type="float">
            <text:p>6180,349</text:p>
          </table:table-cell>
          <table:table-cell office:value-type="float" office:value="323.958208" calcext:value-type="float">
            <text:p>323,958208</text:p>
          </table:table-cell>
          <table:table-cell table:number-columns-repeated="10"/>
        </table:table-row>
        <table:table-row table:style-name="ro1">
          <table:table-cell office:value-type="float" office:value="619.706" calcext:value-type="float">
            <text:p>619,706</text:p>
          </table:table-cell>
          <table:table-cell office:value-type="float" office:value="32.524674" calcext:value-type="float">
            <text:p>32,524674</text:p>
          </table:table-cell>
          <table:table-cell/>
          <table:table-cell office:value-type="float" office:value="5387.2" calcext:value-type="float">
            <text:p>5387,2</text:p>
          </table:table-cell>
          <table:table-cell office:value-type="float" office:value="324.560102" calcext:value-type="float">
            <text:p>324,560102</text:p>
          </table:table-cell>
          <table:table-cell table:number-columns-repeated="10"/>
        </table:table-row>
        <table:table-row table:style-name="ro1">
          <table:table-cell office:value-type="float" office:value="1176.649" calcext:value-type="float">
            <text:p>1176,649</text:p>
          </table:table-cell>
          <table:table-cell office:value-type="float" office:value="32.514652" calcext:value-type="float">
            <text:p>32,514652</text:p>
          </table:table-cell>
          <table:table-cell/>
          <table:table-cell office:value-type="float" office:value="5315.569" calcext:value-type="float">
            <text:p>5315,569</text:p>
          </table:table-cell>
          <table:table-cell office:value-type="float" office:value="324.613317" calcext:value-type="float">
            <text:p>324,613317</text:p>
          </table:table-cell>
          <table:table-cell table:number-columns-repeated="10"/>
        </table:table-row>
        <table:table-row table:style-name="ro1">
          <table:table-cell office:value-type="float" office:value="685.085" calcext:value-type="float">
            <text:p>685,085</text:p>
          </table:table-cell>
          <table:table-cell office:value-type="float" office:value="32.502363" calcext:value-type="float">
            <text:p>32,502363</text:p>
          </table:table-cell>
          <table:table-cell/>
          <table:table-cell office:value-type="float" office:value="4976.41" calcext:value-type="float">
            <text:p>4976,41</text:p>
          </table:table-cell>
          <table:table-cell office:value-type="float" office:value="321.149219" calcext:value-type="float">
            <text:p>321,149219</text:p>
          </table:table-cell>
          <table:table-cell office:value-type="string" calcext:value-type="string">
            <text:p>←</text:p>
          </table:table-cell>
          <table:table-cell table:number-columns-repeated="9"/>
        </table:table-row>
        <table:table-row table:style-name="ro1">
          <table:table-cell office:value-type="float" office:value="673.204" calcext:value-type="float">
            <text:p>673,204</text:p>
          </table:table-cell>
          <table:table-cell office:value-type="float" office:value="32.492283" calcext:value-type="float">
            <text:p>32,492283</text:p>
          </table:table-cell>
          <table:table-cell/>
          <table:table-cell office:value-type="float" office:value="4967.81" calcext:value-type="float">
            <text:p>4967,81</text:p>
          </table:table-cell>
          <table:table-cell office:value-type="float" office:value="322.564144" calcext:value-type="float">
            <text:p>322,564144</text:p>
          </table:table-cell>
          <table:table-cell table:number-columns-repeated="10"/>
        </table:table-row>
        <table:table-row table:style-name="ro1">
          <table:table-cell office:value-type="float" office:value="728.056" calcext:value-type="float">
            <text:p>728,056</text:p>
          </table:table-cell>
          <table:table-cell office:value-type="float" office:value="32.478741" calcext:value-type="float">
            <text:p>32,478741</text:p>
          </table:table-cell>
          <table:table-cell/>
          <table:table-cell office:value-type="float" office:value="5132.898" calcext:value-type="float">
            <text:p>5132,898</text:p>
          </table:table-cell>
          <table:table-cell office:value-type="float" office:value="322.334405" calcext:value-type="float">
            <text:p>322,334405</text:p>
          </table:table-cell>
          <table:table-cell table:number-columns-repeated="10"/>
        </table:table-row>
        <table:table-row table:style-name="ro1">
          <table:table-cell office:value-type="float" office:value="649.191" calcext:value-type="float">
            <text:p>649,191</text:p>
          </table:table-cell>
          <table:table-cell office:value-type="float" office:value="32.466294" calcext:value-type="float">
            <text:p>32,466294</text:p>
          </table:table-cell>
          <table:table-cell/>
          <table:table-cell office:value-type="float" office:value="5043.549" calcext:value-type="float">
            <text:p>5043,549</text:p>
          </table:table-cell>
          <table:table-cell office:value-type="float" office:value="321.755108" calcext:value-type="float">
            <text:p>321,755108</text:p>
          </table:table-cell>
          <table:table-cell table:number-columns-repeated="10"/>
        </table:table-row>
        <table:table-row table:style-name="ro1">
          <table:table-cell office:value-type="float" office:value="600.391" calcext:value-type="float">
            <text:p>600,391</text:p>
          </table:table-cell>
          <table:table-cell office:value-type="float" office:value="32.461304" calcext:value-type="float">
            <text:p>32,461304</text:p>
          </table:table-cell>
          <table:table-cell/>
          <table:table-cell office:value-type="float" office:value="5121.293" calcext:value-type="float">
            <text:p>5121,293</text:p>
          </table:table-cell>
          <table:table-cell office:value-type="float" office:value="321.173997" calcext:value-type="float">
            <text:p>321,173997</text:p>
          </table:table-cell>
          <table:table-cell table:number-columns-repeated="10"/>
        </table:table-row>
        <table:table-row table:style-name="ro1">
          <table:table-cell office:value-type="float" office:value="991.622" calcext:value-type="float">
            <text:p>991,622</text:p>
          </table:table-cell>
          <table:table-cell office:value-type="float" office:value="32.428509" calcext:value-type="float">
            <text:p>32,428509</text:p>
          </table:table-cell>
          <table:table-cell/>
          <table:table-cell office:value-type="float" office:value="5271.655" calcext:value-type="float">
            <text:p>5271,655</text:p>
          </table:table-cell>
          <table:table-cell office:value-type="float" office:value="323.86884" calcext:value-type="float">
            <text:p>323,86884</text:p>
          </table:table-cell>
          <table:table-cell table:number-columns-repeated="10"/>
        </table:table-row>
        <table:table-row table:style-name="ro1">
          <table:table-cell office:value-type="float" office:value="564.428" calcext:value-type="float">
            <text:p>564,428</text:p>
          </table:table-cell>
          <table:table-cell office:value-type="float" office:value="32.426872" calcext:value-type="float">
            <text:p>32,426872</text:p>
          </table:table-cell>
          <table:table-cell/>
          <table:table-cell office:value-type="float" office:value="5257.593" calcext:value-type="float">
            <text:p>5257,593</text:p>
          </table:table-cell>
          <table:table-cell office:value-type="float" office:value="322.04086" calcext:value-type="float">
            <text:p>322,04086</text:p>
          </table:table-cell>
          <table:table-cell table:number-columns-repeated="10"/>
        </table:table-row>
        <table:table-row table:style-name="ro1">
          <table:table-cell office:value-type="float" office:value="570.271" calcext:value-type="float">
            <text:p>570,271</text:p>
          </table:table-cell>
          <table:table-cell office:value-type="float" office:value="32.417346" calcext:value-type="float">
            <text:p>32,417346</text:p>
          </table:table-cell>
          <table:table-cell/>
          <table:table-cell office:value-type="float" office:value="5112.448" calcext:value-type="float">
            <text:p>5112,448</text:p>
          </table:table-cell>
          <table:table-cell office:value-type="float" office:value="323.414627" calcext:value-type="float">
            <text:p>323,414627</text:p>
          </table:table-cell>
          <table:table-cell table:number-columns-repeated="10"/>
        </table:table-row>
        <table:table-row table:style-name="ro1">
          <table:table-cell office:value-type="float" office:value="568.973" calcext:value-type="float">
            <text:p>568,973</text:p>
          </table:table-cell>
          <table:table-cell office:value-type="float" office:value="32.391797" calcext:value-type="float">
            <text:p>32,391797</text:p>
          </table:table-cell>
          <table:table-cell/>
          <table:table-cell office:value-type="float" office:value="5444.588" calcext:value-type="float">
            <text:p>5444,588</text:p>
          </table:table-cell>
          <table:table-cell office:value-type="float" office:value="323.820862" calcext:value-type="float">
            <text:p>323,820862</text:p>
          </table:table-cell>
          <table:table-cell table:number-columns-repeated="10"/>
        </table:table-row>
        <table:table-row table:style-name="ro1">
          <table:table-cell office:value-type="float" office:value="564.876" calcext:value-type="float">
            <text:p>564,876</text:p>
          </table:table-cell>
          <table:table-cell office:value-type="float" office:value="32.380387" calcext:value-type="float">
            <text:p>32,380387</text:p>
          </table:table-cell>
          <table:table-cell/>
          <table:table-cell office:value-type="float" office:value="9233.414" calcext:value-type="float">
            <text:p>9233,414</text:p>
          </table:table-cell>
          <table:table-cell office:value-type="float" office:value="327.261795" calcext:value-type="float">
            <text:p>327,261795</text:p>
          </table:table-cell>
          <table:table-cell table:number-columns-repeated="10"/>
        </table:table-row>
        <table:table-row table:style-name="ro1">
          <table:table-cell office:value-type="float" office:value="889.948" calcext:value-type="float">
            <text:p>889,948</text:p>
          </table:table-cell>
          <table:table-cell office:value-type="float" office:value="32.37161" calcext:value-type="float">
            <text:p>32,37161</text:p>
          </table:table-cell>
          <table:table-cell/>
          <table:table-cell office:value-type="float" office:value="5505.094" calcext:value-type="float">
            <text:p>5505,094</text:p>
          </table:table-cell>
          <table:table-cell office:value-type="float" office:value="322.241342" calcext:value-type="float">
            <text:p>322,241342</text:p>
          </table:table-cell>
          <table:table-cell table:number-columns-repeated="10"/>
        </table:table-row>
        <table:table-row table:style-name="ro1">
          <table:table-cell office:value-type="float" office:value="842.23" calcext:value-type="float">
            <text:p>842,23</text:p>
          </table:table-cell>
          <table:table-cell office:value-type="float" office:value="32.347699" calcext:value-type="float">
            <text:p>32,347699</text:p>
          </table:table-cell>
          <table:table-cell/>
          <table:table-cell office:value-type="float" office:value="5026.066" calcext:value-type="float">
            <text:p>5026,066</text:p>
          </table:table-cell>
          <table:table-cell office:value-type="float" office:value="320.058853" calcext:value-type="float">
            <text:p>320,058853</text:p>
          </table:table-cell>
          <table:table-cell table:number-columns-repeated="10"/>
        </table:table-row>
        <table:table-row table:style-name="ro1">
          <table:table-cell office:value-type="float" office:value="617.423" calcext:value-type="float">
            <text:p>617,423</text:p>
          </table:table-cell>
          <table:table-cell office:value-type="float" office:value="32.339658" calcext:value-type="float">
            <text:p>32,339658</text:p>
          </table:table-cell>
          <table:table-cell/>
          <table:table-cell office:value-type="float" office:value="4965.727" calcext:value-type="float">
            <text:p>4965,727</text:p>
          </table:table-cell>
          <table:table-cell office:value-type="float" office:value="322.270736" calcext:value-type="float">
            <text:p>322,270736</text:p>
          </table:table-cell>
          <table:table-cell table:number-columns-repeated="10"/>
        </table:table-row>
        <table:table-row table:style-name="ro1">
          <table:table-cell office:value-type="float" office:value="540.73" calcext:value-type="float">
            <text:p>540,73</text:p>
          </table:table-cell>
          <table:table-cell office:value-type="float" office:value="32.322084" calcext:value-type="float">
            <text:p>32,322084</text:p>
          </table:table-cell>
          <table:table-cell/>
          <table:table-cell office:value-type="float" office:value="4977.947" calcext:value-type="float">
            <text:p>4977,947</text:p>
          </table:table-cell>
          <table:table-cell office:value-type="float" office:value="324.400113" calcext:value-type="float">
            <text:p>324,400113</text:p>
          </table:table-cell>
          <table:table-cell table:number-columns-repeated="10"/>
        </table:table-row>
        <table:table-row table:style-name="ro1">
          <table:table-cell office:value-type="float" office:value="520.738" calcext:value-type="float">
            <text:p>520,738</text:p>
          </table:table-cell>
          <table:table-cell office:value-type="float" office:value="32.271781" calcext:value-type="float">
            <text:p>32,271781</text:p>
          </table:table-cell>
          <table:table-cell/>
          <table:table-cell office:value-type="float" office:value="5140.723" calcext:value-type="float">
            <text:p>5140,723</text:p>
          </table:table-cell>
          <table:table-cell office:value-type="float" office:value="323.041811" calcext:value-type="float">
            <text:p>323,041811</text:p>
          </table:table-cell>
          <table:table-cell table:number-columns-repeated="10"/>
        </table:table-row>
        <table:table-row table:style-name="ro1">
          <table:table-cell office:value-type="float" office:value="672.422" calcext:value-type="float">
            <text:p>672,422</text:p>
          </table:table-cell>
          <table:table-cell office:value-type="float" office:value="32.259459" calcext:value-type="float">
            <text:p>32,259459</text:p>
          </table:table-cell>
          <table:table-cell/>
          <table:table-cell office:value-type="float" office:value="4939.914" calcext:value-type="float">
            <text:p>4939,914</text:p>
          </table:table-cell>
          <table:table-cell office:value-type="float" office:value="320.806281" calcext:value-type="float">
            <text:p>320,806281</text:p>
          </table:table-cell>
          <table:table-cell table:number-columns-repeated="10"/>
        </table:table-row>
        <table:table-row table:style-name="ro1">
          <table:table-cell office:value-type="float" office:value="649.975" calcext:value-type="float">
            <text:p>649,975</text:p>
          </table:table-cell>
          <table:table-cell office:value-type="float" office:value="32.239141" calcext:value-type="float">
            <text:p>32,239141</text:p>
          </table:table-cell>
          <table:table-cell/>
          <table:table-cell office:value-type="float" office:value="4979.624" calcext:value-type="float">
            <text:p>4979,624</text:p>
          </table:table-cell>
          <table:table-cell office:value-type="float" office:value="323.733983" calcext:value-type="float">
            <text:p>323,733983</text:p>
          </table:table-cell>
          <table:table-cell table:number-columns-repeated="10"/>
        </table:table-row>
        <table:table-row table:style-name="ro1">
          <table:table-cell office:value-type="float" office:value="655.714" calcext:value-type="float">
            <text:p>655,714</text:p>
          </table:table-cell>
          <table:table-cell office:value-type="float" office:value="32.231174" calcext:value-type="float">
            <text:p>32,231174</text:p>
          </table:table-cell>
          <table:table-cell/>
          <table:table-cell office:value-type="float" office:value="5027.389" calcext:value-type="float">
            <text:p>5027,389</text:p>
          </table:table-cell>
          <table:table-cell office:value-type="float" office:value="323.185949" calcext:value-type="float">
            <text:p>323,185949</text:p>
          </table:table-cell>
          <table:table-cell table:number-columns-repeated="10"/>
        </table:table-row>
        <table:table-row table:style-name="ro1">
          <table:table-cell office:value-type="float" office:value="563.187" calcext:value-type="float">
            <text:p>563,187</text:p>
          </table:table-cell>
          <table:table-cell office:value-type="float" office:value="32.230095" calcext:value-type="float">
            <text:p>32,230095</text:p>
          </table:table-cell>
          <table:table-cell/>
          <table:table-cell office:value-type="float" office:value="5144.819" calcext:value-type="float">
            <text:p>5144,819</text:p>
          </table:table-cell>
          <table:table-cell office:value-type="float" office:value="321.177826" calcext:value-type="float">
            <text:p>321,177826</text:p>
          </table:table-cell>
          <table:table-cell table:number-columns-repeated="10"/>
        </table:table-row>
        <table:table-row table:style-name="ro1">
          <table:table-cell office:value-type="float" office:value="556.399" calcext:value-type="float">
            <text:p>556,399</text:p>
          </table:table-cell>
          <table:table-cell office:value-type="float" office:value="32.21969" calcext:value-type="float">
            <text:p>32,21969</text:p>
          </table:table-cell>
          <table:table-cell/>
          <table:table-cell office:value-type="float" office:value="5008.765" calcext:value-type="float">
            <text:p>5008,765</text:p>
          </table:table-cell>
          <table:table-cell office:value-type="float" office:value="322.989642" calcext:value-type="float">
            <text:p>322,989642</text:p>
          </table:table-cell>
          <table:table-cell table:number-columns-repeated="10"/>
        </table:table-row>
        <table:table-row table:style-name="ro1">
          <table:table-cell office:value-type="float" office:value="605.281" calcext:value-type="float">
            <text:p>605,281</text:p>
          </table:table-cell>
          <table:table-cell office:value-type="float" office:value="32.212834" calcext:value-type="float">
            <text:p>32,212834</text:p>
          </table:table-cell>
          <table:table-cell/>
          <table:table-cell office:value-type="float" office:value="6191.695" calcext:value-type="float">
            <text:p>6191,695</text:p>
          </table:table-cell>
          <table:table-cell office:value-type="float" office:value="324.958771" calcext:value-type="float">
            <text:p>324,958771</text:p>
          </table:table-cell>
          <table:table-cell table:number-columns-repeated="10"/>
        </table:table-row>
        <table:table-row table:style-name="ro1">
          <table:table-cell office:value-type="float" office:value="677.68" calcext:value-type="float">
            <text:p>677,68</text:p>
          </table:table-cell>
          <table:table-cell office:value-type="float" office:value="32.194781" calcext:value-type="float">
            <text:p>32,194781</text:p>
          </table:table-cell>
          <table:table-cell/>
          <table:table-cell office:value-type="float" office:value="5175.141" calcext:value-type="float">
            <text:p>5175,141</text:p>
          </table:table-cell>
          <table:table-cell office:value-type="float" office:value="321.456003" calcext:value-type="float">
            <text:p>321,456003</text:p>
          </table:table-cell>
          <table:table-cell table:number-columns-repeated="10"/>
        </table:table-row>
        <table:table-row table:style-name="ro1">
          <table:table-cell office:value-type="float" office:value="577.102" calcext:value-type="float">
            <text:p>577,102</text:p>
          </table:table-cell>
          <table:table-cell office:value-type="float" office:value="32.182586" calcext:value-type="float">
            <text:p>32,182586</text:p>
          </table:table-cell>
          <table:table-cell/>
          <table:table-cell office:value-type="float" office:value="5890.371" calcext:value-type="float">
            <text:p>5890,371</text:p>
          </table:table-cell>
          <table:table-cell office:value-type="float" office:value="321.818616" calcext:value-type="float">
            <text:p>321,818616</text:p>
          </table:table-cell>
          <table:table-cell table:number-columns-repeated="10"/>
        </table:table-row>
        <table:table-row table:style-name="ro1">
          <table:table-cell office:value-type="float" office:value="749.991" calcext:value-type="float">
            <text:p>749,991</text:p>
          </table:table-cell>
          <table:table-cell office:value-type="float" office:value="32.181181" calcext:value-type="float">
            <text:p>32,181181</text:p>
          </table:table-cell>
          <table:table-cell/>
          <table:table-cell office:value-type="float" office:value="4981.397" calcext:value-type="float">
            <text:p>4981,397</text:p>
          </table:table-cell>
          <table:table-cell office:value-type="float" office:value="323.189217" calcext:value-type="float">
            <text:p>323,189217</text:p>
          </table:table-cell>
          <table:table-cell table:number-columns-repeated="10"/>
        </table:table-row>
        <table:table-row table:style-name="ro1">
          <table:table-cell office:value-type="float" office:value="641.877" calcext:value-type="float">
            <text:p>641,877</text:p>
          </table:table-cell>
          <table:table-cell office:value-type="float" office:value="32.177012" calcext:value-type="float">
            <text:p>32,177012</text:p>
          </table:table-cell>
          <table:table-cell/>
          <table:table-cell office:value-type="float" office:value="5029.88" calcext:value-type="float">
            <text:p>5029,88</text:p>
          </table:table-cell>
          <table:table-cell office:value-type="float" office:value="321.138281" calcext:value-type="float">
            <text:p>321,138281</text:p>
          </table:table-cell>
          <table:table-cell table:number-columns-repeated="10"/>
        </table:table-row>
        <table:table-row table:style-name="ro1">
          <table:table-cell office:value-type="float" office:value="561.954" calcext:value-type="float">
            <text:p>561,954</text:p>
          </table:table-cell>
          <table:table-cell office:value-type="float" office:value="32.175244" calcext:value-type="float">
            <text:p>32,175244</text:p>
          </table:table-cell>
          <table:table-cell/>
          <table:table-cell office:value-type="float" office:value="4911.784" calcext:value-type="float">
            <text:p>4911,784</text:p>
          </table:table-cell>
          <table:table-cell office:value-type="float" office:value="318.231539" calcext:value-type="float">
            <text:p>318,231539</text:p>
          </table:table-cell>
          <table:table-cell table:number-columns-repeated="10"/>
        </table:table-row>
        <table:table-row table:style-name="ro1">
          <table:table-cell office:value-type="float" office:value="649.816" calcext:value-type="float">
            <text:p>649,816</text:p>
          </table:table-cell>
          <table:table-cell office:value-type="float" office:value="32.174887" calcext:value-type="float">
            <text:p>32,174887</text:p>
          </table:table-cell>
          <table:table-cell/>
          <table:table-cell office:value-type="float" office:value="4945.701" calcext:value-type="float">
            <text:p>4945,701</text:p>
          </table:table-cell>
          <table:table-cell office:value-type="float" office:value="320.744417" calcext:value-type="float">
            <text:p>320,744417</text:p>
          </table:table-cell>
          <table:table-cell table:number-columns-repeated="10"/>
        </table:table-row>
        <table:table-row table:style-name="ro1">
          <table:table-cell office:value-type="float" office:value="709.175" calcext:value-type="float">
            <text:p>709,175</text:p>
          </table:table-cell>
          <table:table-cell office:value-type="float" office:value="32.16722" calcext:value-type="float">
            <text:p>32,16722</text:p>
          </table:table-cell>
          <table:table-cell/>
          <table:table-cell office:value-type="float" office:value="5171.961" calcext:value-type="float">
            <text:p>5171,961</text:p>
          </table:table-cell>
          <table:table-cell office:value-type="float" office:value="320.296175" calcext:value-type="float">
            <text:p>320,296175</text:p>
          </table:table-cell>
          <table:table-cell table:number-columns-repeated="10"/>
        </table:table-row>
        <table:table-row table:style-name="ro1">
          <table:table-cell office:value-type="float" office:value="587.461" calcext:value-type="float">
            <text:p>587,461</text:p>
          </table:table-cell>
          <table:table-cell office:value-type="float" office:value="32.147522" calcext:value-type="float">
            <text:p>32,147522</text:p>
          </table:table-cell>
          <table:table-cell/>
          <table:table-cell office:value-type="float" office:value="4994.105" calcext:value-type="float">
            <text:p>4994,105</text:p>
          </table:table-cell>
          <table:table-cell office:value-type="float" office:value="321.161408" calcext:value-type="float">
            <text:p>321,161408</text:p>
          </table:table-cell>
          <table:table-cell table:number-columns-repeated="10"/>
        </table:table-row>
        <table:table-row table:style-name="ro1">
          <table:table-cell office:value-type="float" office:value="629.847" calcext:value-type="float">
            <text:p>629,847</text:p>
          </table:table-cell>
          <table:table-cell office:value-type="float" office:value="32.130276" calcext:value-type="float">
            <text:p>32,130276</text:p>
          </table:table-cell>
          <table:table-cell/>
          <table:table-cell office:value-type="float" office:value="4948.717" calcext:value-type="float">
            <text:p>4948,717</text:p>
          </table:table-cell>
          <table:table-cell office:value-type="float" office:value="320.627825" calcext:value-type="float">
            <text:p>320,627825</text:p>
          </table:table-cell>
          <table:table-cell table:number-columns-repeated="10"/>
        </table:table-row>
        <table:table-row table:style-name="ro1">
          <table:table-cell office:value-type="float" office:value="757.262" calcext:value-type="float">
            <text:p>757,262</text:p>
          </table:table-cell>
          <table:table-cell office:value-type="float" office:value="32.107602" calcext:value-type="float">
            <text:p>32,107602</text:p>
          </table:table-cell>
          <table:table-cell/>
          <table:table-cell office:value-type="float" office:value="4959.893" calcext:value-type="float">
            <text:p>4959,893</text:p>
          </table:table-cell>
          <table:table-cell office:value-type="float" office:value="321.96062" calcext:value-type="float">
            <text:p>321,96062</text:p>
          </table:table-cell>
          <table:table-cell table:number-columns-repeated="10"/>
        </table:table-row>
        <table:table-row table:style-name="ro1">
          <table:table-cell office:value-type="float" office:value="637.574" calcext:value-type="float">
            <text:p>637,574</text:p>
          </table:table-cell>
          <table:table-cell office:value-type="float" office:value="32.099119" calcext:value-type="float">
            <text:p>32,099119</text:p>
          </table:table-cell>
          <table:table-cell/>
          <table:table-cell office:value-type="float" office:value="4995.034" calcext:value-type="float">
            <text:p>4995,034</text:p>
          </table:table-cell>
          <table:table-cell office:value-type="float" office:value="322.632637" calcext:value-type="float">
            <text:p>322,632637</text:p>
          </table:table-cell>
          <table:table-cell table:number-columns-repeated="10"/>
        </table:table-row>
        <table:table-row table:style-name="ro1">
          <table:table-cell office:value-type="float" office:value="542.795" calcext:value-type="float">
            <text:p>542,795</text:p>
          </table:table-cell>
          <table:table-cell office:value-type="float" office:value="32.098775" calcext:value-type="float">
            <text:p>32,098775</text:p>
          </table:table-cell>
          <table:table-cell/>
          <table:table-cell office:value-type="float" office:value="5161.033" calcext:value-type="float">
            <text:p>5161,033</text:p>
          </table:table-cell>
          <table:table-cell office:value-type="float" office:value="323.131513" calcext:value-type="float">
            <text:p>323,131513</text:p>
          </table:table-cell>
          <table:table-cell table:number-columns-repeated="10"/>
        </table:table-row>
        <table:table-row table:style-name="ro1">
          <table:table-cell office:value-type="float" office:value="541.473" calcext:value-type="float">
            <text:p>541,473</text:p>
          </table:table-cell>
          <table:table-cell office:value-type="float" office:value="32.092881" calcext:value-type="float">
            <text:p>32,092881</text:p>
          </table:table-cell>
          <table:table-cell/>
          <table:table-cell office:value-type="float" office:value="4997.732" calcext:value-type="float">
            <text:p>4997,732</text:p>
          </table:table-cell>
          <table:table-cell office:value-type="float" office:value="323.353177" calcext:value-type="float">
            <text:p>323,353177</text:p>
          </table:table-cell>
          <table:table-cell table:number-columns-repeated="10"/>
        </table:table-row>
        <table:table-row table:style-name="ro1">
          <table:table-cell office:value-type="float" office:value="738.905" calcext:value-type="float">
            <text:p>738,905</text:p>
          </table:table-cell>
          <table:table-cell office:value-type="float" office:value="32.08452" calcext:value-type="float">
            <text:p>32,08452</text:p>
          </table:table-cell>
          <table:table-cell/>
          <table:table-cell office:value-type="float" office:value="5020.732" calcext:value-type="float">
            <text:p>5020,732</text:p>
          </table:table-cell>
          <table:table-cell office:value-type="float" office:value="324.90928" calcext:value-type="float">
            <text:p>324,90928</text:p>
          </table:table-cell>
          <table:table-cell table:number-columns-repeated="10"/>
        </table:table-row>
        <table:table-row table:style-name="ro1">
          <table:table-cell office:value-type="float" office:value="559.471" calcext:value-type="float">
            <text:p>559,471</text:p>
          </table:table-cell>
          <table:table-cell office:value-type="float" office:value="32.027618" calcext:value-type="float">
            <text:p>32,027618</text:p>
          </table:table-cell>
          <table:table-cell/>
          <table:table-cell office:value-type="float" office:value="4959.293" calcext:value-type="float">
            <text:p>4959,293</text:p>
          </table:table-cell>
          <table:table-cell office:value-type="float" office:value="321.42134" calcext:value-type="float">
            <text:p>321,42134</text:p>
          </table:table-cell>
          <table:table-cell table:number-columns-repeated="10"/>
        </table:table-row>
        <table:table-row table:style-name="ro1">
          <table:table-cell office:value-type="float" office:value="593.858" calcext:value-type="float">
            <text:p>593,858</text:p>
          </table:table-cell>
          <table:table-cell office:value-type="float" office:value="32.024944" calcext:value-type="float">
            <text:p>32,024944</text:p>
          </table:table-cell>
          <table:table-cell/>
          <table:table-cell office:value-type="float" office:value="5096.749" calcext:value-type="float">
            <text:p>5096,749</text:p>
          </table:table-cell>
          <table:table-cell office:value-type="float" office:value="319.408697" calcext:value-type="float">
            <text:p>319,408697</text:p>
          </table:table-cell>
          <table:table-cell table:number-columns-repeated="10"/>
        </table:table-row>
        <table:table-row table:style-name="ro1">
          <table:table-cell office:value-type="float" office:value="839.221" calcext:value-type="float">
            <text:p>839,221</text:p>
          </table:table-cell>
          <table:table-cell office:value-type="float" office:value="32.002527" calcext:value-type="float">
            <text:p>32,002527</text:p>
          </table:table-cell>
          <table:table-cell/>
          <table:table-cell office:value-type="float" office:value="4984.38" calcext:value-type="float">
            <text:p>4984,38</text:p>
          </table:table-cell>
          <table:table-cell office:value-type="float" office:value="321.393686" calcext:value-type="float">
            <text:p>321,393686</text:p>
          </table:table-cell>
          <table:table-cell table:number-columns-repeated="10"/>
        </table:table-row>
        <table:table-row table:style-name="ro1">
          <table:table-cell office:value-type="float" office:value="1357.715" calcext:value-type="float">
            <text:p>1357,715</text:p>
          </table:table-cell>
          <table:table-cell office:value-type="float" office:value="32.000673" calcext:value-type="float">
            <text:p>32,000673</text:p>
          </table:table-cell>
          <table:table-cell/>
          <table:table-cell office:value-type="float" office:value="4939.763" calcext:value-type="float">
            <text:p>4939,763</text:p>
          </table:table-cell>
          <table:table-cell office:value-type="float" office:value="322.377585" calcext:value-type="float">
            <text:p>322,377585</text:p>
          </table:table-cell>
          <table:table-cell table:number-columns-repeated="10"/>
        </table:table-row>
        <table:table-row table:style-name="ro1">
          <table:table-cell office:value-type="float" office:value="1336.224" calcext:value-type="float">
            <text:p>1336,224</text:p>
          </table:table-cell>
          <table:table-cell office:value-type="float" office:value="31.995794" calcext:value-type="float">
            <text:p>31,995794</text:p>
          </table:table-cell>
          <table:table-cell/>
          <table:table-cell office:value-type="float" office:value="4958.359" calcext:value-type="float">
            <text:p>4958,359</text:p>
          </table:table-cell>
          <table:table-cell office:value-type="float" office:value="322.828379" calcext:value-type="float">
            <text:p>322,828379</text:p>
          </table:table-cell>
          <table:table-cell table:number-columns-repeated="10"/>
        </table:table-row>
        <table:table-row table:style-name="ro1">
          <table:table-cell office:value-type="float" office:value="569.2" calcext:value-type="float">
            <text:p>569,2</text:p>
          </table:table-cell>
          <table:table-cell office:value-type="float" office:value="31.992596" calcext:value-type="float">
            <text:p>31,992596</text:p>
          </table:table-cell>
          <table:table-cell/>
          <table:table-cell office:value-type="float" office:value="4939.552" calcext:value-type="float">
            <text:p>4939,552</text:p>
          </table:table-cell>
          <table:table-cell office:value-type="float" office:value="321.922505" calcext:value-type="float">
            <text:p>321,922505</text:p>
          </table:table-cell>
          <table:table-cell table:number-columns-repeated="10"/>
        </table:table-row>
        <table:table-row table:style-name="ro1">
          <table:table-cell office:value-type="float" office:value="579.815" calcext:value-type="float">
            <text:p>579,815</text:p>
          </table:table-cell>
          <table:table-cell office:value-type="float" office:value="31.987569" calcext:value-type="float">
            <text:p>31,987569</text:p>
          </table:table-cell>
          <table:table-cell/>
          <table:table-cell office:value-type="float" office:value="5119.833" calcext:value-type="float">
            <text:p>5119,833</text:p>
          </table:table-cell>
          <table:table-cell office:value-type="float" office:value="321.72275" calcext:value-type="float">
            <text:p>321,72275</text:p>
          </table:table-cell>
          <table:table-cell table:number-columns-repeated="10"/>
        </table:table-row>
        <table:table-row table:style-name="ro1">
          <table:table-cell office:value-type="float" office:value="616.18" calcext:value-type="float">
            <text:p>616,18</text:p>
          </table:table-cell>
          <table:table-cell office:value-type="float" office:value="31.981322" calcext:value-type="float">
            <text:p>31,981322</text:p>
          </table:table-cell>
          <table:table-cell/>
          <table:table-cell office:value-type="float" office:value="4959.864" calcext:value-type="float">
            <text:p>4959,864</text:p>
          </table:table-cell>
          <table:table-cell office:value-type="float" office:value="323.043955" calcext:value-type="float">
            <text:p>323,043955</text:p>
          </table:table-cell>
          <table:table-cell table:number-columns-repeated="10"/>
        </table:table-row>
        <table:table-row table:style-name="ro1">
          <table:table-cell office:value-type="float" office:value="787.297" calcext:value-type="float">
            <text:p>787,297</text:p>
          </table:table-cell>
          <table:table-cell office:value-type="float" office:value="31.981044" calcext:value-type="float">
            <text:p>31,981044</text:p>
          </table:table-cell>
          <table:table-cell/>
          <table:table-cell office:value-type="float" office:value="4999.649" calcext:value-type="float">
            <text:p>4999,649</text:p>
          </table:table-cell>
          <table:table-cell office:value-type="float" office:value="324.435397" calcext:value-type="float">
            <text:p>324,435397</text:p>
          </table:table-cell>
          <table:table-cell table:number-columns-repeated="10"/>
        </table:table-row>
        <table:table-row table:style-name="ro1">
          <table:table-cell office:value-type="float" office:value="1304.017" calcext:value-type="float">
            <text:p>1304,017</text:p>
          </table:table-cell>
          <table:table-cell office:value-type="float" office:value="31.977839" calcext:value-type="float">
            <text:p>31,977839</text:p>
          </table:table-cell>
          <table:table-cell/>
          <table:table-cell office:value-type="float" office:value="5899.697" calcext:value-type="float">
            <text:p>5899,697</text:p>
          </table:table-cell>
          <table:table-cell office:value-type="float" office:value="323.782288" calcext:value-type="float">
            <text:p>323,782288</text:p>
          </table:table-cell>
          <table:table-cell table:number-columns-repeated="10"/>
        </table:table-row>
        <table:table-row table:style-name="ro1">
          <table:table-cell office:value-type="float" office:value="730.443" calcext:value-type="float">
            <text:p>730,443</text:p>
          </table:table-cell>
          <table:table-cell office:value-type="float" office:value="31.976149" calcext:value-type="float">
            <text:p>31,976149</text:p>
          </table:table-cell>
          <table:table-cell/>
          <table:table-cell office:value-type="float" office:value="4980.353" calcext:value-type="float">
            <text:p>4980,353</text:p>
          </table:table-cell>
          <table:table-cell office:value-type="float" office:value="323.09473" calcext:value-type="float">
            <text:p>323,09473</text:p>
          </table:table-cell>
          <table:table-cell table:number-columns-repeated="10"/>
        </table:table-row>
        <table:table-row table:style-name="ro1">
          <table:table-cell office:value-type="float" office:value="609.519" calcext:value-type="float">
            <text:p>609,519</text:p>
          </table:table-cell>
          <table:table-cell office:value-type="float" office:value="31.964455" calcext:value-type="float">
            <text:p>31,964455</text:p>
          </table:table-cell>
          <table:table-cell/>
          <table:table-cell office:value-type="float" office:value="4985.47" calcext:value-type="float">
            <text:p>4985,47</text:p>
          </table:table-cell>
          <table:table-cell office:value-type="float" office:value="322.877365" calcext:value-type="float">
            <text:p>322,877365</text:p>
          </table:table-cell>
          <table:table-cell table:number-columns-repeated="10"/>
        </table:table-row>
        <table:table-row table:style-name="ro1">
          <table:table-cell office:value-type="float" office:value="521.324" calcext:value-type="float">
            <text:p>521,324</text:p>
          </table:table-cell>
          <table:table-cell office:value-type="float" office:value="31.959327" calcext:value-type="float">
            <text:p>31,959327</text:p>
          </table:table-cell>
          <table:table-cell/>
          <table:table-cell office:value-type="float" office:value="5002.842" calcext:value-type="float">
            <text:p>5002,842</text:p>
          </table:table-cell>
          <table:table-cell office:value-type="float" office:value="321.91506" calcext:value-type="float">
            <text:p>321,91506</text:p>
          </table:table-cell>
          <table:table-cell table:number-columns-repeated="10"/>
        </table:table-row>
        <table:table-row table:style-name="ro1">
          <table:table-cell office:value-type="float" office:value="606.175" calcext:value-type="float">
            <text:p>606,175</text:p>
          </table:table-cell>
          <table:table-cell office:value-type="float" office:value="31.951726" calcext:value-type="float">
            <text:p>31,951726</text:p>
          </table:table-cell>
          <table:table-cell/>
          <table:table-cell office:value-type="float" office:value="5175.08" calcext:value-type="float">
            <text:p>5175,08</text:p>
          </table:table-cell>
          <table:table-cell office:value-type="float" office:value="321.967633" calcext:value-type="float">
            <text:p>321,967633</text:p>
          </table:table-cell>
          <table:table-cell table:number-columns-repeated="10"/>
        </table:table-row>
        <table:table-row table:style-name="ro1">
          <table:table-cell office:value-type="float" office:value="943.046" calcext:value-type="float">
            <text:p>943,046</text:p>
          </table:table-cell>
          <table:table-cell office:value-type="float" office:value="31.9259" calcext:value-type="float">
            <text:p>31,9259</text:p>
          </table:table-cell>
          <table:table-cell/>
          <table:table-cell office:value-type="float" office:value="5295.294" calcext:value-type="float">
            <text:p>5295,294</text:p>
          </table:table-cell>
          <table:table-cell office:value-type="float" office:value="324.260583" calcext:value-type="float">
            <text:p>324,260583</text:p>
          </table:table-cell>
          <table:table-cell table:number-columns-repeated="10"/>
        </table:table-row>
        <table:table-row table:style-name="ro1">
          <table:table-cell office:value-type="float" office:value="639.962" calcext:value-type="float">
            <text:p>639,962</text:p>
          </table:table-cell>
          <table:table-cell office:value-type="float" office:value="31.909152" calcext:value-type="float">
            <text:p>31,909152</text:p>
          </table:table-cell>
          <table:table-cell/>
          <table:table-cell office:value-type="float" office:value="5008.915" calcext:value-type="float">
            <text:p>5008,915</text:p>
          </table:table-cell>
          <table:table-cell office:value-type="float" office:value="324.239758" calcext:value-type="float">
            <text:p>324,239758</text:p>
          </table:table-cell>
          <table:table-cell table:number-columns-repeated="10"/>
        </table:table-row>
        <table:table-row table:style-name="ro1">
          <table:table-cell office:value-type="float" office:value="7079.464" calcext:value-type="float">
            <text:p>7079,464</text:p>
          </table:table-cell>
          <table:table-cell office:value-type="float" office:value="31.895277" calcext:value-type="float">
            <text:p>31,895277</text:p>
          </table:table-cell>
          <table:table-cell/>
          <table:table-cell office:value-type="float" office:value="5187.072" calcext:value-type="float">
            <text:p>5187,072</text:p>
          </table:table-cell>
          <table:table-cell office:value-type="float" office:value="324.753785" calcext:value-type="float">
            <text:p>324,753785</text:p>
          </table:table-cell>
          <table:table-cell table:number-columns-repeated="10"/>
        </table:table-row>
        <table:table-row table:style-name="ro1">
          <table:table-cell office:value-type="float" office:value="541.606" calcext:value-type="float">
            <text:p>541,606</text:p>
          </table:table-cell>
          <table:table-cell office:value-type="float" office:value="31.878501" calcext:value-type="float">
            <text:p>31,878501</text:p>
          </table:table-cell>
          <table:table-cell/>
          <table:table-cell office:value-type="float" office:value="5366.142" calcext:value-type="float">
            <text:p>5366,142</text:p>
          </table:table-cell>
          <table:table-cell office:value-type="float" office:value="323.278585" calcext:value-type="float">
            <text:p>323,278585</text:p>
          </table:table-cell>
          <table:table-cell table:number-columns-repeated="10"/>
        </table:table-row>
        <table:table-row table:style-name="ro1">
          <table:table-cell office:value-type="float" office:value="573.868" calcext:value-type="float">
            <text:p>573,868</text:p>
          </table:table-cell>
          <table:table-cell office:value-type="float" office:value="31.869468" calcext:value-type="float">
            <text:p>31,869468</text:p>
          </table:table-cell>
          <table:table-cell/>
          <table:table-cell office:value-type="float" office:value="5123.116" calcext:value-type="float">
            <text:p>5123,116</text:p>
          </table:table-cell>
          <table:table-cell office:value-type="float" office:value="323.536682" calcext:value-type="float">
            <text:p>323,536682</text:p>
          </table:table-cell>
          <table:table-cell table:number-columns-repeated="10"/>
        </table:table-row>
        <table:table-row table:style-name="ro1">
          <table:table-cell office:value-type="float" office:value="699.741" calcext:value-type="float">
            <text:p>699,741</text:p>
          </table:table-cell>
          <table:table-cell office:value-type="float" office:value="31.857463" calcext:value-type="float">
            <text:p>31,857463</text:p>
          </table:table-cell>
          <table:table-cell/>
          <table:table-cell office:value-type="float" office:value="5237.059" calcext:value-type="float">
            <text:p>5237,059</text:p>
          </table:table-cell>
          <table:table-cell office:value-type="float" office:value="321.595859" calcext:value-type="float">
            <text:p>321,595859</text:p>
          </table:table-cell>
          <table:table-cell table:number-columns-repeated="10"/>
        </table:table-row>
        <table:table-row table:style-name="ro1">
          <table:table-cell office:value-type="float" office:value="571.465" calcext:value-type="float">
            <text:p>571,465</text:p>
          </table:table-cell>
          <table:table-cell office:value-type="float" office:value="31.853529" calcext:value-type="float">
            <text:p>31,853529</text:p>
          </table:table-cell>
          <table:table-cell/>
          <table:table-cell office:value-type="float" office:value="5120.112" calcext:value-type="float">
            <text:p>5120,112</text:p>
          </table:table-cell>
          <table:table-cell office:value-type="float" office:value="323.132577" calcext:value-type="float">
            <text:p>323,132577</text:p>
          </table:table-cell>
          <table:table-cell table:number-columns-repeated="10"/>
        </table:table-row>
        <table:table-row table:style-name="ro1">
          <table:table-cell office:value-type="float" office:value="790.531" calcext:value-type="float">
            <text:p>790,531</text:p>
          </table:table-cell>
          <table:table-cell office:value-type="float" office:value="31.852838" calcext:value-type="float">
            <text:p>31,852838</text:p>
          </table:table-cell>
          <table:table-cell/>
          <table:table-cell office:value-type="float" office:value="5188.03" calcext:value-type="float">
            <text:p>5188,03</text:p>
          </table:table-cell>
          <table:table-cell office:value-type="float" office:value="326.353959" calcext:value-type="float">
            <text:p>326,353959</text:p>
          </table:table-cell>
          <table:table-cell table:number-columns-repeated="10"/>
        </table:table-row>
        <table:table-row table:style-name="ro1">
          <table:table-cell office:value-type="float" office:value="538.18" calcext:value-type="float">
            <text:p>538,18</text:p>
          </table:table-cell>
          <table:table-cell office:value-type="float" office:value="31.837192" calcext:value-type="float">
            <text:p>31,837192</text:p>
          </table:table-cell>
          <table:table-cell/>
          <table:table-cell office:value-type="float" office:value="5077.777" calcext:value-type="float">
            <text:p>5077,777</text:p>
          </table:table-cell>
          <table:table-cell office:value-type="float" office:value="322.618486" calcext:value-type="float">
            <text:p>322,618486</text:p>
          </table:table-cell>
          <table:table-cell table:number-columns-repeated="10"/>
        </table:table-row>
        <table:table-row table:style-name="ro1">
          <table:table-cell office:value-type="float" office:value="1582.917" calcext:value-type="float">
            <text:p>1582,917</text:p>
          </table:table-cell>
          <table:table-cell office:value-type="float" office:value="31.833239" calcext:value-type="float">
            <text:p>31,833239</text:p>
          </table:table-cell>
          <table:table-cell/>
          <table:table-cell office:value-type="float" office:value="4998.037" calcext:value-type="float">
            <text:p>4998,037</text:p>
          </table:table-cell>
          <table:table-cell office:value-type="float" office:value="320.90454" calcext:value-type="float">
            <text:p>320,90454</text:p>
          </table:table-cell>
          <table:table-cell table:number-columns-repeated="10"/>
        </table:table-row>
        <table:table-row table:style-name="ro1">
          <table:table-cell office:value-type="float" office:value="561.731" calcext:value-type="float">
            <text:p>561,731</text:p>
          </table:table-cell>
          <table:table-cell office:value-type="float" office:value="31.829443" calcext:value-type="float">
            <text:p>31,829443</text:p>
          </table:table-cell>
          <table:table-cell/>
          <table:table-cell office:value-type="float" office:value="5040.519" calcext:value-type="float">
            <text:p>5040,519</text:p>
          </table:table-cell>
          <table:table-cell office:value-type="float" office:value="323.67419" calcext:value-type="float">
            <text:p>323,67419</text:p>
          </table:table-cell>
          <table:table-cell table:number-columns-repeated="10"/>
        </table:table-row>
        <table:table-row table:style-name="ro1">
          <table:table-cell office:value-type="float" office:value="568.74" calcext:value-type="float">
            <text:p>568,74</text:p>
          </table:table-cell>
          <table:table-cell office:value-type="float" office:value="31.810126" calcext:value-type="float">
            <text:p>31,810126</text:p>
          </table:table-cell>
          <table:table-cell/>
          <table:table-cell office:value-type="float" office:value="4972.884" calcext:value-type="float">
            <text:p>4972,884</text:p>
          </table:table-cell>
          <table:table-cell office:value-type="float" office:value="323.756205" calcext:value-type="float">
            <text:p>323,756205</text:p>
          </table:table-cell>
          <table:table-cell table:number-columns-repeated="10"/>
        </table:table-row>
        <table:table-row table:style-name="ro1">
          <table:table-cell office:value-type="float" office:value="636.439" calcext:value-type="float">
            <text:p>636,439</text:p>
          </table:table-cell>
          <table:table-cell office:value-type="float" office:value="31.802045" calcext:value-type="float">
            <text:p>31,802045</text:p>
          </table:table-cell>
          <table:table-cell/>
          <table:table-cell office:value-type="float" office:value="5175.684" calcext:value-type="float">
            <text:p>5175,684</text:p>
          </table:table-cell>
          <table:table-cell office:value-type="float" office:value="324.940442" calcext:value-type="float">
            <text:p>324,940442</text:p>
          </table:table-cell>
          <table:table-cell table:number-columns-repeated="10"/>
        </table:table-row>
        <table:table-row table:style-name="ro1">
          <table:table-cell office:value-type="float" office:value="540.653" calcext:value-type="float">
            <text:p>540,653</text:p>
          </table:table-cell>
          <table:table-cell office:value-type="float" office:value="31.799449" calcext:value-type="float">
            <text:p>31,799449</text:p>
          </table:table-cell>
          <table:table-cell/>
          <table:table-cell office:value-type="float" office:value="5021.271" calcext:value-type="float">
            <text:p>5021,271</text:p>
          </table:table-cell>
          <table:table-cell office:value-type="float" office:value="324.835688" calcext:value-type="float">
            <text:p>324,835688</text:p>
          </table:table-cell>
          <table:table-cell table:number-columns-repeated="3"/>
          <table:table-cell office:value-type="string" calcext:value-type="string">
            <text:p>←</text:p>
          </table:table-cell>
          <table:table-cell table:number-columns-repeated="6"/>
        </table:table-row>
        <table:table-row table:style-name="ro1">
          <table:table-cell office:value-type="float" office:value="602.336" calcext:value-type="float">
            <text:p>602,336</text:p>
          </table:table-cell>
          <table:table-cell office:value-type="float" office:value="31.791076" calcext:value-type="float">
            <text:p>31,791076</text:p>
          </table:table-cell>
          <table:table-cell/>
          <table:table-cell office:value-type="float" office:value="4999.597" calcext:value-type="float">
            <text:p>4999,597</text:p>
          </table:table-cell>
          <table:table-cell office:value-type="float" office:value="324.179963" calcext:value-type="float">
            <text:p>324,179963</text:p>
          </table:table-cell>
          <table:table-cell table:number-columns-repeated="10"/>
        </table:table-row>
        <table:table-row table:style-name="ro1">
          <table:table-cell office:value-type="float" office:value="594.587" calcext:value-type="float">
            <text:p>594,587</text:p>
          </table:table-cell>
          <table:table-cell office:value-type="float" office:value="31.773987" calcext:value-type="float">
            <text:p>31,773987</text:p>
          </table:table-cell>
          <table:table-cell/>
          <table:table-cell office:value-type="float" office:value="4966.071" calcext:value-type="float">
            <text:p>4966,071</text:p>
          </table:table-cell>
          <table:table-cell office:value-type="float" office:value="322.836822" calcext:value-type="float">
            <text:p>322,836822</text:p>
          </table:table-cell>
          <table:table-cell table:number-columns-repeated="10"/>
        </table:table-row>
        <table:table-row table:style-name="ro1">
          <table:table-cell office:value-type="float" office:value="574.477" calcext:value-type="float">
            <text:p>574,477</text:p>
          </table:table-cell>
          <table:table-cell office:value-type="float" office:value="31.770586" calcext:value-type="float">
            <text:p>31,770586</text:p>
          </table:table-cell>
          <table:table-cell/>
          <table:table-cell office:value-type="float" office:value="5154.248" calcext:value-type="float">
            <text:p>5154,248</text:p>
          </table:table-cell>
          <table:table-cell office:value-type="float" office:value="324.378545" calcext:value-type="float">
            <text:p>324,378545</text:p>
          </table:table-cell>
          <table:table-cell table:number-columns-repeated="10"/>
        </table:table-row>
        <table:table-row table:style-name="ro1">
          <table:table-cell office:value-type="float" office:value="1356.26" calcext:value-type="float">
            <text:p>1356,26</text:p>
          </table:table-cell>
          <table:table-cell office:value-type="float" office:value="31.767962" calcext:value-type="float">
            <text:p>31,767962</text:p>
          </table:table-cell>
          <table:table-cell/>
          <table:table-cell office:value-type="float" office:value="4999.167" calcext:value-type="float">
            <text:p>4999,167</text:p>
          </table:table-cell>
          <table:table-cell office:value-type="float" office:value="324.328794" calcext:value-type="float">
            <text:p>324,328794</text:p>
          </table:table-cell>
          <table:table-cell table:number-columns-repeated="10"/>
        </table:table-row>
        <table:table-row table:style-name="ro1">
          <table:table-cell office:value-type="float" office:value="591.018" calcext:value-type="float">
            <text:p>591,018</text:p>
          </table:table-cell>
          <table:table-cell office:value-type="float" office:value="31.755037" calcext:value-type="float">
            <text:p>31,755037</text:p>
          </table:table-cell>
          <table:table-cell/>
          <table:table-cell office:value-type="float" office:value="4980.394" calcext:value-type="float">
            <text:p>4980,394</text:p>
          </table:table-cell>
          <table:table-cell office:value-type="float" office:value="323.861265" calcext:value-type="float">
            <text:p>323,861265</text:p>
          </table:table-cell>
          <table:table-cell table:number-columns-repeated="10"/>
        </table:table-row>
        <table:table-row table:style-name="ro1">
          <table:table-cell office:value-type="float" office:value="553.505" calcext:value-type="float">
            <text:p>553,505</text:p>
          </table:table-cell>
          <table:table-cell office:value-type="float" office:value="31.753142" calcext:value-type="float">
            <text:p>31,753142</text:p>
          </table:table-cell>
          <table:table-cell/>
          <table:table-cell office:value-type="float" office:value="5179.987" calcext:value-type="float">
            <text:p>5179,987</text:p>
          </table:table-cell>
          <table:table-cell office:value-type="float" office:value="324.983989" calcext:value-type="float">
            <text:p>324,983989</text:p>
          </table:table-cell>
          <table:table-cell table:number-columns-repeated="10"/>
        </table:table-row>
        <table:table-row table:style-name="ro1">
          <table:table-cell office:value-type="float" office:value="673.332" calcext:value-type="float">
            <text:p>673,332</text:p>
          </table:table-cell>
          <table:table-cell office:value-type="float" office:value="31.732539" calcext:value-type="float">
            <text:p>31,732539</text:p>
          </table:table-cell>
          <table:table-cell/>
          <table:table-cell office:value-type="float" office:value="5002.377" calcext:value-type="float">
            <text:p>5002,377</text:p>
          </table:table-cell>
          <table:table-cell office:value-type="float" office:value="324.423244" calcext:value-type="float">
            <text:p>324,423244</text:p>
          </table:table-cell>
          <table:table-cell table:number-columns-repeated="10"/>
        </table:table-row>
        <table:table-row table:style-name="ro1">
          <table:table-cell office:value-type="float" office:value="557.115" calcext:value-type="float">
            <text:p>557,115</text:p>
          </table:table-cell>
          <table:table-cell office:value-type="float" office:value="31.727945" calcext:value-type="float">
            <text:p>31,727945</text:p>
          </table:table-cell>
          <table:table-cell/>
          <table:table-cell office:value-type="float" office:value="5104.52" calcext:value-type="float">
            <text:p>5104,52</text:p>
          </table:table-cell>
          <table:table-cell office:value-type="float" office:value="322.961057" calcext:value-type="float">
            <text:p>322,961057</text:p>
          </table:table-cell>
          <table:table-cell table:number-columns-repeated="10"/>
        </table:table-row>
        <table:table-row table:style-name="ro1">
          <table:table-cell office:value-type="float" office:value="583.248" calcext:value-type="float">
            <text:p>583,248</text:p>
          </table:table-cell>
          <table:table-cell office:value-type="float" office:value="31.725448" calcext:value-type="float">
            <text:p>31,725448</text:p>
          </table:table-cell>
          <table:table-cell/>
          <table:table-cell office:value-type="float" office:value="5146.64" calcext:value-type="float">
            <text:p>5146,64</text:p>
          </table:table-cell>
          <table:table-cell office:value-type="float" office:value="323.270205" calcext:value-type="float">
            <text:p>323,270205</text:p>
          </table:table-cell>
          <table:table-cell table:number-columns-repeated="10"/>
        </table:table-row>
        <table:table-row table:style-name="ro1">
          <table:table-cell office:value-type="float" office:value="589.036" calcext:value-type="float">
            <text:p>589,036</text:p>
          </table:table-cell>
          <table:table-cell office:value-type="float" office:value="31.714723" calcext:value-type="float">
            <text:p>31,714723</text:p>
          </table:table-cell>
          <table:table-cell/>
          <table:table-cell office:value-type="float" office:value="4966.012" calcext:value-type="float">
            <text:p>4966,012</text:p>
          </table:table-cell>
          <table:table-cell office:value-type="float" office:value="321.538382" calcext:value-type="float">
            <text:p>321,538382</text:p>
          </table:table-cell>
          <table:table-cell table:number-columns-repeated="10"/>
        </table:table-row>
        <table:table-row table:style-name="ro1">
          <table:table-cell office:value-type="float" office:value="525.76" calcext:value-type="float">
            <text:p>525,76</text:p>
          </table:table-cell>
          <table:table-cell office:value-type="float" office:value="31.708201" calcext:value-type="float">
            <text:p>31,708201</text:p>
          </table:table-cell>
          <table:table-cell/>
          <table:table-cell office:value-type="float" office:value="8039.022" calcext:value-type="float">
            <text:p>8039,022</text:p>
          </table:table-cell>
          <table:table-cell office:value-type="float" office:value="322.84662" calcext:value-type="float">
            <text:p>322,84662</text:p>
          </table:table-cell>
          <table:table-cell table:number-columns-repeated="10"/>
        </table:table-row>
        <table:table-row table:style-name="ro1">
          <table:table-cell office:value-type="float" office:value="561.791" calcext:value-type="float">
            <text:p>561,791</text:p>
          </table:table-cell>
          <table:table-cell office:value-type="float" office:value="31.693268" calcext:value-type="float">
            <text:p>31,693268</text:p>
          </table:table-cell>
          <table:table-cell/>
          <table:table-cell office:value-type="float" office:value="4979.883" calcext:value-type="float">
            <text:p>4979,883</text:p>
          </table:table-cell>
          <table:table-cell office:value-type="float" office:value="324.075954" calcext:value-type="float">
            <text:p>324,075954</text:p>
          </table:table-cell>
          <table:table-cell table:number-columns-repeated="10"/>
        </table:table-row>
        <table:table-row table:style-name="ro1">
          <table:table-cell office:value-type="float" office:value="716.033" calcext:value-type="float">
            <text:p>716,033</text:p>
          </table:table-cell>
          <table:table-cell office:value-type="float" office:value="31.69012" calcext:value-type="float">
            <text:p>31,69012</text:p>
          </table:table-cell>
          <table:table-cell/>
          <table:table-cell office:value-type="float" office:value="4980.647" calcext:value-type="float">
            <text:p>4980,647</text:p>
          </table:table-cell>
          <table:table-cell office:value-type="float" office:value="324.40894" calcext:value-type="float">
            <text:p>324,40894</text:p>
          </table:table-cell>
          <table:table-cell table:number-columns-repeated="10"/>
        </table:table-row>
        <table:table-row table:style-name="ro1">
          <table:table-cell office:value-type="float" office:value="534.242" calcext:value-type="float">
            <text:p>534,242</text:p>
          </table:table-cell>
          <table:table-cell office:value-type="float" office:value="31.687093" calcext:value-type="float">
            <text:p>31,687093</text:p>
          </table:table-cell>
          <table:table-cell/>
          <table:table-cell office:value-type="float" office:value="4978.664" calcext:value-type="float">
            <text:p>4978,664</text:p>
          </table:table-cell>
          <table:table-cell office:value-type="float" office:value="323.39326" calcext:value-type="float">
            <text:p>323,39326</text:p>
          </table:table-cell>
          <table:table-cell table:number-columns-repeated="10"/>
        </table:table-row>
        <table:table-row table:style-name="ro1">
          <table:table-cell office:value-type="float" office:value="772.023" calcext:value-type="float">
            <text:p>772,023</text:p>
          </table:table-cell>
          <table:table-cell office:value-type="float" office:value="31.588102" calcext:value-type="float">
            <text:p>31,588102</text:p>
          </table:table-cell>
          <table:table-cell/>
          <table:table-cell office:value-type="float" office:value="5042.215" calcext:value-type="float">
            <text:p>5042,215</text:p>
          </table:table-cell>
          <table:table-cell office:value-type="float" office:value="322.491157" calcext:value-type="float">
            <text:p>322,491157</text:p>
          </table:table-cell>
          <table:table-cell table:number-columns-repeated="10"/>
        </table:table-row>
        <table:table-row table:style-name="ro1">
          <table:table-cell office:value-type="float" office:value="1412.246" calcext:value-type="float">
            <text:p>1412,246</text:p>
          </table:table-cell>
          <table:table-cell office:value-type="float" office:value="31.584803" calcext:value-type="float">
            <text:p>31,584803</text:p>
          </table:table-cell>
          <table:table-cell/>
          <table:table-cell office:value-type="float" office:value="5418.907" calcext:value-type="float">
            <text:p>5418,907</text:p>
          </table:table-cell>
          <table:table-cell office:value-type="float" office:value="324.270736" calcext:value-type="float">
            <text:p>324,270736</text:p>
          </table:table-cell>
          <table:table-cell table:number-columns-repeated="10"/>
        </table:table-row>
        <table:table-row table:style-name="ro1">
          <table:table-cell office:value-type="float" office:value="743.246" calcext:value-type="float">
            <text:p>743,246</text:p>
          </table:table-cell>
          <table:table-cell office:value-type="float" office:value="31.531477" calcext:value-type="float">
            <text:p>31,531477</text:p>
          </table:table-cell>
          <table:table-cell/>
          <table:table-cell office:value-type="float" office:value="4940.842" calcext:value-type="float">
            <text:p>4940,842</text:p>
          </table:table-cell>
          <table:table-cell office:value-type="float" office:value="321.914864" calcext:value-type="float">
            <text:p>321,914864</text:p>
          </table:table-cell>
          <table:table-cell table:number-columns-repeated="10"/>
        </table:table-row>
        <table:table-row table:style-name="ro1">
          <table:table-cell office:value-type="float" office:value="518.585" calcext:value-type="float">
            <text:p>518,585</text:p>
          </table:table-cell>
          <table:table-cell office:value-type="float" office:value="31.512126" calcext:value-type="float">
            <text:p>31,512126</text:p>
          </table:table-cell>
          <table:table-cell/>
          <table:table-cell office:value-type="float" office:value="5018.416" calcext:value-type="float">
            <text:p>5018,416</text:p>
          </table:table-cell>
          <table:table-cell office:value-type="float" office:value="323.749389" calcext:value-type="float">
            <text:p>323,749389</text:p>
          </table:table-cell>
          <table:table-cell table:number-columns-repeated="10"/>
        </table:table-row>
        <table:table-row table:style-name="ro1">
          <table:table-cell office:value-type="float" office:value="654.3" calcext:value-type="float">
            <text:p>654,3</text:p>
          </table:table-cell>
          <table:table-cell office:value-type="float" office:value="31.486333" calcext:value-type="float">
            <text:p>31,486333</text:p>
          </table:table-cell>
          <table:table-cell/>
          <table:table-cell office:value-type="float" office:value="5019.343" calcext:value-type="float">
            <text:p>5019,343</text:p>
          </table:table-cell>
          <table:table-cell office:value-type="float" office:value="325.283445" calcext:value-type="float">
            <text:p>325,283445</text:p>
          </table:table-cell>
          <table:table-cell table:number-columns-repeated="10"/>
        </table:table-row>
        <table:table-row table:style-name="ro1">
          <table:table-cell office:value-type="float" office:value="567.52" calcext:value-type="float">
            <text:p>567,52</text:p>
          </table:table-cell>
          <table:table-cell office:value-type="float" office:value="31.424945" calcext:value-type="float">
            <text:p>31,424945</text:p>
          </table:table-cell>
          <table:table-cell/>
          <table:table-cell office:value-type="float" office:value="4960.529" calcext:value-type="float">
            <text:p>4960,529</text:p>
          </table:table-cell>
          <table:table-cell office:value-type="float" office:value="323.589767" calcext:value-type="float">
            <text:p>323,589767</text:p>
          </table:table-cell>
          <table:table-cell table:number-columns-repeated="10"/>
        </table:table-row>
        <table:table-row table:style-name="ro1">
          <table:table-cell office:value-type="float" office:value="814.899" calcext:value-type="float">
            <text:p>814,899</text:p>
          </table:table-cell>
          <table:table-cell office:value-type="float" office:value="31.414125" calcext:value-type="float">
            <text:p>31,414125</text:p>
          </table:table-cell>
          <table:table-cell/>
          <table:table-cell office:value-type="float" office:value="5140.099" calcext:value-type="float">
            <text:p>5140,099</text:p>
          </table:table-cell>
          <table:table-cell office:value-type="float" office:value="323.414348" calcext:value-type="float">
            <text:p>323,414348</text:p>
          </table:table-cell>
          <table:table-cell table:number-columns-repeated="10"/>
        </table:table-row>
        <table:table-row table:style-name="ro1">
          <table:table-cell office:value-type="float" office:value="521.524" calcext:value-type="float">
            <text:p>521,524</text:p>
          </table:table-cell>
          <table:table-cell office:value-type="float" office:value="31.202291" calcext:value-type="float">
            <text:p>31,202291</text:p>
          </table:table-cell>
          <table:table-cell/>
          <table:table-cell office:value-type="float" office:value="4959.836" calcext:value-type="float">
            <text:p>4959,836</text:p>
          </table:table-cell>
          <table:table-cell office:value-type="float" office:value="322.064264" calcext:value-type="float">
            <text:p>322,064264</text:p>
          </table:table-cell>
          <table:table-cell table:number-columns-repeated="10"/>
        </table:table-row>
        <table:table-row table:style-name="ro1">
          <table:table-cell office:value-type="float" office:value="943.557" calcext:value-type="float">
            <text:p>943,557</text:p>
          </table:table-cell>
          <table:table-cell office:value-type="float" office:value="31.069361" calcext:value-type="float">
            <text:p>31,069361</text:p>
          </table:table-cell>
          <table:table-cell/>
          <table:table-cell office:value-type="float" office:value="4978.841" calcext:value-type="float">
            <text:p>4978,841</text:p>
          </table:table-cell>
          <table:table-cell office:value-type="float" office:value="322.568265" calcext:value-type="float">
            <text:p>322,568265</text:p>
          </table:table-cell>
          <table:table-cell table:number-columns-repeated="10"/>
        </table:table-row>
        <table:table-row table:style-name="ro1">
          <table:table-cell office:value-type="float" office:value="650.844" calcext:value-type="float">
            <text:p>650,844</text:p>
          </table:table-cell>
          <table:table-cell office:value-type="float" office:value="31.065787" calcext:value-type="float">
            <text:p>31,065787</text:p>
          </table:table-cell>
          <table:table-cell/>
          <table:table-cell office:value-type="float" office:value="4940.58" calcext:value-type="float">
            <text:p>4940,58</text:p>
          </table:table-cell>
          <table:table-cell office:value-type="float" office:value="321.837625" calcext:value-type="float">
            <text:p>321,837625</text:p>
          </table:table-cell>
          <table:table-cell table:number-columns-repeated="10"/>
        </table:table-row>
        <table:table-row table:style-name="ro1">
          <table:table-cell office:value-type="float" office:value="873.45" calcext:value-type="float">
            <text:p>873,45</text:p>
          </table:table-cell>
          <table:table-cell office:value-type="float" office:value="30.717494" calcext:value-type="float">
            <text:p>30,717494</text:p>
          </table:table-cell>
          <table:table-cell/>
          <table:table-cell office:value-type="float" office:value="5115.301" calcext:value-type="float">
            <text:p>5115,301</text:p>
          </table:table-cell>
          <table:table-cell office:value-type="float" office:value="319.722349" calcext:value-type="float">
            <text:p>319,722349</text:p>
          </table:table-cell>
          <table:table-cell table:number-columns-repeated="10"/>
        </table:table-row>
      </table:table>
      <table:table table:name="PY37-256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1476.331" calcext:value-type="float">
            <text:p>1476,331</text:p>
          </table:table-cell>
          <table:table-cell office:value-type="float" office:value="31.891403" calcext:value-type="float">
            <text:p>31,891403</text:p>
          </table:table-cell>
          <table:table-cell/>
          <table:table-cell office:value-type="float" office:value="2825.521" calcext:value-type="float">
            <text:p>2825,521</text:p>
          </table:table-cell>
          <table:table-cell office:value-type="float" office:value="323.500411" calcext:value-type="float">
            <text:p>323,500411</text:p>
          </table:table-cell>
          <table:table-cell/>
          <table:table-cell office:value-type="float" office:value="24923.143" calcext:value-type="float">
            <text:p>24923,143</text:p>
          </table:table-cell>
          <table:table-cell office:value-type="float" office:value="3198.374218" calcext:value-type="float">
            <text:p>3198,374218</text:p>
          </table:table-cell>
          <table:table-cell table:number-columns-repeated="5"/>
          <table:table-cell table:formula="of:=['PY37-256MB'.N7]-['PY37-256MB'.$L7]" office:value-type="float" office:value="-0.891707060000005" calcext:value-type="float">
            <text:p>-0,89170706</text:p>
          </table:table-cell>
          <table:table-cell table:formula="of:=['PY37-256MB'.O7]-['PY37-256MB'.$L7]" office:value-type="float" office:value="1.07082893999999" calcext:value-type="float">
            <text:p>1,07082894</text:p>
          </table:table-cell>
        </table:table-row>
        <table:table-row table:style-name="ro1">
          <table:table-cell office:value-type="float" office:value="328.137" calcext:value-type="float">
            <text:p>328,137</text:p>
          </table:table-cell>
          <table:table-cell office:value-type="float" office:value="32.017189" calcext:value-type="float">
            <text:p>32,017189</text:p>
          </table:table-cell>
          <table:table-cell/>
          <table:table-cell office:value-type="float" office:value="2496.039" calcext:value-type="float">
            <text:p>2496,039</text:p>
          </table:table-cell>
          <table:table-cell office:value-type="float" office:value="318.824637" calcext:value-type="float">
            <text:p>318,824637</text:p>
          </table:table-cell>
          <table:table-cell/>
          <table:table-cell office:value-type="float" office:value="24391.493" calcext:value-type="float">
            <text:p>24391,493</text:p>
          </table:table-cell>
          <table:table-cell office:value-type="float" office:value="3187.306767" calcext:value-type="float">
            <text:p>3187,306767</text:p>
          </table:table-cell>
          <table:table-cell table:number-columns-repeated="4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299.198" calcext:value-type="float">
            <text:p>299,198</text:p>
          </table:table-cell>
          <table:table-cell office:value-type="float" office:value="31.370493" calcext:value-type="float">
            <text:p>31,370493</text:p>
          </table:table-cell>
          <table:table-cell/>
          <table:table-cell office:value-type="float" office:value="3355.92" calcext:value-type="float">
            <text:p>3355,92</text:p>
          </table:table-cell>
          <table:table-cell office:value-type="float" office:value="318.598326" calcext:value-type="float">
            <text:p>318,598326</text:p>
          </table:table-cell>
          <table:table-cell/>
          <table:table-cell office:value-type="float" office:value="24436.481" calcext:value-type="float">
            <text:p>24436,481</text:p>
          </table:table-cell>
          <table:table-cell office:value-type="float" office:value="3193.424394" calcext:value-type="float">
            <text:p>3193,42439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AVERAGE(['PY37-256MB'.$B$5:.$B$104])" office:value-type="float" office:value="31.98265406" calcext:value-type="float">
            <text:p>31,98265406</text:p>
          </table:table-cell>
          <table:table-cell table:formula="of:=STDEV(['PY37-256MB'.$B$5:.$B$104])" office:value-type="float" office:value="0.37019104389269" calcext:value-type="float">
            <text:p>0,3701910439</text:p>
          </table:table-cell>
          <table:table-cell table:formula="of:=MIN(['PY37-256MB'.$B$5:.$B$104])" office:value-type="float" office:value="31.090947" calcext:value-type="float">
            <text:p>31,090947</text:p>
          </table:table-cell>
          <table:table-cell table:formula="of:=MAX(['PY37-256MB'.$B$5:.$B$104])" office:value-type="float" office:value="33.053483" calcext:value-type="float">
            <text:p>33,053483</text:p>
          </table:table-cell>
        </table:table-row>
        <table:table-row table:style-name="ro1">
          <table:table-cell office:value-type="float" office:value="323.878" calcext:value-type="float">
            <text:p>323,878</text:p>
          </table:table-cell>
          <table:table-cell office:value-type="float" office:value="31.494188" calcext:value-type="float">
            <text:p>31,494188</text:p>
          </table:table-cell>
          <table:table-cell/>
          <table:table-cell office:value-type="float" office:value="2673.043" calcext:value-type="float">
            <text:p>2673,043</text:p>
          </table:table-cell>
          <table:table-cell office:value-type="float" office:value="321.933183" calcext:value-type="float">
            <text:p>321,933183</text:p>
          </table:table-cell>
          <table:table-cell/>
          <table:table-cell office:value-type="float" office:value="24540.621" calcext:value-type="float">
            <text:p>24540,621</text:p>
          </table:table-cell>
          <table:table-cell office:value-type="float" office:value="3200.249852" calcext:value-type="float">
            <text:p>3200,249852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'PY37-256MB'.$E$5:.$E$104])" office:value-type="float" office:value="320.35742104" calcext:value-type="float">
            <text:p>320,35742104</text:p>
          </table:table-cell>
          <table:table-cell table:formula="of:=STDEV(['PY37-256MB'.$E$5:.$E$104])" office:value-type="float" office:value="1.9235014101672" calcext:value-type="float">
            <text:p>1,9235014102</text:p>
          </table:table-cell>
          <table:table-cell table:formula="of:=MIN(['PY37-256MB'.$E$5:.$E$104])" office:value-type="float" office:value="315.846061" calcext:value-type="float">
            <text:p>315,846061</text:p>
          </table:table-cell>
          <table:table-cell table:formula="of:=MAX(['PY37-256MB'.$E$5:.$E$104])" office:value-type="float" office:value="326.859469" calcext:value-type="float">
            <text:p>326,859469</text:p>
          </table:table-cell>
        </table:table-row>
        <table:table-row table:style-name="ro1">
          <table:table-cell office:value-type="float" office:value="294.496" calcext:value-type="float">
            <text:p>294,496</text:p>
          </table:table-cell>
          <table:table-cell office:value-type="float" office:value="32.29982" calcext:value-type="float">
            <text:p>32,29982</text:p>
          </table:table-cell>
          <table:table-cell/>
          <table:table-cell office:value-type="float" office:value="2543.66" calcext:value-type="float">
            <text:p>2543,66</text:p>
          </table:table-cell>
          <table:table-cell office:value-type="float" office:value="323.248914" calcext:value-type="float">
            <text:p>323,248914</text:p>
          </table:table-cell>
          <table:table-cell/>
          <table:table-cell office:value-type="float" office:value="24559.044" calcext:value-type="float">
            <text:p>24559,044</text:p>
          </table:table-cell>
          <table:table-cell office:value-type="float" office:value="3205.09155" calcext:value-type="float">
            <text:p>3205,0915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PY37-256MB'.$H$5:.$H$60])" office:value-type="float" office:value="3196.69985786364" calcext:value-type="float">
            <text:p>3196,6998578636</text:p>
          </table:table-cell>
          <table:table-cell table:formula="of:=STDEV(['PY37-256MB'.$H$5:.$H$60])" office:value-type="float" office:value="8.84776438209133" calcext:value-type="float">
            <text:p>8,8477643821</text:p>
          </table:table-cell>
          <table:table-cell table:formula="of:=MIN(['PY37-256MB'.$H$5:.$H$60])" office:value-type="float" office:value="3179.381877" calcext:value-type="float">
            <text:p>3179,381877</text:p>
          </table:table-cell>
          <table:table-cell table:formula="of:=MAX(['PY37-256MB'.$H$5:.$H$60])" office:value-type="float" office:value="3212.734443" calcext:value-type="float">
            <text:p>3212,734443</text:p>
          </table:table-cell>
        </table:table-row>
        <table:table-row table:style-name="ro1">
          <table:table-cell office:value-type="float" office:value="339.594" calcext:value-type="float">
            <text:p>339,594</text:p>
          </table:table-cell>
          <table:table-cell office:value-type="float" office:value="32.361639" calcext:value-type="float">
            <text:p>32,361639</text:p>
          </table:table-cell>
          <table:table-cell/>
          <table:table-cell office:value-type="float" office:value="2931.025" calcext:value-type="float">
            <text:p>2931,025</text:p>
          </table:table-cell>
          <table:table-cell office:value-type="float" office:value="321.770671" calcext:value-type="float">
            <text:p>321,770671</text:p>
          </table:table-cell>
          <table:table-cell/>
          <table:table-cell office:value-type="float" office:value="24420.18" calcext:value-type="float">
            <text:p>24420,18</text:p>
          </table:table-cell>
          <table:table-cell office:value-type="float" office:value="3187.132023" calcext:value-type="float">
            <text:p>3187,132023</text:p>
          </table:table-cell>
          <table:table-cell table:number-columns-repeated="7"/>
        </table:table-row>
        <table:table-row table:style-name="ro1">
          <table:table-cell office:value-type="float" office:value="337.561" calcext:value-type="float">
            <text:p>337,561</text:p>
          </table:table-cell>
          <table:table-cell office:value-type="float" office:value="33.053483" calcext:value-type="float">
            <text:p>33,053483</text:p>
          </table:table-cell>
          <table:table-cell/>
          <table:table-cell office:value-type="float" office:value="2689.485" calcext:value-type="float">
            <text:p>2689,485</text:p>
          </table:table-cell>
          <table:table-cell office:value-type="float" office:value="322.703207" calcext:value-type="float">
            <text:p>322,703207</text:p>
          </table:table-cell>
          <table:table-cell/>
          <table:table-cell office:value-type="float" office:value="24503.326" calcext:value-type="float">
            <text:p>24503,326</text:p>
          </table:table-cell>
          <table:table-cell office:value-type="float" office:value="3197.837526" calcext:value-type="float">
            <text:p>3197,837526</text:p>
          </table:table-cell>
          <table:table-cell table:number-columns-repeated="7"/>
        </table:table-row>
        <table:table-row table:style-name="ro1">
          <table:table-cell office:value-type="float" office:value="506.189" calcext:value-type="float">
            <text:p>506,189</text:p>
          </table:table-cell>
          <table:table-cell office:value-type="float" office:value="32.160449" calcext:value-type="float">
            <text:p>32,160449</text:p>
          </table:table-cell>
          <table:table-cell/>
          <table:table-cell office:value-type="float" office:value="2506.058" calcext:value-type="float">
            <text:p>2506,058</text:p>
          </table:table-cell>
          <table:table-cell office:value-type="float" office:value="319.016038" calcext:value-type="float">
            <text:p>319,016038</text:p>
          </table:table-cell>
          <table:table-cell/>
          <table:table-cell office:value-type="float" office:value="24756.482" calcext:value-type="float">
            <text:p>24756,482</text:p>
          </table:table-cell>
          <table:table-cell office:value-type="float" office:value="3186.183747" calcext:value-type="float">
            <text:p>3186,183747</text:p>
          </table:table-cell>
          <table:table-cell table:number-columns-repeated="7"/>
        </table:table-row>
        <table:table-row table:style-name="ro1">
          <table:table-cell office:value-type="float" office:value="368.011" calcext:value-type="float">
            <text:p>368,011</text:p>
          </table:table-cell>
          <table:table-cell office:value-type="float" office:value="31.176361" calcext:value-type="float">
            <text:p>31,176361</text:p>
          </table:table-cell>
          <table:table-cell/>
          <table:table-cell office:value-type="float" office:value="2728.929" calcext:value-type="float">
            <text:p>2728,929</text:p>
          </table:table-cell>
          <table:table-cell office:value-type="float" office:value="321.162182" calcext:value-type="float">
            <text:p>321,162182</text:p>
          </table:table-cell>
          <table:table-cell/>
          <table:table-cell office:value-type="float" office:value="24541.694" calcext:value-type="float">
            <text:p>24541,694</text:p>
          </table:table-cell>
          <table:table-cell office:value-type="float" office:value="3204.152314" calcext:value-type="float">
            <text:p>3204,152314</text:p>
          </table:table-cell>
          <table:table-cell table:number-columns-repeated="7"/>
        </table:table-row>
        <table:table-row table:style-name="ro1">
          <table:table-cell office:value-type="float" office:value="623.83" calcext:value-type="float">
            <text:p>623,83</text:p>
          </table:table-cell>
          <table:table-cell office:value-type="float" office:value="31.666862" calcext:value-type="float">
            <text:p>31,666862</text:p>
          </table:table-cell>
          <table:table-cell/>
          <table:table-cell office:value-type="float" office:value="3083.517" calcext:value-type="float">
            <text:p>3083,517</text:p>
          </table:table-cell>
          <table:table-cell office:value-type="float" office:value="320.005756" calcext:value-type="float">
            <text:p>320,005756</text:p>
          </table:table-cell>
          <table:table-cell/>
          <table:table-cell office:value-type="float" office:value="24599.268" calcext:value-type="float">
            <text:p>24599,268</text:p>
          </table:table-cell>
          <table:table-cell office:value-type="float" office:value="3206.408913" calcext:value-type="float">
            <text:p>3206,408913</text:p>
          </table:table-cell>
          <table:table-cell table:number-columns-repeated="7"/>
        </table:table-row>
        <table:table-row table:style-name="ro1">
          <table:table-cell office:value-type="float" office:value="465.953" calcext:value-type="float">
            <text:p>465,953</text:p>
          </table:table-cell>
          <table:table-cell office:value-type="float" office:value="31.502836" calcext:value-type="float">
            <text:p>31,502836</text:p>
          </table:table-cell>
          <table:table-cell/>
          <table:table-cell office:value-type="float" office:value="3388.157" calcext:value-type="float">
            <text:p>3388,157</text:p>
          </table:table-cell>
          <table:table-cell office:value-type="float" office:value="321.327529" calcext:value-type="float">
            <text:p>321,327529</text:p>
          </table:table-cell>
          <table:table-cell/>
          <table:table-cell office:value-type="float" office:value="24339.112" calcext:value-type="float">
            <text:p>24339,112</text:p>
          </table:table-cell>
          <table:table-cell office:value-type="float" office:value="3179.381877" calcext:value-type="float">
            <text:p>3179,381877</text:p>
          </table:table-cell>
          <table:table-cell table:number-columns-repeated="7"/>
        </table:table-row>
        <table:table-row table:style-name="ro1">
          <table:table-cell office:value-type="float" office:value="338.617" calcext:value-type="float">
            <text:p>338,617</text:p>
          </table:table-cell>
          <table:table-cell office:value-type="float" office:value="32.418281" calcext:value-type="float">
            <text:p>32,418281</text:p>
          </table:table-cell>
          <table:table-cell/>
          <table:table-cell office:value-type="float" office:value="2483.477" calcext:value-type="float">
            <text:p>2483,477</text:p>
          </table:table-cell>
          <table:table-cell office:value-type="float" office:value="321.346054" calcext:value-type="float">
            <text:p>321,346054</text:p>
          </table:table-cell>
          <table:table-cell/>
          <table:table-cell office:value-type="float" office:value="24617.81" calcext:value-type="float">
            <text:p>24617,81</text:p>
          </table:table-cell>
          <table:table-cell office:value-type="float" office:value="3212.734443" calcext:value-type="float">
            <text:p>3212,734443</text:p>
          </table:table-cell>
          <table:table-cell table:number-columns-repeated="7"/>
        </table:table-row>
        <table:table-row table:style-name="ro1">
          <table:table-cell office:value-type="float" office:value="318.901" calcext:value-type="float">
            <text:p>318,901</text:p>
          </table:table-cell>
          <table:table-cell office:value-type="float" office:value="32.055893" calcext:value-type="float">
            <text:p>32,055893</text:p>
          </table:table-cell>
          <table:table-cell/>
          <table:table-cell office:value-type="float" office:value="2455.657" calcext:value-type="float">
            <text:p>2455,657</text:p>
          </table:table-cell>
          <table:table-cell office:value-type="float" office:value="319.504634" calcext:value-type="float">
            <text:p>319,504634</text:p>
          </table:table-cell>
          <table:table-cell/>
          <table:table-cell office:value-type="float" office:value="24481.37" calcext:value-type="float">
            <text:p>24481,37</text:p>
          </table:table-cell>
          <table:table-cell office:value-type="float" office:value="3195.230232" calcext:value-type="float">
            <text:p>3195,230232</text:p>
          </table:table-cell>
          <table:table-cell table:number-columns-repeated="7"/>
        </table:table-row>
        <table:table-row table:style-name="ro1">
          <table:table-cell office:value-type="float" office:value="301.232" calcext:value-type="float">
            <text:p>301,232</text:p>
          </table:table-cell>
          <table:table-cell office:value-type="float" office:value="32.258036" calcext:value-type="float">
            <text:p>32,258036</text:p>
          </table:table-cell>
          <table:table-cell/>
          <table:table-cell office:value-type="float" office:value="2498.727" calcext:value-type="float">
            <text:p>2498,727</text:p>
          </table:table-cell>
          <table:table-cell office:value-type="float" office:value="322.501108" calcext:value-type="float">
            <text:p>322,501108</text:p>
          </table:table-cell>
          <table:table-cell/>
          <table:table-cell office:value-type="float" office:value="24518.473" calcext:value-type="float">
            <text:p>24518,473</text:p>
          </table:table-cell>
          <table:table-cell office:value-type="float" office:value="3198.547944" calcext:value-type="float">
            <text:p>3198,547944</text:p>
          </table:table-cell>
          <table:table-cell table:number-columns-repeated="7"/>
        </table:table-row>
        <table:table-row table:style-name="ro1">
          <table:table-cell office:value-type="float" office:value="1003.793" calcext:value-type="float">
            <text:p>1003,793</text:p>
          </table:table-cell>
          <table:table-cell office:value-type="float" office:value="31.660612" calcext:value-type="float">
            <text:p>31,660612</text:p>
          </table:table-cell>
          <table:table-cell/>
          <table:table-cell office:value-type="float" office:value="2481.178" calcext:value-type="float">
            <text:p>2481,178</text:p>
          </table:table-cell>
          <table:table-cell office:value-type="float" office:value="322.597373" calcext:value-type="float">
            <text:p>322,597373</text:p>
          </table:table-cell>
          <table:table-cell/>
          <table:table-cell office:value-type="float" office:value="24503.728" calcext:value-type="float">
            <text:p>24503,728</text:p>
          </table:table-cell>
          <table:table-cell office:value-type="float" office:value="3199.339921" calcext:value-type="float">
            <text:p>3199,339921</text:p>
          </table:table-cell>
          <table:table-cell table:number-columns-repeated="7"/>
        </table:table-row>
        <table:table-row table:style-name="ro1">
          <table:table-cell office:value-type="float" office:value="614.988" calcext:value-type="float">
            <text:p>614,988</text:p>
          </table:table-cell>
          <table:table-cell office:value-type="float" office:value="31.76464" calcext:value-type="float">
            <text:p>31,76464</text:p>
          </table:table-cell>
          <table:table-cell/>
          <table:table-cell office:value-type="float" office:value="2498.899" calcext:value-type="float">
            <text:p>2498,899</text:p>
          </table:table-cell>
          <table:table-cell office:value-type="float" office:value="320.709763" calcext:value-type="float">
            <text:p>320,709763</text:p>
          </table:table-cell>
          <table:table-cell/>
          <table:table-cell office:value-type="float" office:value="24436.658" calcext:value-type="float">
            <text:p>24436,658</text:p>
          </table:table-cell>
          <table:table-cell office:value-type="float" office:value="3190.689411" calcext:value-type="float">
            <text:p>3190,689411</text:p>
          </table:table-cell>
          <table:table-cell table:number-columns-repeated="7"/>
        </table:table-row>
        <table:table-row table:style-name="ro1">
          <table:table-cell office:value-type="float" office:value="719.569" calcext:value-type="float">
            <text:p>719,569</text:p>
          </table:table-cell>
          <table:table-cell office:value-type="float" office:value="32.261019" calcext:value-type="float">
            <text:p>32,261019</text:p>
          </table:table-cell>
          <table:table-cell/>
          <table:table-cell office:value-type="float" office:value="2579.753" calcext:value-type="float">
            <text:p>2579,753</text:p>
          </table:table-cell>
          <table:table-cell office:value-type="float" office:value="322.334649" calcext:value-type="float">
            <text:p>322,334649</text:p>
          </table:table-cell>
          <table:table-cell/>
          <table:table-cell office:value-type="float" office:value="24579.073" calcext:value-type="float">
            <text:p>24579,073</text:p>
          </table:table-cell>
          <table:table-cell office:value-type="float" office:value="3207.18031" calcext:value-type="float">
            <text:p>3207,18031</text:p>
          </table:table-cell>
          <table:table-cell table:number-columns-repeated="7"/>
        </table:table-row>
        <table:table-row table:style-name="ro1">
          <table:table-cell office:value-type="float" office:value="3286.585" calcext:value-type="float">
            <text:p>3286,585</text:p>
          </table:table-cell>
          <table:table-cell office:value-type="float" office:value="32.086238" calcext:value-type="float">
            <text:p>32,086238</text:p>
          </table:table-cell>
          <table:table-cell/>
          <table:table-cell office:value-type="float" office:value="2499.913" calcext:value-type="float">
            <text:p>2499,913</text:p>
          </table:table-cell>
          <table:table-cell office:value-type="float" office:value="321.325634" calcext:value-type="float">
            <text:p>321,325634</text:p>
          </table:table-cell>
          <table:table-cell/>
          <table:table-cell office:value-type="float" office:value="24925.171" calcext:value-type="float">
            <text:p>24925,171</text:p>
          </table:table-cell>
          <table:table-cell office:value-type="float" office:value="3198.695634" calcext:value-type="float">
            <text:p>3198,695634</text:p>
          </table:table-cell>
          <table:table-cell table:number-columns-repeated="7"/>
        </table:table-row>
        <table:table-row table:style-name="ro1">
          <table:table-cell office:value-type="float" office:value="824.867" calcext:value-type="float">
            <text:p>824,867</text:p>
          </table:table-cell>
          <table:table-cell office:value-type="float" office:value="32.859181" calcext:value-type="float">
            <text:p>32,859181</text:p>
          </table:table-cell>
          <table:table-cell/>
          <table:table-cell office:value-type="float" office:value="2529.203" calcext:value-type="float">
            <text:p>2529,203</text:p>
          </table:table-cell>
          <table:table-cell office:value-type="float" office:value="322.868397" calcext:value-type="float">
            <text:p>322,868397</text:p>
          </table:table-cell>
          <table:table-cell/>
          <table:table-cell office:value-type="float" office:value="24434.638" calcext:value-type="float">
            <text:p>24434,638</text:p>
          </table:table-cell>
          <table:table-cell office:value-type="float" office:value="3206.057581" calcext:value-type="float">
            <text:p>3206,057581</text:p>
          </table:table-cell>
          <table:table-cell table:number-columns-repeated="7"/>
        </table:table-row>
        <table:table-row table:style-name="ro1">
          <table:table-cell office:value-type="float" office:value="570.283" calcext:value-type="float">
            <text:p>570,283</text:p>
          </table:table-cell>
          <table:table-cell office:value-type="float" office:value="32.003717" calcext:value-type="float">
            <text:p>32,003717</text:p>
          </table:table-cell>
          <table:table-cell/>
          <table:table-cell office:value-type="float" office:value="2510.731" calcext:value-type="float">
            <text:p>2510,731</text:p>
          </table:table-cell>
          <table:table-cell office:value-type="float" office:value="324.88136" calcext:value-type="float">
            <text:p>324,88136</text:p>
          </table:table-cell>
          <table:table-cell/>
          <table:table-cell office:value-type="float" office:value="24480.281" calcext:value-type="float">
            <text:p>24480,281</text:p>
          </table:table-cell>
          <table:table-cell office:value-type="float" office:value="3195.00755" calcext:value-type="float">
            <text:p>3195,00755</text:p>
          </table:table-cell>
          <table:table-cell table:number-columns-repeated="7"/>
        </table:table-row>
        <table:table-row table:style-name="ro1">
          <table:table-cell office:value-type="float" office:value="729.877" calcext:value-type="float">
            <text:p>729,877</text:p>
          </table:table-cell>
          <table:table-cell office:value-type="float" office:value="32.712489" calcext:value-type="float">
            <text:p>32,712489</text:p>
          </table:table-cell>
          <table:table-cell/>
          <table:table-cell office:value-type="float" office:value="2479.806" calcext:value-type="float">
            <text:p>2479,806</text:p>
          </table:table-cell>
          <table:table-cell office:value-type="float" office:value="318.615263" calcext:value-type="float">
            <text:p>318,615263</text:p>
          </table:table-cell>
          <table:table-cell/>
          <table:table-cell office:value-type="float" office:value="24380.504" calcext:value-type="float">
            <text:p>24380,504</text:p>
          </table:table-cell>
          <table:table-cell office:value-type="float" office:value="3179.618617" calcext:value-type="float">
            <text:p>3179,618617</text:p>
          </table:table-cell>
          <table:table-cell table:number-columns-repeated="7"/>
        </table:table-row>
        <table:table-row table:style-name="ro1">
          <table:table-cell office:value-type="float" office:value="983.952" calcext:value-type="float">
            <text:p>983,952</text:p>
          </table:table-cell>
          <table:table-cell office:value-type="float" office:value="32.139774" calcext:value-type="float">
            <text:p>32,139774</text:p>
          </table:table-cell>
          <table:table-cell/>
          <table:table-cell office:value-type="float" office:value="2459.706" calcext:value-type="float">
            <text:p>2459,706</text:p>
          </table:table-cell>
          <table:table-cell office:value-type="float" office:value="319.076665" calcext:value-type="float">
            <text:p>319,076665</text:p>
          </table:table-cell>
          <table:table-cell/>
          <table:table-cell office:value-type="float" office:value="24498.454" calcext:value-type="float">
            <text:p>24498,454</text:p>
          </table:table-cell>
          <table:table-cell office:value-type="float" office:value="3198.752049" calcext:value-type="float">
            <text:p>3198,752049</text:p>
          </table:table-cell>
          <table:table-cell table:number-columns-repeated="7"/>
        </table:table-row>
        <table:table-row table:style-name="ro1">
          <table:table-cell office:value-type="float" office:value="1183.319" calcext:value-type="float">
            <text:p>1183,319</text:p>
          </table:table-cell>
          <table:table-cell office:value-type="float" office:value="32.01982" calcext:value-type="float">
            <text:p>32,01982</text:p>
          </table:table-cell>
          <table:table-cell/>
          <table:table-cell office:value-type="float" office:value="2482.599" calcext:value-type="float">
            <text:p>2482,599</text:p>
          </table:table-cell>
          <table:table-cell office:value-type="float" office:value="319.984215" calcext:value-type="float">
            <text:p>319,984215</text:p>
          </table:table-cell>
          <table:table-cell table:number-columns-repeated="10"/>
        </table:table-row>
        <table:table-row table:style-name="ro1">
          <table:table-cell office:value-type="float" office:value="365.535" calcext:value-type="float">
            <text:p>365,535</text:p>
          </table:table-cell>
          <table:table-cell office:value-type="float" office:value="32.230176" calcext:value-type="float">
            <text:p>32,230176</text:p>
          </table:table-cell>
          <table:table-cell/>
          <table:table-cell office:value-type="float" office:value="2477.223" calcext:value-type="float">
            <text:p>2477,223</text:p>
          </table:table-cell>
          <table:table-cell office:value-type="float" office:value="319.717026" calcext:value-type="float">
            <text:p>319,717026</text:p>
          </table:table-cell>
          <table:table-cell table:number-columns-repeated="10"/>
        </table:table-row>
        <table:table-row table:style-name="ro1">
          <table:table-cell office:value-type="float" office:value="1370.958" calcext:value-type="float">
            <text:p>1370,958</text:p>
          </table:table-cell>
          <table:table-cell office:value-type="float" office:value="31.934466" calcext:value-type="float">
            <text:p>31,934466</text:p>
          </table:table-cell>
          <table:table-cell/>
          <table:table-cell office:value-type="float" office:value="2499.161" calcext:value-type="float">
            <text:p>2499,161</text:p>
          </table:table-cell>
          <table:table-cell office:value-type="float" office:value="322.639978" calcext:value-type="float">
            <text:p>322,639978</text:p>
          </table:table-cell>
          <table:table-cell table:number-columns-repeated="10"/>
        </table:table-row>
        <table:table-row table:style-name="ro1">
          <table:table-cell office:value-type="float" office:value="403.811" calcext:value-type="float">
            <text:p>403,811</text:p>
          </table:table-cell>
          <table:table-cell office:value-type="float" office:value="31.841198" calcext:value-type="float">
            <text:p>31,841198</text:p>
          </table:table-cell>
          <table:table-cell/>
          <table:table-cell office:value-type="float" office:value="2460.229" calcext:value-type="float">
            <text:p>2460,229</text:p>
          </table:table-cell>
          <table:table-cell office:value-type="float" office:value="320.723084" calcext:value-type="float">
            <text:p>320,723084</text:p>
          </table:table-cell>
          <table:table-cell table:number-columns-repeated="10"/>
        </table:table-row>
        <table:table-row table:style-name="ro1">
          <table:table-cell office:value-type="float" office:value="371.637" calcext:value-type="float">
            <text:p>371,637</text:p>
          </table:table-cell>
          <table:table-cell office:value-type="float" office:value="32.006307" calcext:value-type="float">
            <text:p>32,006307</text:p>
          </table:table-cell>
          <table:table-cell/>
          <table:table-cell office:value-type="float" office:value="2559.984" calcext:value-type="float">
            <text:p>2559,984</text:p>
          </table:table-cell>
          <table:table-cell office:value-type="float" office:value="320.8582" calcext:value-type="float">
            <text:p>320,8582</text:p>
          </table:table-cell>
          <table:table-cell table:number-columns-repeated="10"/>
        </table:table-row>
        <table:table-row table:style-name="ro1">
          <table:table-cell office:value-type="float" office:value="597.405" calcext:value-type="float">
            <text:p>597,405</text:p>
          </table:table-cell>
          <table:table-cell office:value-type="float" office:value="31.677435" calcext:value-type="float">
            <text:p>31,677435</text:p>
          </table:table-cell>
          <table:table-cell/>
          <table:table-cell office:value-type="float" office:value="2518.985" calcext:value-type="float">
            <text:p>2518,985</text:p>
          </table:table-cell>
          <table:table-cell office:value-type="float" office:value="322.2073" calcext:value-type="float">
            <text:p>322,2073</text:p>
          </table:table-cell>
          <table:table-cell table:number-columns-repeated="10"/>
        </table:table-row>
        <table:table-row table:style-name="ro1">
          <table:table-cell office:value-type="float" office:value="323.324" calcext:value-type="float">
            <text:p>323,324</text:p>
          </table:table-cell>
          <table:table-cell office:value-type="float" office:value="32.141859" calcext:value-type="float">
            <text:p>32,141859</text:p>
          </table:table-cell>
          <table:table-cell/>
          <table:table-cell office:value-type="float" office:value="2499.852" calcext:value-type="float">
            <text:p>2499,852</text:p>
          </table:table-cell>
          <table:table-cell office:value-type="float" office:value="321.247058" calcext:value-type="float">
            <text:p>321,247058</text:p>
          </table:table-cell>
          <table:table-cell table:number-columns-repeated="10"/>
        </table:table-row>
        <table:table-row table:style-name="ro1">
          <table:table-cell office:value-type="float" office:value="306.868" calcext:value-type="float">
            <text:p>306,868</text:p>
          </table:table-cell>
          <table:table-cell office:value-type="float" office:value="32.265503" calcext:value-type="float">
            <text:p>32,265503</text:p>
          </table:table-cell>
          <table:table-cell/>
          <table:table-cell office:value-type="float" office:value="2481.278" calcext:value-type="float">
            <text:p>2481,278</text:p>
          </table:table-cell>
          <table:table-cell office:value-type="float" office:value="321.973055" calcext:value-type="float">
            <text:p>321,973055</text:p>
          </table:table-cell>
          <table:table-cell table:number-columns-repeated="10"/>
        </table:table-row>
        <table:table-row table:style-name="ro1">
          <table:table-cell office:value-type="float" office:value="371.013" calcext:value-type="float">
            <text:p>371,013</text:p>
          </table:table-cell>
          <table:table-cell office:value-type="float" office:value="31.497552" calcext:value-type="float">
            <text:p>31,497552</text:p>
          </table:table-cell>
          <table:table-cell/>
          <table:table-cell office:value-type="float" office:value="2479.091" calcext:value-type="float">
            <text:p>2479,091</text:p>
          </table:table-cell>
          <table:table-cell office:value-type="float" office:value="317.525676" calcext:value-type="float">
            <text:p>317,525676</text:p>
          </table:table-cell>
          <table:table-cell table:number-columns-repeated="10"/>
        </table:table-row>
        <table:table-row table:style-name="ro1">
          <table:table-cell office:value-type="float" office:value="583.286" calcext:value-type="float">
            <text:p>583,286</text:p>
          </table:table-cell>
          <table:table-cell office:value-type="float" office:value="31.988483" calcext:value-type="float">
            <text:p>31,988483</text:p>
          </table:table-cell>
          <table:table-cell/>
          <table:table-cell office:value-type="float" office:value="2459.594" calcext:value-type="float">
            <text:p>2459,594</text:p>
          </table:table-cell>
          <table:table-cell office:value-type="float" office:value="317.939357" calcext:value-type="float">
            <text:p>317,939357</text:p>
          </table:table-cell>
          <table:table-cell table:number-columns-repeated="10"/>
        </table:table-row>
        <table:table-row table:style-name="ro1">
          <table:table-cell office:value-type="float" office:value="1460.13" calcext:value-type="float">
            <text:p>1460,13</text:p>
          </table:table-cell>
          <table:table-cell office:value-type="float" office:value="32.155705" calcext:value-type="float">
            <text:p>32,155705</text:p>
          </table:table-cell>
          <table:table-cell/>
          <table:table-cell office:value-type="float" office:value="2459.73" calcext:value-type="float">
            <text:p>2459,73</text:p>
          </table:table-cell>
          <table:table-cell office:value-type="float" office:value="318.100379" calcext:value-type="float">
            <text:p>318,100379</text:p>
          </table:table-cell>
          <table:table-cell table:number-columns-repeated="10"/>
        </table:table-row>
        <table:table-row table:style-name="ro1">
          <table:table-cell office:value-type="float" office:value="987.733" calcext:value-type="float">
            <text:p>987,733</text:p>
          </table:table-cell>
          <table:table-cell office:value-type="float" office:value="31.961906" calcext:value-type="float">
            <text:p>31,961906</text:p>
          </table:table-cell>
          <table:table-cell/>
          <table:table-cell office:value-type="float" office:value="2546.356" calcext:value-type="float">
            <text:p>2546,356</text:p>
          </table:table-cell>
          <table:table-cell office:value-type="float" office:value="318.766795" calcext:value-type="float">
            <text:p>318,766795</text:p>
          </table:table-cell>
          <table:table-cell table:number-columns-repeated="10"/>
        </table:table-row>
        <table:table-row table:style-name="ro1">
          <table:table-cell office:value-type="float" office:value="473.908" calcext:value-type="float">
            <text:p>473,908</text:p>
          </table:table-cell>
          <table:table-cell office:value-type="float" office:value="31.445627" calcext:value-type="float">
            <text:p>31,445627</text:p>
          </table:table-cell>
          <table:table-cell/>
          <table:table-cell office:value-type="float" office:value="2473.822" calcext:value-type="float">
            <text:p>2473,822</text:p>
          </table:table-cell>
          <table:table-cell office:value-type="float" office:value="318.137178" calcext:value-type="float">
            <text:p>318,137178</text:p>
          </table:table-cell>
          <table:table-cell table:number-columns-repeated="10"/>
        </table:table-row>
        <table:table-row table:style-name="ro1">
          <table:table-cell office:value-type="float" office:value="287.63" calcext:value-type="float">
            <text:p>287,63</text:p>
          </table:table-cell>
          <table:table-cell office:value-type="float" office:value="31.873959" calcext:value-type="float">
            <text:p>31,873959</text:p>
          </table:table-cell>
          <table:table-cell/>
          <table:table-cell office:value-type="float" office:value="2498.986" calcext:value-type="float">
            <text:p>2498,986</text:p>
          </table:table-cell>
          <table:table-cell office:value-type="float" office:value="319.903987" calcext:value-type="float">
            <text:p>319,903987</text:p>
          </table:table-cell>
          <table:table-cell table:number-columns-repeated="10"/>
        </table:table-row>
        <table:table-row table:style-name="ro1">
          <table:table-cell office:value-type="float" office:value="359.619" calcext:value-type="float">
            <text:p>359,619</text:p>
          </table:table-cell>
          <table:table-cell office:value-type="float" office:value="32.069602" calcext:value-type="float">
            <text:p>32,069602</text:p>
          </table:table-cell>
          <table:table-cell/>
          <table:table-cell office:value-type="float" office:value="2481.954" calcext:value-type="float">
            <text:p>2481,954</text:p>
          </table:table-cell>
          <table:table-cell office:value-type="float" office:value="320.020042" calcext:value-type="float">
            <text:p>320,020042</text:p>
          </table:table-cell>
          <table:table-cell table:number-columns-repeated="10"/>
        </table:table-row>
        <table:table-row table:style-name="ro1">
          <table:table-cell office:value-type="float" office:value="522.088" calcext:value-type="float">
            <text:p>522,088</text:p>
          </table:table-cell>
          <table:table-cell office:value-type="float" office:value="31.895579" calcext:value-type="float">
            <text:p>31,895579</text:p>
          </table:table-cell>
          <table:table-cell/>
          <table:table-cell office:value-type="float" office:value="2519.055" calcext:value-type="float">
            <text:p>2519,055</text:p>
          </table:table-cell>
          <table:table-cell office:value-type="float" office:value="321.167864" calcext:value-type="float">
            <text:p>321,167864</text:p>
          </table:table-cell>
          <table:table-cell table:number-columns-repeated="10"/>
        </table:table-row>
        <table:table-row table:style-name="ro1">
          <table:table-cell office:value-type="float" office:value="338.41" calcext:value-type="float">
            <text:p>338,41</text:p>
          </table:table-cell>
          <table:table-cell office:value-type="float" office:value="32.593048" calcext:value-type="float">
            <text:p>32,593048</text:p>
          </table:table-cell>
          <table:table-cell/>
          <table:table-cell office:value-type="float" office:value="2519.036" calcext:value-type="float">
            <text:p>2519,036</text:p>
          </table:table-cell>
          <table:table-cell office:value-type="float" office:value="323.373566" calcext:value-type="float">
            <text:p>323,373566</text:p>
          </table:table-cell>
          <table:table-cell table:number-columns-repeated="10"/>
        </table:table-row>
        <table:table-row table:style-name="ro1">
          <table:table-cell office:value-type="float" office:value="425.922" calcext:value-type="float">
            <text:p>425,922</text:p>
          </table:table-cell>
          <table:table-cell office:value-type="float" office:value="32.006452" calcext:value-type="float">
            <text:p>32,006452</text:p>
          </table:table-cell>
          <table:table-cell/>
          <table:table-cell office:value-type="float" office:value="2461.278" calcext:value-type="float">
            <text:p>2461,278</text:p>
          </table:table-cell>
          <table:table-cell office:value-type="float" office:value="319.620053" calcext:value-type="float">
            <text:p>319,620053</text:p>
          </table:table-cell>
          <table:table-cell table:number-columns-repeated="10"/>
        </table:table-row>
        <table:table-row table:style-name="ro1">
          <table:table-cell office:value-type="float" office:value="474.91" calcext:value-type="float">
            <text:p>474,91</text:p>
          </table:table-cell>
          <table:table-cell office:value-type="float" office:value="31.958716" calcext:value-type="float">
            <text:p>31,958716</text:p>
          </table:table-cell>
          <table:table-cell/>
          <table:table-cell office:value-type="float" office:value="2459.573" calcext:value-type="float">
            <text:p>2459,573</text:p>
          </table:table-cell>
          <table:table-cell office:value-type="float" office:value="316.296928" calcext:value-type="float">
            <text:p>316,296928</text:p>
          </table:table-cell>
          <table:table-cell table:number-columns-repeated="10"/>
        </table:table-row>
        <table:table-row table:style-name="ro1">
          <table:table-cell office:value-type="float" office:value="716.188" calcext:value-type="float">
            <text:p>716,188</text:p>
          </table:table-cell>
          <table:table-cell office:value-type="float" office:value="32.822445" calcext:value-type="float">
            <text:p>32,822445</text:p>
          </table:table-cell>
          <table:table-cell/>
          <table:table-cell office:value-type="float" office:value="2499.188" calcext:value-type="float">
            <text:p>2499,188</text:p>
          </table:table-cell>
          <table:table-cell office:value-type="float" office:value="319.580375" calcext:value-type="float">
            <text:p>319,580375</text:p>
          </table:table-cell>
          <table:table-cell table:number-columns-repeated="10"/>
        </table:table-row>
        <table:table-row table:style-name="ro1">
          <table:table-cell office:value-type="float" office:value="960.214" calcext:value-type="float">
            <text:p>960,214</text:p>
          </table:table-cell>
          <table:table-cell office:value-type="float" office:value="31.806992" calcext:value-type="float">
            <text:p>31,806992</text:p>
          </table:table-cell>
          <table:table-cell/>
          <table:table-cell office:value-type="float" office:value="2559.721" calcext:value-type="float">
            <text:p>2559,721</text:p>
          </table:table-cell>
          <table:table-cell office:value-type="float" office:value="320.209307" calcext:value-type="float">
            <text:p>320,209307</text:p>
          </table:table-cell>
          <table:table-cell table:number-columns-repeated="10"/>
        </table:table-row>
        <table:table-row table:style-name="ro1">
          <table:table-cell office:value-type="float" office:value="348.355" calcext:value-type="float">
            <text:p>348,355</text:p>
          </table:table-cell>
          <table:table-cell office:value-type="float" office:value="31.889017" calcext:value-type="float">
            <text:p>31,889017</text:p>
          </table:table-cell>
          <table:table-cell/>
          <table:table-cell office:value-type="float" office:value="2480.769" calcext:value-type="float">
            <text:p>2480,769</text:p>
          </table:table-cell>
          <table:table-cell office:value-type="float" office:value="320.77398" calcext:value-type="float">
            <text:p>320,77398</text:p>
          </table:table-cell>
          <table:table-cell table:number-columns-repeated="10"/>
        </table:table-row>
        <table:table-row table:style-name="ro1">
          <table:table-cell office:value-type="float" office:value="439.313" calcext:value-type="float">
            <text:p>439,313</text:p>
          </table:table-cell>
          <table:table-cell office:value-type="float" office:value="32.076746" calcext:value-type="float">
            <text:p>32,076746</text:p>
          </table:table-cell>
          <table:table-cell/>
          <table:table-cell office:value-type="float" office:value="2499.735" calcext:value-type="float">
            <text:p>2499,735</text:p>
          </table:table-cell>
          <table:table-cell office:value-type="float" office:value="324.975495" calcext:value-type="float">
            <text:p>324,975495</text:p>
          </table:table-cell>
          <table:table-cell table:number-columns-repeated="10"/>
        </table:table-row>
        <table:table-row table:style-name="ro1">
          <table:table-cell office:value-type="float" office:value="409.021" calcext:value-type="float">
            <text:p>409,021</text:p>
          </table:table-cell>
          <table:table-cell office:value-type="float" office:value="31.88906" calcext:value-type="float">
            <text:p>31,88906</text:p>
          </table:table-cell>
          <table:table-cell/>
          <table:table-cell office:value-type="float" office:value="2519.433" calcext:value-type="float">
            <text:p>2519,433</text:p>
          </table:table-cell>
          <table:table-cell office:value-type="float" office:value="326.859469" calcext:value-type="float">
            <text:p>326,859469</text:p>
          </table:table-cell>
          <table:table-cell table:number-columns-repeated="10"/>
        </table:table-row>
        <table:table-row table:style-name="ro1">
          <table:table-cell office:value-type="float" office:value="320.96" calcext:value-type="float">
            <text:p>320,96</text:p>
          </table:table-cell>
          <table:table-cell office:value-type="float" office:value="31.97095" calcext:value-type="float">
            <text:p>31,97095</text:p>
          </table:table-cell>
          <table:table-cell/>
          <table:table-cell office:value-type="float" office:value="2489.845" calcext:value-type="float">
            <text:p>2489,845</text:p>
          </table:table-cell>
          <table:table-cell office:value-type="float" office:value="322.20764" calcext:value-type="float">
            <text:p>322,20764</text:p>
          </table:table-cell>
          <table:table-cell table:number-columns-repeated="10"/>
        </table:table-row>
        <table:table-row table:style-name="ro1">
          <table:table-cell office:value-type="float" office:value="367.138" calcext:value-type="float">
            <text:p>367,138</text:p>
          </table:table-cell>
          <table:table-cell office:value-type="float" office:value="31.868317" calcext:value-type="float">
            <text:p>31,868317</text:p>
          </table:table-cell>
          <table:table-cell/>
          <table:table-cell office:value-type="float" office:value="2469.457" calcext:value-type="float">
            <text:p>2469,457</text:p>
          </table:table-cell>
          <table:table-cell office:value-type="float" office:value="320.754104" calcext:value-type="float">
            <text:p>320,754104</text:p>
          </table:table-cell>
          <table:table-cell table:number-columns-repeated="10"/>
        </table:table-row>
        <table:table-row table:style-name="ro1">
          <table:table-cell office:value-type="float" office:value="377.704" calcext:value-type="float">
            <text:p>377,704</text:p>
          </table:table-cell>
          <table:table-cell office:value-type="float" office:value="31.722749" calcext:value-type="float">
            <text:p>31,722749</text:p>
          </table:table-cell>
          <table:table-cell/>
          <table:table-cell office:value-type="float" office:value="2500.061" calcext:value-type="float">
            <text:p>2500,061</text:p>
          </table:table-cell>
          <table:table-cell office:value-type="float" office:value="322.936591" calcext:value-type="float">
            <text:p>322,936591</text:p>
          </table:table-cell>
          <table:table-cell table:number-columns-repeated="10"/>
        </table:table-row>
        <table:table-row table:style-name="ro1">
          <table:table-cell office:value-type="float" office:value="366.849" calcext:value-type="float">
            <text:p>366,849</text:p>
          </table:table-cell>
          <table:table-cell office:value-type="float" office:value="31.667918" calcext:value-type="float">
            <text:p>31,667918</text:p>
          </table:table-cell>
          <table:table-cell/>
          <table:table-cell office:value-type="float" office:value="2479.163" calcext:value-type="float">
            <text:p>2479,163</text:p>
          </table:table-cell>
          <table:table-cell office:value-type="float" office:value="320.708294" calcext:value-type="float">
            <text:p>320,708294</text:p>
          </table:table-cell>
          <table:table-cell table:number-columns-repeated="10"/>
        </table:table-row>
        <table:table-row table:style-name="ro1">
          <table:table-cell office:value-type="float" office:value="317.055" calcext:value-type="float">
            <text:p>317,055</text:p>
          </table:table-cell>
          <table:table-cell office:value-type="float" office:value="31.341421" calcext:value-type="float">
            <text:p>31,341421</text:p>
          </table:table-cell>
          <table:table-cell/>
          <table:table-cell office:value-type="float" office:value="2480.192" calcext:value-type="float">
            <text:p>2480,192</text:p>
          </table:table-cell>
          <table:table-cell office:value-type="float" office:value="319.745636" calcext:value-type="float">
            <text:p>319,745636</text:p>
          </table:table-cell>
          <table:table-cell table:number-columns-repeated="10"/>
        </table:table-row>
        <table:table-row table:style-name="ro1">
          <table:table-cell office:value-type="float" office:value="309.472" calcext:value-type="float">
            <text:p>309,472</text:p>
          </table:table-cell>
          <table:table-cell office:value-type="float" office:value="31.634502" calcext:value-type="float">
            <text:p>31,634502</text:p>
          </table:table-cell>
          <table:table-cell/>
          <table:table-cell office:value-type="float" office:value="2499.189" calcext:value-type="float">
            <text:p>2499,189</text:p>
          </table:table-cell>
          <table:table-cell office:value-type="float" office:value="322.124511" calcext:value-type="float">
            <text:p>322,124511</text:p>
          </table:table-cell>
          <table:table-cell table:number-columns-repeated="10"/>
        </table:table-row>
        <table:table-row table:style-name="ro1">
          <table:table-cell office:value-type="float" office:value="376.358" calcext:value-type="float">
            <text:p>376,358</text:p>
          </table:table-cell>
          <table:table-cell office:value-type="float" office:value="31.898642" calcext:value-type="float">
            <text:p>31,898642</text:p>
          </table:table-cell>
          <table:table-cell/>
          <table:table-cell office:value-type="float" office:value="2579.77" calcext:value-type="float">
            <text:p>2579,77</text:p>
          </table:table-cell>
          <table:table-cell office:value-type="float" office:value="323.386824" calcext:value-type="float">
            <text:p>323,386824</text:p>
          </table:table-cell>
          <table:table-cell table:number-columns-repeated="10"/>
        </table:table-row>
        <table:table-row table:style-name="ro1">
          <table:table-cell office:value-type="float" office:value="342.142" calcext:value-type="float">
            <text:p>342,142</text:p>
          </table:table-cell>
          <table:table-cell office:value-type="float" office:value="31.829465" calcext:value-type="float">
            <text:p>31,829465</text:p>
          </table:table-cell>
          <table:table-cell/>
          <table:table-cell office:value-type="float" office:value="2500.18" calcext:value-type="float">
            <text:p>2500,18</text:p>
          </table:table-cell>
          <table:table-cell office:value-type="float" office:value="322.168695" calcext:value-type="float">
            <text:p>322,168695</text:p>
          </table:table-cell>
          <table:table-cell table:number-columns-repeated="10"/>
        </table:table-row>
        <table:table-row table:style-name="ro1">
          <table:table-cell office:value-type="float" office:value="460.847" calcext:value-type="float">
            <text:p>460,847</text:p>
          </table:table-cell>
          <table:table-cell office:value-type="float" office:value="31.090947" calcext:value-type="float">
            <text:p>31,090947</text:p>
          </table:table-cell>
          <table:table-cell/>
          <table:table-cell office:value-type="float" office:value="2480.869" calcext:value-type="float">
            <text:p>2480,869</text:p>
          </table:table-cell>
          <table:table-cell office:value-type="float" office:value="320.458749" calcext:value-type="float">
            <text:p>320,458749</text:p>
          </table:table-cell>
          <table:table-cell table:number-columns-repeated="10"/>
        </table:table-row>
        <table:table-row table:style-name="ro1">
          <table:table-cell office:value-type="float" office:value="393.712" calcext:value-type="float">
            <text:p>393,712</text:p>
          </table:table-cell>
          <table:table-cell office:value-type="float" office:value="31.719731" calcext:value-type="float">
            <text:p>31,719731</text:p>
          </table:table-cell>
          <table:table-cell/>
          <table:table-cell office:value-type="float" office:value="2458.22" calcext:value-type="float">
            <text:p>2458,22</text:p>
          </table:table-cell>
          <table:table-cell office:value-type="float" office:value="319.329345" calcext:value-type="float">
            <text:p>319,329345</text:p>
          </table:table-cell>
          <table:table-cell table:number-columns-repeated="10"/>
        </table:table-row>
        <table:table-row table:style-name="ro1">
          <table:table-cell office:value-type="float" office:value="286.955" calcext:value-type="float">
            <text:p>286,955</text:p>
          </table:table-cell>
          <table:table-cell office:value-type="float" office:value="31.777391" calcext:value-type="float">
            <text:p>31,777391</text:p>
          </table:table-cell>
          <table:table-cell/>
          <table:table-cell office:value-type="float" office:value="2480.372" calcext:value-type="float">
            <text:p>2480,372</text:p>
          </table:table-cell>
          <table:table-cell office:value-type="float" office:value="319.19524" calcext:value-type="float">
            <text:p>319,19524</text:p>
          </table:table-cell>
          <table:table-cell table:number-columns-repeated="10"/>
        </table:table-row>
        <table:table-row table:style-name="ro1">
          <table:table-cell office:value-type="float" office:value="359.469" calcext:value-type="float">
            <text:p>359,469</text:p>
          </table:table-cell>
          <table:table-cell office:value-type="float" office:value="32.023816" calcext:value-type="float">
            <text:p>32,023816</text:p>
          </table:table-cell>
          <table:table-cell/>
          <table:table-cell office:value-type="float" office:value="2459.653" calcext:value-type="float">
            <text:p>2459,653</text:p>
          </table:table-cell>
          <table:table-cell office:value-type="float" office:value="318.256151" calcext:value-type="float">
            <text:p>318,256151</text:p>
          </table:table-cell>
          <table:table-cell table:number-columns-repeated="10"/>
        </table:table-row>
        <table:table-row table:style-name="ro1">
          <table:table-cell office:value-type="float" office:value="353.093" calcext:value-type="float">
            <text:p>353,093</text:p>
          </table:table-cell>
          <table:table-cell office:value-type="float" office:value="31.298509" calcext:value-type="float">
            <text:p>31,298509</text:p>
          </table:table-cell>
          <table:table-cell/>
          <table:table-cell office:value-type="float" office:value="2478.426" calcext:value-type="float">
            <text:p>2478,426</text:p>
          </table:table-cell>
          <table:table-cell office:value-type="float" office:value="320.543708" calcext:value-type="float">
            <text:p>320,543708</text:p>
          </table:table-cell>
          <table:table-cell table:number-columns-repeated="3"/>
          <table:table-cell office:value-type="string" calcext:value-type="string">
            <text:p>&lt;-</text:p>
          </table:table-cell>
          <table:table-cell table:number-columns-repeated="6"/>
        </table:table-row>
        <table:table-row table:style-name="ro1">
          <table:table-cell office:value-type="float" office:value="330.5" calcext:value-type="float">
            <text:p>330,5</text:p>
          </table:table-cell>
          <table:table-cell office:value-type="float" office:value="31.871306" calcext:value-type="float">
            <text:p>31,871306</text:p>
          </table:table-cell>
          <table:table-cell/>
          <table:table-cell office:value-type="float" office:value="2540.757" calcext:value-type="float">
            <text:p>2540,757</text:p>
          </table:table-cell>
          <table:table-cell office:value-type="float" office:value="318.359478" calcext:value-type="float">
            <text:p>318,359478</text:p>
          </table:table-cell>
          <table:table-cell table:number-columns-repeated="10"/>
        </table:table-row>
        <table:table-row table:style-name="ro1">
          <table:table-cell office:value-type="float" office:value="320.775" calcext:value-type="float">
            <text:p>320,775</text:p>
          </table:table-cell>
          <table:table-cell office:value-type="float" office:value="31.60039" calcext:value-type="float">
            <text:p>31,60039</text:p>
          </table:table-cell>
          <table:table-cell/>
          <table:table-cell office:value-type="float" office:value="2506.668" calcext:value-type="float">
            <text:p>2506,668</text:p>
          </table:table-cell>
          <table:table-cell office:value-type="float" office:value="320.178736" calcext:value-type="float">
            <text:p>320,178736</text:p>
          </table:table-cell>
          <table:table-cell table:number-columns-repeated="10"/>
        </table:table-row>
        <table:table-row table:style-name="ro1">
          <table:table-cell office:value-type="float" office:value="373.672" calcext:value-type="float">
            <text:p>373,672</text:p>
          </table:table-cell>
          <table:table-cell office:value-type="float" office:value="31.826098" calcext:value-type="float">
            <text:p>31,826098</text:p>
          </table:table-cell>
          <table:table-cell/>
          <table:table-cell office:value-type="float" office:value="2472.998" calcext:value-type="float">
            <text:p>2472,998</text:p>
          </table:table-cell>
          <table:table-cell office:value-type="float" office:value="322.201896" calcext:value-type="float">
            <text:p>322,201896</text:p>
          </table:table-cell>
          <table:table-cell table:number-columns-repeated="10"/>
        </table:table-row>
        <table:table-row table:style-name="ro1">
          <table:table-cell office:value-type="float" office:value="1005.163" calcext:value-type="float">
            <text:p>1005,163</text:p>
          </table:table-cell>
          <table:table-cell office:value-type="float" office:value="32.01768" calcext:value-type="float">
            <text:p>32,01768</text:p>
          </table:table-cell>
          <table:table-cell/>
          <table:table-cell office:value-type="float" office:value="2480.267" calcext:value-type="float">
            <text:p>2480,267</text:p>
          </table:table-cell>
          <table:table-cell office:value-type="float" office:value="320.161039" calcext:value-type="float">
            <text:p>320,161039</text:p>
          </table:table-cell>
          <table:table-cell table:number-columns-repeated="10"/>
        </table:table-row>
        <table:table-row table:style-name="ro1">
          <table:table-cell office:value-type="float" office:value="374.605" calcext:value-type="float">
            <text:p>374,605</text:p>
          </table:table-cell>
          <table:table-cell office:value-type="float" office:value="31.995587" calcext:value-type="float">
            <text:p>31,995587</text:p>
          </table:table-cell>
          <table:table-cell/>
          <table:table-cell office:value-type="float" office:value="2459.653" calcext:value-type="float">
            <text:p>2459,653</text:p>
          </table:table-cell>
          <table:table-cell office:value-type="float" office:value="320.099293" calcext:value-type="float">
            <text:p>320,099293</text:p>
          </table:table-cell>
          <table:table-cell table:number-columns-repeated="10"/>
        </table:table-row>
        <table:table-row table:style-name="ro1">
          <table:table-cell office:value-type="float" office:value="280.704" calcext:value-type="float">
            <text:p>280,704</text:p>
          </table:table-cell>
          <table:table-cell office:value-type="float" office:value="32.06017" calcext:value-type="float">
            <text:p>32,06017</text:p>
          </table:table-cell>
          <table:table-cell/>
          <table:table-cell office:value-type="float" office:value="2478.539" calcext:value-type="float">
            <text:p>2478,539</text:p>
          </table:table-cell>
          <table:table-cell office:value-type="float" office:value="319.674783" calcext:value-type="float">
            <text:p>319,674783</text:p>
          </table:table-cell>
          <table:table-cell table:number-columns-repeated="10"/>
        </table:table-row>
        <table:table-row table:style-name="ro1">
          <table:table-cell office:value-type="float" office:value="357.717" calcext:value-type="float">
            <text:p>357,717</text:p>
          </table:table-cell>
          <table:table-cell office:value-type="float" office:value="31.338607" calcext:value-type="float">
            <text:p>31,338607</text:p>
          </table:table-cell>
          <table:table-cell/>
          <table:table-cell office:value-type="float" office:value="2461.027" calcext:value-type="float">
            <text:p>2461,027</text:p>
          </table:table-cell>
          <table:table-cell office:value-type="float" office:value="318.740016" calcext:value-type="float">
            <text:p>318,740016</text:p>
          </table:table-cell>
          <table:table-cell table:number-columns-repeated="10"/>
        </table:table-row>
        <table:table-row table:style-name="ro1">
          <table:table-cell office:value-type="float" office:value="311.064" calcext:value-type="float">
            <text:p>311,064</text:p>
          </table:table-cell>
          <table:table-cell office:value-type="float" office:value="31.692706" calcext:value-type="float">
            <text:p>31,692706</text:p>
          </table:table-cell>
          <table:table-cell/>
          <table:table-cell office:value-type="float" office:value="2479.144" calcext:value-type="float">
            <text:p>2479,144</text:p>
          </table:table-cell>
          <table:table-cell office:value-type="float" office:value="320.237291" calcext:value-type="float">
            <text:p>320,237291</text:p>
          </table:table-cell>
          <table:table-cell table:number-columns-repeated="10"/>
        </table:table-row>
        <table:table-row table:style-name="ro1">
          <table:table-cell office:value-type="float" office:value="495.106" calcext:value-type="float">
            <text:p>495,106</text:p>
          </table:table-cell>
          <table:table-cell office:value-type="float" office:value="31.905467" calcext:value-type="float">
            <text:p>31,905467</text:p>
          </table:table-cell>
          <table:table-cell/>
          <table:table-cell office:value-type="float" office:value="2479.603" calcext:value-type="float">
            <text:p>2479,603</text:p>
          </table:table-cell>
          <table:table-cell office:value-type="float" office:value="321.456234" calcext:value-type="float">
            <text:p>321,456234</text:p>
          </table:table-cell>
          <table:table-cell table:number-columns-repeated="10"/>
        </table:table-row>
        <table:table-row table:style-name="ro1">
          <table:table-cell office:value-type="float" office:value="337.968" calcext:value-type="float">
            <text:p>337,968</text:p>
          </table:table-cell>
          <table:table-cell office:value-type="float" office:value="31.543199" calcext:value-type="float">
            <text:p>31,543199</text:p>
          </table:table-cell>
          <table:table-cell/>
          <table:table-cell office:value-type="float" office:value="2461.464" calcext:value-type="float">
            <text:p>2461,464</text:p>
          </table:table-cell>
          <table:table-cell office:value-type="float" office:value="316.891633" calcext:value-type="float">
            <text:p>316,891633</text:p>
          </table:table-cell>
          <table:table-cell table:number-columns-repeated="10"/>
        </table:table-row>
        <table:table-row table:style-name="ro1">
          <table:table-cell office:value-type="float" office:value="364.16" calcext:value-type="float">
            <text:p>364,16</text:p>
          </table:table-cell>
          <table:table-cell office:value-type="float" office:value="31.693658" calcext:value-type="float">
            <text:p>31,693658</text:p>
          </table:table-cell>
          <table:table-cell/>
          <table:table-cell office:value-type="float" office:value="2459.068" calcext:value-type="float">
            <text:p>2459,068</text:p>
          </table:table-cell>
          <table:table-cell office:value-type="float" office:value="318.75599" calcext:value-type="float">
            <text:p>318,75599</text:p>
          </table:table-cell>
          <table:table-cell table:number-columns-repeated="10"/>
        </table:table-row>
        <table:table-row table:style-name="ro1">
          <table:table-cell office:value-type="float" office:value="335.517" calcext:value-type="float">
            <text:p>335,517</text:p>
          </table:table-cell>
          <table:table-cell office:value-type="float" office:value="32.215217" calcext:value-type="float">
            <text:p>32,215217</text:p>
          </table:table-cell>
          <table:table-cell/>
          <table:table-cell office:value-type="float" office:value="2459.711" calcext:value-type="float">
            <text:p>2459,711</text:p>
          </table:table-cell>
          <table:table-cell office:value-type="float" office:value="318.862284" calcext:value-type="float">
            <text:p>318,862284</text:p>
          </table:table-cell>
          <table:table-cell table:number-columns-repeated="10"/>
        </table:table-row>
        <table:table-row table:style-name="ro1">
          <table:table-cell office:value-type="float" office:value="298.349" calcext:value-type="float">
            <text:p>298,349</text:p>
          </table:table-cell>
          <table:table-cell office:value-type="float" office:value="31.94661" calcext:value-type="float">
            <text:p>31,94661</text:p>
          </table:table-cell>
          <table:table-cell/>
          <table:table-cell office:value-type="float" office:value="2498.808" calcext:value-type="float">
            <text:p>2498,808</text:p>
          </table:table-cell>
          <table:table-cell office:value-type="float" office:value="322.084015" calcext:value-type="float">
            <text:p>322,084015</text:p>
          </table:table-cell>
          <table:table-cell table:number-columns-repeated="10"/>
        </table:table-row>
        <table:table-row table:style-name="ro1">
          <table:table-cell office:value-type="float" office:value="355.854" calcext:value-type="float">
            <text:p>355,854</text:p>
          </table:table-cell>
          <table:table-cell office:value-type="float" office:value="31.961954" calcext:value-type="float">
            <text:p>31,961954</text:p>
          </table:table-cell>
          <table:table-cell/>
          <table:table-cell office:value-type="float" office:value="2461.806" calcext:value-type="float">
            <text:p>2461,806</text:p>
          </table:table-cell>
          <table:table-cell office:value-type="float" office:value="320.061586" calcext:value-type="float">
            <text:p>320,061586</text:p>
          </table:table-cell>
          <table:table-cell table:number-columns-repeated="10"/>
        </table:table-row>
        <table:table-row table:style-name="ro1">
          <table:table-cell office:value-type="float" office:value="300.097" calcext:value-type="float">
            <text:p>300,097</text:p>
          </table:table-cell>
          <table:table-cell office:value-type="float" office:value="32.148307" calcext:value-type="float">
            <text:p>32,148307</text:p>
          </table:table-cell>
          <table:table-cell/>
          <table:table-cell office:value-type="float" office:value="2478.786" calcext:value-type="float">
            <text:p>2478,786</text:p>
          </table:table-cell>
          <table:table-cell office:value-type="float" office:value="317.726945" calcext:value-type="float">
            <text:p>317,726945</text:p>
          </table:table-cell>
          <table:table-cell table:number-columns-repeated="10"/>
        </table:table-row>
        <table:table-row table:style-name="ro1">
          <table:table-cell office:value-type="float" office:value="287.988" calcext:value-type="float">
            <text:p>287,988</text:p>
          </table:table-cell>
          <table:table-cell office:value-type="float" office:value="31.841179" calcext:value-type="float">
            <text:p>31,841179</text:p>
          </table:table-cell>
          <table:table-cell/>
          <table:table-cell office:value-type="float" office:value="2560.031" calcext:value-type="float">
            <text:p>2560,031</text:p>
          </table:table-cell>
          <table:table-cell office:value-type="float" office:value="321.164709" calcext:value-type="float">
            <text:p>321,164709</text:p>
          </table:table-cell>
          <table:table-cell table:number-columns-repeated="10"/>
        </table:table-row>
        <table:table-row table:style-name="ro1">
          <table:table-cell office:value-type="float" office:value="270.264" calcext:value-type="float">
            <text:p>270,264</text:p>
          </table:table-cell>
          <table:table-cell office:value-type="float" office:value="31.93796" calcext:value-type="float">
            <text:p>31,93796</text:p>
          </table:table-cell>
          <table:table-cell/>
          <table:table-cell office:value-type="float" office:value="2478.99" calcext:value-type="float">
            <text:p>2478,99</text:p>
          </table:table-cell>
          <table:table-cell office:value-type="float" office:value="319.50001" calcext:value-type="float">
            <text:p>319,50001</text:p>
          </table:table-cell>
          <table:table-cell table:number-columns-repeated="10"/>
        </table:table-row>
        <table:table-row table:style-name="ro1">
          <table:table-cell office:value-type="float" office:value="300.12" calcext:value-type="float">
            <text:p>300,12</text:p>
          </table:table-cell>
          <table:table-cell office:value-type="float" office:value="31.776513" calcext:value-type="float">
            <text:p>31,776513</text:p>
          </table:table-cell>
          <table:table-cell/>
          <table:table-cell office:value-type="float" office:value="2460.59" calcext:value-type="float">
            <text:p>2460,59</text:p>
          </table:table-cell>
          <table:table-cell office:value-type="float" office:value="317.293834" calcext:value-type="float">
            <text:p>317,293834</text:p>
          </table:table-cell>
          <table:table-cell table:number-columns-repeated="10"/>
        </table:table-row>
        <table:table-row table:style-name="ro1">
          <table:table-cell office:value-type="float" office:value="312.511" calcext:value-type="float">
            <text:p>312,511</text:p>
          </table:table-cell>
          <table:table-cell office:value-type="float" office:value="32.409352" calcext:value-type="float">
            <text:p>32,409352</text:p>
          </table:table-cell>
          <table:table-cell/>
          <table:table-cell office:value-type="float" office:value="2485.408" calcext:value-type="float">
            <text:p>2485,408</text:p>
          </table:table-cell>
          <table:table-cell office:value-type="float" office:value="321.078725" calcext:value-type="float">
            <text:p>321,078725</text:p>
          </table:table-cell>
          <table:table-cell table:number-columns-repeated="10"/>
        </table:table-row>
        <table:table-row table:style-name="ro1">
          <table:table-cell office:value-type="float" office:value="328.936" calcext:value-type="float">
            <text:p>328,936</text:p>
          </table:table-cell>
          <table:table-cell office:value-type="float" office:value="32.331411" calcext:value-type="float">
            <text:p>32,331411</text:p>
          </table:table-cell>
          <table:table-cell/>
          <table:table-cell office:value-type="float" office:value="2455.584" calcext:value-type="float">
            <text:p>2455,584</text:p>
          </table:table-cell>
          <table:table-cell office:value-type="float" office:value="318.351572" calcext:value-type="float">
            <text:p>318,351572</text:p>
          </table:table-cell>
          <table:table-cell table:number-columns-repeated="10"/>
        </table:table-row>
        <table:table-row table:style-name="ro1">
          <table:table-cell office:value-type="float" office:value="494.627" calcext:value-type="float">
            <text:p>494,627</text:p>
          </table:table-cell>
          <table:table-cell office:value-type="float" office:value="32.46345" calcext:value-type="float">
            <text:p>32,46345</text:p>
          </table:table-cell>
          <table:table-cell/>
          <table:table-cell office:value-type="float" office:value="2458.063" calcext:value-type="float">
            <text:p>2458,063</text:p>
          </table:table-cell>
          <table:table-cell office:value-type="float" office:value="319.073904" calcext:value-type="float">
            <text:p>319,073904</text:p>
          </table:table-cell>
          <table:table-cell table:number-columns-repeated="10"/>
        </table:table-row>
        <table:table-row table:style-name="ro1">
          <table:table-cell office:value-type="float" office:value="364.259" calcext:value-type="float">
            <text:p>364,259</text:p>
          </table:table-cell>
          <table:table-cell office:value-type="float" office:value="31.958039" calcext:value-type="float">
            <text:p>31,958039</text:p>
          </table:table-cell>
          <table:table-cell/>
          <table:table-cell office:value-type="float" office:value="2499.84" calcext:value-type="float">
            <text:p>2499,84</text:p>
          </table:table-cell>
          <table:table-cell office:value-type="float" office:value="319.772769" calcext:value-type="float">
            <text:p>319,772769</text:p>
          </table:table-cell>
          <table:table-cell table:number-columns-repeated="10"/>
        </table:table-row>
        <table:table-row table:style-name="ro1">
          <table:table-cell office:value-type="float" office:value="418.267" calcext:value-type="float">
            <text:p>418,267</text:p>
          </table:table-cell>
          <table:table-cell office:value-type="float" office:value="32.799671" calcext:value-type="float">
            <text:p>32,799671</text:p>
          </table:table-cell>
          <table:table-cell/>
          <table:table-cell office:value-type="float" office:value="2560.25" calcext:value-type="float">
            <text:p>2560,25</text:p>
          </table:table-cell>
          <table:table-cell office:value-type="float" office:value="318.640099" calcext:value-type="float">
            <text:p>318,640099</text:p>
          </table:table-cell>
          <table:table-cell table:number-columns-repeated="10"/>
        </table:table-row>
        <table:table-row table:style-name="ro1">
          <table:table-cell office:value-type="float" office:value="466.445" calcext:value-type="float">
            <text:p>466,445</text:p>
          </table:table-cell>
          <table:table-cell office:value-type="float" office:value="32.229815" calcext:value-type="float">
            <text:p>32,229815</text:p>
          </table:table-cell>
          <table:table-cell/>
          <table:table-cell office:value-type="float" office:value="2499.692" calcext:value-type="float">
            <text:p>2499,692</text:p>
          </table:table-cell>
          <table:table-cell office:value-type="float" office:value="319.933268" calcext:value-type="float">
            <text:p>319,933268</text:p>
          </table:table-cell>
          <table:table-cell table:number-columns-repeated="10"/>
        </table:table-row>
        <table:table-row table:style-name="ro1">
          <table:table-cell office:value-type="float" office:value="371.354" calcext:value-type="float">
            <text:p>371,354</text:p>
          </table:table-cell>
          <table:table-cell office:value-type="float" office:value="31.721835" calcext:value-type="float">
            <text:p>31,721835</text:p>
          </table:table-cell>
          <table:table-cell/>
          <table:table-cell office:value-type="float" office:value="2499.158" calcext:value-type="float">
            <text:p>2499,158</text:p>
          </table:table-cell>
          <table:table-cell office:value-type="float" office:value="320.761619" calcext:value-type="float">
            <text:p>320,761619</text:p>
          </table:table-cell>
          <table:table-cell table:number-columns-repeated="10"/>
        </table:table-row>
        <table:table-row table:style-name="ro1">
          <table:table-cell office:value-type="float" office:value="341.04" calcext:value-type="float">
            <text:p>341,04</text:p>
          </table:table-cell>
          <table:table-cell office:value-type="float" office:value="31.9542" calcext:value-type="float">
            <text:p>31,9542</text:p>
          </table:table-cell>
          <table:table-cell/>
          <table:table-cell office:value-type="float" office:value="2501.351" calcext:value-type="float">
            <text:p>2501,351</text:p>
          </table:table-cell>
          <table:table-cell office:value-type="float" office:value="321.620136" calcext:value-type="float">
            <text:p>321,620136</text:p>
          </table:table-cell>
          <table:table-cell table:number-columns-repeated="10"/>
        </table:table-row>
        <table:table-row table:style-name="ro1">
          <table:table-cell office:value-type="float" office:value="332.809" calcext:value-type="float">
            <text:p>332,809</text:p>
          </table:table-cell>
          <table:table-cell office:value-type="float" office:value="31.791569" calcext:value-type="float">
            <text:p>31,791569</text:p>
          </table:table-cell>
          <table:table-cell/>
          <table:table-cell office:value-type="float" office:value="2459.502" calcext:value-type="float">
            <text:p>2459,502</text:p>
          </table:table-cell>
          <table:table-cell office:value-type="float" office:value="318.658133" calcext:value-type="float">
            <text:p>318,658133</text:p>
          </table:table-cell>
          <table:table-cell table:number-columns-repeated="10"/>
        </table:table-row>
        <table:table-row table:style-name="ro1">
          <table:table-cell office:value-type="float" office:value="353.914" calcext:value-type="float">
            <text:p>353,914</text:p>
          </table:table-cell>
          <table:table-cell office:value-type="float" office:value="31.841473" calcext:value-type="float">
            <text:p>31,841473</text:p>
          </table:table-cell>
          <table:table-cell/>
          <table:table-cell office:value-type="float" office:value="2498.461" calcext:value-type="float">
            <text:p>2498,461</text:p>
          </table:table-cell>
          <table:table-cell office:value-type="float" office:value="321.969578" calcext:value-type="float">
            <text:p>321,969578</text:p>
          </table:table-cell>
          <table:table-cell table:number-columns-repeated="10"/>
        </table:table-row>
        <table:table-row table:style-name="ro1">
          <table:table-cell office:value-type="float" office:value="301.169" calcext:value-type="float">
            <text:p>301,169</text:p>
          </table:table-cell>
          <table:table-cell office:value-type="float" office:value="32.152041" calcext:value-type="float">
            <text:p>32,152041</text:p>
          </table:table-cell>
          <table:table-cell/>
          <table:table-cell office:value-type="float" office:value="2479.187" calcext:value-type="float">
            <text:p>2479,187</text:p>
          </table:table-cell>
          <table:table-cell office:value-type="float" office:value="319.641799" calcext:value-type="float">
            <text:p>319,641799</text:p>
          </table:table-cell>
          <table:table-cell table:number-columns-repeated="10"/>
        </table:table-row>
        <table:table-row table:style-name="ro1">
          <table:table-cell office:value-type="float" office:value="350.505" calcext:value-type="float">
            <text:p>350,505</text:p>
          </table:table-cell>
          <table:table-cell office:value-type="float" office:value="31.764415" calcext:value-type="float">
            <text:p>31,764415</text:p>
          </table:table-cell>
          <table:table-cell/>
          <table:table-cell office:value-type="float" office:value="2461.852" calcext:value-type="float">
            <text:p>2461,852</text:p>
          </table:table-cell>
          <table:table-cell office:value-type="float" office:value="318.934568" calcext:value-type="float">
            <text:p>318,934568</text:p>
          </table:table-cell>
          <table:table-cell table:number-columns-repeated="10"/>
        </table:table-row>
        <table:table-row table:style-name="ro1">
          <table:table-cell office:value-type="float" office:value="313.73" calcext:value-type="float">
            <text:p>313,73</text:p>
          </table:table-cell>
          <table:table-cell office:value-type="float" office:value="32.460888" calcext:value-type="float">
            <text:p>32,460888</text:p>
          </table:table-cell>
          <table:table-cell/>
          <table:table-cell office:value-type="float" office:value="2458.848" calcext:value-type="float">
            <text:p>2458,848</text:p>
          </table:table-cell>
          <table:table-cell office:value-type="float" office:value="318.690383" calcext:value-type="float">
            <text:p>318,690383</text:p>
          </table:table-cell>
          <table:table-cell table:number-columns-repeated="10"/>
        </table:table-row>
        <table:table-row table:style-name="ro1">
          <table:table-cell office:value-type="float" office:value="409.794" calcext:value-type="float">
            <text:p>409,794</text:p>
          </table:table-cell>
          <table:table-cell office:value-type="float" office:value="31.988664" calcext:value-type="float">
            <text:p>31,988664</text:p>
          </table:table-cell>
          <table:table-cell/>
          <table:table-cell office:value-type="float" office:value="2440.357" calcext:value-type="float">
            <text:p>2440,357</text:p>
          </table:table-cell>
          <table:table-cell office:value-type="float" office:value="317.920299" calcext:value-type="float">
            <text:p>317,920299</text:p>
          </table:table-cell>
          <table:table-cell table:number-columns-repeated="10"/>
        </table:table-row>
        <table:table-row table:style-name="ro1">
          <table:table-cell office:value-type="float" office:value="513.158" calcext:value-type="float">
            <text:p>513,158</text:p>
          </table:table-cell>
          <table:table-cell office:value-type="float" office:value="32.183392" calcext:value-type="float">
            <text:p>32,183392</text:p>
          </table:table-cell>
          <table:table-cell/>
          <table:table-cell office:value-type="float" office:value="2460.024" calcext:value-type="float">
            <text:p>2460,024</text:p>
          </table:table-cell>
          <table:table-cell office:value-type="float" office:value="319.359598" calcext:value-type="float">
            <text:p>319,359598</text:p>
          </table:table-cell>
          <table:table-cell table:number-columns-repeated="10"/>
        </table:table-row>
        <table:table-row table:style-name="ro1">
          <table:table-cell office:value-type="float" office:value="457.68" calcext:value-type="float">
            <text:p>457,68</text:p>
          </table:table-cell>
          <table:table-cell office:value-type="float" office:value="32.570957" calcext:value-type="float">
            <text:p>32,570957</text:p>
          </table:table-cell>
          <table:table-cell/>
          <table:table-cell office:value-type="float" office:value="2440.172" calcext:value-type="float">
            <text:p>2440,172</text:p>
          </table:table-cell>
          <table:table-cell office:value-type="float" office:value="315.846061" calcext:value-type="float">
            <text:p>315,846061</text:p>
          </table:table-cell>
          <table:table-cell table:number-columns-repeated="10"/>
        </table:table-row>
        <table:table-row table:style-name="ro1">
          <table:table-cell office:value-type="float" office:value="648.962" calcext:value-type="float">
            <text:p>648,962</text:p>
          </table:table-cell>
          <table:table-cell office:value-type="float" office:value="32.622751" calcext:value-type="float">
            <text:p>32,622751</text:p>
          </table:table-cell>
          <table:table-cell/>
          <table:table-cell office:value-type="float" office:value="2560.381" calcext:value-type="float">
            <text:p>2560,381</text:p>
          </table:table-cell>
          <table:table-cell office:value-type="float" office:value="321.033146" calcext:value-type="float">
            <text:p>321,033146</text:p>
          </table:table-cell>
          <table:table-cell table:number-columns-repeated="10"/>
        </table:table-row>
        <table:table-row table:style-name="ro1">
          <table:table-cell office:value-type="float" office:value="560.572" calcext:value-type="float">
            <text:p>560,572</text:p>
          </table:table-cell>
          <table:table-cell office:value-type="float" office:value="31.661573" calcext:value-type="float">
            <text:p>31,661573</text:p>
          </table:table-cell>
          <table:table-cell/>
          <table:table-cell office:value-type="float" office:value="2459.125" calcext:value-type="float">
            <text:p>2459,125</text:p>
          </table:table-cell>
          <table:table-cell office:value-type="float" office:value="317.972508" calcext:value-type="float">
            <text:p>317,972508</text:p>
          </table:table-cell>
          <table:table-cell table:number-columns-repeated="10"/>
        </table:table-row>
        <table:table-row table:style-name="ro1">
          <table:table-cell office:value-type="float" office:value="374.677" calcext:value-type="float">
            <text:p>374,677</text:p>
          </table:table-cell>
          <table:table-cell office:value-type="float" office:value="31.647201" calcext:value-type="float">
            <text:p>31,647201</text:p>
          </table:table-cell>
          <table:table-cell/>
          <table:table-cell office:value-type="float" office:value="2459.334" calcext:value-type="float">
            <text:p>2459,334</text:p>
          </table:table-cell>
          <table:table-cell office:value-type="float" office:value="320.355345" calcext:value-type="float">
            <text:p>320,355345</text:p>
          </table:table-cell>
          <table:table-cell table:number-columns-repeated="10"/>
        </table:table-row>
        <table:table-row table:style-name="ro1">
          <table:table-cell office:value-type="float" office:value="596.258" calcext:value-type="float">
            <text:p>596,258</text:p>
          </table:table-cell>
          <table:table-cell office:value-type="float" office:value="32.216618" calcext:value-type="float">
            <text:p>32,216618</text:p>
          </table:table-cell>
          <table:table-cell/>
          <table:table-cell office:value-type="float" office:value="4218.284" calcext:value-type="float">
            <text:p>4218,284</text:p>
          </table:table-cell>
          <table:table-cell office:value-type="float" office:value="322.196327" calcext:value-type="float">
            <text:p>322,196327</text:p>
          </table:table-cell>
          <table:table-cell table:number-columns-repeated="10"/>
        </table:table-row>
        <table:table-row table:style-name="ro1">
          <table:table-cell office:value-type="float" office:value="339.735" calcext:value-type="float">
            <text:p>339,735</text:p>
          </table:table-cell>
          <table:table-cell office:value-type="float" office:value="32.524787" calcext:value-type="float">
            <text:p>32,524787</text:p>
          </table:table-cell>
          <table:table-cell/>
          <table:table-cell office:value-type="float" office:value="3586.98" calcext:value-type="float">
            <text:p>3586,98</text:p>
          </table:table-cell>
          <table:table-cell office:value-type="float" office:value="321.234701" calcext:value-type="float">
            <text:p>321,234701</text:p>
          </table:table-cell>
          <table:table-cell table:number-columns-repeated="10"/>
        </table:table-row>
        <table:table-row table:style-name="ro1">
          <table:table-cell office:value-type="float" office:value="324.968" calcext:value-type="float">
            <text:p>324,968</text:p>
          </table:table-cell>
          <table:table-cell office:value-type="float" office:value="31.87746" calcext:value-type="float">
            <text:p>31,87746</text:p>
          </table:table-cell>
          <table:table-cell/>
          <table:table-cell office:value-type="float" office:value="3041.2" calcext:value-type="float">
            <text:p>3041,2</text:p>
          </table:table-cell>
          <table:table-cell office:value-type="float" office:value="319.236391" calcext:value-type="float">
            <text:p>319,236391</text:p>
          </table:table-cell>
          <table:table-cell table:number-columns-repeated="10"/>
        </table:table-row>
        <table:table-row table:style-name="ro1">
          <table:table-cell office:value-type="float" office:value="279.998" calcext:value-type="float">
            <text:p>279,998</text:p>
          </table:table-cell>
          <table:table-cell office:value-type="float" office:value="32.614622" calcext:value-type="float">
            <text:p>32,614622</text:p>
          </table:table-cell>
          <table:table-cell/>
          <table:table-cell office:value-type="float" office:value="3394.487" calcext:value-type="float">
            <text:p>3394,487</text:p>
          </table:table-cell>
          <table:table-cell office:value-type="float" office:value="317.743794" calcext:value-type="float">
            <text:p>317,743794</text:p>
          </table:table-cell>
          <table:table-cell table:number-columns-repeated="10"/>
        </table:table-row>
      </table:table>
      <table:table table:name="PY37-512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756.988" calcext:value-type="float">
            <text:p>756,988</text:p>
          </table:table-cell>
          <table:table-cell office:value-type="float" office:value="33.072324" calcext:value-type="float">
            <text:p>33,072324</text:p>
          </table:table-cell>
          <table:table-cell/>
          <table:table-cell office:value-type="float" office:value="1470.337" calcext:value-type="float">
            <text:p>1470,337</text:p>
          </table:table-cell>
          <table:table-cell office:value-type="float" office:value="319.726499" calcext:value-type="float">
            <text:p>319,726499</text:p>
          </table:table-cell>
          <table:table-cell/>
          <table:table-cell office:value-type="float" office:value="12475.234" calcext:value-type="float">
            <text:p>12475,234</text:p>
          </table:table-cell>
          <table:table-cell office:value-type="float" office:value="3211.729548" calcext:value-type="float">
            <text:p>3211,729548</text:p>
          </table:table-cell>
          <table:table-cell table:number-columns-repeated="5"/>
          <table:table-cell table:formula="of:=['PY37-512MB'.N7]-['PY37-512MB'.$L7]" office:value-type="float" office:value="-1.19656224000001" calcext:value-type="float">
            <text:p>-1,19656224</text:p>
          </table:table-cell>
          <table:table-cell table:formula="of:=['PY37-512MB'.O7]-['PY37-512MB'.$L7]" office:value-type="float" office:value="1.11540075999999" calcext:value-type="float">
            <text:p>1,11540076</text:p>
          </table:table-cell>
        </table:table-row>
        <table:table-row table:style-name="ro1">
          <table:table-cell office:value-type="float" office:value="180.238" calcext:value-type="float">
            <text:p>180,238</text:p>
          </table:table-cell>
          <table:table-cell office:value-type="float" office:value="32.242952" calcext:value-type="float">
            <text:p>32,242952</text:p>
          </table:table-cell>
          <table:table-cell/>
          <table:table-cell office:value-type="float" office:value="1286.839" calcext:value-type="float">
            <text:p>1286,839</text:p>
          </table:table-cell>
          <table:table-cell office:value-type="float" office:value="323.706841" calcext:value-type="float">
            <text:p>323,706841</text:p>
          </table:table-cell>
          <table:table-cell/>
          <table:table-cell office:value-type="float" office:value="13906.37" calcext:value-type="float">
            <text:p>13906,37</text:p>
          </table:table-cell>
          <table:table-cell office:value-type="float" office:value="3215.702943" calcext:value-type="float">
            <text:p>3215,702943</text:p>
          </table:table-cell>
          <table:table-cell table:number-columns-repeated="4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80.185" calcext:value-type="float">
            <text:p>180,185</text:p>
          </table:table-cell>
          <table:table-cell office:value-type="float" office:value="32.146683" calcext:value-type="float">
            <text:p>32,146683</text:p>
          </table:table-cell>
          <table:table-cell/>
          <table:table-cell office:value-type="float" office:value="1272.388" calcext:value-type="float">
            <text:p>1272,388</text:p>
          </table:table-cell>
          <table:table-cell office:value-type="float" office:value="322.475597" calcext:value-type="float">
            <text:p>322,475597</text:p>
          </table:table-cell>
          <table:table-cell/>
          <table:table-cell office:value-type="float" office:value="12333.736" calcext:value-type="float">
            <text:p>12333,736</text:p>
          </table:table-cell>
          <table:table-cell office:value-type="float" office:value="3219.584794" calcext:value-type="float">
            <text:p>3219,58479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AVERAGE(['PY37-512MB'.$B$5:.$B$104])" office:value-type="float" office:value="32.26497424" calcext:value-type="float">
            <text:p>32,26497424</text:p>
          </table:table-cell>
          <table:table-cell table:formula="of:=STDEV(['PY37-512MB'.$B$5:.$B$104])" office:value-type="float" office:value="0.445295219892708" calcext:value-type="float">
            <text:p>0,4452952199</text:p>
          </table:table-cell>
          <table:table-cell table:formula="of:=MIN(['PY37-512MB'.$B$5:.$B$104])" office:value-type="float" office:value="31.068412" calcext:value-type="float">
            <text:p>31,068412</text:p>
          </table:table-cell>
          <table:table-cell table:formula="of:=MAX(['PY37-512MB'.$B$5:.$B$104])" office:value-type="float" office:value="33.380375" calcext:value-type="float">
            <text:p>33,380375</text:p>
          </table:table-cell>
        </table:table-row>
        <table:table-row table:style-name="ro1">
          <table:table-cell office:value-type="float" office:value="180.132" calcext:value-type="float">
            <text:p>180,132</text:p>
          </table:table-cell>
          <table:table-cell office:value-type="float" office:value="33.198688" calcext:value-type="float">
            <text:p>33,198688</text:p>
          </table:table-cell>
          <table:table-cell/>
          <table:table-cell office:value-type="float" office:value="1240.94" calcext:value-type="float">
            <text:p>1240,94</text:p>
          </table:table-cell>
          <table:table-cell office:value-type="float" office:value="318.763132" calcext:value-type="float">
            <text:p>318,763132</text:p>
          </table:table-cell>
          <table:table-cell/>
          <table:table-cell office:value-type="float" office:value="12324.179" calcext:value-type="float">
            <text:p>12324,179</text:p>
          </table:table-cell>
          <table:table-cell office:value-type="float" office:value="3231.479734" calcext:value-type="float">
            <text:p>3231,479734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'PY37-512MB'.$E$11:.$E$104])" office:value-type="float" office:value="321.328670340425" calcext:value-type="float">
            <text:p>321,3286703404</text:p>
          </table:table-cell>
          <table:table-cell table:formula="of:=STDEV(['PY37-512MB'.$E$11:.$E$104])" office:value-type="float" office:value="2.4167145438945" calcext:value-type="float">
            <text:p>2,4167145439</text:p>
          </table:table-cell>
          <table:table-cell table:formula="of:=MIN(['PY37-512MB'.$E$11:.$E$104])" office:value-type="float" office:value="316.184136" calcext:value-type="float">
            <text:p>316,184136</text:p>
          </table:table-cell>
          <table:table-cell table:formula="of:=MAX(['PY37-512MB'.$E$11:.$E$104])" office:value-type="float" office:value="326.780041" calcext:value-type="float">
            <text:p>326,780041</text:p>
          </table:table-cell>
        </table:table-row>
        <table:table-row table:style-name="ro1">
          <table:table-cell office:value-type="float" office:value="158.277" calcext:value-type="float">
            <text:p>158,277</text:p>
          </table:table-cell>
          <table:table-cell office:value-type="float" office:value="32.378211" calcext:value-type="float">
            <text:p>32,378211</text:p>
          </table:table-cell>
          <table:table-cell/>
          <table:table-cell office:value-type="float" office:value="1280.352" calcext:value-type="float">
            <text:p>1280,352</text:p>
          </table:table-cell>
          <table:table-cell office:value-type="float" office:value="324.226447" calcext:value-type="float">
            <text:p>324,226447</text:p>
          </table:table-cell>
          <table:table-cell/>
          <table:table-cell office:value-type="float" office:value="12374.497" calcext:value-type="float">
            <text:p>12374,497</text:p>
          </table:table-cell>
          <table:table-cell office:value-type="float" office:value="3237.421114" calcext:value-type="float">
            <text:p>3237,421114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PY37-512MB'.$H$5:.$H$104])" office:value-type="float" office:value="3219.45567740909" calcext:value-type="float">
            <text:p>3219,4556774091</text:p>
          </table:table-cell>
          <table:table-cell table:formula="of:=STDEV(['PY37-512MB'.$H$5:.$H$104])" office:value-type="float" office:value="13.8750057306318" calcext:value-type="float">
            <text:p>13,8750057306</text:p>
          </table:table-cell>
          <table:table-cell table:formula="of:=MIN(['PY37-512MB'.$H$5:.$H$104])" office:value-type="float" office:value="3199.013467" calcext:value-type="float">
            <text:p>3199,013467</text:p>
          </table:table-cell>
          <table:table-cell table:formula="of:=MAX(['PY37-512MB'.$H$5:.$H$104])" office:value-type="float" office:value="3263.411379" calcext:value-type="float">
            <text:p>3263,411379</text:p>
          </table:table-cell>
        </table:table-row>
        <table:table-row table:style-name="ro1">
          <table:table-cell office:value-type="float" office:value="181.027" calcext:value-type="float">
            <text:p>181,027</text:p>
          </table:table-cell>
          <table:table-cell office:value-type="float" office:value="32.502395" calcext:value-type="float">
            <text:p>32,502395</text:p>
          </table:table-cell>
          <table:table-cell/>
          <table:table-cell office:value-type="float" office:value="1577.074" calcext:value-type="float">
            <text:p>1577,074</text:p>
          </table:table-cell>
          <table:table-cell office:value-type="float" office:value="319.869287" calcext:value-type="float">
            <text:p>319,869287</text:p>
          </table:table-cell>
          <table:table-cell/>
          <table:table-cell office:value-type="float" office:value="12265.052" calcext:value-type="float">
            <text:p>12265,052</text:p>
          </table:table-cell>
          <table:table-cell office:value-type="float" office:value="3215.043979" calcext:value-type="float">
            <text:p>3215,043979</text:p>
          </table:table-cell>
          <table:table-cell table:number-columns-repeated="7"/>
        </table:table-row>
        <table:table-row table:style-name="ro1">
          <table:table-cell office:value-type="float" office:value="161.219" calcext:value-type="float">
            <text:p>161,219</text:p>
          </table:table-cell>
          <table:table-cell office:value-type="float" office:value="32.274044" calcext:value-type="float">
            <text:p>32,274044</text:p>
          </table:table-cell>
          <table:table-cell/>
          <table:table-cell office:value-type="float" office:value="1583.409" calcext:value-type="float">
            <text:p>1583,409</text:p>
          </table:table-cell>
          <table:table-cell office:value-type="float" office:value="321.562993" calcext:value-type="float">
            <text:p>321,562993</text:p>
          </table:table-cell>
          <table:table-cell/>
          <table:table-cell office:value-type="float" office:value="12585.396" calcext:value-type="float">
            <text:p>12585,396</text:p>
          </table:table-cell>
          <table:table-cell office:value-type="float" office:value="3223.956183" calcext:value-type="float">
            <text:p>3223,956183</text:p>
          </table:table-cell>
          <table:table-cell table:number-columns-repeated="7"/>
        </table:table-row>
        <table:table-row table:style-name="ro1">
          <table:table-cell office:value-type="float" office:value="158.522" calcext:value-type="float">
            <text:p>158,522</text:p>
          </table:table-cell>
          <table:table-cell office:value-type="float" office:value="32.234963" calcext:value-type="float">
            <text:p>32,234963</text:p>
          </table:table-cell>
          <table:table-cell/>
          <table:table-cell office:value-type="float" office:value="1468.056" calcext:value-type="float">
            <text:p>1468,056</text:p>
          </table:table-cell>
          <table:table-cell office:value-type="float" office:value="320.875109" calcext:value-type="float">
            <text:p>320,875109</text:p>
          </table:table-cell>
          <table:table-cell/>
          <table:table-cell office:value-type="float" office:value="12232.312" calcext:value-type="float">
            <text:p>12232,312</text:p>
          </table:table-cell>
          <table:table-cell office:value-type="float" office:value="3202.618022" calcext:value-type="float">
            <text:p>3202,618022</text:p>
          </table:table-cell>
          <table:table-cell table:number-columns-repeated="7"/>
        </table:table-row>
        <table:table-row table:style-name="ro1">
          <table:table-cell office:value-type="float" office:value="180.637" calcext:value-type="float">
            <text:p>180,637</text:p>
          </table:table-cell>
          <table:table-cell office:value-type="float" office:value="32.643492" calcext:value-type="float">
            <text:p>32,643492</text:p>
          </table:table-cell>
          <table:table-cell/>
          <table:table-cell office:value-type="float" office:value="1617.529" calcext:value-type="float">
            <text:p>1617,529</text:p>
          </table:table-cell>
          <table:table-cell office:value-type="float" office:value="321.702069" calcext:value-type="float">
            <text:p>321,702069</text:p>
          </table:table-cell>
          <table:table-cell/>
          <table:table-cell office:value-type="float" office:value="12290.151" calcext:value-type="float">
            <text:p>12290,151</text:p>
          </table:table-cell>
          <table:table-cell office:value-type="float" office:value="3210.171905" calcext:value-type="float">
            <text:p>3210,171905</text:p>
          </table:table-cell>
          <table:table-cell table:number-columns-repeated="7"/>
        </table:table-row>
        <table:table-row table:style-name="ro1">
          <table:table-cell office:value-type="float" office:value="157.294" calcext:value-type="float">
            <text:p>157,294</text:p>
          </table:table-cell>
          <table:table-cell office:value-type="float" office:value="32.31176" calcext:value-type="float">
            <text:p>32,31176</text:p>
          </table:table-cell>
          <table:table-cell/>
          <table:table-cell office:value-type="float" office:value="2017.986" calcext:value-type="float">
            <text:p>2017,986</text:p>
          </table:table-cell>
          <table:table-cell office:value-type="float" office:value="322.457825" calcext:value-type="float">
            <text:p>322,457825</text:p>
          </table:table-cell>
          <table:table-cell/>
          <table:table-cell office:value-type="float" office:value="12286.553" calcext:value-type="float">
            <text:p>12286,553</text:p>
          </table:table-cell>
          <table:table-cell office:value-type="float" office:value="3209.381583" calcext:value-type="float">
            <text:p>3209,381583</text:p>
          </table:table-cell>
          <table:table-cell table:number-columns-repeated="7"/>
        </table:table-row>
        <table:table-row table:style-name="ro1">
          <table:table-cell office:value-type="float" office:value="160.372" calcext:value-type="float">
            <text:p>160,372</text:p>
          </table:table-cell>
          <table:table-cell office:value-type="float" office:value="32.218371" calcext:value-type="float">
            <text:p>32,218371</text:p>
          </table:table-cell>
          <table:table-cell/>
          <table:table-cell office:value-type="float" office:value="1396.28" calcext:value-type="float">
            <text:p>1396,28</text:p>
          </table:table-cell>
          <table:table-cell office:value-type="float" office:value="321.748781" calcext:value-type="float">
            <text:p>321,748781</text:p>
          </table:table-cell>
          <table:table-cell/>
          <table:table-cell office:value-type="float" office:value="12198.733" calcext:value-type="float">
            <text:p>12198,733</text:p>
          </table:table-cell>
          <table:table-cell office:value-type="float" office:value="3199.013467" calcext:value-type="float">
            <text:p>3199,013467</text:p>
          </table:table-cell>
          <table:table-cell table:number-columns-repeated="7"/>
        </table:table-row>
        <table:table-row table:style-name="ro1">
          <table:table-cell office:value-type="float" office:value="142.327" calcext:value-type="float">
            <text:p>142,327</text:p>
          </table:table-cell>
          <table:table-cell office:value-type="float" office:value="31.608502" calcext:value-type="float">
            <text:p>31,608502</text:p>
          </table:table-cell>
          <table:table-cell/>
          <table:table-cell office:value-type="float" office:value="1439.193" calcext:value-type="float">
            <text:p>1439,193</text:p>
          </table:table-cell>
          <table:table-cell office:value-type="float" office:value="321.963699" calcext:value-type="float">
            <text:p>321,963699</text:p>
          </table:table-cell>
          <table:table-cell/>
          <table:table-cell office:value-type="float" office:value="12361.34" calcext:value-type="float">
            <text:p>12361,34</text:p>
          </table:table-cell>
          <table:table-cell office:value-type="float" office:value="3232.393842" calcext:value-type="float">
            <text:p>3232,393842</text:p>
          </table:table-cell>
          <table:table-cell table:number-columns-repeated="7"/>
        </table:table-row>
        <table:table-row table:style-name="ro1">
          <table:table-cell office:value-type="float" office:value="157.546" calcext:value-type="float">
            <text:p>157,546</text:p>
          </table:table-cell>
          <table:table-cell office:value-type="float" office:value="32.361723" calcext:value-type="float">
            <text:p>32,361723</text:p>
          </table:table-cell>
          <table:table-cell/>
          <table:table-cell office:value-type="float" office:value="1328.687" calcext:value-type="float">
            <text:p>1328,687</text:p>
          </table:table-cell>
          <table:table-cell office:value-type="float" office:value="319.923114" calcext:value-type="float">
            <text:p>319,923114</text:p>
          </table:table-cell>
          <table:table-cell/>
          <table:table-cell office:value-type="float" office:value="12299.109" calcext:value-type="float">
            <text:p>12299,109</text:p>
          </table:table-cell>
          <table:table-cell office:value-type="float" office:value="3221.554233" calcext:value-type="float">
            <text:p>3221,554233</text:p>
          </table:table-cell>
          <table:table-cell table:number-columns-repeated="7"/>
        </table:table-row>
        <table:table-row table:style-name="ro1">
          <table:table-cell office:value-type="float" office:value="160.84" calcext:value-type="float">
            <text:p>160,84</text:p>
          </table:table-cell>
          <table:table-cell office:value-type="float" office:value="31.951464" calcext:value-type="float">
            <text:p>31,951464</text:p>
          </table:table-cell>
          <table:table-cell/>
          <table:table-cell office:value-type="float" office:value="1416.33" calcext:value-type="float">
            <text:p>1416,33</text:p>
          </table:table-cell>
          <table:table-cell office:value-type="float" office:value="321.637599" calcext:value-type="float">
            <text:p>321,637599</text:p>
          </table:table-cell>
          <table:table-cell/>
          <table:table-cell office:value-type="float" office:value="12239.456" calcext:value-type="float">
            <text:p>12239,456</text:p>
          </table:table-cell>
          <table:table-cell office:value-type="float" office:value="3200.473823" calcext:value-type="float">
            <text:p>3200,473823</text:p>
          </table:table-cell>
          <table:table-cell table:number-columns-repeated="7"/>
        </table:table-row>
        <table:table-row table:style-name="ro1">
          <table:table-cell office:value-type="float" office:value="141.137" calcext:value-type="float">
            <text:p>141,137</text:p>
          </table:table-cell>
          <table:table-cell office:value-type="float" office:value="31.360627" calcext:value-type="float">
            <text:p>31,360627</text:p>
          </table:table-cell>
          <table:table-cell/>
          <table:table-cell office:value-type="float" office:value="1340.965" calcext:value-type="float">
            <text:p>1340,965</text:p>
          </table:table-cell>
          <table:table-cell office:value-type="float" office:value="317.675628" calcext:value-type="float">
            <text:p>317,675628</text:p>
          </table:table-cell>
          <table:table-cell/>
          <table:table-cell office:value-type="float" office:value="12303.248" calcext:value-type="float">
            <text:p>12303,248</text:p>
          </table:table-cell>
          <table:table-cell office:value-type="float" office:value="3222.826507" calcext:value-type="float">
            <text:p>3222,826507</text:p>
          </table:table-cell>
          <table:table-cell table:number-columns-repeated="7"/>
        </table:table-row>
        <table:table-row table:style-name="ro1">
          <table:table-cell office:value-type="float" office:value="157.028" calcext:value-type="float">
            <text:p>157,028</text:p>
          </table:table-cell>
          <table:table-cell office:value-type="float" office:value="32.296773" calcext:value-type="float">
            <text:p>32,296773</text:p>
          </table:table-cell>
          <table:table-cell/>
          <table:table-cell office:value-type="float" office:value="1270.439" calcext:value-type="float">
            <text:p>1270,439</text:p>
          </table:table-cell>
          <table:table-cell office:value-type="float" office:value="322.027369" calcext:value-type="float">
            <text:p>322,027369</text:p>
          </table:table-cell>
          <table:table-cell/>
          <table:table-cell office:value-type="float" office:value="12515.733" calcext:value-type="float">
            <text:p>12515,733</text:p>
          </table:table-cell>
          <table:table-cell office:value-type="float" office:value="3263.411379" calcext:value-type="float">
            <text:p>3263,411379</text:p>
          </table:table-cell>
          <table:table-cell table:number-columns-repeated="7"/>
        </table:table-row>
        <table:table-row table:style-name="ro1">
          <table:table-cell office:value-type="float" office:value="160.278" calcext:value-type="float">
            <text:p>160,278</text:p>
          </table:table-cell>
          <table:table-cell office:value-type="float" office:value="31.705581" calcext:value-type="float">
            <text:p>31,705581</text:p>
          </table:table-cell>
          <table:table-cell/>
          <table:table-cell office:value-type="float" office:value="1288.97" calcext:value-type="float">
            <text:p>1288,97</text:p>
          </table:table-cell>
          <table:table-cell office:value-type="float" office:value="321.247216" calcext:value-type="float">
            <text:p>321,247216</text:p>
          </table:table-cell>
          <table:table-cell/>
          <table:table-cell office:value-type="float" office:value="12303.183" calcext:value-type="float">
            <text:p>12303,183</text:p>
          </table:table-cell>
          <table:table-cell office:value-type="float" office:value="3225.146953" calcext:value-type="float">
            <text:p>3225,146953</text:p>
          </table:table-cell>
          <table:table-cell table:number-columns-repeated="7"/>
        </table:table-row>
        <table:table-row table:style-name="ro1">
          <table:table-cell office:value-type="float" office:value="159.342" calcext:value-type="float">
            <text:p>159,342</text:p>
          </table:table-cell>
          <table:table-cell office:value-type="float" office:value="32.40591" calcext:value-type="float">
            <text:p>32,40591</text:p>
          </table:table-cell>
          <table:table-cell/>
          <table:table-cell office:value-type="float" office:value="1274.552" calcext:value-type="float">
            <text:p>1274,552</text:p>
          </table:table-cell>
          <table:table-cell office:value-type="float" office:value="320.425394" calcext:value-type="float">
            <text:p>320,425394</text:p>
          </table:table-cell>
          <table:table-cell/>
          <table:table-cell office:value-type="float" office:value="12317.571" calcext:value-type="float">
            <text:p>12317,571</text:p>
          </table:table-cell>
          <table:table-cell office:value-type="float" office:value="3221.652442" calcext:value-type="float">
            <text:p>3221,652442</text:p>
          </table:table-cell>
          <table:table-cell table:number-columns-repeated="7"/>
        </table:table-row>
        <table:table-row table:style-name="ro1">
          <table:table-cell office:value-type="float" office:value="161.122" calcext:value-type="float">
            <text:p>161,122</text:p>
          </table:table-cell>
          <table:table-cell office:value-type="float" office:value="32.350123" calcext:value-type="float">
            <text:p>32,350123</text:p>
          </table:table-cell>
          <table:table-cell/>
          <table:table-cell office:value-type="float" office:value="1266.643" calcext:value-type="float">
            <text:p>1266,643</text:p>
          </table:table-cell>
          <table:table-cell office:value-type="float" office:value="317.663646" calcext:value-type="float">
            <text:p>317,663646</text:p>
          </table:table-cell>
          <table:table-cell/>
          <table:table-cell office:value-type="float" office:value="12281.034" calcext:value-type="float">
            <text:p>12281,034</text:p>
          </table:table-cell>
          <table:table-cell office:value-type="float" office:value="3219.075458" calcext:value-type="float">
            <text:p>3219,075458</text:p>
          </table:table-cell>
          <table:table-cell table:number-columns-repeated="7"/>
        </table:table-row>
        <table:table-row table:style-name="ro1">
          <table:table-cell office:value-type="float" office:value="161.406" calcext:value-type="float">
            <text:p>161,406</text:p>
          </table:table-cell>
          <table:table-cell office:value-type="float" office:value="31.631125" calcext:value-type="float">
            <text:p>31,631125</text:p>
          </table:table-cell>
          <table:table-cell/>
          <table:table-cell office:value-type="float" office:value="1303.404" calcext:value-type="float">
            <text:p>1303,404</text:p>
          </table:table-cell>
          <table:table-cell office:value-type="float" office:value="320.073211" calcext:value-type="float">
            <text:p>320,073211</text:p>
          </table:table-cell>
          <table:table-cell/>
          <table:table-cell office:value-type="float" office:value="12320.347" calcext:value-type="float">
            <text:p>12320,347</text:p>
          </table:table-cell>
          <table:table-cell office:value-type="float" office:value="3213.535811" calcext:value-type="float">
            <text:p>3213,535811</text:p>
          </table:table-cell>
          <table:table-cell table:number-columns-repeated="7"/>
        </table:table-row>
        <table:table-row table:style-name="ro1">
          <table:table-cell office:value-type="float" office:value="156.969" calcext:value-type="float">
            <text:p>156,969</text:p>
          </table:table-cell>
          <table:table-cell office:value-type="float" office:value="32.387411" calcext:value-type="float">
            <text:p>32,387411</text:p>
          </table:table-cell>
          <table:table-cell/>
          <table:table-cell office:value-type="float" office:value="1379.414" calcext:value-type="float">
            <text:p>1379,414</text:p>
          </table:table-cell>
          <table:table-cell office:value-type="float" office:value="320.861743" calcext:value-type="float">
            <text:p>320,861743</text:p>
          </table:table-cell>
          <table:table-cell/>
          <table:table-cell office:value-type="float" office:value="12338.488" calcext:value-type="float">
            <text:p>12338,488</text:p>
          </table:table-cell>
          <table:table-cell office:value-type="float" office:value="3216.009213" calcext:value-type="float">
            <text:p>3216,009213</text:p>
          </table:table-cell>
          <table:table-cell table:number-columns-repeated="7"/>
        </table:table-row>
        <table:table-row table:style-name="ro1">
          <table:table-cell office:value-type="float" office:value="180.523" calcext:value-type="float">
            <text:p>180,523</text:p>
          </table:table-cell>
          <table:table-cell office:value-type="float" office:value="31.482244" calcext:value-type="float">
            <text:p>31,482244</text:p>
          </table:table-cell>
          <table:table-cell/>
          <table:table-cell office:value-type="float" office:value="1396.391" calcext:value-type="float">
            <text:p>1396,391</text:p>
          </table:table-cell>
          <table:table-cell office:value-type="float" office:value="319.377455" calcext:value-type="float">
            <text:p>319,377455</text:p>
          </table:table-cell>
          <table:table-cell/>
          <table:table-cell office:value-type="float" office:value="12442.285" calcext:value-type="float">
            <text:p>12442,285</text:p>
          </table:table-cell>
          <table:table-cell office:value-type="float" office:value="3215.84197" calcext:value-type="float">
            <text:p>3215,84197</text:p>
          </table:table-cell>
          <table:table-cell table:number-columns-repeated="7"/>
        </table:table-row>
        <table:table-row table:style-name="ro1">
          <table:table-cell office:value-type="float" office:value="158.9" calcext:value-type="float">
            <text:p>158,9</text:p>
          </table:table-cell>
          <table:table-cell office:value-type="float" office:value="32.18142" calcext:value-type="float">
            <text:p>32,18142</text:p>
          </table:table-cell>
          <table:table-cell/>
          <table:table-cell office:value-type="float" office:value="1637.455" calcext:value-type="float">
            <text:p>1637,455</text:p>
          </table:table-cell>
          <table:table-cell office:value-type="float" office:value="321.838489" calcext:value-type="float">
            <text:p>321,838489</text:p>
          </table:table-cell>
          <table:table-cell table:number-columns-repeated="10"/>
        </table:table-row>
        <table:table-row table:style-name="ro1">
          <table:table-cell office:value-type="float" office:value="160.732" calcext:value-type="float">
            <text:p>160,732</text:p>
          </table:table-cell>
          <table:table-cell office:value-type="float" office:value="31.068412" calcext:value-type="float">
            <text:p>31,068412</text:p>
          </table:table-cell>
          <table:table-cell/>
          <table:table-cell office:value-type="float" office:value="2027.945" calcext:value-type="float">
            <text:p>2027,945</text:p>
          </table:table-cell>
          <table:table-cell office:value-type="float" office:value="320.423328" calcext:value-type="float">
            <text:p>320,423328</text:p>
          </table:table-cell>
          <table:table-cell table:number-columns-repeated="10"/>
        </table:table-row>
        <table:table-row table:style-name="ro1">
          <table:table-cell office:value-type="float" office:value="158.835" calcext:value-type="float">
            <text:p>158,835</text:p>
          </table:table-cell>
          <table:table-cell office:value-type="float" office:value="32.044215" calcext:value-type="float">
            <text:p>32,044215</text:p>
          </table:table-cell>
          <table:table-cell/>
          <table:table-cell office:value-type="float" office:value="1599.431" calcext:value-type="float">
            <text:p>1599,431</text:p>
          </table:table-cell>
          <table:table-cell office:value-type="float" office:value="319.372575" calcext:value-type="float">
            <text:p>319,372575</text:p>
          </table:table-cell>
          <table:table-cell table:number-columns-repeated="10"/>
        </table:table-row>
        <table:table-row table:style-name="ro1">
          <table:table-cell office:value-type="float" office:value="160.21" calcext:value-type="float">
            <text:p>160,21</text:p>
          </table:table-cell>
          <table:table-cell office:value-type="float" office:value="32.081949" calcext:value-type="float">
            <text:p>32,081949</text:p>
          </table:table-cell>
          <table:table-cell/>
          <table:table-cell office:value-type="float" office:value="2099.623" calcext:value-type="float">
            <text:p>2099,623</text:p>
          </table:table-cell>
          <table:table-cell office:value-type="float" office:value="323.398371" calcext:value-type="float">
            <text:p>323,398371</text:p>
          </table:table-cell>
          <table:table-cell table:number-columns-repeated="10"/>
        </table:table-row>
        <table:table-row table:style-name="ro1">
          <table:table-cell office:value-type="float" office:value="159.27" calcext:value-type="float">
            <text:p>159,27</text:p>
          </table:table-cell>
          <table:table-cell office:value-type="float" office:value="31.904423" calcext:value-type="float">
            <text:p>31,904423</text:p>
          </table:table-cell>
          <table:table-cell/>
          <table:table-cell office:value-type="float" office:value="1775.308" calcext:value-type="float">
            <text:p>1775,308</text:p>
          </table:table-cell>
          <table:table-cell office:value-type="float" office:value="321.366917" calcext:value-type="float">
            <text:p>321,366917</text:p>
          </table:table-cell>
          <table:table-cell table:number-columns-repeated="10"/>
        </table:table-row>
        <table:table-row table:style-name="ro1">
          <table:table-cell office:value-type="float" office:value="162.779" calcext:value-type="float">
            <text:p>162,779</text:p>
          </table:table-cell>
          <table:table-cell office:value-type="float" office:value="32.034499" calcext:value-type="float">
            <text:p>32,034499</text:p>
          </table:table-cell>
          <table:table-cell/>
          <table:table-cell office:value-type="float" office:value="2386.398" calcext:value-type="float">
            <text:p>2386,398</text:p>
          </table:table-cell>
          <table:table-cell office:value-type="float" office:value="320.387622" calcext:value-type="float">
            <text:p>320,387622</text:p>
          </table:table-cell>
          <table:table-cell table:number-columns-repeated="10"/>
        </table:table-row>
        <table:table-row table:style-name="ro1">
          <table:table-cell office:value-type="float" office:value="156.311" calcext:value-type="float">
            <text:p>156,311</text:p>
          </table:table-cell>
          <table:table-cell office:value-type="float" office:value="32.106208" calcext:value-type="float">
            <text:p>32,106208</text:p>
          </table:table-cell>
          <table:table-cell/>
          <table:table-cell office:value-type="float" office:value="1386.741" calcext:value-type="float">
            <text:p>1386,741</text:p>
          </table:table-cell>
          <table:table-cell office:value-type="float" office:value="319.92599" calcext:value-type="float">
            <text:p>319,92599</text:p>
          </table:table-cell>
          <table:table-cell table:number-columns-repeated="10"/>
        </table:table-row>
        <table:table-row table:style-name="ro1">
          <table:table-cell office:value-type="float" office:value="159.812" calcext:value-type="float">
            <text:p>159,812</text:p>
          </table:table-cell>
          <table:table-cell office:value-type="float" office:value="32.675343" calcext:value-type="float">
            <text:p>32,675343</text:p>
          </table:table-cell>
          <table:table-cell/>
          <table:table-cell office:value-type="float" office:value="1410.272" calcext:value-type="float">
            <text:p>1410,272</text:p>
          </table:table-cell>
          <table:table-cell office:value-type="float" office:value="319.548571" calcext:value-type="float">
            <text:p>319,548571</text:p>
          </table:table-cell>
          <table:table-cell table:number-columns-repeated="10"/>
        </table:table-row>
        <table:table-row table:style-name="ro1">
          <table:table-cell office:value-type="float" office:value="160.016" calcext:value-type="float">
            <text:p>160,016</text:p>
          </table:table-cell>
          <table:table-cell office:value-type="float" office:value="33.039477" calcext:value-type="float">
            <text:p>33,039477</text:p>
          </table:table-cell>
          <table:table-cell/>
          <table:table-cell office:value-type="float" office:value="1394.819" calcext:value-type="float">
            <text:p>1394,819</text:p>
          </table:table-cell>
          <table:table-cell office:value-type="float" office:value="320.86821" calcext:value-type="float">
            <text:p>320,86821</text:p>
          </table:table-cell>
          <table:table-cell table:number-columns-repeated="10"/>
        </table:table-row>
        <table:table-row table:style-name="ro1">
          <table:table-cell office:value-type="float" office:value="181.797" calcext:value-type="float">
            <text:p>181,797</text:p>
          </table:table-cell>
          <table:table-cell office:value-type="float" office:value="32.231836" calcext:value-type="float">
            <text:p>32,231836</text:p>
          </table:table-cell>
          <table:table-cell/>
          <table:table-cell office:value-type="float" office:value="1645.18" calcext:value-type="float">
            <text:p>1645,18</text:p>
          </table:table-cell>
          <table:table-cell office:value-type="float" office:value="320.146862" calcext:value-type="float">
            <text:p>320,146862</text:p>
          </table:table-cell>
          <table:table-cell table:number-columns-repeated="10"/>
        </table:table-row>
        <table:table-row table:style-name="ro1">
          <table:table-cell office:value-type="float" office:value="159.475" calcext:value-type="float">
            <text:p>159,475</text:p>
          </table:table-cell>
          <table:table-cell office:value-type="float" office:value="31.999854" calcext:value-type="float">
            <text:p>31,999854</text:p>
          </table:table-cell>
          <table:table-cell/>
          <table:table-cell office:value-type="float" office:value="1484.64" calcext:value-type="float">
            <text:p>1484,64</text:p>
          </table:table-cell>
          <table:table-cell office:value-type="float" office:value="322.912714" calcext:value-type="float">
            <text:p>322,912714</text:p>
          </table:table-cell>
          <table:table-cell table:number-columns-repeated="10"/>
        </table:table-row>
        <table:table-row table:style-name="ro1">
          <table:table-cell office:value-type="float" office:value="159.775" calcext:value-type="float">
            <text:p>159,775</text:p>
          </table:table-cell>
          <table:table-cell office:value-type="float" office:value="32.298425" calcext:value-type="float">
            <text:p>32,298425</text:p>
          </table:table-cell>
          <table:table-cell/>
          <table:table-cell office:value-type="float" office:value="1485.369" calcext:value-type="float">
            <text:p>1485,369</text:p>
          </table:table-cell>
          <table:table-cell office:value-type="float" office:value="322.694623" calcext:value-type="float">
            <text:p>322,694623</text:p>
          </table:table-cell>
          <table:table-cell table:number-columns-repeated="10"/>
        </table:table-row>
        <table:table-row table:style-name="ro1">
          <table:table-cell office:value-type="float" office:value="158.578" calcext:value-type="float">
            <text:p>158,578</text:p>
          </table:table-cell>
          <table:table-cell office:value-type="float" office:value="32.192178" calcext:value-type="float">
            <text:p>32,192178</text:p>
          </table:table-cell>
          <table:table-cell/>
          <table:table-cell office:value-type="float" office:value="1798.26" calcext:value-type="float">
            <text:p>1798,26</text:p>
          </table:table-cell>
          <table:table-cell office:value-type="float" office:value="320.268124" calcext:value-type="float">
            <text:p>320,268124</text:p>
          </table:table-cell>
          <table:table-cell table:number-columns-repeated="10"/>
        </table:table-row>
        <table:table-row table:style-name="ro1">
          <table:table-cell office:value-type="float" office:value="160.705" calcext:value-type="float">
            <text:p>160,705</text:p>
          </table:table-cell>
          <table:table-cell office:value-type="float" office:value="32.074421" calcext:value-type="float">
            <text:p>32,074421</text:p>
          </table:table-cell>
          <table:table-cell/>
          <table:table-cell office:value-type="float" office:value="1327.927" calcext:value-type="float">
            <text:p>1327,927</text:p>
          </table:table-cell>
          <table:table-cell office:value-type="float" office:value="317.879368" calcext:value-type="float">
            <text:p>317,879368</text:p>
          </table:table-cell>
          <table:table-cell table:number-columns-repeated="10"/>
        </table:table-row>
        <table:table-row table:style-name="ro1">
          <table:table-cell office:value-type="float" office:value="161.14" calcext:value-type="float">
            <text:p>161,14</text:p>
          </table:table-cell>
          <table:table-cell office:value-type="float" office:value="32.775973" calcext:value-type="float">
            <text:p>32,775973</text:p>
          </table:table-cell>
          <table:table-cell/>
          <table:table-cell office:value-type="float" office:value="1357.287" calcext:value-type="float">
            <text:p>1357,287</text:p>
          </table:table-cell>
          <table:table-cell office:value-type="float" office:value="319.230804" calcext:value-type="float">
            <text:p>319,230804</text:p>
          </table:table-cell>
          <table:table-cell table:number-columns-repeated="10"/>
        </table:table-row>
        <table:table-row table:style-name="ro1">
          <table:table-cell office:value-type="float" office:value="177.057" calcext:value-type="float">
            <text:p>177,057</text:p>
          </table:table-cell>
          <table:table-cell office:value-type="float" office:value="31.868951" calcext:value-type="float">
            <text:p>31,868951</text:p>
          </table:table-cell>
          <table:table-cell/>
          <table:table-cell office:value-type="float" office:value="1934.951" calcext:value-type="float">
            <text:p>1934,951</text:p>
          </table:table-cell>
          <table:table-cell office:value-type="float" office:value="324.956156" calcext:value-type="float">
            <text:p>324,956156</text:p>
          </table:table-cell>
          <table:table-cell table:number-columns-repeated="10"/>
        </table:table-row>
        <table:table-row table:style-name="ro1">
          <table:table-cell office:value-type="float" office:value="166.915" calcext:value-type="float">
            <text:p>166,915</text:p>
          </table:table-cell>
          <table:table-cell office:value-type="float" office:value="32.118441" calcext:value-type="float">
            <text:p>32,118441</text:p>
          </table:table-cell>
          <table:table-cell/>
          <table:table-cell office:value-type="float" office:value="1637.568" calcext:value-type="float">
            <text:p>1637,568</text:p>
          </table:table-cell>
          <table:table-cell office:value-type="float" office:value="323.262421" calcext:value-type="float">
            <text:p>323,262421</text:p>
          </table:table-cell>
          <table:table-cell table:number-columns-repeated="10"/>
        </table:table-row>
        <table:table-row table:style-name="ro1">
          <table:table-cell office:value-type="float" office:value="193.701" calcext:value-type="float">
            <text:p>193,701</text:p>
          </table:table-cell>
          <table:table-cell office:value-type="float" office:value="31.814657" calcext:value-type="float">
            <text:p>31,814657</text:p>
          </table:table-cell>
          <table:table-cell/>
          <table:table-cell office:value-type="float" office:value="1334.104" calcext:value-type="float">
            <text:p>1334,104</text:p>
          </table:table-cell>
          <table:table-cell office:value-type="float" office:value="322.528354" calcext:value-type="float">
            <text:p>322,528354</text:p>
          </table:table-cell>
          <table:table-cell table:number-columns-repeated="10"/>
        </table:table-row>
        <table:table-row table:style-name="ro1">
          <table:table-cell office:value-type="float" office:value="159.019" calcext:value-type="float">
            <text:p>159,019</text:p>
          </table:table-cell>
          <table:table-cell office:value-type="float" office:value="32.570225" calcext:value-type="float">
            <text:p>32,570225</text:p>
          </table:table-cell>
          <table:table-cell/>
          <table:table-cell office:value-type="float" office:value="1267.174" calcext:value-type="float">
            <text:p>1267,174</text:p>
          </table:table-cell>
          <table:table-cell office:value-type="float" office:value="320.303399" calcext:value-type="float">
            <text:p>320,303399</text:p>
          </table:table-cell>
          <table:table-cell table:number-columns-repeated="10"/>
        </table:table-row>
        <table:table-row table:style-name="ro1">
          <table:table-cell office:value-type="float" office:value="160.444" calcext:value-type="float">
            <text:p>160,444</text:p>
          </table:table-cell>
          <table:table-cell office:value-type="float" office:value="32.554053" calcext:value-type="float">
            <text:p>32,554053</text:p>
          </table:table-cell>
          <table:table-cell/>
          <table:table-cell office:value-type="float" office:value="5794.914" calcext:value-type="float">
            <text:p>5794,914</text:p>
          </table:table-cell>
          <table:table-cell office:value-type="float" office:value="322.722145" calcext:value-type="float">
            <text:p>322,722145</text:p>
          </table:table-cell>
          <table:table-cell table:number-columns-repeated="10"/>
        </table:table-row>
        <table:table-row table:style-name="ro1">
          <table:table-cell office:value-type="float" office:value="160.052" calcext:value-type="float">
            <text:p>160,052</text:p>
          </table:table-cell>
          <table:table-cell office:value-type="float" office:value="32.206708" calcext:value-type="float">
            <text:p>32,206708</text:p>
          </table:table-cell>
          <table:table-cell/>
          <table:table-cell office:value-type="float" office:value="1926.466" calcext:value-type="float">
            <text:p>1926,466</text:p>
          </table:table-cell>
          <table:table-cell office:value-type="float" office:value="319.559862" calcext:value-type="float">
            <text:p>319,559862</text:p>
          </table:table-cell>
          <table:table-cell table:number-columns-repeated="10"/>
        </table:table-row>
        <table:table-row table:style-name="ro1">
          <table:table-cell office:value-type="float" office:value="159.665" calcext:value-type="float">
            <text:p>159,665</text:p>
          </table:table-cell>
          <table:table-cell office:value-type="float" office:value="32.498047" calcext:value-type="float">
            <text:p>32,498047</text:p>
          </table:table-cell>
          <table:table-cell/>
          <table:table-cell office:value-type="float" office:value="1373.005" calcext:value-type="float">
            <text:p>1373,005</text:p>
          </table:table-cell>
          <table:table-cell office:value-type="float" office:value="317.473056" calcext:value-type="float">
            <text:p>317,473056</text:p>
          </table:table-cell>
          <table:table-cell table:number-columns-repeated="10"/>
        </table:table-row>
        <table:table-row table:style-name="ro1">
          <table:table-cell office:value-type="float" office:value="159.321" calcext:value-type="float">
            <text:p>159,321</text:p>
          </table:table-cell>
          <table:table-cell office:value-type="float" office:value="31.686517" calcext:value-type="float">
            <text:p>31,686517</text:p>
          </table:table-cell>
          <table:table-cell/>
          <table:table-cell office:value-type="float" office:value="1250.776" calcext:value-type="float">
            <text:p>1250,776</text:p>
          </table:table-cell>
          <table:table-cell office:value-type="float" office:value="319.301272" calcext:value-type="float">
            <text:p>319,301272</text:p>
          </table:table-cell>
          <table:table-cell table:number-columns-repeated="10"/>
        </table:table-row>
        <table:table-row table:style-name="ro1">
          <table:table-cell office:value-type="float" office:value="181.424" calcext:value-type="float">
            <text:p>181,424</text:p>
          </table:table-cell>
          <table:table-cell office:value-type="float" office:value="32.716725" calcext:value-type="float">
            <text:p>32,716725</text:p>
          </table:table-cell>
          <table:table-cell/>
          <table:table-cell office:value-type="float" office:value="1250.635" calcext:value-type="float">
            <text:p>1250,635</text:p>
          </table:table-cell>
          <table:table-cell office:value-type="float" office:value="317.816053" calcext:value-type="float">
            <text:p>317,816053</text:p>
          </table:table-cell>
          <table:table-cell table:number-columns-repeated="10"/>
        </table:table-row>
        <table:table-row table:style-name="ro1">
          <table:table-cell office:value-type="float" office:value="199.683" calcext:value-type="float">
            <text:p>199,683</text:p>
          </table:table-cell>
          <table:table-cell office:value-type="float" office:value="32.768968" calcext:value-type="float">
            <text:p>32,768968</text:p>
          </table:table-cell>
          <table:table-cell/>
          <table:table-cell office:value-type="float" office:value="1421.554" calcext:value-type="float">
            <text:p>1421,554</text:p>
          </table:table-cell>
          <table:table-cell office:value-type="float" office:value="321.478673" calcext:value-type="float">
            <text:p>321,478673</text:p>
          </table:table-cell>
          <table:table-cell table:number-columns-repeated="10"/>
        </table:table-row>
        <table:table-row table:style-name="ro1">
          <table:table-cell office:value-type="float" office:value="160.861" calcext:value-type="float">
            <text:p>160,861</text:p>
          </table:table-cell>
          <table:table-cell office:value-type="float" office:value="33.220004" calcext:value-type="float">
            <text:p>33,220004</text:p>
          </table:table-cell>
          <table:table-cell/>
          <table:table-cell office:value-type="float" office:value="1422.115" calcext:value-type="float">
            <text:p>1422,115</text:p>
          </table:table-cell>
          <table:table-cell office:value-type="float" office:value="322.634068" calcext:value-type="float">
            <text:p>322,634068</text:p>
          </table:table-cell>
          <table:table-cell table:number-columns-repeated="10"/>
        </table:table-row>
        <table:table-row table:style-name="ro1">
          <table:table-cell office:value-type="float" office:value="158.264" calcext:value-type="float">
            <text:p>158,264</text:p>
          </table:table-cell>
          <table:table-cell office:value-type="float" office:value="31.519191" calcext:value-type="float">
            <text:p>31,519191</text:p>
          </table:table-cell>
          <table:table-cell/>
          <table:table-cell office:value-type="float" office:value="1276.367" calcext:value-type="float">
            <text:p>1276,367</text:p>
          </table:table-cell>
          <table:table-cell office:value-type="float" office:value="322.375705" calcext:value-type="float">
            <text:p>322,375705</text:p>
          </table:table-cell>
          <table:table-cell table:number-columns-repeated="10"/>
        </table:table-row>
        <table:table-row table:style-name="ro1">
          <table:table-cell office:value-type="float" office:value="181.181" calcext:value-type="float">
            <text:p>181,181</text:p>
          </table:table-cell>
          <table:table-cell office:value-type="float" office:value="32.622768" calcext:value-type="float">
            <text:p>32,622768</text:p>
          </table:table-cell>
          <table:table-cell/>
          <table:table-cell office:value-type="float" office:value="1578.944" calcext:value-type="float">
            <text:p>1578,944</text:p>
          </table:table-cell>
          <table:table-cell office:value-type="float" office:value="324.02612" calcext:value-type="float">
            <text:p>324,02612</text:p>
          </table:table-cell>
          <table:table-cell table:number-columns-repeated="10"/>
        </table:table-row>
        <table:table-row table:style-name="ro1">
          <table:table-cell office:value-type="float" office:value="158.064" calcext:value-type="float">
            <text:p>158,064</text:p>
          </table:table-cell>
          <table:table-cell office:value-type="float" office:value="32.348069" calcext:value-type="float">
            <text:p>32,348069</text:p>
          </table:table-cell>
          <table:table-cell/>
          <table:table-cell office:value-type="float" office:value="5402.38" calcext:value-type="float">
            <text:p>5402,38</text:p>
          </table:table-cell>
          <table:table-cell office:value-type="float" office:value="321.348275" calcext:value-type="float">
            <text:p>321,348275</text:p>
          </table:table-cell>
          <table:table-cell table:number-columns-repeated="10"/>
        </table:table-row>
        <table:table-row table:style-name="ro1">
          <table:table-cell office:value-type="float" office:value="180.07" calcext:value-type="float">
            <text:p>180,07</text:p>
          </table:table-cell>
          <table:table-cell office:value-type="float" office:value="32.269684" calcext:value-type="float">
            <text:p>32,269684</text:p>
          </table:table-cell>
          <table:table-cell/>
          <table:table-cell office:value-type="float" office:value="1238.889" calcext:value-type="float">
            <text:p>1238,889</text:p>
          </table:table-cell>
          <table:table-cell office:value-type="float" office:value="319.246315" calcext:value-type="float">
            <text:p>319,246315</text:p>
          </table:table-cell>
          <table:table-cell table:number-columns-repeated="10"/>
        </table:table-row>
        <table:table-row table:style-name="ro1">
          <table:table-cell office:value-type="float" office:value="158.876" calcext:value-type="float">
            <text:p>158,876</text:p>
          </table:table-cell>
          <table:table-cell office:value-type="float" office:value="32.362921" calcext:value-type="float">
            <text:p>32,362921</text:p>
          </table:table-cell>
          <table:table-cell/>
          <table:table-cell office:value-type="float" office:value="1622.179" calcext:value-type="float">
            <text:p>1622,179</text:p>
          </table:table-cell>
          <table:table-cell office:value-type="float" office:value="318.804284" calcext:value-type="float">
            <text:p>318,804284</text:p>
          </table:table-cell>
          <table:table-cell table:number-columns-repeated="10"/>
        </table:table-row>
        <table:table-row table:style-name="ro1">
          <table:table-cell office:value-type="float" office:value="159.155" calcext:value-type="float">
            <text:p>159,155</text:p>
          </table:table-cell>
          <table:table-cell office:value-type="float" office:value="32.23913" calcext:value-type="float">
            <text:p>32,23913</text:p>
          </table:table-cell>
          <table:table-cell/>
          <table:table-cell office:value-type="float" office:value="1420.991" calcext:value-type="float">
            <text:p>1420,991</text:p>
          </table:table-cell>
          <table:table-cell office:value-type="float" office:value="321.377413" calcext:value-type="float">
            <text:p>321,377413</text:p>
          </table:table-cell>
          <table:table-cell table:number-columns-repeated="10"/>
        </table:table-row>
        <table:table-row table:style-name="ro1">
          <table:table-cell office:value-type="float" office:value="161.258" calcext:value-type="float">
            <text:p>161,258</text:p>
          </table:table-cell>
          <table:table-cell office:value-type="float" office:value="32.156226" calcext:value-type="float">
            <text:p>32,156226</text:p>
          </table:table-cell>
          <table:table-cell/>
          <table:table-cell office:value-type="float" office:value="1931.977" calcext:value-type="float">
            <text:p>1931,977</text:p>
          </table:table-cell>
          <table:table-cell office:value-type="float" office:value="321.113324" calcext:value-type="float">
            <text:p>321,113324</text:p>
          </table:table-cell>
          <table:table-cell table:number-columns-repeated="10"/>
        </table:table-row>
        <table:table-row table:style-name="ro1">
          <table:table-cell office:value-type="float" office:value="161.084" calcext:value-type="float">
            <text:p>161,084</text:p>
          </table:table-cell>
          <table:table-cell office:value-type="float" office:value="31.339763" calcext:value-type="float">
            <text:p>31,339763</text:p>
          </table:table-cell>
          <table:table-cell/>
          <table:table-cell office:value-type="float" office:value="1270.281" calcext:value-type="float">
            <text:p>1270,281</text:p>
          </table:table-cell>
          <table:table-cell office:value-type="float" office:value="318.743761" calcext:value-type="float">
            <text:p>318,743761</text:p>
          </table:table-cell>
          <table:table-cell table:number-columns-repeated="10"/>
        </table:table-row>
        <table:table-row table:style-name="ro1">
          <table:table-cell office:value-type="float" office:value="178.418" calcext:value-type="float">
            <text:p>178,418</text:p>
          </table:table-cell>
          <table:table-cell office:value-type="float" office:value="32.134887" calcext:value-type="float">
            <text:p>32,134887</text:p>
          </table:table-cell>
          <table:table-cell/>
          <table:table-cell office:value-type="float" office:value="1418.585" calcext:value-type="float">
            <text:p>1418,585</text:p>
          </table:table-cell>
          <table:table-cell office:value-type="float" office:value="320.72412" calcext:value-type="float">
            <text:p>320,72412</text:p>
          </table:table-cell>
          <table:table-cell table:number-columns-repeated="10"/>
        </table:table-row>
        <table:table-row table:style-name="ro1">
          <table:table-cell office:value-type="float" office:value="159.36" calcext:value-type="float">
            <text:p>159,36</text:p>
          </table:table-cell>
          <table:table-cell office:value-type="float" office:value="32.503912" calcext:value-type="float">
            <text:p>32,503912</text:p>
          </table:table-cell>
          <table:table-cell/>
          <table:table-cell office:value-type="float" office:value="1566.395" calcext:value-type="float">
            <text:p>1566,395</text:p>
          </table:table-cell>
          <table:table-cell office:value-type="float" office:value="324.502507" calcext:value-type="float">
            <text:p>324,502507</text:p>
          </table:table-cell>
          <table:table-cell table:number-columns-repeated="10"/>
        </table:table-row>
        <table:table-row table:style-name="ro1">
          <table:table-cell office:value-type="float" office:value="159.749" calcext:value-type="float">
            <text:p>159,749</text:p>
          </table:table-cell>
          <table:table-cell office:value-type="float" office:value="32.215677" calcext:value-type="float">
            <text:p>32,215677</text:p>
          </table:table-cell>
          <table:table-cell/>
          <table:table-cell office:value-type="float" office:value="1319.06" calcext:value-type="float">
            <text:p>1319,06</text:p>
          </table:table-cell>
          <table:table-cell office:value-type="float" office:value="322.889249" calcext:value-type="float">
            <text:p>322,889249</text:p>
          </table:table-cell>
          <table:table-cell table:number-columns-repeated="10"/>
        </table:table-row>
        <table:table-row table:style-name="ro1">
          <table:table-cell office:value-type="float" office:value="160.251" calcext:value-type="float">
            <text:p>160,251</text:p>
          </table:table-cell>
          <table:table-cell office:value-type="float" office:value="32.212938" calcext:value-type="float">
            <text:p>32,212938</text:p>
          </table:table-cell>
          <table:table-cell/>
          <table:table-cell office:value-type="float" office:value="1292.604" calcext:value-type="float">
            <text:p>1292,604</text:p>
          </table:table-cell>
          <table:table-cell office:value-type="float" office:value="324.565674" calcext:value-type="float">
            <text:p>324,565674</text:p>
          </table:table-cell>
          <table:table-cell table:number-columns-repeated="10"/>
        </table:table-row>
        <table:table-row table:style-name="ro1">
          <table:table-cell office:value-type="float" office:value="181.087" calcext:value-type="float">
            <text:p>181,087</text:p>
          </table:table-cell>
          <table:table-cell office:value-type="float" office:value="32.569539" calcext:value-type="float">
            <text:p>32,569539</text:p>
          </table:table-cell>
          <table:table-cell/>
          <table:table-cell office:value-type="float" office:value="1690.483" calcext:value-type="float">
            <text:p>1690,483</text:p>
          </table:table-cell>
          <table:table-cell office:value-type="float" office:value="326.780041" calcext:value-type="float">
            <text:p>326,780041</text:p>
          </table:table-cell>
          <table:table-cell table:number-columns-repeated="10"/>
        </table:table-row>
        <table:table-row table:style-name="ro1">
          <table:table-cell office:value-type="float" office:value="158.733" calcext:value-type="float">
            <text:p>158,733</text:p>
          </table:table-cell>
          <table:table-cell office:value-type="float" office:value="31.949434" calcext:value-type="float">
            <text:p>31,949434</text:p>
          </table:table-cell>
          <table:table-cell/>
          <table:table-cell office:value-type="float" office:value="2914.617" calcext:value-type="float">
            <text:p>2914,617</text:p>
          </table:table-cell>
          <table:table-cell office:value-type="float" office:value="325.509151" calcext:value-type="float">
            <text:p>325,509151</text:p>
          </table:table-cell>
          <table:table-cell table:number-columns-repeated="10"/>
        </table:table-row>
        <table:table-row table:style-name="ro1">
          <table:table-cell office:value-type="float" office:value="159.871" calcext:value-type="float">
            <text:p>159,871</text:p>
          </table:table-cell>
          <table:table-cell office:value-type="float" office:value="32.276596" calcext:value-type="float">
            <text:p>32,276596</text:p>
          </table:table-cell>
          <table:table-cell/>
          <table:table-cell office:value-type="float" office:value="1309.137" calcext:value-type="float">
            <text:p>1309,137</text:p>
          </table:table-cell>
          <table:table-cell office:value-type="float" office:value="321.659324" calcext:value-type="float">
            <text:p>321,659324</text:p>
          </table:table-cell>
          <table:table-cell table:number-columns-repeated="10"/>
        </table:table-row>
        <table:table-row table:style-name="ro1">
          <table:table-cell office:value-type="float" office:value="179.184" calcext:value-type="float">
            <text:p>179,184</text:p>
          </table:table-cell>
          <table:table-cell office:value-type="float" office:value="31.807576" calcext:value-type="float">
            <text:p>31,807576</text:p>
          </table:table-cell>
          <table:table-cell/>
          <table:table-cell office:value-type="float" office:value="1300.095" calcext:value-type="float">
            <text:p>1300,095</text:p>
          </table:table-cell>
          <table:table-cell office:value-type="float" office:value="325.752058" calcext:value-type="float">
            <text:p>325,752058</text:p>
          </table:table-cell>
          <table:table-cell table:number-columns-repeated="10"/>
        </table:table-row>
        <table:table-row table:style-name="ro1">
          <table:table-cell office:value-type="float" office:value="160.378" calcext:value-type="float">
            <text:p>160,378</text:p>
          </table:table-cell>
          <table:table-cell office:value-type="float" office:value="32.223617" calcext:value-type="float">
            <text:p>32,223617</text:p>
          </table:table-cell>
          <table:table-cell/>
          <table:table-cell office:value-type="float" office:value="1972.195" calcext:value-type="float">
            <text:p>1972,195</text:p>
          </table:table-cell>
          <table:table-cell office:value-type="float" office:value="321.308501" calcext:value-type="float">
            <text:p>321,308501</text:p>
          </table:table-cell>
          <table:table-cell table:number-columns-repeated="10"/>
        </table:table-row>
        <table:table-row table:style-name="ro1">
          <table:table-cell office:value-type="float" office:value="159.506" calcext:value-type="float">
            <text:p>159,506</text:p>
          </table:table-cell>
          <table:table-cell office:value-type="float" office:value="31.53776" calcext:value-type="float">
            <text:p>31,53776</text:p>
          </table:table-cell>
          <table:table-cell/>
          <table:table-cell office:value-type="float" office:value="1360.946" calcext:value-type="float">
            <text:p>1360,946</text:p>
          </table:table-cell>
          <table:table-cell office:value-type="float" office:value="321.579381" calcext:value-type="float">
            <text:p>321,579381</text:p>
          </table:table-cell>
          <table:table-cell table:number-columns-repeated="10"/>
        </table:table-row>
        <table:table-row table:style-name="ro1">
          <table:table-cell office:value-type="float" office:value="160.027" calcext:value-type="float">
            <text:p>160,027</text:p>
          </table:table-cell>
          <table:table-cell office:value-type="float" office:value="32.434717" calcext:value-type="float">
            <text:p>32,434717</text:p>
          </table:table-cell>
          <table:table-cell/>
          <table:table-cell office:value-type="float" office:value="1746.549" calcext:value-type="float">
            <text:p>1746,549</text:p>
          </table:table-cell>
          <table:table-cell office:value-type="float" office:value="320.861661" calcext:value-type="float">
            <text:p>320,861661</text:p>
          </table:table-cell>
          <table:table-cell table:number-columns-repeated="10"/>
        </table:table-row>
        <table:table-row table:style-name="ro1">
          <table:table-cell office:value-type="float" office:value="199.028" calcext:value-type="float">
            <text:p>199,028</text:p>
          </table:table-cell>
          <table:table-cell office:value-type="float" office:value="32.129071" calcext:value-type="float">
            <text:p>32,129071</text:p>
          </table:table-cell>
          <table:table-cell/>
          <table:table-cell office:value-type="float" office:value="1338.914" calcext:value-type="float">
            <text:p>1338,914</text:p>
          </table:table-cell>
          <table:table-cell office:value-type="float" office:value="321.163271" calcext:value-type="float">
            <text:p>321,163271</text:p>
          </table:table-cell>
          <table:table-cell table:number-columns-repeated="10"/>
        </table:table-row>
        <table:table-row table:style-name="ro1">
          <table:table-cell office:value-type="float" office:value="160.522" calcext:value-type="float">
            <text:p>160,522</text:p>
          </table:table-cell>
          <table:table-cell office:value-type="float" office:value="32.282066" calcext:value-type="float">
            <text:p>32,282066</text:p>
          </table:table-cell>
          <table:table-cell/>
          <table:table-cell office:value-type="float" office:value="1796.576" calcext:value-type="float">
            <text:p>1796,576</text:p>
          </table:table-cell>
          <table:table-cell office:value-type="float" office:value="321.619117" calcext:value-type="float">
            <text:p>321,619117</text:p>
          </table:table-cell>
          <table:table-cell table:number-columns-repeated="10"/>
        </table:table-row>
        <table:table-row table:style-name="ro1">
          <table:table-cell office:value-type="float" office:value="180.279" calcext:value-type="float">
            <text:p>180,279</text:p>
          </table:table-cell>
          <table:table-cell office:value-type="float" office:value="32.852864" calcext:value-type="float">
            <text:p>32,852864</text:p>
          </table:table-cell>
          <table:table-cell/>
          <table:table-cell office:value-type="float" office:value="1364.64" calcext:value-type="float">
            <text:p>1364,64</text:p>
          </table:table-cell>
          <table:table-cell office:value-type="float" office:value="321.98004" calcext:value-type="float">
            <text:p>321,98004</text:p>
          </table:table-cell>
          <table:table-cell table:number-columns-repeated="10"/>
        </table:table-row>
        <table:table-row table:style-name="ro1">
          <table:table-cell office:value-type="float" office:value="160.194" calcext:value-type="float">
            <text:p>160,194</text:p>
          </table:table-cell>
          <table:table-cell office:value-type="float" office:value="32.863568" calcext:value-type="float">
            <text:p>32,863568</text:p>
          </table:table-cell>
          <table:table-cell/>
          <table:table-cell office:value-type="float" office:value="1281.685" calcext:value-type="float">
            <text:p>1281,685</text:p>
          </table:table-cell>
          <table:table-cell office:value-type="float" office:value="320.723698" calcext:value-type="float">
            <text:p>320,723698</text:p>
          </table:table-cell>
          <table:table-cell table:number-columns-repeated="10"/>
        </table:table-row>
        <table:table-row table:style-name="ro1">
          <table:table-cell office:value-type="float" office:value="179.906" calcext:value-type="float">
            <text:p>179,906</text:p>
          </table:table-cell>
          <table:table-cell office:value-type="float" office:value="32.458527" calcext:value-type="float">
            <text:p>32,458527</text:p>
          </table:table-cell>
          <table:table-cell/>
          <table:table-cell office:value-type="float" office:value="2026.229" calcext:value-type="float">
            <text:p>2026,229</text:p>
          </table:table-cell>
          <table:table-cell office:value-type="float" office:value="322.26407" calcext:value-type="float">
            <text:p>322,26407</text:p>
          </table:table-cell>
          <table:table-cell table:number-columns-repeated="10"/>
        </table:table-row>
        <table:table-row table:style-name="ro1">
          <table:table-cell office:value-type="float" office:value="164.434" calcext:value-type="float">
            <text:p>164,434</text:p>
          </table:table-cell>
          <table:table-cell office:value-type="float" office:value="32.556797" calcext:value-type="float">
            <text:p>32,556797</text:p>
          </table:table-cell>
          <table:table-cell/>
          <table:table-cell office:value-type="float" office:value="2062.284" calcext:value-type="float">
            <text:p>2062,284</text:p>
          </table:table-cell>
          <table:table-cell office:value-type="float" office:value="318.668979" calcext:value-type="float">
            <text:p>318,668979</text:p>
          </table:table-cell>
          <table:table-cell table:number-columns-repeated="10"/>
        </table:table-row>
        <table:table-row table:style-name="ro1">
          <table:table-cell office:value-type="float" office:value="154.423" calcext:value-type="float">
            <text:p>154,423</text:p>
          </table:table-cell>
          <table:table-cell office:value-type="float" office:value="32.657021" calcext:value-type="float">
            <text:p>32,657021</text:p>
          </table:table-cell>
          <table:table-cell/>
          <table:table-cell office:value-type="float" office:value="2137.37" calcext:value-type="float">
            <text:p>2137,37</text:p>
          </table:table-cell>
          <table:table-cell office:value-type="float" office:value="317.603738" calcext:value-type="float">
            <text:p>317,603738</text:p>
          </table:table-cell>
          <table:table-cell table:number-columns-repeated="10"/>
        </table:table-row>
        <table:table-row table:style-name="ro1">
          <table:table-cell office:value-type="float" office:value="181.416" calcext:value-type="float">
            <text:p>181,416</text:p>
          </table:table-cell>
          <table:table-cell office:value-type="float" office:value="32.48312" calcext:value-type="float">
            <text:p>32,48312</text:p>
          </table:table-cell>
          <table:table-cell/>
          <table:table-cell office:value-type="float" office:value="1460.104" calcext:value-type="float">
            <text:p>1460,104</text:p>
          </table:table-cell>
          <table:table-cell office:value-type="float" office:value="316.184136" calcext:value-type="float">
            <text:p>316,184136</text:p>
          </table:table-cell>
          <table:table-cell table:number-columns-repeated="10"/>
        </table:table-row>
        <table:table-row table:style-name="ro1">
          <table:table-cell office:value-type="float" office:value="159.083" calcext:value-type="float">
            <text:p>159,083</text:p>
          </table:table-cell>
          <table:table-cell office:value-type="float" office:value="32.872121" calcext:value-type="float">
            <text:p>32,872121</text:p>
          </table:table-cell>
          <table:table-cell/>
          <table:table-cell office:value-type="float" office:value="2082.597" calcext:value-type="float">
            <text:p>2082,597</text:p>
          </table:table-cell>
          <table:table-cell office:value-type="float" office:value="317.253436" calcext:value-type="float">
            <text:p>317,253436</text:p>
          </table:table-cell>
          <table:table-cell table:number-columns-repeated="10"/>
        </table:table-row>
        <table:table-row table:style-name="ro1">
          <table:table-cell office:value-type="float" office:value="159.581" calcext:value-type="float">
            <text:p>159,581</text:p>
          </table:table-cell>
          <table:table-cell office:value-type="float" office:value="33.380375" calcext:value-type="float">
            <text:p>33,380375</text:p>
          </table:table-cell>
          <table:table-cell/>
          <table:table-cell office:value-type="float" office:value="1586.431" calcext:value-type="float">
            <text:p>1586,431</text:p>
          </table:table-cell>
          <table:table-cell office:value-type="float" office:value="319.094422" calcext:value-type="float">
            <text:p>319,094422</text:p>
          </table:table-cell>
          <table:table-cell table:number-columns-repeated="10"/>
        </table:table-row>
        <table:table-row table:style-name="ro1">
          <table:table-cell office:value-type="float" office:value="180.191" calcext:value-type="float">
            <text:p>180,191</text:p>
          </table:table-cell>
          <table:table-cell office:value-type="float" office:value="32.632353" calcext:value-type="float">
            <text:p>32,632353</text:p>
          </table:table-cell>
          <table:table-cell/>
          <table:table-cell office:value-type="float" office:value="1439.397" calcext:value-type="float">
            <text:p>1439,397</text:p>
          </table:table-cell>
          <table:table-cell office:value-type="float" office:value="322.566607" calcext:value-type="float">
            <text:p>322,566607</text:p>
          </table:table-cell>
          <table:table-cell table:number-columns-repeated="10"/>
        </table:table-row>
        <table:table-row table:style-name="ro1">
          <table:table-cell office:value-type="float" office:value="158.86" calcext:value-type="float">
            <text:p>158,86</text:p>
          </table:table-cell>
          <table:table-cell office:value-type="float" office:value="32.443318" calcext:value-type="float">
            <text:p>32,443318</text:p>
          </table:table-cell>
          <table:table-cell/>
          <table:table-cell office:value-type="float" office:value="1382.631" calcext:value-type="float">
            <text:p>1382,631</text:p>
          </table:table-cell>
          <table:table-cell office:value-type="float" office:value="324.122478" calcext:value-type="float">
            <text:p>324,122478</text:p>
          </table:table-cell>
          <table:table-cell table:number-columns-repeated="10"/>
        </table:table-row>
        <table:table-row table:style-name="ro1">
          <table:table-cell office:value-type="float" office:value="159.178" calcext:value-type="float">
            <text:p>159,178</text:p>
          </table:table-cell>
          <table:table-cell office:value-type="float" office:value="32.642917" calcext:value-type="float">
            <text:p>32,642917</text:p>
          </table:table-cell>
          <table:table-cell/>
          <table:table-cell office:value-type="float" office:value="1358.903" calcext:value-type="float">
            <text:p>1358,903</text:p>
          </table:table-cell>
          <table:table-cell office:value-type="float" office:value="326.677184" calcext:value-type="float">
            <text:p>326,677184</text:p>
          </table:table-cell>
          <table:table-cell table:number-columns-repeated="10"/>
        </table:table-row>
        <table:table-row table:style-name="ro1">
          <table:table-cell office:value-type="float" office:value="186.614" calcext:value-type="float">
            <text:p>186,614</text:p>
          </table:table-cell>
          <table:table-cell office:value-type="float" office:value="33.129917" calcext:value-type="float">
            <text:p>33,129917</text:p>
          </table:table-cell>
          <table:table-cell/>
          <table:table-cell office:value-type="float" office:value="1403.861" calcext:value-type="float">
            <text:p>1403,861</text:p>
          </table:table-cell>
          <table:table-cell office:value-type="float" office:value="325.14984" calcext:value-type="float">
            <text:p>325,14984</text:p>
          </table:table-cell>
          <table:table-cell table:number-columns-repeated="10"/>
        </table:table-row>
        <table:table-row table:style-name="ro1">
          <table:table-cell office:value-type="float" office:value="153.535" calcext:value-type="float">
            <text:p>153,535</text:p>
          </table:table-cell>
          <table:table-cell office:value-type="float" office:value="32.522531" calcext:value-type="float">
            <text:p>32,522531</text:p>
          </table:table-cell>
          <table:table-cell/>
          <table:table-cell office:value-type="float" office:value="1294.615" calcext:value-type="float">
            <text:p>1294,615</text:p>
          </table:table-cell>
          <table:table-cell office:value-type="float" office:value="324.871387" calcext:value-type="float">
            <text:p>324,871387</text:p>
          </table:table-cell>
          <table:table-cell table:number-columns-repeated="10"/>
        </table:table-row>
        <table:table-row table:style-name="ro1">
          <table:table-cell office:value-type="float" office:value="160.618" calcext:value-type="float">
            <text:p>160,618</text:p>
          </table:table-cell>
          <table:table-cell office:value-type="float" office:value="32.555742" calcext:value-type="float">
            <text:p>32,555742</text:p>
          </table:table-cell>
          <table:table-cell/>
          <table:table-cell office:value-type="float" office:value="1338.96" calcext:value-type="float">
            <text:p>1338,96</text:p>
          </table:table-cell>
          <table:table-cell office:value-type="float" office:value="326.369984" calcext:value-type="float">
            <text:p>326,369984</text:p>
          </table:table-cell>
          <table:table-cell table:number-columns-repeated="10"/>
        </table:table-row>
        <table:table-row table:style-name="ro1">
          <table:table-cell office:value-type="float" office:value="179.202" calcext:value-type="float">
            <text:p>179,202</text:p>
          </table:table-cell>
          <table:table-cell office:value-type="float" office:value="32.550749" calcext:value-type="float">
            <text:p>32,550749</text:p>
          </table:table-cell>
          <table:table-cell/>
          <table:table-cell office:value-type="float" office:value="1262.476" calcext:value-type="float">
            <text:p>1262,476</text:p>
          </table:table-cell>
          <table:table-cell office:value-type="float" office:value="323.744802" calcext:value-type="float">
            <text:p>323,744802</text:p>
          </table:table-cell>
          <table:table-cell table:number-columns-repeated="10"/>
        </table:table-row>
        <table:table-row table:style-name="ro1">
          <table:table-cell office:value-type="float" office:value="160.57" calcext:value-type="float">
            <text:p>160,57</text:p>
          </table:table-cell>
          <table:table-cell office:value-type="float" office:value="32.298497" calcext:value-type="float">
            <text:p>32,298497</text:p>
          </table:table-cell>
          <table:table-cell/>
          <table:table-cell office:value-type="float" office:value="1236.447" calcext:value-type="float">
            <text:p>1236,447</text:p>
          </table:table-cell>
          <table:table-cell office:value-type="float" office:value="317.746973" calcext:value-type="float">
            <text:p>317,746973</text:p>
          </table:table-cell>
          <table:table-cell table:number-columns-repeated="10"/>
        </table:table-row>
        <table:table-row table:style-name="ro1">
          <table:table-cell office:value-type="float" office:value="159.086" calcext:value-type="float">
            <text:p>159,086</text:p>
          </table:table-cell>
          <table:table-cell office:value-type="float" office:value="32.337853" calcext:value-type="float">
            <text:p>32,337853</text:p>
          </table:table-cell>
          <table:table-cell/>
          <table:table-cell office:value-type="float" office:value="1299.281" calcext:value-type="float">
            <text:p>1299,281</text:p>
          </table:table-cell>
          <table:table-cell office:value-type="float" office:value="320.981066" calcext:value-type="float">
            <text:p>320,981066</text:p>
          </table:table-cell>
          <table:table-cell table:number-columns-repeated="10"/>
        </table:table-row>
        <table:table-row table:style-name="ro1">
          <table:table-cell office:value-type="float" office:value="179.325" calcext:value-type="float">
            <text:p>179,325</text:p>
          </table:table-cell>
          <table:table-cell office:value-type="float" office:value="31.201621" calcext:value-type="float">
            <text:p>31,201621</text:p>
          </table:table-cell>
          <table:table-cell/>
          <table:table-cell office:value-type="float" office:value="1320.533" calcext:value-type="float">
            <text:p>1320,533</text:p>
          </table:table-cell>
          <table:table-cell office:value-type="float" office:value="320.356991" calcext:value-type="float">
            <text:p>320,356991</text:p>
          </table:table-cell>
          <table:table-cell table:number-columns-repeated="10"/>
        </table:table-row>
        <table:table-row table:style-name="ro1">
          <table:table-cell office:value-type="float" office:value="181.814" calcext:value-type="float">
            <text:p>181,814</text:p>
          </table:table-cell>
          <table:table-cell office:value-type="float" office:value="32.262843" calcext:value-type="float">
            <text:p>32,262843</text:p>
          </table:table-cell>
          <table:table-cell/>
          <table:table-cell office:value-type="float" office:value="1262.278" calcext:value-type="float">
            <text:p>1262,278</text:p>
          </table:table-cell>
          <table:table-cell office:value-type="float" office:value="320.067781" calcext:value-type="float">
            <text:p>320,067781</text:p>
          </table:table-cell>
          <table:table-cell table:number-columns-repeated="10"/>
        </table:table-row>
        <table:table-row table:style-name="ro1">
          <table:table-cell office:value-type="float" office:value="158.308" calcext:value-type="float">
            <text:p>158,308</text:p>
          </table:table-cell>
          <table:table-cell office:value-type="float" office:value="31.622968" calcext:value-type="float">
            <text:p>31,622968</text:p>
          </table:table-cell>
          <table:table-cell/>
          <table:table-cell office:value-type="float" office:value="1338.555" calcext:value-type="float">
            <text:p>1338,555</text:p>
          </table:table-cell>
          <table:table-cell office:value-type="float" office:value="321.033685" calcext:value-type="float">
            <text:p>321,033685</text:p>
          </table:table-cell>
          <table:table-cell table:number-columns-repeated="10"/>
        </table:table-row>
        <table:table-row table:style-name="ro1">
          <table:table-cell office:value-type="float" office:value="160.05" calcext:value-type="float">
            <text:p>160,05</text:p>
          </table:table-cell>
          <table:table-cell office:value-type="float" office:value="31.983874" calcext:value-type="float">
            <text:p>31,983874</text:p>
          </table:table-cell>
          <table:table-cell/>
          <table:table-cell office:value-type="float" office:value="1274.828" calcext:value-type="float">
            <text:p>1274,828</text:p>
          </table:table-cell>
          <table:table-cell office:value-type="float" office:value="320.735901" calcext:value-type="float">
            <text:p>320,735901</text:p>
          </table:table-cell>
          <table:table-cell table:number-columns-repeated="10"/>
        </table:table-row>
        <table:table-row table:style-name="ro1">
          <table:table-cell office:value-type="float" office:value="180.012" calcext:value-type="float">
            <text:p>180,012</text:p>
          </table:table-cell>
          <table:table-cell office:value-type="float" office:value="32.130657" calcext:value-type="float">
            <text:p>32,130657</text:p>
          </table:table-cell>
          <table:table-cell/>
          <table:table-cell office:value-type="float" office:value="1650.358" calcext:value-type="float">
            <text:p>1650,358</text:p>
          </table:table-cell>
          <table:table-cell office:value-type="float" office:value="324.518512" calcext:value-type="float">
            <text:p>324,518512</text:p>
          </table:table-cell>
          <table:table-cell table:number-columns-repeated="10"/>
        </table:table-row>
        <table:table-row table:style-name="ro1">
          <table:table-cell office:value-type="float" office:value="179.442" calcext:value-type="float">
            <text:p>179,442</text:p>
          </table:table-cell>
          <table:table-cell office:value-type="float" office:value="32.0968" calcext:value-type="float">
            <text:p>32,0968</text:p>
          </table:table-cell>
          <table:table-cell/>
          <table:table-cell office:value-type="float" office:value="1359.212" calcext:value-type="float">
            <text:p>1359,212</text:p>
          </table:table-cell>
          <table:table-cell office:value-type="float" office:value="320.834326" calcext:value-type="float">
            <text:p>320,834326</text:p>
          </table:table-cell>
          <table:table-cell table:number-columns-repeated="10"/>
        </table:table-row>
        <table:table-row table:style-name="ro1">
          <table:table-cell office:value-type="float" office:value="159.687" calcext:value-type="float">
            <text:p>159,687</text:p>
          </table:table-cell>
          <table:table-cell office:value-type="float" office:value="32.204231" calcext:value-type="float">
            <text:p>32,204231</text:p>
          </table:table-cell>
          <table:table-cell/>
          <table:table-cell office:value-type="float" office:value="1298.032" calcext:value-type="float">
            <text:p>1298,032</text:p>
          </table:table-cell>
          <table:table-cell office:value-type="float" office:value="326.498632" calcext:value-type="float">
            <text:p>326,498632</text:p>
          </table:table-cell>
          <table:table-cell table:number-columns-repeated="10"/>
        </table:table-row>
        <table:table-row table:style-name="ro1">
          <table:table-cell office:value-type="float" office:value="160.727" calcext:value-type="float">
            <text:p>160,727</text:p>
          </table:table-cell>
          <table:table-cell office:value-type="float" office:value="31.585907" calcext:value-type="float">
            <text:p>31,585907</text:p>
          </table:table-cell>
          <table:table-cell/>
          <table:table-cell office:value-type="float" office:value="1340.367" calcext:value-type="float">
            <text:p>1340,367</text:p>
          </table:table-cell>
          <table:table-cell office:value-type="float" office:value="325.899413" calcext:value-type="float">
            <text:p>325,899413</text:p>
          </table:table-cell>
          <table:table-cell table:number-columns-repeated="10"/>
        </table:table-row>
        <table:table-row table:style-name="ro1">
          <table:table-cell office:value-type="float" office:value="199.191" calcext:value-type="float">
            <text:p>199,191</text:p>
          </table:table-cell>
          <table:table-cell office:value-type="float" office:value="31.308916" calcext:value-type="float">
            <text:p>31,308916</text:p>
          </table:table-cell>
          <table:table-cell/>
          <table:table-cell office:value-type="float" office:value="1627.19" calcext:value-type="float">
            <text:p>1627,19</text:p>
          </table:table-cell>
          <table:table-cell office:value-type="float" office:value="324.281461" calcext:value-type="float">
            <text:p>324,281461</text:p>
          </table:table-cell>
          <table:table-cell table:number-columns-repeated="10"/>
        </table:table-row>
        <table:table-row table:style-name="ro1">
          <table:table-cell office:value-type="float" office:value="199.725" calcext:value-type="float">
            <text:p>199,725</text:p>
          </table:table-cell>
          <table:table-cell office:value-type="float" office:value="32.099372" calcext:value-type="float">
            <text:p>32,099372</text:p>
          </table:table-cell>
          <table:table-cell/>
          <table:table-cell office:value-type="float" office:value="1571.947" calcext:value-type="float">
            <text:p>1571,947</text:p>
          </table:table-cell>
          <table:table-cell office:value-type="float" office:value="321.2077" calcext:value-type="float">
            <text:p>321,2077</text:p>
          </table:table-cell>
          <table:table-cell table:number-columns-repeated="10"/>
        </table:table-row>
        <table:table-row table:style-name="ro1">
          <table:table-cell office:value-type="float" office:value="159.85" calcext:value-type="float">
            <text:p>159,85</text:p>
          </table:table-cell>
          <table:table-cell office:value-type="float" office:value="32.516111" calcext:value-type="float">
            <text:p>32,516111</text:p>
          </table:table-cell>
          <table:table-cell/>
          <table:table-cell office:value-type="float" office:value="1507.365" calcext:value-type="float">
            <text:p>1507,365</text:p>
          </table:table-cell>
          <table:table-cell office:value-type="float" office:value="317.550784" calcext:value-type="float">
            <text:p>317,550784</text:p>
          </table:table-cell>
          <table:table-cell table:number-columns-repeated="10"/>
        </table:table-row>
        <table:table-row table:style-name="ro1">
          <table:table-cell office:value-type="float" office:value="199.231" calcext:value-type="float">
            <text:p>199,231</text:p>
          </table:table-cell>
          <table:table-cell office:value-type="float" office:value="32.671827" calcext:value-type="float">
            <text:p>32,671827</text:p>
          </table:table-cell>
          <table:table-cell/>
          <table:table-cell office:value-type="float" office:value="1493.687" calcext:value-type="float">
            <text:p>1493,687</text:p>
          </table:table-cell>
          <table:table-cell office:value-type="float" office:value="320.853287" calcext:value-type="float">
            <text:p>320,853287</text:p>
          </table:table-cell>
          <table:table-cell table:number-columns-repeated="10"/>
        </table:table-row>
        <table:table-row table:style-name="ro1">
          <table:table-cell office:value-type="float" office:value="161.765" calcext:value-type="float">
            <text:p>161,765</text:p>
          </table:table-cell>
          <table:table-cell office:value-type="float" office:value="32.496453" calcext:value-type="float">
            <text:p>32,496453</text:p>
          </table:table-cell>
          <table:table-cell/>
          <table:table-cell office:value-type="float" office:value="1313.408" calcext:value-type="float">
            <text:p>1313,408</text:p>
          </table:table-cell>
          <table:table-cell office:value-type="float" office:value="316.494989" calcext:value-type="float">
            <text:p>316,494989</text:p>
          </table:table-cell>
          <table:table-cell table:number-columns-repeated="10"/>
        </table:table-row>
        <table:table-row table:style-name="ro1">
          <table:table-cell office:value-type="float" office:value="158.196" calcext:value-type="float">
            <text:p>158,196</text:p>
          </table:table-cell>
          <table:table-cell office:value-type="float" office:value="32.444737" calcext:value-type="float">
            <text:p>32,444737</text:p>
          </table:table-cell>
          <table:table-cell/>
          <table:table-cell office:value-type="float" office:value="1314.66" calcext:value-type="float">
            <text:p>1314,66</text:p>
          </table:table-cell>
          <table:table-cell office:value-type="float" office:value="319.08858" calcext:value-type="float">
            <text:p>319,08858</text:p>
          </table:table-cell>
          <table:table-cell table:number-columns-repeated="10"/>
        </table:table-row>
      </table:table>
      <table:table table:name="PY37-1024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741.815" calcext:value-type="float">
            <text:p>741,815</text:p>
          </table:table-cell>
          <table:table-cell office:value-type="float" office:value="32.880529" calcext:value-type="float">
            <text:p>32,880529</text:p>
          </table:table-cell>
          <table:table-cell/>
          <table:table-cell office:value-type="float" office:value="832.534" calcext:value-type="float">
            <text:p>832,534</text:p>
          </table:table-cell>
          <table:table-cell office:value-type="float" office:value="318.924057" calcext:value-type="float">
            <text:p>318,924057</text:p>
          </table:table-cell>
          <table:table-cell/>
          <table:table-cell office:value-type="float" office:value="6366.495" calcext:value-type="float">
            <text:p>6366,495</text:p>
          </table:table-cell>
          <table:table-cell office:value-type="float" office:value="3227.738757" calcext:value-type="float">
            <text:p>3227,738757</text:p>
          </table:table-cell>
          <table:table-cell table:number-columns-repeated="5"/>
          <table:table-cell table:formula="of:=['PY37-1024MB'.N7]-['PY37-1024MB'.$L7]" office:value-type="float" office:value="-0.966849579999991" calcext:value-type="float">
            <text:p>-0,96684958</text:p>
          </table:table-cell>
          <table:table-cell table:formula="of:=['PY37-1024MB'.O7]-['PY37-1024MB'.$L7]" office:value-type="float" office:value="4.71136842000001" calcext:value-type="float">
            <text:p>4,71136842</text:p>
          </table:table-cell>
        </table:table-row>
        <table:table-row table:style-name="ro1">
          <table:table-cell office:value-type="float" office:value="120.433" calcext:value-type="float">
            <text:p>120,433</text:p>
          </table:table-cell>
          <table:table-cell office:value-type="float" office:value="32.516136" calcext:value-type="float">
            <text:p>32,516136</text:p>
          </table:table-cell>
          <table:table-cell/>
          <table:table-cell office:value-type="float" office:value="746.455" calcext:value-type="float">
            <text:p>746,455</text:p>
          </table:table-cell>
          <table:table-cell office:value-type="float" office:value="319.958285" calcext:value-type="float">
            <text:p>319,958285</text:p>
          </table:table-cell>
          <table:table-cell/>
          <table:table-cell office:value-type="float" office:value="6180.436" calcext:value-type="float">
            <text:p>6180,436</text:p>
          </table:table-cell>
          <table:table-cell office:value-type="float" office:value="3233.980403" calcext:value-type="float">
            <text:p>3233,980403</text:p>
          </table:table-cell>
          <table:table-cell table:number-columns-repeated="4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97.96" calcext:value-type="float">
            <text:p>97,96</text:p>
          </table:table-cell>
          <table:table-cell office:value-type="float" office:value="32.527603" calcext:value-type="float">
            <text:p>32,527603</text:p>
          </table:table-cell>
          <table:table-cell/>
          <table:table-cell office:value-type="float" office:value="667.452" calcext:value-type="float">
            <text:p>667,452</text:p>
          </table:table-cell>
          <table:table-cell office:value-type="float" office:value="319.645528" calcext:value-type="float">
            <text:p>319,645528</text:p>
          </table:table-cell>
          <table:table-cell/>
          <table:table-cell office:value-type="float" office:value="6180.995" calcext:value-type="float">
            <text:p>6180,995</text:p>
          </table:table-cell>
          <table:table-cell office:value-type="float" office:value="3232.108316" calcext:value-type="float">
            <text:p>3232,10831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AVERAGE(['PY37-1024MB'.$B$5:.$B$104])" office:value-type="float" office:value="32.50461558" calcext:value-type="float">
            <text:p>32,50461558</text:p>
          </table:table-cell>
          <table:table-cell table:formula="of:=STDEV(['PY37-1024MB'.$B$5:.$B$104])" office:value-type="float" office:value="0.648748334256567" calcext:value-type="float">
            <text:p>0,6487483343</text:p>
          </table:table-cell>
          <table:table-cell table:formula="of:=MIN(['PY37-1024MB'.$B$5:.$B$104])" office:value-type="float" office:value="31.537766" calcext:value-type="float">
            <text:p>31,537766</text:p>
          </table:table-cell>
          <table:table-cell table:formula="of:=MAX(['PY37-1024MB'.$B$5:.$B$104])" office:value-type="float" office:value="37.215984" calcext:value-type="float">
            <text:p>37,215984</text:p>
          </table:table-cell>
        </table:table-row>
        <table:table-row table:style-name="ro1">
          <table:table-cell office:value-type="float" office:value="99.881" calcext:value-type="float">
            <text:p>99,881</text:p>
          </table:table-cell>
          <table:table-cell office:value-type="float" office:value="32.911359" calcext:value-type="float">
            <text:p>32,911359</text:p>
          </table:table-cell>
          <table:table-cell/>
          <table:table-cell office:value-type="float" office:value="643.442" calcext:value-type="float">
            <text:p>643,442</text:p>
          </table:table-cell>
          <table:table-cell office:value-type="float" office:value="320.371407" calcext:value-type="float">
            <text:p>320,371407</text:p>
          </table:table-cell>
          <table:table-cell/>
          <table:table-cell office:value-type="float" office:value="6180.023" calcext:value-type="float">
            <text:p>6180,023</text:p>
          </table:table-cell>
          <table:table-cell office:value-type="float" office:value="3217.827033" calcext:value-type="float">
            <text:p>3217,827033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'PY37-1024MB'.$E$5:.$E$104])" office:value-type="float" office:value="322.97592077" calcext:value-type="float">
            <text:p>322,97592077</text:p>
          </table:table-cell>
          <table:table-cell table:formula="of:=STDEV(['PY37-1024MB'.$E$5:.$E$104])" office:value-type="float" office:value="2.9751320763526" calcext:value-type="float">
            <text:p>2,9751320764</text:p>
          </table:table-cell>
          <table:table-cell table:formula="of:=MIN(['PY37-1024MB'.$E$5:.$E$104])" office:value-type="float" office:value="318.812643" calcext:value-type="float">
            <text:p>318,812643</text:p>
          </table:table-cell>
          <table:table-cell table:formula="of:=MAX(['PY37-1024MB'.$E$5:.$E$104])" office:value-type="float" office:value="334.269003" calcext:value-type="float">
            <text:p>334,269003</text:p>
          </table:table-cell>
        </table:table-row>
        <table:table-row table:style-name="ro1">
          <table:table-cell office:value-type="float" office:value="119.789" calcext:value-type="float">
            <text:p>119,789</text:p>
          </table:table-cell>
          <table:table-cell office:value-type="float" office:value="32.510007" calcext:value-type="float">
            <text:p>32,510007</text:p>
          </table:table-cell>
          <table:table-cell/>
          <table:table-cell office:value-type="float" office:value="653.746" calcext:value-type="float">
            <text:p>653,746</text:p>
          </table:table-cell>
          <table:table-cell office:value-type="float" office:value="320.769168" calcext:value-type="float">
            <text:p>320,769168</text:p>
          </table:table-cell>
          <table:table-cell/>
          <table:table-cell office:value-type="float" office:value="6139.873" calcext:value-type="float">
            <text:p>6139,873</text:p>
          </table:table-cell>
          <table:table-cell office:value-type="float" office:value="3214.39733" calcext:value-type="float">
            <text:p>3214,39733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PY37-1024MB'.$H$5:.$H$104])" office:value-type="float" office:value="3226.36669378788" calcext:value-type="float">
            <text:p>3226,3666937879</text:p>
          </table:table-cell>
          <table:table-cell table:formula="of:=STDEV(['PY37-1024MB'.$H$5:.$H$104])" office:value-type="float" office:value="12.5738864415453" calcext:value-type="float">
            <text:p>12,5738864415</text:p>
          </table:table-cell>
          <table:table-cell table:formula="of:=MIN(['PY37-1024MB'.$H$5:.$H$104])" office:value-type="float" office:value="3201.461184" calcext:value-type="float">
            <text:p>3201,461184</text:p>
          </table:table-cell>
          <table:table-cell table:formula="of:=MAX(['PY37-1024MB'.$H$5:.$H$104])" office:value-type="float" office:value="3250.654871" calcext:value-type="float">
            <text:p>3250,654871</text:p>
          </table:table-cell>
        </table:table-row>
        <table:table-row table:style-name="ro1">
          <table:table-cell office:value-type="float" office:value="99.694" calcext:value-type="float">
            <text:p>99,694</text:p>
          </table:table-cell>
          <table:table-cell office:value-type="float" office:value="32.483613" calcext:value-type="float">
            <text:p>32,483613</text:p>
          </table:table-cell>
          <table:table-cell/>
          <table:table-cell office:value-type="float" office:value="660.36" calcext:value-type="float">
            <text:p>660,36</text:p>
          </table:table-cell>
          <table:table-cell office:value-type="float" office:value="328.082142" calcext:value-type="float">
            <text:p>328,082142</text:p>
          </table:table-cell>
          <table:table-cell/>
          <table:table-cell office:value-type="float" office:value="6175.646" calcext:value-type="float">
            <text:p>6175,646</text:p>
          </table:table-cell>
          <table:table-cell office:value-type="float" office:value="3231.433061" calcext:value-type="float">
            <text:p>3231,433061</text:p>
          </table:table-cell>
          <table:table-cell table:number-columns-repeated="7"/>
        </table:table-row>
        <table:table-row table:style-name="ro1">
          <table:table-cell office:value-type="float" office:value="105.137" calcext:value-type="float">
            <text:p>105,137</text:p>
          </table:table-cell>
          <table:table-cell office:value-type="float" office:value="34.120678" calcext:value-type="float">
            <text:p>34,120678</text:p>
          </table:table-cell>
          <table:table-cell/>
          <table:table-cell office:value-type="float" office:value="680.492" calcext:value-type="float">
            <text:p>680,492</text:p>
          </table:table-cell>
          <table:table-cell office:value-type="float" office:value="329.358625" calcext:value-type="float">
            <text:p>329,358625</text:p>
          </table:table-cell>
          <table:table-cell/>
          <table:table-cell office:value-type="float" office:value="6144.012" calcext:value-type="float">
            <text:p>6144,012</text:p>
          </table:table-cell>
          <table:table-cell office:value-type="float" office:value="3216.890176" calcext:value-type="float">
            <text:p>3216,890176</text:p>
          </table:table-cell>
          <table:table-cell table:number-columns-repeated="7"/>
        </table:table-row>
        <table:table-row table:style-name="ro1">
          <table:table-cell office:value-type="float" office:value="98.316" calcext:value-type="float">
            <text:p>98,316</text:p>
          </table:table-cell>
          <table:table-cell office:value-type="float" office:value="32.679191" calcext:value-type="float">
            <text:p>32,679191</text:p>
          </table:table-cell>
          <table:table-cell/>
          <table:table-cell office:value-type="float" office:value="658.067" calcext:value-type="float">
            <text:p>658,067</text:p>
          </table:table-cell>
          <table:table-cell office:value-type="float" office:value="322.816414" calcext:value-type="float">
            <text:p>322,816414</text:p>
          </table:table-cell>
          <table:table-cell/>
          <table:table-cell office:value-type="float" office:value="6182.679" calcext:value-type="float">
            <text:p>6182,679</text:p>
          </table:table-cell>
          <table:table-cell office:value-type="float" office:value="3219.015826" calcext:value-type="float">
            <text:p>3219,015826</text:p>
          </table:table-cell>
          <table:table-cell table:number-columns-repeated="7"/>
        </table:table-row>
        <table:table-row table:style-name="ro1">
          <table:table-cell office:value-type="float" office:value="99.557" calcext:value-type="float">
            <text:p>99,557</text:p>
          </table:table-cell>
          <table:table-cell office:value-type="float" office:value="32.455075" calcext:value-type="float">
            <text:p>32,455075</text:p>
          </table:table-cell>
          <table:table-cell/>
          <table:table-cell office:value-type="float" office:value="659.255" calcext:value-type="float">
            <text:p>659,255</text:p>
          </table:table-cell>
          <table:table-cell office:value-type="float" office:value="326.829648" calcext:value-type="float">
            <text:p>326,829648</text:p>
          </table:table-cell>
          <table:table-cell/>
          <table:table-cell office:value-type="float" office:value="6171.375" calcext:value-type="float">
            <text:p>6171,375</text:p>
          </table:table-cell>
          <table:table-cell office:value-type="float" office:value="3229.042702" calcext:value-type="float">
            <text:p>3229,042702</text:p>
          </table:table-cell>
          <table:table-cell table:number-columns-repeated="7"/>
        </table:table-row>
        <table:table-row table:style-name="ro1">
          <table:table-cell office:value-type="float" office:value="95.903" calcext:value-type="float">
            <text:p>95,903</text:p>
          </table:table-cell>
          <table:table-cell office:value-type="float" office:value="32.445651" calcext:value-type="float">
            <text:p>32,445651</text:p>
          </table:table-cell>
          <table:table-cell/>
          <table:table-cell office:value-type="float" office:value="660.55" calcext:value-type="float">
            <text:p>660,55</text:p>
          </table:table-cell>
          <table:table-cell office:value-type="float" office:value="327.269676" calcext:value-type="float">
            <text:p>327,269676</text:p>
          </table:table-cell>
          <table:table-cell/>
          <table:table-cell office:value-type="float" office:value="6179.585" calcext:value-type="float">
            <text:p>6179,585</text:p>
          </table:table-cell>
          <table:table-cell office:value-type="float" office:value="3227.793067" calcext:value-type="float">
            <text:p>3227,793067</text:p>
          </table:table-cell>
          <table:table-cell table:number-columns-repeated="7"/>
        </table:table-row>
        <table:table-row table:style-name="ro1">
          <table:table-cell office:value-type="float" office:value="100.81" calcext:value-type="float">
            <text:p>100,81</text:p>
          </table:table-cell>
          <table:table-cell office:value-type="float" office:value="32.361982" calcext:value-type="float">
            <text:p>32,361982</text:p>
          </table:table-cell>
          <table:table-cell/>
          <table:table-cell office:value-type="float" office:value="660.001" calcext:value-type="float">
            <text:p>660,001</text:p>
          </table:table-cell>
          <table:table-cell office:value-type="float" office:value="322.151382" calcext:value-type="float">
            <text:p>322,151382</text:p>
          </table:table-cell>
          <table:table-cell/>
          <table:table-cell office:value-type="float" office:value="6145.953" calcext:value-type="float">
            <text:p>6145,953</text:p>
          </table:table-cell>
          <table:table-cell office:value-type="float" office:value="3218.109762" calcext:value-type="float">
            <text:p>3218,109762</text:p>
          </table:table-cell>
          <table:table-cell table:number-columns-repeated="7"/>
        </table:table-row>
        <table:table-row table:style-name="ro1">
          <table:table-cell office:value-type="float" office:value="98.367" calcext:value-type="float">
            <text:p>98,367</text:p>
          </table:table-cell>
          <table:table-cell office:value-type="float" office:value="32.229802" calcext:value-type="float">
            <text:p>32,229802</text:p>
          </table:table-cell>
          <table:table-cell/>
          <table:table-cell office:value-type="float" office:value="644.372" calcext:value-type="float">
            <text:p>644,372</text:p>
          </table:table-cell>
          <table:table-cell office:value-type="float" office:value="322.798295" calcext:value-type="float">
            <text:p>322,798295</text:p>
          </table:table-cell>
          <table:table-cell/>
          <table:table-cell office:value-type="float" office:value="6157.223" calcext:value-type="float">
            <text:p>6157,223</text:p>
          </table:table-cell>
          <table:table-cell office:value-type="float" office:value="3210.347592" calcext:value-type="float">
            <text:p>3210,347592</text:p>
          </table:table-cell>
          <table:table-cell table:number-columns-repeated="7"/>
        </table:table-row>
        <table:table-row table:style-name="ro1">
          <table:table-cell office:value-type="float" office:value="100.469" calcext:value-type="float">
            <text:p>100,469</text:p>
          </table:table-cell>
          <table:table-cell office:value-type="float" office:value="32.332757" calcext:value-type="float">
            <text:p>32,332757</text:p>
          </table:table-cell>
          <table:table-cell/>
          <table:table-cell office:value-type="float" office:value="660.214" calcext:value-type="float">
            <text:p>660,214</text:p>
          </table:table-cell>
          <table:table-cell office:value-type="float" office:value="324.74836" calcext:value-type="float">
            <text:p>324,74836</text:p>
          </table:table-cell>
          <table:table-cell/>
          <table:table-cell office:value-type="float" office:value="6182.171" calcext:value-type="float">
            <text:p>6182,171</text:p>
          </table:table-cell>
          <table:table-cell office:value-type="float" office:value="3237.106267" calcext:value-type="float">
            <text:p>3237,106267</text:p>
          </table:table-cell>
          <table:table-cell table:number-columns-repeated="7"/>
        </table:table-row>
        <table:table-row table:style-name="ro1">
          <table:table-cell office:value-type="float" office:value="103.835" calcext:value-type="float">
            <text:p>103,835</text:p>
          </table:table-cell>
          <table:table-cell office:value-type="float" office:value="32.285241" calcext:value-type="float">
            <text:p>32,285241</text:p>
          </table:table-cell>
          <table:table-cell/>
          <table:table-cell office:value-type="float" office:value="653.702" calcext:value-type="float">
            <text:p>653,702</text:p>
          </table:table-cell>
          <table:table-cell office:value-type="float" office:value="322.478122" calcext:value-type="float">
            <text:p>322,478122</text:p>
          </table:table-cell>
          <table:table-cell/>
          <table:table-cell office:value-type="float" office:value="6193.304" calcext:value-type="float">
            <text:p>6193,304</text:p>
          </table:table-cell>
          <table:table-cell office:value-type="float" office:value="3228.768325" calcext:value-type="float">
            <text:p>3228,768325</text:p>
          </table:table-cell>
          <table:table-cell table:number-columns-repeated="7"/>
        </table:table-row>
        <table:table-row table:style-name="ro1">
          <table:table-cell office:value-type="float" office:value="99.28" calcext:value-type="float">
            <text:p>99,28</text:p>
          </table:table-cell>
          <table:table-cell office:value-type="float" office:value="32.29897" calcext:value-type="float">
            <text:p>32,29897</text:p>
          </table:table-cell>
          <table:table-cell/>
          <table:table-cell office:value-type="float" office:value="649.483" calcext:value-type="float">
            <text:p>649,483</text:p>
          </table:table-cell>
          <table:table-cell office:value-type="float" office:value="324.721446" calcext:value-type="float">
            <text:p>324,721446</text:p>
          </table:table-cell>
          <table:table-cell/>
          <table:table-cell office:value-type="float" office:value="6121.084" calcext:value-type="float">
            <text:p>6121,084</text:p>
          </table:table-cell>
          <table:table-cell office:value-type="float" office:value="3202.825965" calcext:value-type="float">
            <text:p>3202,825965</text:p>
          </table:table-cell>
          <table:table-cell table:number-columns-repeated="7"/>
        </table:table-row>
        <table:table-row table:style-name="ro1">
          <table:table-cell office:value-type="float" office:value="116.283" calcext:value-type="float">
            <text:p>116,283</text:p>
          </table:table-cell>
          <table:table-cell office:value-type="float" office:value="37.215984" calcext:value-type="float">
            <text:p>37,215984</text:p>
          </table:table-cell>
          <table:table-cell/>
          <table:table-cell office:value-type="float" office:value="650.496" calcext:value-type="float">
            <text:p>650,496</text:p>
          </table:table-cell>
          <table:table-cell office:value-type="float" office:value="321.226514" calcext:value-type="float">
            <text:p>321,226514</text:p>
          </table:table-cell>
          <table:table-cell/>
          <table:table-cell office:value-type="float" office:value="6169.22" calcext:value-type="float">
            <text:p>6169,22</text:p>
          </table:table-cell>
          <table:table-cell office:value-type="float" office:value="3219.323183" calcext:value-type="float">
            <text:p>3219,323183</text:p>
          </table:table-cell>
          <table:table-cell table:number-columns-repeated="7"/>
        </table:table-row>
        <table:table-row table:style-name="ro1">
          <table:table-cell office:value-type="float" office:value="100.433" calcext:value-type="float">
            <text:p>100,433</text:p>
          </table:table-cell>
          <table:table-cell office:value-type="float" office:value="32.529852" calcext:value-type="float">
            <text:p>32,529852</text:p>
          </table:table-cell>
          <table:table-cell/>
          <table:table-cell office:value-type="float" office:value="642.241" calcext:value-type="float">
            <text:p>642,241</text:p>
          </table:table-cell>
          <table:table-cell office:value-type="float" office:value="319.841982" calcext:value-type="float">
            <text:p>319,841982</text:p>
          </table:table-cell>
          <table:table-cell/>
          <table:table-cell office:value-type="float" office:value="6153.542" calcext:value-type="float">
            <text:p>6153,542</text:p>
          </table:table-cell>
          <table:table-cell office:value-type="float" office:value="3220.988589" calcext:value-type="float">
            <text:p>3220,988589</text:p>
          </table:table-cell>
          <table:table-cell table:number-columns-repeated="7"/>
        </table:table-row>
        <table:table-row table:style-name="ro1">
          <table:table-cell office:value-type="float" office:value="99.559" calcext:value-type="float">
            <text:p>99,559</text:p>
          </table:table-cell>
          <table:table-cell office:value-type="float" office:value="32.444058" calcext:value-type="float">
            <text:p>32,444058</text:p>
          </table:table-cell>
          <table:table-cell/>
          <table:table-cell office:value-type="float" office:value="642.911" calcext:value-type="float">
            <text:p>642,911</text:p>
          </table:table-cell>
          <table:table-cell office:value-type="float" office:value="322.691706" calcext:value-type="float">
            <text:p>322,691706</text:p>
          </table:table-cell>
          <table:table-cell/>
          <table:table-cell office:value-type="float" office:value="6216.2" calcext:value-type="float">
            <text:p>6216,2</text:p>
          </table:table-cell>
          <table:table-cell office:value-type="float" office:value="3248.514514" calcext:value-type="float">
            <text:p>3248,514514</text:p>
          </table:table-cell>
          <table:table-cell table:number-columns-repeated="7"/>
        </table:table-row>
        <table:table-row table:style-name="ro1">
          <table:table-cell office:value-type="float" office:value="100.143" calcext:value-type="float">
            <text:p>100,143</text:p>
          </table:table-cell>
          <table:table-cell office:value-type="float" office:value="32.372104" calcext:value-type="float">
            <text:p>32,372104</text:p>
          </table:table-cell>
          <table:table-cell/>
          <table:table-cell office:value-type="float" office:value="659.114" calcext:value-type="float">
            <text:p>659,114</text:p>
          </table:table-cell>
          <table:table-cell office:value-type="float" office:value="323.23217" calcext:value-type="float">
            <text:p>323,23217</text:p>
          </table:table-cell>
          <table:table-cell/>
          <table:table-cell office:value-type="float" office:value="6213.939" calcext:value-type="float">
            <text:p>6213,939</text:p>
          </table:table-cell>
          <table:table-cell office:value-type="float" office:value="3250.654871" calcext:value-type="float">
            <text:p>3250,654871</text:p>
          </table:table-cell>
          <table:table-cell table:number-columns-repeated="7"/>
        </table:table-row>
        <table:table-row table:style-name="ro1">
          <table:table-cell office:value-type="float" office:value="119.228" calcext:value-type="float">
            <text:p>119,228</text:p>
          </table:table-cell>
          <table:table-cell office:value-type="float" office:value="32.767451" calcext:value-type="float">
            <text:p>32,767451</text:p>
          </table:table-cell>
          <table:table-cell/>
          <table:table-cell office:value-type="float" office:value="643.428" calcext:value-type="float">
            <text:p>643,428</text:p>
          </table:table-cell>
          <table:table-cell office:value-type="float" office:value="319.621392" calcext:value-type="float">
            <text:p>319,621392</text:p>
          </table:table-cell>
          <table:table-cell/>
          <table:table-cell office:value-type="float" office:value="6189.782" calcext:value-type="float">
            <text:p>6189,782</text:p>
          </table:table-cell>
          <table:table-cell office:value-type="float" office:value="3233.713267" calcext:value-type="float">
            <text:p>3233,713267</text:p>
          </table:table-cell>
          <table:table-cell table:number-columns-repeated="7"/>
        </table:table-row>
        <table:table-row table:style-name="ro1">
          <table:table-cell office:value-type="float" office:value="99.49" calcext:value-type="float">
            <text:p>99,49</text:p>
          </table:table-cell>
          <table:table-cell office:value-type="float" office:value="32.455621" calcext:value-type="float">
            <text:p>32,455621</text:p>
          </table:table-cell>
          <table:table-cell/>
          <table:table-cell office:value-type="float" office:value="655.363" calcext:value-type="float">
            <text:p>655,363</text:p>
          </table:table-cell>
          <table:table-cell office:value-type="float" office:value="321.816248" calcext:value-type="float">
            <text:p>321,816248</text:p>
          </table:table-cell>
          <table:table-cell/>
          <table:table-cell office:value-type="float" office:value="6179.621" calcext:value-type="float">
            <text:p>6179,621</text:p>
          </table:table-cell>
          <table:table-cell office:value-type="float" office:value="3235.17109" calcext:value-type="float">
            <text:p>3235,17109</text:p>
          </table:table-cell>
          <table:table-cell table:number-columns-repeated="7"/>
        </table:table-row>
        <table:table-row table:style-name="ro1">
          <table:table-cell office:value-type="float" office:value="120.25" calcext:value-type="float">
            <text:p>120,25</text:p>
          </table:table-cell>
          <table:table-cell office:value-type="float" office:value="32.964618" calcext:value-type="float">
            <text:p>32,964618</text:p>
          </table:table-cell>
          <table:table-cell/>
          <table:table-cell office:value-type="float" office:value="641.377" calcext:value-type="float">
            <text:p>641,377</text:p>
          </table:table-cell>
          <table:table-cell office:value-type="float" office:value="320.331517" calcext:value-type="float">
            <text:p>320,331517</text:p>
          </table:table-cell>
          <table:table-cell/>
          <table:table-cell office:value-type="float" office:value="6158.656" calcext:value-type="float">
            <text:p>6158,656</text:p>
          </table:table-cell>
          <table:table-cell office:value-type="float" office:value="3225.135856" calcext:value-type="float">
            <text:p>3225,135856</text:p>
          </table:table-cell>
          <table:table-cell table:number-columns-repeated="7"/>
        </table:table-row>
        <table:table-row table:style-name="ro1">
          <table:table-cell office:value-type="float" office:value="99.548" calcext:value-type="float">
            <text:p>99,548</text:p>
          </table:table-cell>
          <table:table-cell office:value-type="float" office:value="32.563762" calcext:value-type="float">
            <text:p>32,563762</text:p>
          </table:table-cell>
          <table:table-cell/>
          <table:table-cell office:value-type="float" office:value="637.547" calcext:value-type="float">
            <text:p>637,547</text:p>
          </table:table-cell>
          <table:table-cell office:value-type="float" office:value="320.334887" calcext:value-type="float">
            <text:p>320,334887</text:p>
          </table:table-cell>
          <table:table-cell/>
          <table:table-cell office:value-type="float" office:value="6136.944" calcext:value-type="float">
            <text:p>6136,944</text:p>
          </table:table-cell>
          <table:table-cell office:value-type="float" office:value="3208.029308" calcext:value-type="float">
            <text:p>3208,029308</text:p>
          </table:table-cell>
          <table:table-cell table:number-columns-repeated="7"/>
        </table:table-row>
        <table:table-row table:style-name="ro1">
          <table:table-cell office:value-type="float" office:value="104.71" calcext:value-type="float">
            <text:p>104,71</text:p>
          </table:table-cell>
          <table:table-cell office:value-type="float" office:value="32.683879" calcext:value-type="float">
            <text:p>32,683879</text:p>
          </table:table-cell>
          <table:table-cell/>
          <table:table-cell office:value-type="float" office:value="647.433" calcext:value-type="float">
            <text:p>647,433</text:p>
          </table:table-cell>
          <table:table-cell office:value-type="float" office:value="324.32397" calcext:value-type="float">
            <text:p>324,32397</text:p>
          </table:table-cell>
          <table:table-cell/>
          <table:table-cell office:value-type="float" office:value="6199.941" calcext:value-type="float">
            <text:p>6199,941</text:p>
          </table:table-cell>
          <table:table-cell office:value-type="float" office:value="3230.730308" calcext:value-type="float">
            <text:p>3230,730308</text:p>
          </table:table-cell>
          <table:table-cell table:number-columns-repeated="7"/>
        </table:table-row>
        <table:table-row table:style-name="ro1">
          <table:table-cell office:value-type="float" office:value="98.877" calcext:value-type="float">
            <text:p>98,877</text:p>
          </table:table-cell>
          <table:table-cell office:value-type="float" office:value="32.570129" calcext:value-type="float">
            <text:p>32,570129</text:p>
          </table:table-cell>
          <table:table-cell/>
          <table:table-cell office:value-type="float" office:value="649.295" calcext:value-type="float">
            <text:p>649,295</text:p>
          </table:table-cell>
          <table:table-cell office:value-type="float" office:value="321.334073" calcext:value-type="float">
            <text:p>321,334073</text:p>
          </table:table-cell>
          <table:table-cell/>
          <table:table-cell office:value-type="float" office:value="6167.661" calcext:value-type="float">
            <text:p>6167,661</text:p>
          </table:table-cell>
          <table:table-cell office:value-type="float" office:value="3229.087204" calcext:value-type="float">
            <text:p>3229,087204</text:p>
          </table:table-cell>
          <table:table-cell table:number-columns-repeated="7"/>
        </table:table-row>
        <table:table-row table:style-name="ro1">
          <table:table-cell office:value-type="float" office:value="116.175" calcext:value-type="float">
            <text:p>116,175</text:p>
          </table:table-cell>
          <table:table-cell office:value-type="float" office:value="32.532782" calcext:value-type="float">
            <text:p>32,532782</text:p>
          </table:table-cell>
          <table:table-cell/>
          <table:table-cell office:value-type="float" office:value="659.431" calcext:value-type="float">
            <text:p>659,431</text:p>
          </table:table-cell>
          <table:table-cell office:value-type="float" office:value="323.67494" calcext:value-type="float">
            <text:p>323,67494</text:p>
          </table:table-cell>
          <table:table-cell/>
          <table:table-cell office:value-type="float" office:value="6200.645" calcext:value-type="float">
            <text:p>6200,645</text:p>
          </table:table-cell>
          <table:table-cell office:value-type="float" office:value="3249.744526" calcext:value-type="float">
            <text:p>3249,744526</text:p>
          </table:table-cell>
          <table:table-cell table:number-columns-repeated="7"/>
        </table:table-row>
        <table:table-row table:style-name="ro1">
          <table:table-cell office:value-type="float" office:value="102.546" calcext:value-type="float">
            <text:p>102,546</text:p>
          </table:table-cell>
          <table:table-cell office:value-type="float" office:value="32.380004" calcext:value-type="float">
            <text:p>32,380004</text:p>
          </table:table-cell>
          <table:table-cell/>
          <table:table-cell office:value-type="float" office:value="643.151" calcext:value-type="float">
            <text:p>643,151</text:p>
          </table:table-cell>
          <table:table-cell office:value-type="float" office:value="322.739176" calcext:value-type="float">
            <text:p>322,739176</text:p>
          </table:table-cell>
          <table:table-cell/>
          <table:table-cell office:value-type="float" office:value="6177.363" calcext:value-type="float">
            <text:p>6177,363</text:p>
          </table:table-cell>
          <table:table-cell office:value-type="float" office:value="3231.123555" calcext:value-type="float">
            <text:p>3231,123555</text:p>
          </table:table-cell>
          <table:table-cell table:number-columns-repeated="7"/>
        </table:table-row>
        <table:table-row table:style-name="ro1">
          <table:table-cell office:value-type="float" office:value="119.75" calcext:value-type="float">
            <text:p>119,75</text:p>
          </table:table-cell>
          <table:table-cell office:value-type="float" office:value="32.568417" calcext:value-type="float">
            <text:p>32,568417</text:p>
          </table:table-cell>
          <table:table-cell/>
          <table:table-cell office:value-type="float" office:value="661.073" calcext:value-type="float">
            <text:p>661,073</text:p>
          </table:table-cell>
          <table:table-cell office:value-type="float" office:value="323.350878" calcext:value-type="float">
            <text:p>323,350878</text:p>
          </table:table-cell>
          <table:table-cell/>
          <table:table-cell office:value-type="float" office:value="6240.036" calcext:value-type="float">
            <text:p>6240,036</text:p>
          </table:table-cell>
          <table:table-cell office:value-type="float" office:value="3248.693048" calcext:value-type="float">
            <text:p>3248,693048</text:p>
          </table:table-cell>
          <table:table-cell table:number-columns-repeated="7"/>
        </table:table-row>
        <table:table-row table:style-name="ro1">
          <table:table-cell office:value-type="float" office:value="102.064" calcext:value-type="float">
            <text:p>102,064</text:p>
          </table:table-cell>
          <table:table-cell office:value-type="float" office:value="32.211297" calcext:value-type="float">
            <text:p>32,211297</text:p>
          </table:table-cell>
          <table:table-cell/>
          <table:table-cell office:value-type="float" office:value="658.172" calcext:value-type="float">
            <text:p>658,172</text:p>
          </table:table-cell>
          <table:table-cell office:value-type="float" office:value="323.510874" calcext:value-type="float">
            <text:p>323,510874</text:p>
          </table:table-cell>
          <table:table-cell/>
          <table:table-cell office:value-type="float" office:value="6153.388" calcext:value-type="float">
            <text:p>6153,388</text:p>
          </table:table-cell>
          <table:table-cell office:value-type="float" office:value="3213.53501" calcext:value-type="float">
            <text:p>3213,53501</text:p>
          </table:table-cell>
          <table:table-cell table:number-columns-repeated="7"/>
        </table:table-row>
        <table:table-row table:style-name="ro1">
          <table:table-cell office:value-type="float" office:value="97.65" calcext:value-type="float">
            <text:p>97,65</text:p>
          </table:table-cell>
          <table:table-cell office:value-type="float" office:value="32.61421" calcext:value-type="float">
            <text:p>32,61421</text:p>
          </table:table-cell>
          <table:table-cell/>
          <table:table-cell office:value-type="float" office:value="657.796" calcext:value-type="float">
            <text:p>657,796</text:p>
          </table:table-cell>
          <table:table-cell office:value-type="float" office:value="326.031981" calcext:value-type="float">
            <text:p>326,031981</text:p>
          </table:table-cell>
          <table:table-cell/>
          <table:table-cell office:value-type="float" office:value="6119.289" calcext:value-type="float">
            <text:p>6119,289</text:p>
          </table:table-cell>
          <table:table-cell office:value-type="float" office:value="3201.461184" calcext:value-type="float">
            <text:p>3201,461184</text:p>
          </table:table-cell>
          <table:table-cell table:number-columns-repeated="7"/>
        </table:table-row>
        <table:table-row table:style-name="ro1">
          <table:table-cell office:value-type="float" office:value="96.334" calcext:value-type="float">
            <text:p>96,334</text:p>
          </table:table-cell>
          <table:table-cell office:value-type="float" office:value="32.303566" calcext:value-type="float">
            <text:p>32,303566</text:p>
          </table:table-cell>
          <table:table-cell/>
          <table:table-cell office:value-type="float" office:value="663.922" calcext:value-type="float">
            <text:p>663,922</text:p>
          </table:table-cell>
          <table:table-cell office:value-type="float" office:value="323.372001" calcext:value-type="float">
            <text:p>323,372001</text:p>
          </table:table-cell>
          <table:table-cell/>
          <table:table-cell office:value-type="float" office:value="6180.349" calcext:value-type="float">
            <text:p>6180,349</text:p>
          </table:table-cell>
          <table:table-cell office:value-type="float" office:value="3220.897122" calcext:value-type="float">
            <text:p>3220,897122</text:p>
          </table:table-cell>
          <table:table-cell table:number-columns-repeated="7"/>
        </table:table-row>
        <table:table-row table:style-name="ro1">
          <table:table-cell office:value-type="float" office:value="111.484" calcext:value-type="float">
            <text:p>111,484</text:p>
          </table:table-cell>
          <table:table-cell office:value-type="float" office:value="32.838288" calcext:value-type="float">
            <text:p>32,838288</text:p>
          </table:table-cell>
          <table:table-cell/>
          <table:table-cell office:value-type="float" office:value="653.948" calcext:value-type="float">
            <text:p>653,948</text:p>
          </table:table-cell>
          <table:table-cell office:value-type="float" office:value="323.954265" calcext:value-type="float">
            <text:p>323,954265</text:p>
          </table:table-cell>
          <table:table-cell/>
          <table:table-cell office:value-type="float" office:value="6179.877" calcext:value-type="float">
            <text:p>6179,877</text:p>
          </table:table-cell>
          <table:table-cell office:value-type="float" office:value="3231.784451" calcext:value-type="float">
            <text:p>3231,784451</text:p>
          </table:table-cell>
          <table:table-cell table:number-columns-repeated="7"/>
        </table:table-row>
        <table:table-row table:style-name="ro1">
          <table:table-cell office:value-type="float" office:value="92.62" calcext:value-type="float">
            <text:p>92,62</text:p>
          </table:table-cell>
          <table:table-cell office:value-type="float" office:value="32.213377" calcext:value-type="float">
            <text:p>32,213377</text:p>
          </table:table-cell>
          <table:table-cell/>
          <table:table-cell office:value-type="float" office:value="662.406" calcext:value-type="float">
            <text:p>662,406</text:p>
          </table:table-cell>
          <table:table-cell office:value-type="float" office:value="326.290927" calcext:value-type="float">
            <text:p>326,290927</text:p>
          </table:table-cell>
          <table:table-cell/>
          <table:table-cell office:value-type="float" office:value="6161.967" calcext:value-type="float">
            <text:p>6161,967</text:p>
          </table:table-cell>
          <table:table-cell office:value-type="float" office:value="3224.129227" calcext:value-type="float">
            <text:p>3224,129227</text:p>
          </table:table-cell>
          <table:table-cell table:number-columns-repeated="7"/>
        </table:table-row>
        <table:table-row table:style-name="ro1">
          <table:table-cell office:value-type="float" office:value="97.848" calcext:value-type="float">
            <text:p>97,848</text:p>
          </table:table-cell>
          <table:table-cell office:value-type="float" office:value="32.346663" calcext:value-type="float">
            <text:p>32,346663</text:p>
          </table:table-cell>
          <table:table-cell/>
          <table:table-cell office:value-type="float" office:value="647.518" calcext:value-type="float">
            <text:p>647,518</text:p>
          </table:table-cell>
          <table:table-cell office:value-type="float" office:value="324.864383" calcext:value-type="float">
            <text:p>324,864383</text:p>
          </table:table-cell>
          <table:table-cell table:number-columns-repeated="10"/>
        </table:table-row>
        <table:table-row table:style-name="ro1">
          <table:table-cell office:value-type="float" office:value="100.044" calcext:value-type="float">
            <text:p>100,044</text:p>
          </table:table-cell>
          <table:table-cell office:value-type="float" office:value="32.437808" calcext:value-type="float">
            <text:p>32,437808</text:p>
          </table:table-cell>
          <table:table-cell/>
          <table:table-cell office:value-type="float" office:value="651.452" calcext:value-type="float">
            <text:p>651,452</text:p>
          </table:table-cell>
          <table:table-cell office:value-type="float" office:value="324.371395" calcext:value-type="float">
            <text:p>324,371395</text:p>
          </table:table-cell>
          <table:table-cell table:number-columns-repeated="10"/>
        </table:table-row>
        <table:table-row table:style-name="ro1">
          <table:table-cell office:value-type="float" office:value="102.494" calcext:value-type="float">
            <text:p>102,494</text:p>
          </table:table-cell>
          <table:table-cell office:value-type="float" office:value="32.373005" calcext:value-type="float">
            <text:p>32,373005</text:p>
          </table:table-cell>
          <table:table-cell/>
          <table:table-cell office:value-type="float" office:value="658.314" calcext:value-type="float">
            <text:p>658,314</text:p>
          </table:table-cell>
          <table:table-cell office:value-type="float" office:value="325.662076" calcext:value-type="float">
            <text:p>325,662076</text:p>
          </table:table-cell>
          <table:table-cell table:number-columns-repeated="10"/>
        </table:table-row>
        <table:table-row table:style-name="ro1">
          <table:table-cell office:value-type="float" office:value="100.969" calcext:value-type="float">
            <text:p>100,969</text:p>
          </table:table-cell>
          <table:table-cell office:value-type="float" office:value="32.903153" calcext:value-type="float">
            <text:p>32,903153</text:p>
          </table:table-cell>
          <table:table-cell/>
          <table:table-cell office:value-type="float" office:value="666.921" calcext:value-type="float">
            <text:p>666,921</text:p>
          </table:table-cell>
          <table:table-cell office:value-type="float" office:value="322.765904" calcext:value-type="float">
            <text:p>322,765904</text:p>
          </table:table-cell>
          <table:table-cell table:number-columns-repeated="10"/>
        </table:table-row>
        <table:table-row table:style-name="ro1">
          <table:table-cell office:value-type="float" office:value="93.831" calcext:value-type="float">
            <text:p>93,831</text:p>
          </table:table-cell>
          <table:table-cell office:value-type="float" office:value="32.46005" calcext:value-type="float">
            <text:p>32,46005</text:p>
          </table:table-cell>
          <table:table-cell/>
          <table:table-cell office:value-type="float" office:value="656.839" calcext:value-type="float">
            <text:p>656,839</text:p>
          </table:table-cell>
          <table:table-cell office:value-type="float" office:value="327.796205" calcext:value-type="float">
            <text:p>327,796205</text:p>
          </table:table-cell>
          <table:table-cell table:number-columns-repeated="10"/>
        </table:table-row>
        <table:table-row table:style-name="ro1">
          <table:table-cell office:value-type="float" office:value="100.185" calcext:value-type="float">
            <text:p>100,185</text:p>
          </table:table-cell>
          <table:table-cell office:value-type="float" office:value="32.378379" calcext:value-type="float">
            <text:p>32,378379</text:p>
          </table:table-cell>
          <table:table-cell/>
          <table:table-cell office:value-type="float" office:value="655.5" calcext:value-type="float">
            <text:p>655,5</text:p>
          </table:table-cell>
          <table:table-cell office:value-type="float" office:value="322.634358" calcext:value-type="float">
            <text:p>322,634358</text:p>
          </table:table-cell>
          <table:table-cell table:number-columns-repeated="10"/>
        </table:table-row>
        <table:table-row table:style-name="ro1">
          <table:table-cell office:value-type="float" office:value="99.601" calcext:value-type="float">
            <text:p>99,601</text:p>
          </table:table-cell>
          <table:table-cell office:value-type="float" office:value="32.235473" calcext:value-type="float">
            <text:p>32,235473</text:p>
          </table:table-cell>
          <table:table-cell/>
          <table:table-cell office:value-type="float" office:value="645.448" calcext:value-type="float">
            <text:p>645,448</text:p>
          </table:table-cell>
          <table:table-cell office:value-type="float" office:value="322.220744" calcext:value-type="float">
            <text:p>322,220744</text:p>
          </table:table-cell>
          <table:table-cell table:number-columns-repeated="10"/>
        </table:table-row>
        <table:table-row table:style-name="ro1">
          <table:table-cell office:value-type="float" office:value="99.689" calcext:value-type="float">
            <text:p>99,689</text:p>
          </table:table-cell>
          <table:table-cell office:value-type="float" office:value="32.046247" calcext:value-type="float">
            <text:p>32,046247</text:p>
          </table:table-cell>
          <table:table-cell/>
          <table:table-cell office:value-type="float" office:value="638.626" calcext:value-type="float">
            <text:p>638,626</text:p>
          </table:table-cell>
          <table:table-cell office:value-type="float" office:value="319.219253" calcext:value-type="float">
            <text:p>319,219253</text:p>
          </table:table-cell>
          <table:table-cell table:number-columns-repeated="10"/>
        </table:table-row>
        <table:table-row table:style-name="ro1">
          <table:table-cell office:value-type="float" office:value="99.746" calcext:value-type="float">
            <text:p>99,746</text:p>
          </table:table-cell>
          <table:table-cell office:value-type="float" office:value="32.342719" calcext:value-type="float">
            <text:p>32,342719</text:p>
          </table:table-cell>
          <table:table-cell/>
          <table:table-cell office:value-type="float" office:value="655.836" calcext:value-type="float">
            <text:p>655,836</text:p>
          </table:table-cell>
          <table:table-cell office:value-type="float" office:value="322.099939" calcext:value-type="float">
            <text:p>322,099939</text:p>
          </table:table-cell>
          <table:table-cell table:number-columns-repeated="10"/>
        </table:table-row>
        <table:table-row table:style-name="ro1">
          <table:table-cell office:value-type="float" office:value="99.845" calcext:value-type="float">
            <text:p>99,845</text:p>
          </table:table-cell>
          <table:table-cell office:value-type="float" office:value="32.186987" calcext:value-type="float">
            <text:p>32,186987</text:p>
          </table:table-cell>
          <table:table-cell/>
          <table:table-cell office:value-type="float" office:value="659.314" calcext:value-type="float">
            <text:p>659,314</text:p>
          </table:table-cell>
          <table:table-cell office:value-type="float" office:value="319.102582" calcext:value-type="float">
            <text:p>319,102582</text:p>
          </table:table-cell>
          <table:table-cell table:number-columns-repeated="10"/>
        </table:table-row>
        <table:table-row table:style-name="ro1">
          <table:table-cell office:value-type="float" office:value="123.369" calcext:value-type="float">
            <text:p>123,369</text:p>
          </table:table-cell>
          <table:table-cell office:value-type="float" office:value="32.413486" calcext:value-type="float">
            <text:p>32,413486</text:p>
          </table:table-cell>
          <table:table-cell/>
          <table:table-cell office:value-type="float" office:value="647.994" calcext:value-type="float">
            <text:p>647,994</text:p>
          </table:table-cell>
          <table:table-cell office:value-type="float" office:value="320.369616" calcext:value-type="float">
            <text:p>320,369616</text:p>
          </table:table-cell>
          <table:table-cell table:number-columns-repeated="10"/>
        </table:table-row>
        <table:table-row table:style-name="ro1">
          <table:table-cell office:value-type="float" office:value="115.776" calcext:value-type="float">
            <text:p>115,776</text:p>
          </table:table-cell>
          <table:table-cell office:value-type="float" office:value="32.048584" calcext:value-type="float">
            <text:p>32,048584</text:p>
          </table:table-cell>
          <table:table-cell/>
          <table:table-cell office:value-type="float" office:value="655.11" calcext:value-type="float">
            <text:p>655,11</text:p>
          </table:table-cell>
          <table:table-cell office:value-type="float" office:value="321.252824" calcext:value-type="float">
            <text:p>321,252824</text:p>
          </table:table-cell>
          <table:table-cell table:number-columns-repeated="10"/>
        </table:table-row>
        <table:table-row table:style-name="ro1">
          <table:table-cell office:value-type="float" office:value="103.313" calcext:value-type="float">
            <text:p>103,313</text:p>
          </table:table-cell>
          <table:table-cell office:value-type="float" office:value="32.482516" calcext:value-type="float">
            <text:p>32,482516</text:p>
          </table:table-cell>
          <table:table-cell/>
          <table:table-cell office:value-type="float" office:value="675.713" calcext:value-type="float">
            <text:p>675,713</text:p>
          </table:table-cell>
          <table:table-cell office:value-type="float" office:value="320.967959" calcext:value-type="float">
            <text:p>320,967959</text:p>
          </table:table-cell>
          <table:table-cell table:number-columns-repeated="10"/>
        </table:table-row>
        <table:table-row table:style-name="ro1">
          <table:table-cell office:value-type="float" office:value="99.16" calcext:value-type="float">
            <text:p>99,16</text:p>
          </table:table-cell>
          <table:table-cell office:value-type="float" office:value="32.315369" calcext:value-type="float">
            <text:p>32,315369</text:p>
          </table:table-cell>
          <table:table-cell/>
          <table:table-cell office:value-type="float" office:value="647.633" calcext:value-type="float">
            <text:p>647,633</text:p>
          </table:table-cell>
          <table:table-cell office:value-type="float" office:value="321.571043" calcext:value-type="float">
            <text:p>321,571043</text:p>
          </table:table-cell>
          <table:table-cell table:number-columns-repeated="10"/>
        </table:table-row>
        <table:table-row table:style-name="ro1">
          <table:table-cell office:value-type="float" office:value="100.574" calcext:value-type="float">
            <text:p>100,574</text:p>
          </table:table-cell>
          <table:table-cell office:value-type="float" office:value="32.161306" calcext:value-type="float">
            <text:p>32,161306</text:p>
          </table:table-cell>
          <table:table-cell/>
          <table:table-cell office:value-type="float" office:value="652.815" calcext:value-type="float">
            <text:p>652,815</text:p>
          </table:table-cell>
          <table:table-cell office:value-type="float" office:value="322.043221" calcext:value-type="float">
            <text:p>322,043221</text:p>
          </table:table-cell>
          <table:table-cell table:number-columns-repeated="10"/>
        </table:table-row>
        <table:table-row table:style-name="ro1">
          <table:table-cell office:value-type="float" office:value="97.443" calcext:value-type="float">
            <text:p>97,443</text:p>
          </table:table-cell>
          <table:table-cell office:value-type="float" office:value="32.254057" calcext:value-type="float">
            <text:p>32,254057</text:p>
          </table:table-cell>
          <table:table-cell/>
          <table:table-cell office:value-type="float" office:value="644.613" calcext:value-type="float">
            <text:p>644,613</text:p>
          </table:table-cell>
          <table:table-cell office:value-type="float" office:value="319.695329" calcext:value-type="float">
            <text:p>319,695329</text:p>
          </table:table-cell>
          <table:table-cell table:number-columns-repeated="10"/>
        </table:table-row>
        <table:table-row table:style-name="ro1">
          <table:table-cell office:value-type="float" office:value="99.396" calcext:value-type="float">
            <text:p>99,396</text:p>
          </table:table-cell>
          <table:table-cell office:value-type="float" office:value="32.087071" calcext:value-type="float">
            <text:p>32,087071</text:p>
          </table:table-cell>
          <table:table-cell/>
          <table:table-cell office:value-type="float" office:value="642.378" calcext:value-type="float">
            <text:p>642,378</text:p>
          </table:table-cell>
          <table:table-cell office:value-type="float" office:value="321.528607" calcext:value-type="float">
            <text:p>321,528607</text:p>
          </table:table-cell>
          <table:table-cell table:number-columns-repeated="10"/>
        </table:table-row>
        <table:table-row table:style-name="ro1">
          <table:table-cell office:value-type="float" office:value="99.985" calcext:value-type="float">
            <text:p>99,985</text:p>
          </table:table-cell>
          <table:table-cell office:value-type="float" office:value="32.347257" calcext:value-type="float">
            <text:p>32,347257</text:p>
          </table:table-cell>
          <table:table-cell/>
          <table:table-cell office:value-type="float" office:value="652.883" calcext:value-type="float">
            <text:p>652,883</text:p>
          </table:table-cell>
          <table:table-cell office:value-type="float" office:value="324.994086" calcext:value-type="float">
            <text:p>324,994086</text:p>
          </table:table-cell>
          <table:table-cell table:number-columns-repeated="10"/>
        </table:table-row>
        <table:table-row table:style-name="ro1">
          <table:table-cell office:value-type="float" office:value="102.538" calcext:value-type="float">
            <text:p>102,538</text:p>
          </table:table-cell>
          <table:table-cell office:value-type="float" office:value="32.942718" calcext:value-type="float">
            <text:p>32,942718</text:p>
          </table:table-cell>
          <table:table-cell/>
          <table:table-cell office:value-type="float" office:value="665.275" calcext:value-type="float">
            <text:p>665,275</text:p>
          </table:table-cell>
          <table:table-cell office:value-type="float" office:value="324.071902" calcext:value-type="float">
            <text:p>324,071902</text:p>
          </table:table-cell>
          <table:table-cell table:number-columns-repeated="10"/>
        </table:table-row>
        <table:table-row table:style-name="ro1">
          <table:table-cell office:value-type="float" office:value="101.715" calcext:value-type="float">
            <text:p>101,715</text:p>
          </table:table-cell>
          <table:table-cell office:value-type="float" office:value="31.853765" calcext:value-type="float">
            <text:p>31,853765</text:p>
          </table:table-cell>
          <table:table-cell/>
          <table:table-cell office:value-type="float" office:value="655.127" calcext:value-type="float">
            <text:p>655,127</text:p>
          </table:table-cell>
          <table:table-cell office:value-type="float" office:value="325.424837" calcext:value-type="float">
            <text:p>325,424837</text:p>
          </table:table-cell>
          <table:table-cell table:number-columns-repeated="10"/>
        </table:table-row>
        <table:table-row table:style-name="ro1">
          <table:table-cell office:value-type="float" office:value="94.602" calcext:value-type="float">
            <text:p>94,602</text:p>
          </table:table-cell>
          <table:table-cell office:value-type="float" office:value="32.006447" calcext:value-type="float">
            <text:p>32,006447</text:p>
          </table:table-cell>
          <table:table-cell/>
          <table:table-cell office:value-type="float" office:value="659.529" calcext:value-type="float">
            <text:p>659,529</text:p>
          </table:table-cell>
          <table:table-cell office:value-type="float" office:value="327.341177" calcext:value-type="float">
            <text:p>327,341177</text:p>
          </table:table-cell>
          <table:table-cell table:number-columns-repeated="10"/>
        </table:table-row>
        <table:table-row table:style-name="ro1">
          <table:table-cell office:value-type="float" office:value="120.788" calcext:value-type="float">
            <text:p>120,788</text:p>
          </table:table-cell>
          <table:table-cell office:value-type="float" office:value="32.128227" calcext:value-type="float">
            <text:p>32,128227</text:p>
          </table:table-cell>
          <table:table-cell/>
          <table:table-cell office:value-type="float" office:value="660.264" calcext:value-type="float">
            <text:p>660,264</text:p>
          </table:table-cell>
          <table:table-cell office:value-type="float" office:value="331.616462" calcext:value-type="float">
            <text:p>331,616462</text:p>
          </table:table-cell>
          <table:table-cell table:number-columns-repeated="10"/>
        </table:table-row>
        <table:table-row table:style-name="ro1">
          <table:table-cell office:value-type="float" office:value="100.118" calcext:value-type="float">
            <text:p>100,118</text:p>
          </table:table-cell>
          <table:table-cell office:value-type="float" office:value="33.175297" calcext:value-type="float">
            <text:p>33,175297</text:p>
          </table:table-cell>
          <table:table-cell/>
          <table:table-cell office:value-type="float" office:value="646.344" calcext:value-type="float">
            <text:p>646,344</text:p>
          </table:table-cell>
          <table:table-cell office:value-type="float" office:value="325.28368" calcext:value-type="float">
            <text:p>325,28368</text:p>
          </table:table-cell>
          <table:table-cell table:number-columns-repeated="10"/>
        </table:table-row>
        <table:table-row table:style-name="ro1">
          <table:table-cell office:value-type="float" office:value="99.956" calcext:value-type="float">
            <text:p>99,956</text:p>
          </table:table-cell>
          <table:table-cell office:value-type="float" office:value="32.617596" calcext:value-type="float">
            <text:p>32,617596</text:p>
          </table:table-cell>
          <table:table-cell/>
          <table:table-cell office:value-type="float" office:value="659.624" calcext:value-type="float">
            <text:p>659,624</text:p>
          </table:table-cell>
          <table:table-cell office:value-type="float" office:value="328.625019" calcext:value-type="float">
            <text:p>328,625019</text:p>
          </table:table-cell>
          <table:table-cell table:number-columns-repeated="10"/>
        </table:table-row>
        <table:table-row table:style-name="ro1">
          <table:table-cell office:value-type="float" office:value="98.589" calcext:value-type="float">
            <text:p>98,589</text:p>
          </table:table-cell>
          <table:table-cell office:value-type="float" office:value="32.024705" calcext:value-type="float">
            <text:p>32,024705</text:p>
          </table:table-cell>
          <table:table-cell/>
          <table:table-cell office:value-type="float" office:value="659.829" calcext:value-type="float">
            <text:p>659,829</text:p>
          </table:table-cell>
          <table:table-cell office:value-type="float" office:value="328.718702" calcext:value-type="float">
            <text:p>328,718702</text:p>
          </table:table-cell>
          <table:table-cell table:number-columns-repeated="10"/>
        </table:table-row>
        <table:table-row table:style-name="ro1">
          <table:table-cell office:value-type="float" office:value="99.78" calcext:value-type="float">
            <text:p>99,78</text:p>
          </table:table-cell>
          <table:table-cell office:value-type="float" office:value="32.632647" calcext:value-type="float">
            <text:p>32,632647</text:p>
          </table:table-cell>
          <table:table-cell/>
          <table:table-cell office:value-type="float" office:value="662.45" calcext:value-type="float">
            <text:p>662,45</text:p>
          </table:table-cell>
          <table:table-cell office:value-type="float" office:value="323.474671" calcext:value-type="float">
            <text:p>323,474671</text:p>
          </table:table-cell>
          <table:table-cell table:number-columns-repeated="10"/>
        </table:table-row>
        <table:table-row table:style-name="ro1">
          <table:table-cell office:value-type="float" office:value="101.057" calcext:value-type="float">
            <text:p>101,057</text:p>
          </table:table-cell>
          <table:table-cell office:value-type="float" office:value="32.065522" calcext:value-type="float">
            <text:p>32,065522</text:p>
          </table:table-cell>
          <table:table-cell/>
          <table:table-cell office:value-type="float" office:value="637.136" calcext:value-type="float">
            <text:p>637,136</text:p>
          </table:table-cell>
          <table:table-cell office:value-type="float" office:value="320.6984" calcext:value-type="float">
            <text:p>320,6984</text:p>
          </table:table-cell>
          <table:table-cell table:number-columns-repeated="10"/>
        </table:table-row>
        <table:table-row table:style-name="ro1">
          <table:table-cell office:value-type="float" office:value="102.183" calcext:value-type="float">
            <text:p>102,183</text:p>
          </table:table-cell>
          <table:table-cell office:value-type="float" office:value="31.945413" calcext:value-type="float">
            <text:p>31,945413</text:p>
          </table:table-cell>
          <table:table-cell/>
          <table:table-cell office:value-type="float" office:value="641.924" calcext:value-type="float">
            <text:p>641,924</text:p>
          </table:table-cell>
          <table:table-cell office:value-type="float" office:value="321.727896" calcext:value-type="float">
            <text:p>321,727896</text:p>
          </table:table-cell>
          <table:table-cell table:number-columns-repeated="10"/>
        </table:table-row>
        <table:table-row table:style-name="ro1">
          <table:table-cell office:value-type="float" office:value="96.683" calcext:value-type="float">
            <text:p>96,683</text:p>
          </table:table-cell>
          <table:table-cell office:value-type="float" office:value="32.117342" calcext:value-type="float">
            <text:p>32,117342</text:p>
          </table:table-cell>
          <table:table-cell/>
          <table:table-cell office:value-type="float" office:value="650.782" calcext:value-type="float">
            <text:p>650,782</text:p>
          </table:table-cell>
          <table:table-cell office:value-type="float" office:value="323.784629" calcext:value-type="float">
            <text:p>323,784629</text:p>
          </table:table-cell>
          <table:table-cell table:number-columns-repeated="10"/>
        </table:table-row>
        <table:table-row table:style-name="ro1">
          <table:table-cell office:value-type="float" office:value="100.943" calcext:value-type="float">
            <text:p>100,943</text:p>
          </table:table-cell>
          <table:table-cell office:value-type="float" office:value="32.018894" calcext:value-type="float">
            <text:p>32,018894</text:p>
          </table:table-cell>
          <table:table-cell/>
          <table:table-cell office:value-type="float" office:value="660.037" calcext:value-type="float">
            <text:p>660,037</text:p>
          </table:table-cell>
          <table:table-cell office:value-type="float" office:value="318.812643" calcext:value-type="float">
            <text:p>318,812643</text:p>
          </table:table-cell>
          <table:table-cell table:number-columns-repeated="10"/>
        </table:table-row>
        <table:table-row table:style-name="ro1">
          <table:table-cell office:value-type="float" office:value="118.47" calcext:value-type="float">
            <text:p>118,47</text:p>
          </table:table-cell>
          <table:table-cell office:value-type="float" office:value="31.537766" calcext:value-type="float">
            <text:p>31,537766</text:p>
          </table:table-cell>
          <table:table-cell/>
          <table:table-cell office:value-type="float" office:value="643.221" calcext:value-type="float">
            <text:p>643,221</text:p>
          </table:table-cell>
          <table:table-cell office:value-type="float" office:value="323.35902" calcext:value-type="float">
            <text:p>323,35902</text:p>
          </table:table-cell>
          <table:table-cell table:number-columns-repeated="10"/>
        </table:table-row>
        <table:table-row table:style-name="ro1">
          <table:table-cell office:value-type="float" office:value="100.506" calcext:value-type="float">
            <text:p>100,506</text:p>
          </table:table-cell>
          <table:table-cell office:value-type="float" office:value="31.913889" calcext:value-type="float">
            <text:p>31,913889</text:p>
          </table:table-cell>
          <table:table-cell/>
          <table:table-cell office:value-type="float" office:value="643.824" calcext:value-type="float">
            <text:p>643,824</text:p>
          </table:table-cell>
          <table:table-cell office:value-type="float" office:value="323.17981" calcext:value-type="float">
            <text:p>323,17981</text:p>
          </table:table-cell>
          <table:table-cell table:number-columns-repeated="10"/>
        </table:table-row>
        <table:table-row table:style-name="ro1">
          <table:table-cell office:value-type="float" office:value="120.138" calcext:value-type="float">
            <text:p>120,138</text:p>
          </table:table-cell>
          <table:table-cell office:value-type="float" office:value="31.877784" calcext:value-type="float">
            <text:p>31,877784</text:p>
          </table:table-cell>
          <table:table-cell/>
          <table:table-cell office:value-type="float" office:value="657.375" calcext:value-type="float">
            <text:p>657,375</text:p>
          </table:table-cell>
          <table:table-cell office:value-type="float" office:value="323.041038" calcext:value-type="float">
            <text:p>323,041038</text:p>
          </table:table-cell>
          <table:table-cell table:number-columns-repeated="10"/>
        </table:table-row>
        <table:table-row table:style-name="ro1">
          <table:table-cell office:value-type="float" office:value="98.911" calcext:value-type="float">
            <text:p>98,911</text:p>
          </table:table-cell>
          <table:table-cell office:value-type="float" office:value="32.677085" calcext:value-type="float">
            <text:p>32,677085</text:p>
          </table:table-cell>
          <table:table-cell/>
          <table:table-cell office:value-type="float" office:value="638.343" calcext:value-type="float">
            <text:p>638,343</text:p>
          </table:table-cell>
          <table:table-cell office:value-type="float" office:value="321.770999" calcext:value-type="float">
            <text:p>321,770999</text:p>
          </table:table-cell>
          <table:table-cell table:number-columns-repeated="10"/>
        </table:table-row>
        <table:table-row table:style-name="ro1">
          <table:table-cell office:value-type="float" office:value="98.915" calcext:value-type="float">
            <text:p>98,915</text:p>
          </table:table-cell>
          <table:table-cell office:value-type="float" office:value="31.840736" calcext:value-type="float">
            <text:p>31,840736</text:p>
          </table:table-cell>
          <table:table-cell/>
          <table:table-cell office:value-type="float" office:value="658.279" calcext:value-type="float">
            <text:p>658,279</text:p>
          </table:table-cell>
          <table:table-cell office:value-type="float" office:value="320.364943" calcext:value-type="float">
            <text:p>320,364943</text:p>
          </table:table-cell>
          <table:table-cell table:number-columns-repeated="10"/>
        </table:table-row>
        <table:table-row table:style-name="ro1">
          <table:table-cell office:value-type="float" office:value="105.974" calcext:value-type="float">
            <text:p>105,974</text:p>
          </table:table-cell>
          <table:table-cell office:value-type="float" office:value="32.78458" calcext:value-type="float">
            <text:p>32,78458</text:p>
          </table:table-cell>
          <table:table-cell/>
          <table:table-cell office:value-type="float" office:value="661.185" calcext:value-type="float">
            <text:p>661,185</text:p>
          </table:table-cell>
          <table:table-cell office:value-type="float" office:value="321.563071" calcext:value-type="float">
            <text:p>321,563071</text:p>
          </table:table-cell>
          <table:table-cell table:number-columns-repeated="10"/>
        </table:table-row>
        <table:table-row table:style-name="ro1">
          <table:table-cell office:value-type="float" office:value="99.734" calcext:value-type="float">
            <text:p>99,734</text:p>
          </table:table-cell>
          <table:table-cell office:value-type="float" office:value="31.930703" calcext:value-type="float">
            <text:p>31,930703</text:p>
          </table:table-cell>
          <table:table-cell/>
          <table:table-cell office:value-type="float" office:value="656.21" calcext:value-type="float">
            <text:p>656,21</text:p>
          </table:table-cell>
          <table:table-cell office:value-type="float" office:value="324.870851" calcext:value-type="float">
            <text:p>324,870851</text:p>
          </table:table-cell>
          <table:table-cell table:number-columns-repeated="10"/>
        </table:table-row>
        <table:table-row table:style-name="ro1">
          <table:table-cell office:value-type="float" office:value="96.686" calcext:value-type="float">
            <text:p>96,686</text:p>
          </table:table-cell>
          <table:table-cell office:value-type="float" office:value="32.036797" calcext:value-type="float">
            <text:p>32,036797</text:p>
          </table:table-cell>
          <table:table-cell/>
          <table:table-cell office:value-type="float" office:value="644.203" calcext:value-type="float">
            <text:p>644,203</text:p>
          </table:table-cell>
          <table:table-cell office:value-type="float" office:value="321.560787" calcext:value-type="float">
            <text:p>321,560787</text:p>
          </table:table-cell>
          <table:table-cell table:number-columns-repeated="10"/>
        </table:table-row>
        <table:table-row table:style-name="ro1">
          <table:table-cell office:value-type="float" office:value="117.524" calcext:value-type="float">
            <text:p>117,524</text:p>
          </table:table-cell>
          <table:table-cell office:value-type="float" office:value="32.154469" calcext:value-type="float">
            <text:p>32,154469</text:p>
          </table:table-cell>
          <table:table-cell/>
          <table:table-cell office:value-type="float" office:value="640.382" calcext:value-type="float">
            <text:p>640,382</text:p>
          </table:table-cell>
          <table:table-cell office:value-type="float" office:value="319.594456" calcext:value-type="float">
            <text:p>319,594456</text:p>
          </table:table-cell>
          <table:table-cell table:number-columns-repeated="10"/>
        </table:table-row>
        <table:table-row table:style-name="ro1">
          <table:table-cell office:value-type="float" office:value="99.511" calcext:value-type="float">
            <text:p>99,511</text:p>
          </table:table-cell>
          <table:table-cell office:value-type="float" office:value="32.14596" calcext:value-type="float">
            <text:p>32,14596</text:p>
          </table:table-cell>
          <table:table-cell/>
          <table:table-cell office:value-type="float" office:value="656.746" calcext:value-type="float">
            <text:p>656,746</text:p>
          </table:table-cell>
          <table:table-cell office:value-type="float" office:value="328.893085" calcext:value-type="float">
            <text:p>328,893085</text:p>
          </table:table-cell>
          <table:table-cell table:number-columns-repeated="10"/>
        </table:table-row>
        <table:table-row table:style-name="ro1">
          <table:table-cell office:value-type="float" office:value="99.855" calcext:value-type="float">
            <text:p>99,855</text:p>
          </table:table-cell>
          <table:table-cell office:value-type="float" office:value="32.77403" calcext:value-type="float">
            <text:p>32,77403</text:p>
          </table:table-cell>
          <table:table-cell/>
          <table:table-cell office:value-type="float" office:value="644.314" calcext:value-type="float">
            <text:p>644,314</text:p>
          </table:table-cell>
          <table:table-cell office:value-type="float" office:value="323.13471" calcext:value-type="float">
            <text:p>323,13471</text:p>
          </table:table-cell>
          <table:table-cell table:number-columns-repeated="10"/>
        </table:table-row>
        <table:table-row table:style-name="ro1">
          <table:table-cell office:value-type="float" office:value="104.018" calcext:value-type="float">
            <text:p>104,018</text:p>
          </table:table-cell>
          <table:table-cell office:value-type="float" office:value="32.507903" calcext:value-type="float">
            <text:p>32,507903</text:p>
          </table:table-cell>
          <table:table-cell/>
          <table:table-cell office:value-type="float" office:value="640.28" calcext:value-type="float">
            <text:p>640,28</text:p>
          </table:table-cell>
          <table:table-cell office:value-type="float" office:value="322.447691" calcext:value-type="float">
            <text:p>322,447691</text:p>
          </table:table-cell>
          <table:table-cell table:number-columns-repeated="10"/>
        </table:table-row>
        <table:table-row table:style-name="ro1">
          <table:table-cell office:value-type="float" office:value="98.69" calcext:value-type="float">
            <text:p>98,69</text:p>
          </table:table-cell>
          <table:table-cell office:value-type="float" office:value="32.74669" calcext:value-type="float">
            <text:p>32,74669</text:p>
          </table:table-cell>
          <table:table-cell/>
          <table:table-cell office:value-type="float" office:value="651.975" calcext:value-type="float">
            <text:p>651,975</text:p>
          </table:table-cell>
          <table:table-cell office:value-type="float" office:value="322.562846" calcext:value-type="float">
            <text:p>322,562846</text:p>
          </table:table-cell>
          <table:table-cell table:number-columns-repeated="10"/>
        </table:table-row>
        <table:table-row table:style-name="ro1">
          <table:table-cell office:value-type="float" office:value="98.825" calcext:value-type="float">
            <text:p>98,825</text:p>
          </table:table-cell>
          <table:table-cell office:value-type="float" office:value="32.757512" calcext:value-type="float">
            <text:p>32,757512</text:p>
          </table:table-cell>
          <table:table-cell/>
          <table:table-cell office:value-type="float" office:value="647.726" calcext:value-type="float">
            <text:p>647,726</text:p>
          </table:table-cell>
          <table:table-cell office:value-type="float" office:value="323.015732" calcext:value-type="float">
            <text:p>323,015732</text:p>
          </table:table-cell>
          <table:table-cell table:number-columns-repeated="10"/>
        </table:table-row>
        <table:table-row table:style-name="ro1">
          <table:table-cell office:value-type="float" office:value="99.29" calcext:value-type="float">
            <text:p>99,29</text:p>
          </table:table-cell>
          <table:table-cell office:value-type="float" office:value="33.270562" calcext:value-type="float">
            <text:p>33,270562</text:p>
          </table:table-cell>
          <table:table-cell/>
          <table:table-cell office:value-type="float" office:value="692.236" calcext:value-type="float">
            <text:p>692,236</text:p>
          </table:table-cell>
          <table:table-cell office:value-type="float" office:value="334.269003" calcext:value-type="float">
            <text:p>334,269003</text:p>
          </table:table-cell>
          <table:table-cell table:number-columns-repeated="10"/>
        </table:table-row>
        <table:table-row table:style-name="ro1">
          <table:table-cell office:value-type="float" office:value="97.738" calcext:value-type="float">
            <text:p>97,738</text:p>
          </table:table-cell>
          <table:table-cell office:value-type="float" office:value="32.21864" calcext:value-type="float">
            <text:p>32,21864</text:p>
          </table:table-cell>
          <table:table-cell/>
          <table:table-cell office:value-type="float" office:value="646.393" calcext:value-type="float">
            <text:p>646,393</text:p>
          </table:table-cell>
          <table:table-cell office:value-type="float" office:value="322.384013" calcext:value-type="float">
            <text:p>322,384013</text:p>
          </table:table-cell>
          <table:table-cell table:number-columns-repeated="10"/>
        </table:table-row>
        <table:table-row table:style-name="ro1">
          <table:table-cell office:value-type="float" office:value="120.328" calcext:value-type="float">
            <text:p>120,328</text:p>
          </table:table-cell>
          <table:table-cell office:value-type="float" office:value="32.377797" calcext:value-type="float">
            <text:p>32,377797</text:p>
          </table:table-cell>
          <table:table-cell/>
          <table:table-cell office:value-type="float" office:value="658.998" calcext:value-type="float">
            <text:p>658,998</text:p>
          </table:table-cell>
          <table:table-cell office:value-type="float" office:value="331.317174" calcext:value-type="float">
            <text:p>331,317174</text:p>
          </table:table-cell>
          <table:table-cell table:number-columns-repeated="10"/>
        </table:table-row>
        <table:table-row table:style-name="ro1">
          <table:table-cell office:value-type="float" office:value="120.803" calcext:value-type="float">
            <text:p>120,803</text:p>
          </table:table-cell>
          <table:table-cell office:value-type="float" office:value="32.180127" calcext:value-type="float">
            <text:p>32,180127</text:p>
          </table:table-cell>
          <table:table-cell/>
          <table:table-cell office:value-type="float" office:value="654.514" calcext:value-type="float">
            <text:p>654,514</text:p>
          </table:table-cell>
          <table:table-cell office:value-type="float" office:value="322.342459" calcext:value-type="float">
            <text:p>322,342459</text:p>
          </table:table-cell>
          <table:table-cell table:number-columns-repeated="10"/>
        </table:table-row>
        <table:table-row table:style-name="ro1">
          <table:table-cell office:value-type="float" office:value="158.892" calcext:value-type="float">
            <text:p>158,892</text:p>
          </table:table-cell>
          <table:table-cell office:value-type="float" office:value="32.324627" calcext:value-type="float">
            <text:p>32,324627</text:p>
          </table:table-cell>
          <table:table-cell/>
          <table:table-cell office:value-type="float" office:value="647.503" calcext:value-type="float">
            <text:p>647,503</text:p>
          </table:table-cell>
          <table:table-cell office:value-type="float" office:value="325.033098" calcext:value-type="float">
            <text:p>325,033098</text:p>
          </table:table-cell>
          <table:table-cell table:number-columns-repeated="10"/>
        </table:table-row>
        <table:table-row table:style-name="ro1">
          <table:table-cell office:value-type="float" office:value="121.208" calcext:value-type="float">
            <text:p>121,208</text:p>
          </table:table-cell>
          <table:table-cell office:value-type="float" office:value="32.430961" calcext:value-type="float">
            <text:p>32,430961</text:p>
          </table:table-cell>
          <table:table-cell/>
          <table:table-cell office:value-type="float" office:value="651.312" calcext:value-type="float">
            <text:p>651,312</text:p>
          </table:table-cell>
          <table:table-cell office:value-type="float" office:value="322.771916" calcext:value-type="float">
            <text:p>322,771916</text:p>
          </table:table-cell>
          <table:table-cell table:number-columns-repeated="10"/>
        </table:table-row>
        <table:table-row table:style-name="ro1">
          <table:table-cell office:value-type="float" office:value="118.041" calcext:value-type="float">
            <text:p>118,041</text:p>
          </table:table-cell>
          <table:table-cell office:value-type="float" office:value="32.415629" calcext:value-type="float">
            <text:p>32,415629</text:p>
          </table:table-cell>
          <table:table-cell/>
          <table:table-cell office:value-type="float" office:value="646.204" calcext:value-type="float">
            <text:p>646,204</text:p>
          </table:table-cell>
          <table:table-cell office:value-type="float" office:value="322.037826" calcext:value-type="float">
            <text:p>322,037826</text:p>
          </table:table-cell>
          <table:table-cell table:number-columns-repeated="10"/>
        </table:table-row>
        <table:table-row table:style-name="ro1">
          <table:table-cell office:value-type="float" office:value="102.844" calcext:value-type="float">
            <text:p>102,844</text:p>
          </table:table-cell>
          <table:table-cell office:value-type="float" office:value="32.522712" calcext:value-type="float">
            <text:p>32,522712</text:p>
          </table:table-cell>
          <table:table-cell/>
          <table:table-cell office:value-type="float" office:value="661.568" calcext:value-type="float">
            <text:p>661,568</text:p>
          </table:table-cell>
          <table:table-cell office:value-type="float" office:value="322.611553" calcext:value-type="float">
            <text:p>322,611553</text:p>
          </table:table-cell>
          <table:table-cell table:number-columns-repeated="10"/>
        </table:table-row>
        <table:table-row table:style-name="ro1">
          <table:table-cell office:value-type="float" office:value="96.995" calcext:value-type="float">
            <text:p>96,995</text:p>
          </table:table-cell>
          <table:table-cell office:value-type="float" office:value="32.523499" calcext:value-type="float">
            <text:p>32,523499</text:p>
          </table:table-cell>
          <table:table-cell/>
          <table:table-cell office:value-type="float" office:value="637.886" calcext:value-type="float">
            <text:p>637,886</text:p>
          </table:table-cell>
          <table:table-cell office:value-type="float" office:value="320.019417" calcext:value-type="float">
            <text:p>320,019417</text:p>
          </table:table-cell>
          <table:table-cell table:number-columns-repeated="10"/>
        </table:table-row>
        <table:table-row table:style-name="ro1">
          <table:table-cell office:value-type="float" office:value="99.413" calcext:value-type="float">
            <text:p>99,413</text:p>
          </table:table-cell>
          <table:table-cell office:value-type="float" office:value="32.493979" calcext:value-type="float">
            <text:p>32,493979</text:p>
          </table:table-cell>
          <table:table-cell/>
          <table:table-cell office:value-type="float" office:value="645.634" calcext:value-type="float">
            <text:p>645,634</text:p>
          </table:table-cell>
          <table:table-cell office:value-type="float" office:value="319.342458" calcext:value-type="float">
            <text:p>319,342458</text:p>
          </table:table-cell>
          <table:table-cell table:number-columns-repeated="10"/>
        </table:table-row>
        <table:table-row table:style-name="ro1">
          <table:table-cell office:value-type="float" office:value="100.356" calcext:value-type="float">
            <text:p>100,356</text:p>
          </table:table-cell>
          <table:table-cell office:value-type="float" office:value="32.493431" calcext:value-type="float">
            <text:p>32,493431</text:p>
          </table:table-cell>
          <table:table-cell/>
          <table:table-cell office:value-type="float" office:value="653.767" calcext:value-type="float">
            <text:p>653,767</text:p>
          </table:table-cell>
          <table:table-cell office:value-type="float" office:value="322.014793" calcext:value-type="float">
            <text:p>322,014793</text:p>
          </table:table-cell>
          <table:table-cell table:number-columns-repeated="10"/>
        </table:table-row>
        <table:table-row table:style-name="ro1">
          <table:table-cell office:value-type="float" office:value="99.025" calcext:value-type="float">
            <text:p>99,025</text:p>
          </table:table-cell>
          <table:table-cell office:value-type="float" office:value="32.395608" calcext:value-type="float">
            <text:p>32,395608</text:p>
          </table:table-cell>
          <table:table-cell/>
          <table:table-cell office:value-type="float" office:value="640.003" calcext:value-type="float">
            <text:p>640,003</text:p>
          </table:table-cell>
          <table:table-cell office:value-type="float" office:value="320.408208" calcext:value-type="float">
            <text:p>320,408208</text:p>
          </table:table-cell>
          <table:table-cell table:number-columns-repeated="10"/>
        </table:table-row>
        <table:table-row table:style-name="ro1">
          <table:table-cell office:value-type="float" office:value="103.911" calcext:value-type="float">
            <text:p>103,911</text:p>
          </table:table-cell>
          <table:table-cell office:value-type="float" office:value="32.667493" calcext:value-type="float">
            <text:p>32,667493</text:p>
          </table:table-cell>
          <table:table-cell/>
          <table:table-cell office:value-type="float" office:value="640.461" calcext:value-type="float">
            <text:p>640,461</text:p>
          </table:table-cell>
          <table:table-cell office:value-type="float" office:value="321.411107" calcext:value-type="float">
            <text:p>321,411107</text:p>
          </table:table-cell>
          <table:table-cell table:number-columns-repeated="10"/>
        </table:table-row>
        <table:table-row table:style-name="ro1">
          <table:table-cell office:value-type="float" office:value="96.167" calcext:value-type="float">
            <text:p>96,167</text:p>
          </table:table-cell>
          <table:table-cell office:value-type="float" office:value="32.388185" calcext:value-type="float">
            <text:p>32,388185</text:p>
          </table:table-cell>
          <table:table-cell/>
          <table:table-cell office:value-type="float" office:value="658.057" calcext:value-type="float">
            <text:p>658,057</text:p>
          </table:table-cell>
          <table:table-cell office:value-type="float" office:value="320.085454" calcext:value-type="float">
            <text:p>320,085454</text:p>
          </table:table-cell>
          <table:table-cell table:number-columns-repeated="10"/>
        </table:table-row>
        <table:table-row table:style-name="ro1">
          <table:table-cell office:value-type="float" office:value="104.883" calcext:value-type="float">
            <text:p>104,883</text:p>
          </table:table-cell>
          <table:table-cell office:value-type="float" office:value="32.780794" calcext:value-type="float">
            <text:p>32,780794</text:p>
          </table:table-cell>
          <table:table-cell/>
          <table:table-cell office:value-type="float" office:value="655.676" calcext:value-type="float">
            <text:p>655,676</text:p>
          </table:table-cell>
          <table:table-cell office:value-type="float" office:value="319.647655" calcext:value-type="float">
            <text:p>319,647655</text:p>
          </table:table-cell>
          <table:table-cell table:number-columns-repeated="10"/>
        </table:table-row>
        <table:table-row table:style-name="ro1">
          <table:table-cell office:value-type="float" office:value="106.21" calcext:value-type="float">
            <text:p>106,21</text:p>
          </table:table-cell>
          <table:table-cell office:value-type="float" office:value="32.430544" calcext:value-type="float">
            <text:p>32,430544</text:p>
          </table:table-cell>
          <table:table-cell/>
          <table:table-cell office:value-type="float" office:value="643.552" calcext:value-type="float">
            <text:p>643,552</text:p>
          </table:table-cell>
          <table:table-cell office:value-type="float" office:value="318.975967" calcext:value-type="float">
            <text:p>318,975967</text:p>
          </table:table-cell>
          <table:table-cell table:number-columns-repeated="10"/>
        </table:table-row>
        <table:table-row table:style-name="ro1">
          <table:table-cell office:value-type="float" office:value="130.571" calcext:value-type="float">
            <text:p>130,571</text:p>
          </table:table-cell>
          <table:table-cell office:value-type="float" office:value="32.687362" calcext:value-type="float">
            <text:p>32,687362</text:p>
          </table:table-cell>
          <table:table-cell/>
          <table:table-cell office:value-type="float" office:value="657.065" calcext:value-type="float">
            <text:p>657,065</text:p>
          </table:table-cell>
          <table:table-cell office:value-type="float" office:value="320.442477" calcext:value-type="float">
            <text:p>320,442477</text:p>
          </table:table-cell>
          <table:table-cell table:number-columns-repeated="10"/>
        </table:table-row>
        <table:table-row table:style-name="ro1">
          <table:table-cell office:value-type="float" office:value="103.758" calcext:value-type="float">
            <text:p>103,758</text:p>
          </table:table-cell>
          <table:table-cell office:value-type="float" office:value="34.025576" calcext:value-type="float">
            <text:p>34,025576</text:p>
          </table:table-cell>
          <table:table-cell/>
          <table:table-cell office:value-type="float" office:value="659.463" calcext:value-type="float">
            <text:p>659,463</text:p>
          </table:table-cell>
          <table:table-cell office:value-type="float" office:value="319.321769" calcext:value-type="float">
            <text:p>319,321769</text:p>
          </table:table-cell>
          <table:table-cell table:number-columns-repeated="10"/>
        </table:table-row>
        <table:table-row table:style-name="ro1">
          <table:table-cell office:value-type="float" office:value="97.702" calcext:value-type="float">
            <text:p>97,702</text:p>
          </table:table-cell>
          <table:table-cell office:value-type="float" office:value="32.466365" calcext:value-type="float">
            <text:p>32,466365</text:p>
          </table:table-cell>
          <table:table-cell/>
          <table:table-cell office:value-type="float" office:value="662.948" calcext:value-type="float">
            <text:p>662,948</text:p>
          </table:table-cell>
          <table:table-cell office:value-type="float" office:value="322.160407" calcext:value-type="float">
            <text:p>322,160407</text:p>
          </table:table-cell>
          <table:table-cell table:number-columns-repeated="10"/>
        </table:table-row>
        <table:table-row table:style-name="ro1">
          <table:table-cell office:value-type="float" office:value="100.502" calcext:value-type="float">
            <text:p>100,502</text:p>
          </table:table-cell>
          <table:table-cell office:value-type="float" office:value="34.677736" calcext:value-type="float">
            <text:p>34,677736</text:p>
          </table:table-cell>
          <table:table-cell/>
          <table:table-cell office:value-type="float" office:value="662.056" calcext:value-type="float">
            <text:p>662,056</text:p>
          </table:table-cell>
          <table:table-cell office:value-type="float" office:value="321.088275" calcext:value-type="float">
            <text:p>321,088275</text:p>
          </table:table-cell>
          <table:table-cell table:number-columns-repeated="10"/>
        </table:table-row>
        <table:table-row table:style-name="ro1">
          <table:table-cell office:value-type="float" office:value="96.8" calcext:value-type="float">
            <text:p>96,8</text:p>
          </table:table-cell>
          <table:table-cell office:value-type="float" office:value="32.079355" calcext:value-type="float">
            <text:p>32,079355</text:p>
          </table:table-cell>
          <table:table-cell/>
          <table:table-cell office:value-type="float" office:value="654.506" calcext:value-type="float">
            <text:p>654,506</text:p>
          </table:table-cell>
          <table:table-cell office:value-type="float" office:value="323.226453" calcext:value-type="float">
            <text:p>323,226453</text:p>
          </table:table-cell>
          <table:table-cell table:number-columns-repeated="10"/>
        </table:table-row>
        <table:table-row table:style-name="ro1">
          <table:table-cell office:value-type="float" office:value="98.173" calcext:value-type="float">
            <text:p>98,173</text:p>
          </table:table-cell>
          <table:table-cell office:value-type="float" office:value="32.014961" calcext:value-type="float">
            <text:p>32,014961</text:p>
          </table:table-cell>
          <table:table-cell/>
          <table:table-cell office:value-type="float" office:value="659.173" calcext:value-type="float">
            <text:p>659,173</text:p>
          </table:table-cell>
          <table:table-cell office:value-type="float" office:value="323.461728" calcext:value-type="float">
            <text:p>323,461728</text:p>
          </table:table-cell>
          <table:table-cell table:number-columns-repeated="10"/>
        </table:table-row>
        <table:table-row table:style-name="ro1">
          <table:table-cell office:value-type="float" office:value="99.885" calcext:value-type="float">
            <text:p>99,885</text:p>
          </table:table-cell>
          <table:table-cell office:value-type="float" office:value="32.293015" calcext:value-type="float">
            <text:p>32,293015</text:p>
          </table:table-cell>
          <table:table-cell/>
          <table:table-cell office:value-type="float" office:value="662.481" calcext:value-type="float">
            <text:p>662,481</text:p>
          </table:table-cell>
          <table:table-cell office:value-type="float" office:value="322.51823" calcext:value-type="float">
            <text:p>322,51823</text:p>
          </table:table-cell>
          <table:table-cell table:number-columns-repeated="10"/>
        </table:table-row>
      </table:table>
      <table:table table:name="PY37-2048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647.806" calcext:value-type="float">
            <text:p>647,806</text:p>
          </table:table-cell>
          <table:table-cell office:value-type="float" office:value="32.177049" calcext:value-type="float">
            <text:p>32,177049</text:p>
          </table:table-cell>
          <table:table-cell/>
          <table:table-cell office:value-type="float" office:value="504.789" calcext:value-type="float">
            <text:p>504,789</text:p>
          </table:table-cell>
          <table:table-cell office:value-type="float" office:value="322.073506" calcext:value-type="float">
            <text:p>322,073506</text:p>
          </table:table-cell>
          <table:table-cell/>
          <table:table-cell office:value-type="float" office:value="3448.099" calcext:value-type="float">
            <text:p>3448,099</text:p>
          </table:table-cell>
          <table:table-cell office:value-type="float" office:value="3194.803966" calcext:value-type="float">
            <text:p>3194,803966</text:p>
          </table:table-cell>
          <table:table-cell table:number-columns-repeated="5"/>
          <table:table-cell table:formula="of:=['PY37-2048MB'.N7]-['PY37-2048MB'.$L7]" office:value-type="float" office:value="-0.546257499999996" calcext:value-type="float">
            <text:p>-0,5462575</text:p>
          </table:table-cell>
          <table:table-cell table:formula="of:=['PY37-2048MB'.O7]-['PY37-2048MB'.$L7]" office:value-type="float" office:value="0.612908500000003" calcext:value-type="float">
            <text:p>0,6129085</text:p>
          </table:table-cell>
        </table:table-row>
        <table:table-row table:style-name="ro1">
          <table:table-cell office:value-type="float" office:value="75.594" calcext:value-type="float">
            <text:p>75,594</text:p>
          </table:table-cell>
          <table:table-cell office:value-type="float" office:value="31.986887" calcext:value-type="float">
            <text:p>31,986887</text:p>
          </table:table-cell>
          <table:table-cell/>
          <table:table-cell office:value-type="float" office:value="370.143" calcext:value-type="float">
            <text:p>370,143</text:p>
          </table:table-cell>
          <table:table-cell office:value-type="float" office:value="322.127349" calcext:value-type="float">
            <text:p>322,127349</text:p>
          </table:table-cell>
          <table:table-cell/>
          <table:table-cell office:value-type="float" office:value="3248.371" calcext:value-type="float">
            <text:p>3248,371</text:p>
          </table:table-cell>
          <table:table-cell office:value-type="float" office:value="3197.829722" calcext:value-type="float">
            <text:p>3197,829722</text:p>
          </table:table-cell>
          <table:table-cell table:number-columns-repeated="4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77.11" calcext:value-type="float">
            <text:p>77,11</text:p>
          </table:table-cell>
          <table:table-cell office:value-type="float" office:value="31.947688" calcext:value-type="float">
            <text:p>31,947688</text:p>
          </table:table-cell>
          <table:table-cell/>
          <table:table-cell office:value-type="float" office:value="374.461" calcext:value-type="float">
            <text:p>374,461</text:p>
          </table:table-cell>
          <table:table-cell office:value-type="float" office:value="319.515333" calcext:value-type="float">
            <text:p>319,515333</text:p>
          </table:table-cell>
          <table:table-cell/>
          <table:table-cell office:value-type="float" office:value="3297.381" calcext:value-type="float">
            <text:p>3297,381</text:p>
          </table:table-cell>
          <table:table-cell office:value-type="float" office:value="3210.430816" calcext:value-type="float">
            <text:p>3210,43081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AVERAGE(['PY37-2048MB'.$B$5:.$B$104])" office:value-type="float" office:value="32.1215995" calcext:value-type="float">
            <text:p>32,1215995</text:p>
          </table:table-cell>
          <table:table-cell table:formula="of:=STDEV(['PY37-2048MB'.$B$5:.$B$104])" office:value-type="float" office:value="0.264695859664875" calcext:value-type="float">
            <text:p>0,2646958597</text:p>
          </table:table-cell>
          <table:table-cell table:formula="of:=MIN(['PY37-2048MB'.$B$5:.$B$104])" office:value-type="float" office:value="31.575342" calcext:value-type="float">
            <text:p>31,575342</text:p>
          </table:table-cell>
          <table:table-cell table:formula="of:=MAX(['PY37-2048MB'.$B$5:.$B$104])" office:value-type="float" office:value="32.734508" calcext:value-type="float">
            <text:p>32,734508</text:p>
          </table:table-cell>
        </table:table-row>
        <table:table-row table:style-name="ro1">
          <table:table-cell office:value-type="float" office:value="75.554" calcext:value-type="float">
            <text:p>75,554</text:p>
          </table:table-cell>
          <table:table-cell office:value-type="float" office:value="31.904781" calcext:value-type="float">
            <text:p>31,904781</text:p>
          </table:table-cell>
          <table:table-cell/>
          <table:table-cell office:value-type="float" office:value="369.832" calcext:value-type="float">
            <text:p>369,832</text:p>
          </table:table-cell>
          <table:table-cell office:value-type="float" office:value="319.792337" calcext:value-type="float">
            <text:p>319,792337</text:p>
          </table:table-cell>
          <table:table-cell/>
          <table:table-cell office:value-type="float" office:value="3255.707" calcext:value-type="float">
            <text:p>3255,707</text:p>
          </table:table-cell>
          <table:table-cell office:value-type="float" office:value="3202.756105" calcext:value-type="float">
            <text:p>3202,756105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'PY37-2048MB'.$E$6:.$E$104])" office:value-type="float" office:value="321.24155330303" calcext:value-type="float">
            <text:p>321,241553303</text:p>
          </table:table-cell>
          <table:table-cell table:formula="of:=STDEV(['PY37-2048MB'.$E$6:.$E$104])" office:value-type="float" office:value="2.94689874719657" calcext:value-type="float">
            <text:p>2,9468987472</text:p>
          </table:table-cell>
          <table:table-cell table:formula="of:=MIN(['PY37-2048MB'.$E$5:.$E$104])" office:value-type="float" office:value="316.098043" calcext:value-type="float">
            <text:p>316,098043</text:p>
          </table:table-cell>
          <table:table-cell table:formula="of:=MAX(['PY37-2048MB'.$E$5:.$E$104])" office:value-type="float" office:value="334.579893" calcext:value-type="float">
            <text:p>334,579893</text:p>
          </table:table-cell>
        </table:table-row>
        <table:table-row table:style-name="ro1">
          <table:table-cell office:value-type="float" office:value="78.996" calcext:value-type="float">
            <text:p>78,996</text:p>
          </table:table-cell>
          <table:table-cell office:value-type="float" office:value="31.883757" calcext:value-type="float">
            <text:p>31,883757</text:p>
          </table:table-cell>
          <table:table-cell/>
          <table:table-cell office:value-type="float" office:value="374.676" calcext:value-type="float">
            <text:p>374,676</text:p>
          </table:table-cell>
          <table:table-cell office:value-type="float" office:value="319.745695" calcext:value-type="float">
            <text:p>319,745695</text:p>
          </table:table-cell>
          <table:table-cell/>
          <table:table-cell office:value-type="float" office:value="3251.653" calcext:value-type="float">
            <text:p>3251,653</text:p>
          </table:table-cell>
          <table:table-cell office:value-type="float" office:value="3202.025304" calcext:value-type="float">
            <text:p>3202,025304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PY37-2048MB'.$H$5:.$H$40])" office:value-type="float" office:value="3220.14334680556" calcext:value-type="float">
            <text:p>3220,1433468056</text:p>
          </table:table-cell>
          <table:table-cell table:formula="of:=STDEV(['PY37-2048MB'.$H$5:.$H$40])" office:value-type="float" office:value="26.9685834675372" calcext:value-type="float">
            <text:p>26,9685834675</text:p>
          </table:table-cell>
          <table:table-cell table:formula="of:=MIN(['PY37-2048MB'.$H$5:.$H$40])" office:value-type="float" office:value="3186.10675" calcext:value-type="float">
            <text:p>3186,10675</text:p>
          </table:table-cell>
          <table:table-cell table:formula="of:=MAX(['PY37-2048MB'.$H$5:.$H$40])" office:value-type="float" office:value="3293.636045" calcext:value-type="float">
            <text:p>3293,636045</text:p>
          </table:table-cell>
        </table:table-row>
        <table:table-row table:style-name="ro1">
          <table:table-cell office:value-type="float" office:value="78.079" calcext:value-type="float">
            <text:p>78,079</text:p>
          </table:table-cell>
          <table:table-cell office:value-type="float" office:value="32.095666" calcext:value-type="float">
            <text:p>32,095666</text:p>
          </table:table-cell>
          <table:table-cell/>
          <table:table-cell office:value-type="float" office:value="381.375" calcext:value-type="float">
            <text:p>381,375</text:p>
          </table:table-cell>
          <table:table-cell office:value-type="float" office:value="320.496472" calcext:value-type="float">
            <text:p>320,496472</text:p>
          </table:table-cell>
          <table:table-cell/>
          <table:table-cell office:value-type="float" office:value="3261.804" calcext:value-type="float">
            <text:p>3261,804</text:p>
          </table:table-cell>
          <table:table-cell office:value-type="float" office:value="3210.229205" calcext:value-type="float">
            <text:p>3210,229205</text:p>
          </table:table-cell>
          <table:table-cell table:number-columns-repeated="7"/>
        </table:table-row>
        <table:table-row table:style-name="ro1">
          <table:table-cell office:value-type="float" office:value="73.457" calcext:value-type="float">
            <text:p>73,457</text:p>
          </table:table-cell>
          <table:table-cell office:value-type="float" office:value="31.827982" calcext:value-type="float">
            <text:p>31,827982</text:p>
          </table:table-cell>
          <table:table-cell/>
          <table:table-cell office:value-type="float" office:value="380.089" calcext:value-type="float">
            <text:p>380,089</text:p>
          </table:table-cell>
          <table:table-cell office:value-type="float" office:value="321.991894" calcext:value-type="float">
            <text:p>321,991894</text:p>
          </table:table-cell>
          <table:table-cell/>
          <table:table-cell office:value-type="float" office:value="3243.926" calcext:value-type="float">
            <text:p>3243,926</text:p>
          </table:table-cell>
          <table:table-cell office:value-type="float" office:value="3196.213786" calcext:value-type="float">
            <text:p>3196,213786</text:p>
          </table:table-cell>
          <table:table-cell table:number-columns-repeated="7"/>
        </table:table-row>
        <table:table-row table:style-name="ro1">
          <table:table-cell office:value-type="float" office:value="79.304" calcext:value-type="float">
            <text:p>79,304</text:p>
          </table:table-cell>
          <table:table-cell office:value-type="float" office:value="32.070792" calcext:value-type="float">
            <text:p>32,070792</text:p>
          </table:table-cell>
          <table:table-cell/>
          <table:table-cell office:value-type="float" office:value="367.157" calcext:value-type="float">
            <text:p>367,157</text:p>
          </table:table-cell>
          <table:table-cell office:value-type="float" office:value="320.366038" calcext:value-type="float">
            <text:p>320,366038</text:p>
          </table:table-cell>
          <table:table-cell/>
          <table:table-cell office:value-type="float" office:value="3233.047" calcext:value-type="float">
            <text:p>3233,047</text:p>
          </table:table-cell>
          <table:table-cell office:value-type="float" office:value="3186.10675" calcext:value-type="float">
            <text:p>3186,10675</text:p>
          </table:table-cell>
          <table:table-cell table:number-columns-repeated="7"/>
        </table:table-row>
        <table:table-row table:style-name="ro1">
          <table:table-cell office:value-type="float" office:value="88.722" calcext:value-type="float">
            <text:p>88,722</text:p>
          </table:table-cell>
          <table:table-cell office:value-type="float" office:value="32.052804" calcext:value-type="float">
            <text:p>32,052804</text:p>
          </table:table-cell>
          <table:table-cell/>
          <table:table-cell office:value-type="float" office:value="372.092" calcext:value-type="float">
            <text:p>372,092</text:p>
          </table:table-cell>
          <table:table-cell office:value-type="float" office:value="322.765849" calcext:value-type="float">
            <text:p>322,765849</text:p>
          </table:table-cell>
          <table:table-cell/>
          <table:table-cell office:value-type="float" office:value="3240.478" calcext:value-type="float">
            <text:p>3240,478</text:p>
          </table:table-cell>
          <table:table-cell office:value-type="float" office:value="3193.248106" calcext:value-type="float">
            <text:p>3193,248106</text:p>
          </table:table-cell>
          <table:table-cell table:number-columns-repeated="7"/>
        </table:table-row>
        <table:table-row table:style-name="ro1">
          <table:table-cell office:value-type="float" office:value="82.462" calcext:value-type="float">
            <text:p>82,462</text:p>
          </table:table-cell>
          <table:table-cell office:value-type="float" office:value="32.271234" calcext:value-type="float">
            <text:p>32,271234</text:p>
          </table:table-cell>
          <table:table-cell/>
          <table:table-cell office:value-type="float" office:value="398.909" calcext:value-type="float">
            <text:p>398,909</text:p>
          </table:table-cell>
          <table:table-cell office:value-type="float" office:value="321.640592" calcext:value-type="float">
            <text:p>321,640592</text:p>
          </table:table-cell>
          <table:table-cell/>
          <table:table-cell office:value-type="float" office:value="3247.493" calcext:value-type="float">
            <text:p>3247,493</text:p>
          </table:table-cell>
          <table:table-cell office:value-type="float" office:value="3189.534208" calcext:value-type="float">
            <text:p>3189,534208</text:p>
          </table:table-cell>
          <table:table-cell table:number-columns-repeated="7"/>
        </table:table-row>
        <table:table-row table:style-name="ro1">
          <table:table-cell office:value-type="float" office:value="88.114" calcext:value-type="float">
            <text:p>88,114</text:p>
          </table:table-cell>
          <table:table-cell office:value-type="float" office:value="31.887467" calcext:value-type="float">
            <text:p>31,887467</text:p>
          </table:table-cell>
          <table:table-cell/>
          <table:table-cell office:value-type="float" office:value="385.37" calcext:value-type="float">
            <text:p>385,37</text:p>
          </table:table-cell>
          <table:table-cell office:value-type="float" office:value="321.497391" calcext:value-type="float">
            <text:p>321,497391</text:p>
          </table:table-cell>
          <table:table-cell/>
          <table:table-cell office:value-type="float" office:value="3246.65" calcext:value-type="float">
            <text:p>3246,65</text:p>
          </table:table-cell>
          <table:table-cell office:value-type="float" office:value="3197.018825" calcext:value-type="float">
            <text:p>3197,018825</text:p>
          </table:table-cell>
          <table:table-cell table:number-columns-repeated="7"/>
        </table:table-row>
        <table:table-row table:style-name="ro1">
          <table:table-cell office:value-type="float" office:value="77.044" calcext:value-type="float">
            <text:p>77,044</text:p>
          </table:table-cell>
          <table:table-cell office:value-type="float" office:value="32.022804" calcext:value-type="float">
            <text:p>32,022804</text:p>
          </table:table-cell>
          <table:table-cell/>
          <table:table-cell office:value-type="float" office:value="395.206" calcext:value-type="float">
            <text:p>395,206</text:p>
          </table:table-cell>
          <table:table-cell office:value-type="float" office:value="323.622885" calcext:value-type="float">
            <text:p>323,622885</text:p>
          </table:table-cell>
          <table:table-cell/>
          <table:table-cell office:value-type="float" office:value="3285.022" calcext:value-type="float">
            <text:p>3285,022</text:p>
          </table:table-cell>
          <table:table-cell office:value-type="float" office:value="3215.191788" calcext:value-type="float">
            <text:p>3215,191788</text:p>
          </table:table-cell>
          <table:table-cell table:number-columns-repeated="7"/>
        </table:table-row>
        <table:table-row table:style-name="ro1">
          <table:table-cell office:value-type="float" office:value="89.229" calcext:value-type="float">
            <text:p>89,229</text:p>
          </table:table-cell>
          <table:table-cell office:value-type="float" office:value="32.251405" calcext:value-type="float">
            <text:p>32,251405</text:p>
          </table:table-cell>
          <table:table-cell/>
          <table:table-cell office:value-type="float" office:value="400.445" calcext:value-type="float">
            <text:p>400,445</text:p>
          </table:table-cell>
          <table:table-cell office:value-type="float" office:value="326.552738" calcext:value-type="float">
            <text:p>326,552738</text:p>
          </table:table-cell>
          <table:table-cell/>
          <table:table-cell office:value-type="float" office:value="3274.61" calcext:value-type="float">
            <text:p>3274,61</text:p>
          </table:table-cell>
          <table:table-cell office:value-type="float" office:value="3225.509135" calcext:value-type="float">
            <text:p>3225,509135</text:p>
          </table:table-cell>
          <table:table-cell table:number-columns-repeated="7"/>
        </table:table-row>
        <table:table-row table:style-name="ro1">
          <table:table-cell office:value-type="float" office:value="82.428" calcext:value-type="float">
            <text:p>82,428</text:p>
          </table:table-cell>
          <table:table-cell office:value-type="float" office:value="32.165703" calcext:value-type="float">
            <text:p>32,165703</text:p>
          </table:table-cell>
          <table:table-cell/>
          <table:table-cell office:value-type="float" office:value="468.74" calcext:value-type="float">
            <text:p>468,74</text:p>
          </table:table-cell>
          <table:table-cell office:value-type="float" office:value="325.665139" calcext:value-type="float">
            <text:p>325,665139</text:p>
          </table:table-cell>
          <table:table-cell/>
          <table:table-cell office:value-type="float" office:value="3321.266" calcext:value-type="float">
            <text:p>3321,266</text:p>
          </table:table-cell>
          <table:table-cell office:value-type="float" office:value="3256.170397" calcext:value-type="float">
            <text:p>3256,170397</text:p>
          </table:table-cell>
          <table:table-cell table:number-columns-repeated="7"/>
        </table:table-row>
        <table:table-row table:style-name="ro1">
          <table:table-cell office:value-type="float" office:value="75.784" calcext:value-type="float">
            <text:p>75,784</text:p>
          </table:table-cell>
          <table:table-cell office:value-type="float" office:value="32.037699" calcext:value-type="float">
            <text:p>32,037699</text:p>
          </table:table-cell>
          <table:table-cell/>
          <table:table-cell office:value-type="float" office:value="526.604" calcext:value-type="float">
            <text:p>526,604</text:p>
          </table:table-cell>
          <table:table-cell office:value-type="float" office:value="323.815105" calcext:value-type="float">
            <text:p>323,815105</text:p>
          </table:table-cell>
          <table:table-cell/>
          <table:table-cell office:value-type="float" office:value="3348.841" calcext:value-type="float">
            <text:p>3348,841</text:p>
          </table:table-cell>
          <table:table-cell office:value-type="float" office:value="3235.812343" calcext:value-type="float">
            <text:p>3235,812343</text:p>
          </table:table-cell>
          <table:table-cell table:number-columns-repeated="7"/>
        </table:table-row>
        <table:table-row table:style-name="ro1">
          <table:table-cell office:value-type="float" office:value="75.893" calcext:value-type="float">
            <text:p>75,893</text:p>
          </table:table-cell>
          <table:table-cell office:value-type="float" office:value="31.72312" calcext:value-type="float">
            <text:p>31,72312</text:p>
          </table:table-cell>
          <table:table-cell/>
          <table:table-cell office:value-type="float" office:value="550.91" calcext:value-type="float">
            <text:p>550,91</text:p>
          </table:table-cell>
          <table:table-cell office:value-type="float" office:value="322.240667" calcext:value-type="float">
            <text:p>322,240667</text:p>
          </table:table-cell>
          <table:table-cell/>
          <table:table-cell office:value-type="float" office:value="3975.321" calcext:value-type="float">
            <text:p>3975,321</text:p>
          </table:table-cell>
          <table:table-cell office:value-type="float" office:value="3192.571291" calcext:value-type="float">
            <text:p>3192,571291</text:p>
          </table:table-cell>
          <table:table-cell table:number-columns-repeated="7"/>
        </table:table-row>
        <table:table-row table:style-name="ro1">
          <table:table-cell office:value-type="float" office:value="80.02" calcext:value-type="float">
            <text:p>80,02</text:p>
          </table:table-cell>
          <table:table-cell office:value-type="float" office:value="31.733758" calcext:value-type="float">
            <text:p>31,733758</text:p>
          </table:table-cell>
          <table:table-cell/>
          <table:table-cell office:value-type="float" office:value="372.359" calcext:value-type="float">
            <text:p>372,359</text:p>
          </table:table-cell>
          <table:table-cell office:value-type="float" office:value="322.272183" calcext:value-type="float">
            <text:p>322,272183</text:p>
          </table:table-cell>
          <table:table-cell/>
          <table:table-cell office:value-type="float" office:value="3290.816" calcext:value-type="float">
            <text:p>3290,816</text:p>
          </table:table-cell>
          <table:table-cell office:value-type="float" office:value="3196.155066" calcext:value-type="float">
            <text:p>3196,155066</text:p>
          </table:table-cell>
          <table:table-cell table:number-columns-repeated="7"/>
        </table:table-row>
        <table:table-row table:style-name="ro1">
          <table:table-cell office:value-type="float" office:value="78.519" calcext:value-type="float">
            <text:p>78,519</text:p>
          </table:table-cell>
          <table:table-cell office:value-type="float" office:value="32.133209" calcext:value-type="float">
            <text:p>32,133209</text:p>
          </table:table-cell>
          <table:table-cell/>
          <table:table-cell office:value-type="float" office:value="366.671" calcext:value-type="float">
            <text:p>366,671</text:p>
          </table:table-cell>
          <table:table-cell office:value-type="float" office:value="320.298482" calcext:value-type="float">
            <text:p>320,298482</text:p>
          </table:table-cell>
          <table:table-cell/>
          <table:table-cell office:value-type="float" office:value="3276.952" calcext:value-type="float">
            <text:p>3276,952</text:p>
          </table:table-cell>
          <table:table-cell office:value-type="float" office:value="3221.358237" calcext:value-type="float">
            <text:p>3221,358237</text:p>
          </table:table-cell>
          <table:table-cell table:number-columns-repeated="7"/>
        </table:table-row>
        <table:table-row table:style-name="ro1">
          <table:table-cell office:value-type="float" office:value="76.43" calcext:value-type="float">
            <text:p>76,43</text:p>
          </table:table-cell>
          <table:table-cell office:value-type="float" office:value="31.870512" calcext:value-type="float">
            <text:p>31,870512</text:p>
          </table:table-cell>
          <table:table-cell/>
          <table:table-cell office:value-type="float" office:value="371.305" calcext:value-type="float">
            <text:p>371,305</text:p>
          </table:table-cell>
          <table:table-cell office:value-type="float" office:value="322.384712" calcext:value-type="float">
            <text:p>322,384712</text:p>
          </table:table-cell>
          <table:table-cell/>
          <table:table-cell office:value-type="float" office:value="3291.982" calcext:value-type="float">
            <text:p>3291,982</text:p>
          </table:table-cell>
          <table:table-cell office:value-type="float" office:value="3237.944012" calcext:value-type="float">
            <text:p>3237,944012</text:p>
          </table:table-cell>
          <table:table-cell table:number-columns-repeated="7"/>
        </table:table-row>
        <table:table-row table:style-name="ro1">
          <table:table-cell office:value-type="float" office:value="74.593" calcext:value-type="float">
            <text:p>74,593</text:p>
          </table:table-cell>
          <table:table-cell office:value-type="float" office:value="32.05071" calcext:value-type="float">
            <text:p>32,05071</text:p>
          </table:table-cell>
          <table:table-cell/>
          <table:table-cell office:value-type="float" office:value="369.22" calcext:value-type="float">
            <text:p>369,22</text:p>
          </table:table-cell>
          <table:table-cell office:value-type="float" office:value="320.735391" calcext:value-type="float">
            <text:p>320,735391</text:p>
          </table:table-cell>
          <table:table-cell/>
          <table:table-cell office:value-type="float" office:value="3362.499" calcext:value-type="float">
            <text:p>3362,499</text:p>
          </table:table-cell>
          <table:table-cell office:value-type="float" office:value="3293.636045" calcext:value-type="float">
            <text:p>3293,636045</text:p>
          </table:table-cell>
          <table:table-cell table:number-columns-repeated="7"/>
        </table:table-row>
        <table:table-row table:style-name="ro1">
          <table:table-cell office:value-type="float" office:value="76.706" calcext:value-type="float">
            <text:p>76,706</text:p>
          </table:table-cell>
          <table:table-cell office:value-type="float" office:value="31.575342" calcext:value-type="float">
            <text:p>31,575342</text:p>
          </table:table-cell>
          <table:table-cell/>
          <table:table-cell office:value-type="float" office:value="367.918" calcext:value-type="float">
            <text:p>367,918</text:p>
          </table:table-cell>
          <table:table-cell office:value-type="float" office:value="319.81916" calcext:value-type="float">
            <text:p>319,81916</text:p>
          </table:table-cell>
          <table:table-cell/>
          <table:table-cell office:value-type="float" office:value="3341.957" calcext:value-type="float">
            <text:p>3341,957</text:p>
          </table:table-cell>
          <table:table-cell office:value-type="float" office:value="3262.134626" calcext:value-type="float">
            <text:p>3262,134626</text:p>
          </table:table-cell>
          <table:table-cell table:number-columns-repeated="7"/>
        </table:table-row>
        <table:table-row table:style-name="ro1">
          <table:table-cell office:value-type="float" office:value="93.884" calcext:value-type="float">
            <text:p>93,884</text:p>
          </table:table-cell>
          <table:table-cell office:value-type="float" office:value="32.247609" calcext:value-type="float">
            <text:p>32,247609</text:p>
          </table:table-cell>
          <table:table-cell/>
          <table:table-cell office:value-type="float" office:value="364.872" calcext:value-type="float">
            <text:p>364,872</text:p>
          </table:table-cell>
          <table:table-cell office:value-type="float" office:value="320.014704" calcext:value-type="float">
            <text:p>320,014704</text:p>
          </table:table-cell>
          <table:table-cell/>
          <table:table-cell office:value-type="float" office:value="4435.396" calcext:value-type="float">
            <text:p>4435,396</text:p>
          </table:table-cell>
          <table:table-cell office:value-type="float" office:value="3263.511227" calcext:value-type="float">
            <text:p>3263,511227</text:p>
          </table:table-cell>
          <table:table-cell table:number-columns-repeated="7"/>
        </table:table-row>
        <table:table-row table:style-name="ro1">
          <table:table-cell office:value-type="float" office:value="74.3" calcext:value-type="float">
            <text:p>74,3</text:p>
          </table:table-cell>
          <table:table-cell office:value-type="float" office:value="31.790919" calcext:value-type="float">
            <text:p>31,790919</text:p>
          </table:table-cell>
          <table:table-cell/>
          <table:table-cell office:value-type="float" office:value="365.001" calcext:value-type="float">
            <text:p>365,001</text:p>
          </table:table-cell>
          <table:table-cell office:value-type="float" office:value="320.088389" calcext:value-type="float">
            <text:p>320,088389</text:p>
          </table:table-cell>
          <table:table-cell/>
          <table:table-cell office:value-type="float" office:value="4254.029" calcext:value-type="float">
            <text:p>4254,029</text:p>
          </table:table-cell>
          <table:table-cell office:value-type="float" office:value="3266.421888" calcext:value-type="float">
            <text:p>3266,421888</text:p>
          </table:table-cell>
          <table:table-cell table:number-columns-repeated="7"/>
        </table:table-row>
        <table:table-row table:style-name="ro1">
          <table:table-cell office:value-type="float" office:value="76.664" calcext:value-type="float">
            <text:p>76,664</text:p>
          </table:table-cell>
          <table:table-cell office:value-type="float" office:value="31.889301" calcext:value-type="float">
            <text:p>31,889301</text:p>
          </table:table-cell>
          <table:table-cell/>
          <table:table-cell office:value-type="float" office:value="366.5" calcext:value-type="float">
            <text:p>366,5</text:p>
          </table:table-cell>
          <table:table-cell office:value-type="float" office:value="319.667769" calcext:value-type="float">
            <text:p>319,667769</text:p>
          </table:table-cell>
          <table:table-cell/>
          <table:table-cell office:value-type="float" office:value="3308.121" calcext:value-type="float">
            <text:p>3308,121</text:p>
          </table:table-cell>
          <table:table-cell office:value-type="float" office:value="3222.450809" calcext:value-type="float">
            <text:p>3222,450809</text:p>
          </table:table-cell>
          <table:table-cell table:number-columns-repeated="7"/>
        </table:table-row>
        <table:table-row table:style-name="ro1">
          <table:table-cell office:value-type="float" office:value="85.999" calcext:value-type="float">
            <text:p>85,999</text:p>
          </table:table-cell>
          <table:table-cell office:value-type="float" office:value="31.964082" calcext:value-type="float">
            <text:p>31,964082</text:p>
          </table:table-cell>
          <table:table-cell/>
          <table:table-cell office:value-type="float" office:value="367.267" calcext:value-type="float">
            <text:p>367,267</text:p>
          </table:table-cell>
          <table:table-cell office:value-type="float" office:value="319.914264" calcext:value-type="float">
            <text:p>319,914264</text:p>
          </table:table-cell>
          <table:table-cell/>
          <table:table-cell office:value-type="float" office:value="3594.281" calcext:value-type="float">
            <text:p>3594,281</text:p>
          </table:table-cell>
          <table:table-cell office:value-type="float" office:value="3192.456959" calcext:value-type="float">
            <text:p>3192,456959</text:p>
          </table:table-cell>
          <table:table-cell table:number-columns-repeated="7"/>
        </table:table-row>
        <table:table-row table:style-name="ro1">
          <table:table-cell office:value-type="float" office:value="76.067" calcext:value-type="float">
            <text:p>76,067</text:p>
          </table:table-cell>
          <table:table-cell office:value-type="float" office:value="31.816467" calcext:value-type="float">
            <text:p>31,816467</text:p>
          </table:table-cell>
          <table:table-cell/>
          <table:table-cell office:value-type="float" office:value="366.799" calcext:value-type="float">
            <text:p>366,799</text:p>
          </table:table-cell>
          <table:table-cell office:value-type="float" office:value="320.527125" calcext:value-type="float">
            <text:p>320,527125</text:p>
          </table:table-cell>
          <table:table-cell/>
          <table:table-cell office:value-type="float" office:value="3346.873" calcext:value-type="float">
            <text:p>3346,873</text:p>
          </table:table-cell>
          <table:table-cell office:value-type="float" office:value="3231.414517" calcext:value-type="float">
            <text:p>3231,414517</text:p>
          </table:table-cell>
          <table:table-cell table:number-columns-repeated="7"/>
        </table:table-row>
        <table:table-row table:style-name="ro1">
          <table:table-cell office:value-type="float" office:value="74.577" calcext:value-type="float">
            <text:p>74,577</text:p>
          </table:table-cell>
          <table:table-cell office:value-type="float" office:value="31.704377" calcext:value-type="float">
            <text:p>31,704377</text:p>
          </table:table-cell>
          <table:table-cell/>
          <table:table-cell office:value-type="float" office:value="366.078" calcext:value-type="float">
            <text:p>366,078</text:p>
          </table:table-cell>
          <table:table-cell office:value-type="float" office:value="320.409237" calcext:value-type="float">
            <text:p>320,409237</text:p>
          </table:table-cell>
          <table:table-cell/>
          <table:table-cell office:value-type="float" office:value="3805.467" calcext:value-type="float">
            <text:p>3805,467</text:p>
          </table:table-cell>
          <table:table-cell office:value-type="float" office:value="3199.258055" calcext:value-type="float">
            <text:p>3199,258055</text:p>
          </table:table-cell>
          <table:table-cell table:number-columns-repeated="7"/>
        </table:table-row>
        <table:table-row table:style-name="ro1">
          <table:table-cell office:value-type="float" office:value="88.327" calcext:value-type="float">
            <text:p>88,327</text:p>
          </table:table-cell>
          <table:table-cell office:value-type="float" office:value="32.263927" calcext:value-type="float">
            <text:p>32,263927</text:p>
          </table:table-cell>
          <table:table-cell/>
          <table:table-cell office:value-type="float" office:value="367.786" calcext:value-type="float">
            <text:p>367,786</text:p>
          </table:table-cell>
          <table:table-cell office:value-type="float" office:value="321.080281" calcext:value-type="float">
            <text:p>321,080281</text:p>
          </table:table-cell>
          <table:table-cell/>
          <table:table-cell office:value-type="float" office:value="4078.455" calcext:value-type="float">
            <text:p>4078,455</text:p>
          </table:table-cell>
          <table:table-cell office:value-type="float" office:value="3234.858787" calcext:value-type="float">
            <text:p>3234,858787</text:p>
          </table:table-cell>
          <table:table-cell table:number-columns-repeated="7"/>
        </table:table-row>
        <table:table-row table:style-name="ro1">
          <table:table-cell office:value-type="float" office:value="76.243" calcext:value-type="float">
            <text:p>76,243</text:p>
          </table:table-cell>
          <table:table-cell office:value-type="float" office:value="31.78381" calcext:value-type="float">
            <text:p>31,78381</text:p>
          </table:table-cell>
          <table:table-cell/>
          <table:table-cell office:value-type="float" office:value="364.105" calcext:value-type="float">
            <text:p>364,105</text:p>
          </table:table-cell>
          <table:table-cell office:value-type="float" office:value="319.104038" calcext:value-type="float">
            <text:p>319,104038</text:p>
          </table:table-cell>
          <table:table-cell/>
          <table:table-cell office:value-type="float" office:value="3300.909" calcext:value-type="float">
            <text:p>3300,909</text:p>
          </table:table-cell>
          <table:table-cell office:value-type="float" office:value="3212.381524" calcext:value-type="float">
            <text:p>3212,381524</text:p>
          </table:table-cell>
          <table:table-cell table:number-columns-repeated="7"/>
        </table:table-row>
        <table:table-row table:style-name="ro1">
          <table:table-cell office:value-type="float" office:value="77.749" calcext:value-type="float">
            <text:p>77,749</text:p>
          </table:table-cell>
          <table:table-cell office:value-type="float" office:value="32.088717" calcext:value-type="float">
            <text:p>32,088717</text:p>
          </table:table-cell>
          <table:table-cell/>
          <table:table-cell office:value-type="float" office:value="471.288" calcext:value-type="float">
            <text:p>471,288</text:p>
          </table:table-cell>
          <table:table-cell office:value-type="float" office:value="321.834116" calcext:value-type="float">
            <text:p>321,834116</text:p>
          </table:table-cell>
          <table:table-cell/>
          <table:table-cell office:value-type="float" office:value="3545.195" calcext:value-type="float">
            <text:p>3545,195</text:p>
          </table:table-cell>
          <table:table-cell office:value-type="float" office:value="3227.658859" calcext:value-type="float">
            <text:p>3227,658859</text:p>
          </table:table-cell>
          <table:table-cell table:number-columns-repeated="7"/>
        </table:table-row>
        <table:table-row table:style-name="ro1">
          <table:table-cell office:value-type="float" office:value="79.436" calcext:value-type="float">
            <text:p>79,436</text:p>
          </table:table-cell>
          <table:table-cell office:value-type="float" office:value="31.954367" calcext:value-type="float">
            <text:p>31,954367</text:p>
          </table:table-cell>
          <table:table-cell/>
          <table:table-cell office:value-type="float" office:value="663.315" calcext:value-type="float">
            <text:p>663,315</text:p>
          </table:table-cell>
          <table:table-cell office:value-type="float" office:value="320.285638" calcext:value-type="float">
            <text:p>320,285638</text:p>
          </table:table-cell>
          <table:table-cell/>
          <table:table-cell office:value-type="float" office:value="3943.505" calcext:value-type="float">
            <text:p>3943,505</text:p>
          </table:table-cell>
          <table:table-cell office:value-type="float" office:value="3216.205183" calcext:value-type="float">
            <text:p>3216,205183</text:p>
          </table:table-cell>
          <table:table-cell table:number-columns-repeated="7"/>
        </table:table-row>
        <table:table-row table:style-name="ro1">
          <table:table-cell office:value-type="float" office:value="77.624" calcext:value-type="float">
            <text:p>77,624</text:p>
          </table:table-cell>
          <table:table-cell office:value-type="float" office:value="32.330623" calcext:value-type="float">
            <text:p>32,330623</text:p>
          </table:table-cell>
          <table:table-cell/>
          <table:table-cell office:value-type="float" office:value="616.357" calcext:value-type="float">
            <text:p>616,357</text:p>
          </table:table-cell>
          <table:table-cell office:value-type="float" office:value="319.822216" calcext:value-type="float">
            <text:p>319,822216</text:p>
          </table:table-cell>
          <table:table-cell/>
          <table:table-cell office:value-type="float" office:value="3239.246" calcext:value-type="float">
            <text:p>3239,246</text:p>
          </table:table-cell>
          <table:table-cell office:value-type="float" office:value="3191.165778" calcext:value-type="float">
            <text:p>3191,165778</text:p>
          </table:table-cell>
          <table:table-cell table:number-columns-repeated="7"/>
        </table:table-row>
        <table:table-row table:style-name="ro1">
          <table:table-cell office:value-type="float" office:value="75.962" calcext:value-type="float">
            <text:p>75,962</text:p>
          </table:table-cell>
          <table:table-cell office:value-type="float" office:value="32.362064" calcext:value-type="float">
            <text:p>32,362064</text:p>
          </table:table-cell>
          <table:table-cell/>
          <table:table-cell office:value-type="float" office:value="616.56" calcext:value-type="float">
            <text:p>616,56</text:p>
          </table:table-cell>
          <table:table-cell office:value-type="float" office:value="319.589205" calcext:value-type="float">
            <text:p>319,589205</text:p>
          </table:table-cell>
          <table:table-cell/>
          <table:table-cell office:value-type="float" office:value="3272.255" calcext:value-type="float">
            <text:p>3272,255</text:p>
          </table:table-cell>
          <table:table-cell office:value-type="float" office:value="3225.326199" calcext:value-type="float">
            <text:p>3225,326199</text:p>
          </table:table-cell>
          <table:table-cell table:number-columns-repeated="7"/>
        </table:table-row>
        <table:table-row table:style-name="ro1">
          <table:table-cell office:value-type="float" office:value="74.622" calcext:value-type="float">
            <text:p>74,622</text:p>
          </table:table-cell>
          <table:table-cell office:value-type="float" office:value="32.331628" calcext:value-type="float">
            <text:p>32,331628</text:p>
          </table:table-cell>
          <table:table-cell/>
          <table:table-cell office:value-type="float" office:value="407.844" calcext:value-type="float">
            <text:p>407,844</text:p>
          </table:table-cell>
          <table:table-cell office:value-type="float" office:value="321.905126" calcext:value-type="float">
            <text:p>321,905126</text:p>
          </table:table-cell>
          <table:table-cell/>
          <table:table-cell office:value-type="float" office:value="3312.489" calcext:value-type="float">
            <text:p>3312,489</text:p>
          </table:table-cell>
          <table:table-cell office:value-type="float" office:value="3263.268806" calcext:value-type="float">
            <text:p>3263,268806</text:p>
          </table:table-cell>
          <table:table-cell table:number-columns-repeated="7"/>
        </table:table-row>
        <table:table-row table:style-name="ro1">
          <table:table-cell office:value-type="float" office:value="78.704" calcext:value-type="float">
            <text:p>78,704</text:p>
          </table:table-cell>
          <table:table-cell office:value-type="float" office:value="32.01709" calcext:value-type="float">
            <text:p>32,01709</text:p>
          </table:table-cell>
          <table:table-cell/>
          <table:table-cell office:value-type="float" office:value="699.122" calcext:value-type="float">
            <text:p>699,122</text:p>
          </table:table-cell>
          <table:table-cell office:value-type="float" office:value="318.981915" calcext:value-type="float">
            <text:p>318,981915</text:p>
          </table:table-cell>
          <table:table-cell/>
          <table:table-cell office:value-type="float" office:value="3298.519" calcext:value-type="float">
            <text:p>3298,519</text:p>
          </table:table-cell>
          <table:table-cell office:value-type="float" office:value="3246.550252" calcext:value-type="float">
            <text:p>3246,550252</text:p>
          </table:table-cell>
          <table:table-cell table:number-columns-repeated="7"/>
        </table:table-row>
        <table:table-row table:style-name="ro1">
          <table:table-cell office:value-type="float" office:value="77.225" calcext:value-type="float">
            <text:p>77,225</text:p>
          </table:table-cell>
          <table:table-cell office:value-type="float" office:value="31.969102" calcext:value-type="float">
            <text:p>31,969102</text:p>
          </table:table-cell>
          <table:table-cell/>
          <table:table-cell office:value-type="float" office:value="667.158" calcext:value-type="float">
            <text:p>667,158</text:p>
          </table:table-cell>
          <table:table-cell office:value-type="float" office:value="318.172889" calcext:value-type="float">
            <text:p>318,172889</text:p>
          </table:table-cell>
          <table:table-cell/>
          <table:table-cell office:value-type="float" office:value="3264.798" calcext:value-type="float">
            <text:p>3264,798</text:p>
          </table:table-cell>
          <table:table-cell office:value-type="float" office:value="3215.551909" calcext:value-type="float">
            <text:p>3215,551909</text:p>
          </table:table-cell>
          <table:table-cell table:number-columns-repeated="7"/>
        </table:table-row>
        <table:table-row table:style-name="ro1">
          <table:table-cell office:value-type="float" office:value="75.299" calcext:value-type="float">
            <text:p>75,299</text:p>
          </table:table-cell>
          <table:table-cell office:value-type="float" office:value="31.910389" calcext:value-type="float">
            <text:p>31,910389</text:p>
          </table:table-cell>
          <table:table-cell/>
          <table:table-cell office:value-type="float" office:value="394.262" calcext:value-type="float">
            <text:p>394,262</text:p>
          </table:table-cell>
          <table:table-cell office:value-type="float" office:value="322.217816" calcext:value-type="float">
            <text:p>322,217816</text:p>
          </table:table-cell>
          <table:table-cell/>
          <table:table-cell office:value-type="float" office:value="333.523" calcext:value-type="float">
            <text:p>333,523</text:p>
          </table:table-cell>
          <table:table-cell office:value-type="float" office:value="245.166392" calcext:value-type="float">
            <text:p>245,166392</text:p>
          </table:table-cell>
          <table:table-cell table:number-columns-repeated="7"/>
        </table:table-row>
        <table:table-row table:style-name="ro1">
          <table:table-cell office:value-type="float" office:value="74.026" calcext:value-type="float">
            <text:p>74,026</text:p>
          </table:table-cell>
          <table:table-cell office:value-type="float" office:value="32.254209" calcext:value-type="float">
            <text:p>32,254209</text:p>
          </table:table-cell>
          <table:table-cell/>
          <table:table-cell office:value-type="float" office:value="364.18" calcext:value-type="float">
            <text:p>364,18</text:p>
          </table:table-cell>
          <table:table-cell office:value-type="float" office:value="318.531117" calcext:value-type="float">
            <text:p>318,531117</text:p>
          </table:table-cell>
          <table:table-cell/>
          <table:table-cell office:value-type="float" office:value="309.975" calcext:value-type="float">
            <text:p>309,975</text:p>
          </table:table-cell>
          <table:table-cell office:value-type="float" office:value="245.151626" calcext:value-type="float">
            <text:p>245,151626</text:p>
          </table:table-cell>
          <table:table-cell table:number-columns-repeated="7"/>
        </table:table-row>
        <table:table-row table:style-name="ro1">
          <table:table-cell office:value-type="float" office:value="77.456" calcext:value-type="float">
            <text:p>77,456</text:p>
          </table:table-cell>
          <table:table-cell office:value-type="float" office:value="32.004809" calcext:value-type="float">
            <text:p>32,004809</text:p>
          </table:table-cell>
          <table:table-cell/>
          <table:table-cell office:value-type="float" office:value="366.18" calcext:value-type="float">
            <text:p>366,18</text:p>
          </table:table-cell>
          <table:table-cell office:value-type="float" office:value="321.07112" calcext:value-type="float">
            <text:p>321,07112</text:p>
          </table:table-cell>
          <table:table-cell/>
          <table:table-cell office:value-type="float" office:value="314.392" calcext:value-type="float">
            <text:p>314,392</text:p>
          </table:table-cell>
          <table:table-cell office:value-type="float" office:value="245.136996" calcext:value-type="float">
            <text:p>245,136996</text:p>
          </table:table-cell>
          <table:table-cell table:number-columns-repeated="7"/>
        </table:table-row>
        <table:table-row table:style-name="ro1">
          <table:table-cell office:value-type="float" office:value="76.08" calcext:value-type="float">
            <text:p>76,08</text:p>
          </table:table-cell>
          <table:table-cell office:value-type="float" office:value="32.180272" calcext:value-type="float">
            <text:p>32,180272</text:p>
          </table:table-cell>
          <table:table-cell/>
          <table:table-cell office:value-type="float" office:value="486.53" calcext:value-type="float">
            <text:p>486,53</text:p>
          </table:table-cell>
          <table:table-cell office:value-type="float" office:value="320.352762" calcext:value-type="float">
            <text:p>320,352762</text:p>
          </table:table-cell>
          <table:table-cell/>
          <table:table-cell office:value-type="float" office:value="347.465" calcext:value-type="float">
            <text:p>347,465</text:p>
          </table:table-cell>
          <table:table-cell office:value-type="float" office:value="245.033132" calcext:value-type="float">
            <text:p>245,033132</text:p>
          </table:table-cell>
          <table:table-cell table:number-columns-repeated="7"/>
        </table:table-row>
        <table:table-row table:style-name="ro1">
          <table:table-cell office:value-type="float" office:value="75.551" calcext:value-type="float">
            <text:p>75,551</text:p>
          </table:table-cell>
          <table:table-cell office:value-type="float" office:value="32.037021" calcext:value-type="float">
            <text:p>32,037021</text:p>
          </table:table-cell>
          <table:table-cell/>
          <table:table-cell office:value-type="float" office:value="435.143" calcext:value-type="float">
            <text:p>435,143</text:p>
          </table:table-cell>
          <table:table-cell office:value-type="float" office:value="319.403553" calcext:value-type="float">
            <text:p>319,403553</text:p>
          </table:table-cell>
          <table:table-cell/>
          <table:table-cell office:value-type="float" office:value="337.27" calcext:value-type="float">
            <text:p>337,27</text:p>
          </table:table-cell>
          <table:table-cell office:value-type="float" office:value="244.794659" calcext:value-type="float">
            <text:p>244,794659</text:p>
          </table:table-cell>
          <table:table-cell table:number-columns-repeated="7"/>
        </table:table-row>
        <table:table-row table:style-name="ro1">
          <table:table-cell office:value-type="float" office:value="81.422" calcext:value-type="float">
            <text:p>81,422</text:p>
          </table:table-cell>
          <table:table-cell office:value-type="float" office:value="31.719128" calcext:value-type="float">
            <text:p>31,719128</text:p>
          </table:table-cell>
          <table:table-cell/>
          <table:table-cell office:value-type="float" office:value="383.83" calcext:value-type="float">
            <text:p>383,83</text:p>
          </table:table-cell>
          <table:table-cell office:value-type="float" office:value="319.30453" calcext:value-type="float">
            <text:p>319,30453</text:p>
          </table:table-cell>
          <table:table-cell/>
          <table:table-cell office:value-type="float" office:value="324.03" calcext:value-type="float">
            <text:p>324,03</text:p>
          </table:table-cell>
          <table:table-cell office:value-type="float" office:value="244.789844" calcext:value-type="float">
            <text:p>244,789844</text:p>
          </table:table-cell>
          <table:table-cell table:number-columns-repeated="7"/>
        </table:table-row>
        <table:table-row table:style-name="ro1">
          <table:table-cell office:value-type="float" office:value="76.014" calcext:value-type="float">
            <text:p>76,014</text:p>
          </table:table-cell>
          <table:table-cell office:value-type="float" office:value="32.136325" calcext:value-type="float">
            <text:p>32,136325</text:p>
          </table:table-cell>
          <table:table-cell/>
          <table:table-cell office:value-type="float" office:value="1237.546" calcext:value-type="float">
            <text:p>1237,546</text:p>
          </table:table-cell>
          <table:table-cell office:value-type="float" office:value="318.112872" calcext:value-type="float">
            <text:p>318,112872</text:p>
          </table:table-cell>
          <table:table-cell/>
          <table:table-cell office:value-type="float" office:value="429.389" calcext:value-type="float">
            <text:p>429,389</text:p>
          </table:table-cell>
          <table:table-cell office:value-type="float" office:value="244.74921" calcext:value-type="float">
            <text:p>244,74921</text:p>
          </table:table-cell>
          <table:table-cell table:number-columns-repeated="7"/>
        </table:table-row>
        <table:table-row table:style-name="ro1">
          <table:table-cell office:value-type="float" office:value="76.543" calcext:value-type="float">
            <text:p>76,543</text:p>
          </table:table-cell>
          <table:table-cell office:value-type="float" office:value="31.757506" calcext:value-type="float">
            <text:p>31,757506</text:p>
          </table:table-cell>
          <table:table-cell/>
          <table:table-cell office:value-type="float" office:value="371.198" calcext:value-type="float">
            <text:p>371,198</text:p>
          </table:table-cell>
          <table:table-cell office:value-type="float" office:value="321.095078" calcext:value-type="float">
            <text:p>321,095078</text:p>
          </table:table-cell>
          <table:table-cell/>
          <table:table-cell office:value-type="float" office:value="314.767" calcext:value-type="float">
            <text:p>314,767</text:p>
          </table:table-cell>
          <table:table-cell office:value-type="float" office:value="244.733831" calcext:value-type="float">
            <text:p>244,733831</text:p>
          </table:table-cell>
          <table:table-cell table:number-columns-repeated="7"/>
        </table:table-row>
        <table:table-row table:style-name="ro1">
          <table:table-cell office:value-type="float" office:value="77.253" calcext:value-type="float">
            <text:p>77,253</text:p>
          </table:table-cell>
          <table:table-cell office:value-type="float" office:value="32.370088" calcext:value-type="float">
            <text:p>32,370088</text:p>
          </table:table-cell>
          <table:table-cell/>
          <table:table-cell office:value-type="float" office:value="472.491" calcext:value-type="float">
            <text:p>472,491</text:p>
          </table:table-cell>
          <table:table-cell office:value-type="float" office:value="320.843284" calcext:value-type="float">
            <text:p>320,843284</text:p>
          </table:table-cell>
          <table:table-cell/>
          <table:table-cell office:value-type="float" office:value="338.501" calcext:value-type="float">
            <text:p>338,501</text:p>
          </table:table-cell>
          <table:table-cell office:value-type="float" office:value="244.692934" calcext:value-type="float">
            <text:p>244,692934</text:p>
          </table:table-cell>
          <table:table-cell table:number-columns-repeated="7"/>
        </table:table-row>
        <table:table-row table:style-name="ro1">
          <table:table-cell office:value-type="float" office:value="76.155" calcext:value-type="float">
            <text:p>76,155</text:p>
          </table:table-cell>
          <table:table-cell office:value-type="float" office:value="31.982853" calcext:value-type="float">
            <text:p>31,982853</text:p>
          </table:table-cell>
          <table:table-cell/>
          <table:table-cell office:value-type="float" office:value="383.518" calcext:value-type="float">
            <text:p>383,518</text:p>
          </table:table-cell>
          <table:table-cell office:value-type="float" office:value="321.191545" calcext:value-type="float">
            <text:p>321,191545</text:p>
          </table:table-cell>
          <table:table-cell/>
          <table:table-cell office:value-type="float" office:value="342.152" calcext:value-type="float">
            <text:p>342,152</text:p>
          </table:table-cell>
          <table:table-cell office:value-type="float" office:value="244.632206" calcext:value-type="float">
            <text:p>244,632206</text:p>
          </table:table-cell>
          <table:table-cell table:number-columns-repeated="7"/>
        </table:table-row>
        <table:table-row table:style-name="ro1">
          <table:table-cell office:value-type="float" office:value="75.559" calcext:value-type="float">
            <text:p>75,559</text:p>
          </table:table-cell>
          <table:table-cell office:value-type="float" office:value="31.99338" calcext:value-type="float">
            <text:p>31,99338</text:p>
          </table:table-cell>
          <table:table-cell/>
          <table:table-cell office:value-type="float" office:value="383.158" calcext:value-type="float">
            <text:p>383,158</text:p>
          </table:table-cell>
          <table:table-cell office:value-type="float" office:value="320.693844" calcext:value-type="float">
            <text:p>320,693844</text:p>
          </table:table-cell>
          <table:table-cell/>
          <table:table-cell office:value-type="float" office:value="305.139" calcext:value-type="float">
            <text:p>305,139</text:p>
          </table:table-cell>
          <table:table-cell office:value-type="float" office:value="244.527985" calcext:value-type="float">
            <text:p>244,527985</text:p>
          </table:table-cell>
          <table:table-cell table:number-columns-repeated="7"/>
        </table:table-row>
        <table:table-row table:style-name="ro1">
          <table:table-cell office:value-type="float" office:value="91.793" calcext:value-type="float">
            <text:p>91,793</text:p>
          </table:table-cell>
          <table:table-cell office:value-type="float" office:value="31.918369" calcext:value-type="float">
            <text:p>31,918369</text:p>
          </table:table-cell>
          <table:table-cell/>
          <table:table-cell office:value-type="float" office:value="376.541" calcext:value-type="float">
            <text:p>376,541</text:p>
          </table:table-cell>
          <table:table-cell office:value-type="float" office:value="320.538683" calcext:value-type="float">
            <text:p>320,538683</text:p>
          </table:table-cell>
          <table:table-cell/>
          <table:table-cell office:value-type="float" office:value="463.231" calcext:value-type="float">
            <text:p>463,231</text:p>
          </table:table-cell>
          <table:table-cell office:value-type="float" office:value="244.505159" calcext:value-type="float">
            <text:p>244,505159</text:p>
          </table:table-cell>
          <table:table-cell table:number-columns-repeated="7"/>
        </table:table-row>
        <table:table-row table:style-name="ro1">
          <table:table-cell office:value-type="float" office:value="75.206" calcext:value-type="float">
            <text:p>75,206</text:p>
          </table:table-cell>
          <table:table-cell office:value-type="float" office:value="31.831727" calcext:value-type="float">
            <text:p>31,831727</text:p>
          </table:table-cell>
          <table:table-cell/>
          <table:table-cell office:value-type="float" office:value="375.86" calcext:value-type="float">
            <text:p>375,86</text:p>
          </table:table-cell>
          <table:table-cell office:value-type="float" office:value="318.189234" calcext:value-type="float">
            <text:p>318,189234</text:p>
          </table:table-cell>
          <table:table-cell/>
          <table:table-cell office:value-type="float" office:value="312.079" calcext:value-type="float">
            <text:p>312,079</text:p>
          </table:table-cell>
          <table:table-cell office:value-type="float" office:value="244.387041" calcext:value-type="float">
            <text:p>244,387041</text:p>
          </table:table-cell>
          <table:table-cell table:number-columns-repeated="7"/>
        </table:table-row>
        <table:table-row table:style-name="ro1">
          <table:table-cell office:value-type="float" office:value="89.54" calcext:value-type="float">
            <text:p>89,54</text:p>
          </table:table-cell>
          <table:table-cell office:value-type="float" office:value="31.6711" calcext:value-type="float">
            <text:p>31,6711</text:p>
          </table:table-cell>
          <table:table-cell/>
          <table:table-cell office:value-type="float" office:value="374.375" calcext:value-type="float">
            <text:p>374,375</text:p>
          </table:table-cell>
          <table:table-cell office:value-type="float" office:value="318.597422" calcext:value-type="float">
            <text:p>318,597422</text:p>
          </table:table-cell>
          <table:table-cell/>
          <table:table-cell office:value-type="float" office:value="737.741" calcext:value-type="float">
            <text:p>737,741</text:p>
          </table:table-cell>
          <table:table-cell office:value-type="float" office:value="244.275622" calcext:value-type="float">
            <text:p>244,275622</text:p>
          </table:table-cell>
          <table:table-cell table:number-columns-repeated="7"/>
        </table:table-row>
        <table:table-row table:style-name="ro1">
          <table:table-cell office:value-type="float" office:value="76.444" calcext:value-type="float">
            <text:p>76,444</text:p>
          </table:table-cell>
          <table:table-cell office:value-type="float" office:value="32.621101" calcext:value-type="float">
            <text:p>32,621101</text:p>
          </table:table-cell>
          <table:table-cell/>
          <table:table-cell office:value-type="float" office:value="373.724" calcext:value-type="float">
            <text:p>373,724</text:p>
          </table:table-cell>
          <table:table-cell office:value-type="float" office:value="320.24393" calcext:value-type="float">
            <text:p>320,24393</text:p>
          </table:table-cell>
          <table:table-cell/>
          <table:table-cell office:value-type="float" office:value="308.6" calcext:value-type="float">
            <text:p>308,6</text:p>
          </table:table-cell>
          <table:table-cell office:value-type="float" office:value="244.222733" calcext:value-type="float">
            <text:p>244,222733</text:p>
          </table:table-cell>
          <table:table-cell table:number-columns-repeated="7"/>
        </table:table-row>
        <table:table-row table:style-name="ro1">
          <table:table-cell office:value-type="float" office:value="76.769" calcext:value-type="float">
            <text:p>76,769</text:p>
          </table:table-cell>
          <table:table-cell office:value-type="float" office:value="31.794201" calcext:value-type="float">
            <text:p>31,794201</text:p>
          </table:table-cell>
          <table:table-cell/>
          <table:table-cell office:value-type="float" office:value="369.826" calcext:value-type="float">
            <text:p>369,826</text:p>
          </table:table-cell>
          <table:table-cell office:value-type="float" office:value="321.98596" calcext:value-type="float">
            <text:p>321,98596</text:p>
          </table:table-cell>
          <table:table-cell/>
          <table:table-cell office:value-type="float" office:value="323.44" calcext:value-type="float">
            <text:p>323,44</text:p>
          </table:table-cell>
          <table:table-cell office:value-type="float" office:value="244.137508" calcext:value-type="float">
            <text:p>244,137508</text:p>
          </table:table-cell>
          <table:table-cell table:number-columns-repeated="7"/>
        </table:table-row>
        <table:table-row table:style-name="ro1">
          <table:table-cell office:value-type="float" office:value="73.775" calcext:value-type="float">
            <text:p>73,775</text:p>
          </table:table-cell>
          <table:table-cell office:value-type="float" office:value="32.16254" calcext:value-type="float">
            <text:p>32,16254</text:p>
          </table:table-cell>
          <table:table-cell/>
          <table:table-cell office:value-type="float" office:value="390.919" calcext:value-type="float">
            <text:p>390,919</text:p>
          </table:table-cell>
          <table:table-cell office:value-type="float" office:value="325.470104" calcext:value-type="float">
            <text:p>325,470104</text:p>
          </table:table-cell>
          <table:table-cell/>
          <table:table-cell office:value-type="float" office:value="416.413" calcext:value-type="float">
            <text:p>416,413</text:p>
          </table:table-cell>
          <table:table-cell office:value-type="float" office:value="244.025342" calcext:value-type="float">
            <text:p>244,025342</text:p>
          </table:table-cell>
          <table:table-cell table:number-columns-repeated="7"/>
        </table:table-row>
        <table:table-row table:style-name="ro1">
          <table:table-cell office:value-type="float" office:value="90.157" calcext:value-type="float">
            <text:p>90,157</text:p>
          </table:table-cell>
          <table:table-cell office:value-type="float" office:value="32.343337" calcext:value-type="float">
            <text:p>32,343337</text:p>
          </table:table-cell>
          <table:table-cell/>
          <table:table-cell office:value-type="float" office:value="380.614" calcext:value-type="float">
            <text:p>380,614</text:p>
          </table:table-cell>
          <table:table-cell office:value-type="float" office:value="326.688773" calcext:value-type="float">
            <text:p>326,688773</text:p>
          </table:table-cell>
          <table:table-cell/>
          <table:table-cell office:value-type="float" office:value="341.182" calcext:value-type="float">
            <text:p>341,182</text:p>
          </table:table-cell>
          <table:table-cell office:value-type="float" office:value="244.010312" calcext:value-type="float">
            <text:p>244,010312</text:p>
          </table:table-cell>
          <table:table-cell table:number-columns-repeated="7"/>
        </table:table-row>
        <table:table-row table:style-name="ro1">
          <table:table-cell office:value-type="float" office:value="77.492" calcext:value-type="float">
            <text:p>77,492</text:p>
          </table:table-cell>
          <table:table-cell office:value-type="float" office:value="32.388959" calcext:value-type="float">
            <text:p>32,388959</text:p>
          </table:table-cell>
          <table:table-cell/>
          <table:table-cell office:value-type="float" office:value="379.865" calcext:value-type="float">
            <text:p>379,865</text:p>
          </table:table-cell>
          <table:table-cell office:value-type="float" office:value="326.052548" calcext:value-type="float">
            <text:p>326,052548</text:p>
          </table:table-cell>
          <table:table-cell/>
          <table:table-cell office:value-type="float" office:value="332.207" calcext:value-type="float">
            <text:p>332,207</text:p>
          </table:table-cell>
          <table:table-cell office:value-type="float" office:value="243.849435" calcext:value-type="float">
            <text:p>243,849435</text:p>
          </table:table-cell>
          <table:table-cell table:number-columns-repeated="7"/>
        </table:table-row>
        <table:table-row table:style-name="ro1">
          <table:table-cell office:value-type="float" office:value="77.951" calcext:value-type="float">
            <text:p>77,951</text:p>
          </table:table-cell>
          <table:table-cell office:value-type="float" office:value="32.556116" calcext:value-type="float">
            <text:p>32,556116</text:p>
          </table:table-cell>
          <table:table-cell/>
          <table:table-cell office:value-type="float" office:value="372.821" calcext:value-type="float">
            <text:p>372,821</text:p>
          </table:table-cell>
          <table:table-cell office:value-type="float" office:value="326.015346" calcext:value-type="float">
            <text:p>326,015346</text:p>
          </table:table-cell>
          <table:table-cell/>
          <table:table-cell office:value-type="float" office:value="320.595" calcext:value-type="float">
            <text:p>320,595</text:p>
          </table:table-cell>
          <table:table-cell office:value-type="float" office:value="243.800119" calcext:value-type="float">
            <text:p>243,800119</text:p>
          </table:table-cell>
          <table:table-cell table:number-columns-repeated="7"/>
        </table:table-row>
        <table:table-row table:style-name="ro1">
          <table:table-cell office:value-type="float" office:value="85.667" calcext:value-type="float">
            <text:p>85,667</text:p>
          </table:table-cell>
          <table:table-cell office:value-type="float" office:value="32.288945" calcext:value-type="float">
            <text:p>32,288945</text:p>
          </table:table-cell>
          <table:table-cell/>
          <table:table-cell office:value-type="float" office:value="371.651" calcext:value-type="float">
            <text:p>371,651</text:p>
          </table:table-cell>
          <table:table-cell office:value-type="float" office:value="326.106154" calcext:value-type="float">
            <text:p>326,106154</text:p>
          </table:table-cell>
          <table:table-cell/>
          <table:table-cell office:value-type="float" office:value="321.885" calcext:value-type="float">
            <text:p>321,885</text:p>
          </table:table-cell>
          <table:table-cell office:value-type="float" office:value="243.760426" calcext:value-type="float">
            <text:p>243,760426</text:p>
          </table:table-cell>
          <table:table-cell table:number-columns-repeated="7"/>
        </table:table-row>
        <table:table-row table:style-name="ro1">
          <table:table-cell office:value-type="float" office:value="77.815" calcext:value-type="float">
            <text:p>77,815</text:p>
          </table:table-cell>
          <table:table-cell office:value-type="float" office:value="32.356739" calcext:value-type="float">
            <text:p>32,356739</text:p>
          </table:table-cell>
          <table:table-cell/>
          <table:table-cell office:value-type="float" office:value="380.086" calcext:value-type="float">
            <text:p>380,086</text:p>
          </table:table-cell>
          <table:table-cell office:value-type="float" office:value="331.120691" calcext:value-type="float">
            <text:p>331,120691</text:p>
          </table:table-cell>
          <table:table-cell/>
          <table:table-cell office:value-type="float" office:value="385.382" calcext:value-type="float">
            <text:p>385,382</text:p>
          </table:table-cell>
          <table:table-cell office:value-type="float" office:value="243.68756" calcext:value-type="float">
            <text:p>243,68756</text:p>
          </table:table-cell>
          <table:table-cell table:number-columns-repeated="7"/>
        </table:table-row>
        <table:table-row table:style-name="ro1">
          <table:table-cell office:value-type="float" office:value="81.089" calcext:value-type="float">
            <text:p>81,089</text:p>
          </table:table-cell>
          <table:table-cell office:value-type="float" office:value="32.118993" calcext:value-type="float">
            <text:p>32,118993</text:p>
          </table:table-cell>
          <table:table-cell/>
          <table:table-cell office:value-type="float" office:value="371.295" calcext:value-type="float">
            <text:p>371,295</text:p>
          </table:table-cell>
          <table:table-cell office:value-type="float" office:value="326.113838" calcext:value-type="float">
            <text:p>326,113838</text:p>
          </table:table-cell>
          <table:table-cell/>
          <table:table-cell office:value-type="float" office:value="333.434" calcext:value-type="float">
            <text:p>333,434</text:p>
          </table:table-cell>
          <table:table-cell office:value-type="float" office:value="243.605121" calcext:value-type="float">
            <text:p>243,605121</text:p>
          </table:table-cell>
          <table:table-cell table:number-columns-repeated="7"/>
        </table:table-row>
        <table:table-row table:style-name="ro1">
          <table:table-cell office:value-type="float" office:value="75.121" calcext:value-type="float">
            <text:p>75,121</text:p>
          </table:table-cell>
          <table:table-cell office:value-type="float" office:value="32.062135" calcext:value-type="float">
            <text:p>32,062135</text:p>
          </table:table-cell>
          <table:table-cell/>
          <table:table-cell office:value-type="float" office:value="381.739" calcext:value-type="float">
            <text:p>381,739</text:p>
          </table:table-cell>
          <table:table-cell office:value-type="float" office:value="326.485599" calcext:value-type="float">
            <text:p>326,485599</text:p>
          </table:table-cell>
          <table:table-cell/>
          <table:table-cell office:value-type="float" office:value="317.373" calcext:value-type="float">
            <text:p>317,373</text:p>
          </table:table-cell>
          <table:table-cell office:value-type="float" office:value="243.492615" calcext:value-type="float">
            <text:p>243,492615</text:p>
          </table:table-cell>
          <table:table-cell table:number-columns-repeated="7"/>
        </table:table-row>
        <table:table-row table:style-name="ro1">
          <table:table-cell office:value-type="float" office:value="75.079" calcext:value-type="float">
            <text:p>75,079</text:p>
          </table:table-cell>
          <table:table-cell office:value-type="float" office:value="31.961284" calcext:value-type="float">
            <text:p>31,961284</text:p>
          </table:table-cell>
          <table:table-cell/>
          <table:table-cell office:value-type="float" office:value="374.421" calcext:value-type="float">
            <text:p>374,421</text:p>
          </table:table-cell>
          <table:table-cell office:value-type="float" office:value="326.210965" calcext:value-type="float">
            <text:p>326,210965</text:p>
          </table:table-cell>
          <table:table-cell/>
          <table:table-cell office:value-type="float" office:value="313.368" calcext:value-type="float">
            <text:p>313,368</text:p>
          </table:table-cell>
          <table:table-cell office:value-type="float" office:value="243.459065" calcext:value-type="float">
            <text:p>243,459065</text:p>
          </table:table-cell>
          <table:table-cell table:number-columns-repeated="7"/>
        </table:table-row>
        <table:table-row table:style-name="ro1">
          <table:table-cell office:value-type="float" office:value="74.902" calcext:value-type="float">
            <text:p>74,902</text:p>
          </table:table-cell>
          <table:table-cell office:value-type="float" office:value="32.356785" calcext:value-type="float">
            <text:p>32,356785</text:p>
          </table:table-cell>
          <table:table-cell/>
          <table:table-cell office:value-type="float" office:value="396.008" calcext:value-type="float">
            <text:p>396,008</text:p>
          </table:table-cell>
          <table:table-cell office:value-type="float" office:value="325.445372" calcext:value-type="float">
            <text:p>325,445372</text:p>
          </table:table-cell>
          <table:table-cell/>
          <table:table-cell office:value-type="float" office:value="317.905" calcext:value-type="float">
            <text:p>317,905</text:p>
          </table:table-cell>
          <table:table-cell office:value-type="float" office:value="243.285252" calcext:value-type="float">
            <text:p>243,285252</text:p>
          </table:table-cell>
          <table:table-cell table:number-columns-repeated="7"/>
        </table:table-row>
        <table:table-row table:style-name="ro1">
          <table:table-cell office:value-type="float" office:value="74.324" calcext:value-type="float">
            <text:p>74,324</text:p>
          </table:table-cell>
          <table:table-cell office:value-type="float" office:value="31.897445" calcext:value-type="float">
            <text:p>31,897445</text:p>
          </table:table-cell>
          <table:table-cell/>
          <table:table-cell office:value-type="float" office:value="379.169" calcext:value-type="float">
            <text:p>379,169</text:p>
          </table:table-cell>
          <table:table-cell office:value-type="float" office:value="321.5658" calcext:value-type="float">
            <text:p>321,5658</text:p>
          </table:table-cell>
          <table:table-cell/>
          <table:table-cell office:value-type="float" office:value="428.13" calcext:value-type="float">
            <text:p>428,13</text:p>
          </table:table-cell>
          <table:table-cell office:value-type="float" office:value="243.234291" calcext:value-type="float">
            <text:p>243,234291</text:p>
          </table:table-cell>
          <table:table-cell table:number-columns-repeated="7"/>
        </table:table-row>
        <table:table-row table:style-name="ro1">
          <table:table-cell office:value-type="float" office:value="77.687" calcext:value-type="float">
            <text:p>77,687</text:p>
          </table:table-cell>
          <table:table-cell office:value-type="float" office:value="32.292768" calcext:value-type="float">
            <text:p>32,292768</text:p>
          </table:table-cell>
          <table:table-cell/>
          <table:table-cell office:value-type="float" office:value="371.549" calcext:value-type="float">
            <text:p>371,549</text:p>
          </table:table-cell>
          <table:table-cell office:value-type="float" office:value="323.849032" calcext:value-type="float">
            <text:p>323,849032</text:p>
          </table:table-cell>
          <table:table-cell/>
          <table:table-cell office:value-type="float" office:value="487.445" calcext:value-type="float">
            <text:p>487,445</text:p>
          </table:table-cell>
          <table:table-cell office:value-type="float" office:value="243.21536" calcext:value-type="float">
            <text:p>243,21536</text:p>
          </table:table-cell>
          <table:table-cell table:number-columns-repeated="7"/>
        </table:table-row>
        <table:table-row table:style-name="ro1">
          <table:table-cell office:value-type="float" office:value="72.756" calcext:value-type="float">
            <text:p>72,756</text:p>
          </table:table-cell>
          <table:table-cell office:value-type="float" office:value="31.947097" calcext:value-type="float">
            <text:p>31,947097</text:p>
          </table:table-cell>
          <table:table-cell/>
          <table:table-cell office:value-type="float" office:value="381.801" calcext:value-type="float">
            <text:p>381,801</text:p>
          </table:table-cell>
          <table:table-cell office:value-type="float" office:value="334.579893" calcext:value-type="float">
            <text:p>334,579893</text:p>
          </table:table-cell>
          <table:table-cell/>
          <table:table-cell office:value-type="float" office:value="311.748" calcext:value-type="float">
            <text:p>311,748</text:p>
          </table:table-cell>
          <table:table-cell office:value-type="float" office:value="243.15639" calcext:value-type="float">
            <text:p>243,15639</text:p>
          </table:table-cell>
          <table:table-cell table:number-columns-repeated="7"/>
        </table:table-row>
        <table:table-row table:style-name="ro1">
          <table:table-cell office:value-type="float" office:value="77.072" calcext:value-type="float">
            <text:p>77,072</text:p>
          </table:table-cell>
          <table:table-cell office:value-type="float" office:value="32.194997" calcext:value-type="float">
            <text:p>32,194997</text:p>
          </table:table-cell>
          <table:table-cell/>
          <table:table-cell office:value-type="float" office:value="378.967" calcext:value-type="float">
            <text:p>378,967</text:p>
          </table:table-cell>
          <table:table-cell office:value-type="float" office:value="324.964038" calcext:value-type="float">
            <text:p>324,964038</text:p>
          </table:table-cell>
          <table:table-cell/>
          <table:table-cell office:value-type="float" office:value="319.029" calcext:value-type="float">
            <text:p>319,029</text:p>
          </table:table-cell>
          <table:table-cell office:value-type="float" office:value="243.122065" calcext:value-type="float">
            <text:p>243,122065</text:p>
          </table:table-cell>
          <table:table-cell table:number-columns-repeated="7"/>
        </table:table-row>
        <table:table-row table:style-name="ro1">
          <table:table-cell office:value-type="float" office:value="74.068" calcext:value-type="float">
            <text:p>74,068</text:p>
          </table:table-cell>
          <table:table-cell office:value-type="float" office:value="32.082398" calcext:value-type="float">
            <text:p>32,082398</text:p>
          </table:table-cell>
          <table:table-cell/>
          <table:table-cell office:value-type="float" office:value="372.266" calcext:value-type="float">
            <text:p>372,266</text:p>
          </table:table-cell>
          <table:table-cell office:value-type="float" office:value="324.131654" calcext:value-type="float">
            <text:p>324,131654</text:p>
          </table:table-cell>
          <table:table-cell/>
          <table:table-cell office:value-type="float" office:value="320.311" calcext:value-type="float">
            <text:p>320,311</text:p>
          </table:table-cell>
          <table:table-cell office:value-type="float" office:value="243.068468" calcext:value-type="float">
            <text:p>243,068468</text:p>
          </table:table-cell>
          <table:table-cell table:number-columns-repeated="7"/>
        </table:table-row>
        <table:table-row table:style-name="ro1">
          <table:table-cell office:value-type="float" office:value="74.009" calcext:value-type="float">
            <text:p>74,009</text:p>
          </table:table-cell>
          <table:table-cell office:value-type="float" office:value="31.714836" calcext:value-type="float">
            <text:p>31,714836</text:p>
          </table:table-cell>
          <table:table-cell/>
          <table:table-cell office:value-type="float" office:value="378.386" calcext:value-type="float">
            <text:p>378,386</text:p>
          </table:table-cell>
          <table:table-cell office:value-type="float" office:value="321.876622" calcext:value-type="float">
            <text:p>321,876622</text:p>
          </table:table-cell>
          <table:table-cell/>
          <table:table-cell office:value-type="float" office:value="328.23" calcext:value-type="float">
            <text:p>328,23</text:p>
          </table:table-cell>
          <table:table-cell office:value-type="float" office:value="243.033123" calcext:value-type="float">
            <text:p>243,033123</text:p>
          </table:table-cell>
          <table:table-cell table:number-columns-repeated="7"/>
        </table:table-row>
        <table:table-row table:style-name="ro1">
          <table:table-cell office:value-type="float" office:value="77.346" calcext:value-type="float">
            <text:p>77,346</text:p>
          </table:table-cell>
          <table:table-cell office:value-type="float" office:value="32.480631" calcext:value-type="float">
            <text:p>32,480631</text:p>
          </table:table-cell>
          <table:table-cell/>
          <table:table-cell office:value-type="float" office:value="375.078" calcext:value-type="float">
            <text:p>375,078</text:p>
          </table:table-cell>
          <table:table-cell office:value-type="float" office:value="319.600448" calcext:value-type="float">
            <text:p>319,600448</text:p>
          </table:table-cell>
          <table:table-cell/>
          <table:table-cell office:value-type="float" office:value="631.832" calcext:value-type="float">
            <text:p>631,832</text:p>
          </table:table-cell>
          <table:table-cell office:value-type="float" office:value="243.031421" calcext:value-type="float">
            <text:p>243,031421</text:p>
          </table:table-cell>
          <table:table-cell table:number-columns-repeated="7"/>
        </table:table-row>
        <table:table-row table:style-name="ro1">
          <table:table-cell office:value-type="float" office:value="74.993" calcext:value-type="float">
            <text:p>74,993</text:p>
          </table:table-cell>
          <table:table-cell office:value-type="float" office:value="32.734508" calcext:value-type="float">
            <text:p>32,734508</text:p>
          </table:table-cell>
          <table:table-cell/>
          <table:table-cell office:value-type="float" office:value="371.455" calcext:value-type="float">
            <text:p>371,455</text:p>
          </table:table-cell>
          <table:table-cell office:value-type="float" office:value="321.71065" calcext:value-type="float">
            <text:p>321,71065</text:p>
          </table:table-cell>
          <table:table-cell/>
          <table:table-cell office:value-type="float" office:value="317.226" calcext:value-type="float">
            <text:p>317,226</text:p>
          </table:table-cell>
          <table:table-cell office:value-type="float" office:value="242.978317" calcext:value-type="float">
            <text:p>242,978317</text:p>
          </table:table-cell>
          <table:table-cell table:number-columns-repeated="7"/>
        </table:table-row>
        <table:table-row table:style-name="ro1">
          <table:table-cell office:value-type="float" office:value="76.457" calcext:value-type="float">
            <text:p>76,457</text:p>
          </table:table-cell>
          <table:table-cell office:value-type="float" office:value="32.342544" calcext:value-type="float">
            <text:p>32,342544</text:p>
          </table:table-cell>
          <table:table-cell/>
          <table:table-cell office:value-type="float" office:value="373.049" calcext:value-type="float">
            <text:p>373,049</text:p>
          </table:table-cell>
          <table:table-cell office:value-type="float" office:value="321.877919" calcext:value-type="float">
            <text:p>321,877919</text:p>
          </table:table-cell>
          <table:table-cell/>
          <table:table-cell office:value-type="float" office:value="349.017" calcext:value-type="float">
            <text:p>349,017</text:p>
          </table:table-cell>
          <table:table-cell office:value-type="float" office:value="242.80299" calcext:value-type="float">
            <text:p>242,80299</text:p>
          </table:table-cell>
          <table:table-cell table:number-columns-repeated="7"/>
        </table:table-row>
        <table:table-row table:style-name="ro1">
          <table:table-cell office:value-type="float" office:value="77.003" calcext:value-type="float">
            <text:p>77,003</text:p>
          </table:table-cell>
          <table:table-cell office:value-type="float" office:value="32.376032" calcext:value-type="float">
            <text:p>32,376032</text:p>
          </table:table-cell>
          <table:table-cell/>
          <table:table-cell office:value-type="float" office:value="380.128" calcext:value-type="float">
            <text:p>380,128</text:p>
          </table:table-cell>
          <table:table-cell office:value-type="float" office:value="321.755505" calcext:value-type="float">
            <text:p>321,755505</text:p>
          </table:table-cell>
          <table:table-cell/>
          <table:table-cell office:value-type="float" office:value="336.4" calcext:value-type="float">
            <text:p>336,4</text:p>
          </table:table-cell>
          <table:table-cell office:value-type="float" office:value="242.789976" calcext:value-type="float">
            <text:p>242,789976</text:p>
          </table:table-cell>
          <table:table-cell table:number-columns-repeated="7"/>
        </table:table-row>
        <table:table-row table:style-name="ro1">
          <table:table-cell office:value-type="float" office:value="78.035" calcext:value-type="float">
            <text:p>78,035</text:p>
          </table:table-cell>
          <table:table-cell office:value-type="float" office:value="32.561808" calcext:value-type="float">
            <text:p>32,561808</text:p>
          </table:table-cell>
          <table:table-cell/>
          <table:table-cell office:value-type="float" office:value="369.305" calcext:value-type="float">
            <text:p>369,305</text:p>
          </table:table-cell>
          <table:table-cell office:value-type="float" office:value="319.815545" calcext:value-type="float">
            <text:p>319,815545</text:p>
          </table:table-cell>
          <table:table-cell/>
          <table:table-cell office:value-type="float" office:value="311.372" calcext:value-type="float">
            <text:p>311,372</text:p>
          </table:table-cell>
          <table:table-cell office:value-type="float" office:value="242.78071" calcext:value-type="float">
            <text:p>242,78071</text:p>
          </table:table-cell>
          <table:table-cell table:number-columns-repeated="7"/>
        </table:table-row>
        <table:table-row table:style-name="ro1">
          <table:table-cell office:value-type="float" office:value="74.698" calcext:value-type="float">
            <text:p>74,698</text:p>
          </table:table-cell>
          <table:table-cell office:value-type="float" office:value="32.617019" calcext:value-type="float">
            <text:p>32,617019</text:p>
          </table:table-cell>
          <table:table-cell/>
          <table:table-cell office:value-type="float" office:value="369.714" calcext:value-type="float">
            <text:p>369,714</text:p>
          </table:table-cell>
          <table:table-cell office:value-type="float" office:value="318.431844" calcext:value-type="float">
            <text:p>318,431844</text:p>
          </table:table-cell>
          <table:table-cell/>
          <table:table-cell office:value-type="float" office:value="331.759" calcext:value-type="float">
            <text:p>331,759</text:p>
          </table:table-cell>
          <table:table-cell office:value-type="float" office:value="242.756022" calcext:value-type="float">
            <text:p>242,756022</text:p>
          </table:table-cell>
          <table:table-cell table:number-columns-repeated="7"/>
        </table:table-row>
        <table:table-row table:style-name="ro1">
          <table:table-cell office:value-type="float" office:value="74.22" calcext:value-type="float">
            <text:p>74,22</text:p>
          </table:table-cell>
          <table:table-cell office:value-type="float" office:value="32.653529" calcext:value-type="float">
            <text:p>32,653529</text:p>
          </table:table-cell>
          <table:table-cell/>
          <table:table-cell office:value-type="float" office:value="362.214" calcext:value-type="float">
            <text:p>362,214</text:p>
          </table:table-cell>
          <table:table-cell office:value-type="float" office:value="316.098043" calcext:value-type="float">
            <text:p>316,098043</text:p>
          </table:table-cell>
          <table:table-cell/>
          <table:table-cell office:value-type="float" office:value="308.017" calcext:value-type="float">
            <text:p>308,017</text:p>
          </table:table-cell>
          <table:table-cell office:value-type="float" office:value="242.688498" calcext:value-type="float">
            <text:p>242,688498</text:p>
          </table:table-cell>
          <table:table-cell table:number-columns-repeated="7"/>
        </table:table-row>
        <table:table-row table:style-name="ro1">
          <table:table-cell office:value-type="float" office:value="78.651" calcext:value-type="float">
            <text:p>78,651</text:p>
          </table:table-cell>
          <table:table-cell office:value-type="float" office:value="32.485826" calcext:value-type="float">
            <text:p>32,485826</text:p>
          </table:table-cell>
          <table:table-cell/>
          <table:table-cell office:value-type="float" office:value="365.964" calcext:value-type="float">
            <text:p>365,964</text:p>
          </table:table-cell>
          <table:table-cell office:value-type="float" office:value="317.793986" calcext:value-type="float">
            <text:p>317,793986</text:p>
          </table:table-cell>
          <table:table-cell/>
          <table:table-cell office:value-type="float" office:value="345.915" calcext:value-type="float">
            <text:p>345,915</text:p>
          </table:table-cell>
          <table:table-cell office:value-type="float" office:value="242.583312" calcext:value-type="float">
            <text:p>242,583312</text:p>
          </table:table-cell>
          <table:table-cell table:number-columns-repeated="7"/>
        </table:table-row>
        <table:table-row table:style-name="ro1">
          <table:table-cell office:value-type="float" office:value="73.75" calcext:value-type="float">
            <text:p>73,75</text:p>
          </table:table-cell>
          <table:table-cell office:value-type="float" office:value="32.38513" calcext:value-type="float">
            <text:p>32,38513</text:p>
          </table:table-cell>
          <table:table-cell/>
          <table:table-cell office:value-type="float" office:value="363.348" calcext:value-type="float">
            <text:p>363,348</text:p>
          </table:table-cell>
          <table:table-cell office:value-type="float" office:value="317.541171" calcext:value-type="float">
            <text:p>317,541171</text:p>
          </table:table-cell>
          <table:table-cell/>
          <table:table-cell office:value-type="float" office:value="5608.121" calcext:value-type="float">
            <text:p>5608,121</text:p>
          </table:table-cell>
          <table:table-cell office:value-type="float" office:value="242.507123" calcext:value-type="float">
            <text:p>242,507123</text:p>
          </table:table-cell>
          <table:table-cell table:number-columns-repeated="7"/>
        </table:table-row>
        <table:table-row table:style-name="ro1">
          <table:table-cell office:value-type="float" office:value="78.103" calcext:value-type="float">
            <text:p>78,103</text:p>
          </table:table-cell>
          <table:table-cell office:value-type="float" office:value="32.430877" calcext:value-type="float">
            <text:p>32,430877</text:p>
          </table:table-cell>
          <table:table-cell/>
          <table:table-cell office:value-type="float" office:value="370.529" calcext:value-type="float">
            <text:p>370,529</text:p>
          </table:table-cell>
          <table:table-cell office:value-type="float" office:value="318.074101" calcext:value-type="float">
            <text:p>318,074101</text:p>
          </table:table-cell>
          <table:table-cell/>
          <table:table-cell office:value-type="float" office:value="336.692" calcext:value-type="float">
            <text:p>336,692</text:p>
          </table:table-cell>
          <table:table-cell office:value-type="float" office:value="242.493356" calcext:value-type="float">
            <text:p>242,493356</text:p>
          </table:table-cell>
          <table:table-cell table:number-columns-repeated="7"/>
        </table:table-row>
        <table:table-row table:style-name="ro1">
          <table:table-cell office:value-type="float" office:value="80.311" calcext:value-type="float">
            <text:p>80,311</text:p>
          </table:table-cell>
          <table:table-cell office:value-type="float" office:value="32.600194" calcext:value-type="float">
            <text:p>32,600194</text:p>
          </table:table-cell>
          <table:table-cell/>
          <table:table-cell office:value-type="float" office:value="366.146" calcext:value-type="float">
            <text:p>366,146</text:p>
          </table:table-cell>
          <table:table-cell office:value-type="float" office:value="318.295762" calcext:value-type="float">
            <text:p>318,295762</text:p>
          </table:table-cell>
          <table:table-cell/>
          <table:table-cell office:value-type="float" office:value="314.425" calcext:value-type="float">
            <text:p>314,425</text:p>
          </table:table-cell>
          <table:table-cell office:value-type="float" office:value="242.470025" calcext:value-type="float">
            <text:p>242,470025</text:p>
          </table:table-cell>
          <table:table-cell table:number-columns-repeated="7"/>
        </table:table-row>
        <table:table-row table:style-name="ro1">
          <table:table-cell office:value-type="float" office:value="107.915" calcext:value-type="float">
            <text:p>107,915</text:p>
          </table:table-cell>
          <table:table-cell office:value-type="float" office:value="32.455002" calcext:value-type="float">
            <text:p>32,455002</text:p>
          </table:table-cell>
          <table:table-cell/>
          <table:table-cell office:value-type="float" office:value="371.292" calcext:value-type="float">
            <text:p>371,292</text:p>
          </table:table-cell>
          <table:table-cell office:value-type="float" office:value="319.282238" calcext:value-type="float">
            <text:p>319,282238</text:p>
          </table:table-cell>
          <table:table-cell/>
          <table:table-cell office:value-type="float" office:value="355.376" calcext:value-type="float">
            <text:p>355,376</text:p>
          </table:table-cell>
          <table:table-cell office:value-type="float" office:value="242.45255" calcext:value-type="float">
            <text:p>242,45255</text:p>
          </table:table-cell>
          <table:table-cell table:number-columns-repeated="7"/>
        </table:table-row>
        <table:table-row table:style-name="ro1">
          <table:table-cell office:value-type="float" office:value="77.844" calcext:value-type="float">
            <text:p>77,844</text:p>
          </table:table-cell>
          <table:table-cell office:value-type="float" office:value="31.739822" calcext:value-type="float">
            <text:p>31,739822</text:p>
          </table:table-cell>
          <table:table-cell/>
          <table:table-cell office:value-type="float" office:value="376.104" calcext:value-type="float">
            <text:p>376,104</text:p>
          </table:table-cell>
          <table:table-cell office:value-type="float" office:value="320.520496" calcext:value-type="float">
            <text:p>320,520496</text:p>
          </table:table-cell>
          <table:table-cell/>
          <table:table-cell office:value-type="float" office:value="562.724" calcext:value-type="float">
            <text:p>562,724</text:p>
          </table:table-cell>
          <table:table-cell office:value-type="float" office:value="242.411014" calcext:value-type="float">
            <text:p>242,411014</text:p>
          </table:table-cell>
          <table:table-cell table:number-columns-repeated="7"/>
        </table:table-row>
        <table:table-row table:style-name="ro1">
          <table:table-cell office:value-type="float" office:value="75.079" calcext:value-type="float">
            <text:p>75,079</text:p>
          </table:table-cell>
          <table:table-cell office:value-type="float" office:value="32.209364" calcext:value-type="float">
            <text:p>32,209364</text:p>
          </table:table-cell>
          <table:table-cell/>
          <table:table-cell office:value-type="float" office:value="389.78" calcext:value-type="float">
            <text:p>389,78</text:p>
          </table:table-cell>
          <table:table-cell office:value-type="float" office:value="318.816065" calcext:value-type="float">
            <text:p>318,816065</text:p>
          </table:table-cell>
          <table:table-cell/>
          <table:table-cell office:value-type="float" office:value="1324.408" calcext:value-type="float">
            <text:p>1324,408</text:p>
          </table:table-cell>
          <table:table-cell office:value-type="float" office:value="242.365879" calcext:value-type="float">
            <text:p>242,365879</text:p>
          </table:table-cell>
          <table:table-cell table:number-columns-repeated="7"/>
        </table:table-row>
        <table:table-row table:style-name="ro1">
          <table:table-cell office:value-type="float" office:value="77.648" calcext:value-type="float">
            <text:p>77,648</text:p>
          </table:table-cell>
          <table:table-cell office:value-type="float" office:value="32.321422" calcext:value-type="float">
            <text:p>32,321422</text:p>
          </table:table-cell>
          <table:table-cell/>
          <table:table-cell office:value-type="float" office:value="369.333" calcext:value-type="float">
            <text:p>369,333</text:p>
          </table:table-cell>
          <table:table-cell office:value-type="float" office:value="321.048806" calcext:value-type="float">
            <text:p>321,048806</text:p>
          </table:table-cell>
          <table:table-cell/>
          <table:table-cell office:value-type="float" office:value="311.492" calcext:value-type="float">
            <text:p>311,492</text:p>
          </table:table-cell>
          <table:table-cell office:value-type="float" office:value="242.343814" calcext:value-type="float">
            <text:p>242,343814</text:p>
          </table:table-cell>
          <table:table-cell table:number-columns-repeated="7"/>
        </table:table-row>
        <table:table-row table:style-name="ro1">
          <table:table-cell office:value-type="float" office:value="82.908" calcext:value-type="float">
            <text:p>82,908</text:p>
          </table:table-cell>
          <table:table-cell office:value-type="float" office:value="32.286136" calcext:value-type="float">
            <text:p>32,286136</text:p>
          </table:table-cell>
          <table:table-cell/>
          <table:table-cell office:value-type="float" office:value="379.083" calcext:value-type="float">
            <text:p>379,083</text:p>
          </table:table-cell>
          <table:table-cell office:value-type="float" office:value="317.663908" calcext:value-type="float">
            <text:p>317,663908</text:p>
          </table:table-cell>
          <table:table-cell/>
          <table:table-cell office:value-type="float" office:value="321.248" calcext:value-type="float">
            <text:p>321,248</text:p>
          </table:table-cell>
          <table:table-cell office:value-type="float" office:value="242.230372" calcext:value-type="float">
            <text:p>242,230372</text:p>
          </table:table-cell>
          <table:table-cell table:number-columns-repeated="7"/>
        </table:table-row>
        <table:table-row table:style-name="ro1">
          <table:table-cell office:value-type="float" office:value="73.814" calcext:value-type="float">
            <text:p>73,814</text:p>
          </table:table-cell>
          <table:table-cell office:value-type="float" office:value="32.045319" calcext:value-type="float">
            <text:p>32,045319</text:p>
          </table:table-cell>
          <table:table-cell/>
          <table:table-cell office:value-type="float" office:value="362.058" calcext:value-type="float">
            <text:p>362,058</text:p>
          </table:table-cell>
          <table:table-cell office:value-type="float" office:value="317.398567" calcext:value-type="float">
            <text:p>317,398567</text:p>
          </table:table-cell>
          <table:table-cell/>
          <table:table-cell office:value-type="float" office:value="465.273" calcext:value-type="float">
            <text:p>465,273</text:p>
          </table:table-cell>
          <table:table-cell office:value-type="float" office:value="242.067836" calcext:value-type="float">
            <text:p>242,067836</text:p>
          </table:table-cell>
          <table:table-cell table:number-columns-repeated="7"/>
        </table:table-row>
        <table:table-row table:style-name="ro1">
          <table:table-cell office:value-type="float" office:value="80.263" calcext:value-type="float">
            <text:p>80,263</text:p>
          </table:table-cell>
          <table:table-cell office:value-type="float" office:value="32.123626" calcext:value-type="float">
            <text:p>32,123626</text:p>
          </table:table-cell>
          <table:table-cell/>
          <table:table-cell office:value-type="float" office:value="367.975" calcext:value-type="float">
            <text:p>367,975</text:p>
          </table:table-cell>
          <table:table-cell office:value-type="float" office:value="320.932287" calcext:value-type="float">
            <text:p>320,932287</text:p>
          </table:table-cell>
          <table:table-cell/>
          <table:table-cell office:value-type="float" office:value="313.514" calcext:value-type="float">
            <text:p>313,514</text:p>
          </table:table-cell>
          <table:table-cell office:value-type="float" office:value="242.005432" calcext:value-type="float">
            <text:p>242,005432</text:p>
          </table:table-cell>
          <table:table-cell table:number-columns-repeated="7"/>
        </table:table-row>
        <table:table-row table:style-name="ro1">
          <table:table-cell office:value-type="float" office:value="76.95" calcext:value-type="float">
            <text:p>76,95</text:p>
          </table:table-cell>
          <table:table-cell office:value-type="float" office:value="32.458215" calcext:value-type="float">
            <text:p>32,458215</text:p>
          </table:table-cell>
          <table:table-cell/>
          <table:table-cell office:value-type="float" office:value="366.281" calcext:value-type="float">
            <text:p>366,281</text:p>
          </table:table-cell>
          <table:table-cell office:value-type="float" office:value="320.342305" calcext:value-type="float">
            <text:p>320,342305</text:p>
          </table:table-cell>
          <table:table-cell/>
          <table:table-cell office:value-type="float" office:value="322.077" calcext:value-type="float">
            <text:p>322,077</text:p>
          </table:table-cell>
          <table:table-cell office:value-type="float" office:value="241.91983" calcext:value-type="float">
            <text:p>241,91983</text:p>
          </table:table-cell>
          <table:table-cell table:number-columns-repeated="7"/>
        </table:table-row>
        <table:table-row table:style-name="ro1">
          <table:table-cell office:value-type="float" office:value="76.335" calcext:value-type="float">
            <text:p>76,335</text:p>
          </table:table-cell>
          <table:table-cell office:value-type="float" office:value="32.367742" calcext:value-type="float">
            <text:p>32,367742</text:p>
          </table:table-cell>
          <table:table-cell/>
          <table:table-cell office:value-type="float" office:value="378.98" calcext:value-type="float">
            <text:p>378,98</text:p>
          </table:table-cell>
          <table:table-cell office:value-type="float" office:value="322.774116" calcext:value-type="float">
            <text:p>322,774116</text:p>
          </table:table-cell>
          <table:table-cell/>
          <table:table-cell office:value-type="float" office:value="1313.303" calcext:value-type="float">
            <text:p>1313,303</text:p>
          </table:table-cell>
          <table:table-cell office:value-type="float" office:value="241.809458" calcext:value-type="float">
            <text:p>241,809458</text:p>
          </table:table-cell>
          <table:table-cell table:number-columns-repeated="7"/>
        </table:table-row>
        <table:table-row table:style-name="ro1">
          <table:table-cell office:value-type="float" office:value="76.131" calcext:value-type="float">
            <text:p>76,131</text:p>
          </table:table-cell>
          <table:table-cell office:value-type="float" office:value="32.168317" calcext:value-type="float">
            <text:p>32,168317</text:p>
          </table:table-cell>
          <table:table-cell/>
          <table:table-cell office:value-type="float" office:value="367.123" calcext:value-type="float">
            <text:p>367,123</text:p>
          </table:table-cell>
          <table:table-cell office:value-type="float" office:value="321.851144" calcext:value-type="float">
            <text:p>321,851144</text:p>
          </table:table-cell>
          <table:table-cell/>
          <table:table-cell office:value-type="float" office:value="589.055" calcext:value-type="float">
            <text:p>589,055</text:p>
          </table:table-cell>
          <table:table-cell office:value-type="float" office:value="241.784232" calcext:value-type="float">
            <text:p>241,784232</text:p>
          </table:table-cell>
          <table:table-cell table:number-columns-repeated="7"/>
        </table:table-row>
        <table:table-row table:style-name="ro1">
          <table:table-cell office:value-type="float" office:value="75.985" calcext:value-type="float">
            <text:p>75,985</text:p>
          </table:table-cell>
          <table:table-cell office:value-type="float" office:value="32.136988" calcext:value-type="float">
            <text:p>32,136988</text:p>
          </table:table-cell>
          <table:table-cell/>
          <table:table-cell office:value-type="float" office:value="367.959" calcext:value-type="float">
            <text:p>367,959</text:p>
          </table:table-cell>
          <table:table-cell office:value-type="float" office:value="320.173882" calcext:value-type="float">
            <text:p>320,173882</text:p>
          </table:table-cell>
          <table:table-cell/>
          <table:table-cell office:value-type="float" office:value="364.237" calcext:value-type="float">
            <text:p>364,237</text:p>
          </table:table-cell>
          <table:table-cell office:value-type="float" office:value="241.737941" calcext:value-type="float">
            <text:p>241,737941</text:p>
          </table:table-cell>
          <table:table-cell table:number-columns-repeated="7"/>
        </table:table-row>
        <table:table-row table:style-name="ro1">
          <table:table-cell office:value-type="float" office:value="76.216" calcext:value-type="float">
            <text:p>76,216</text:p>
          </table:table-cell>
          <table:table-cell office:value-type="float" office:value="31.727911" calcext:value-type="float">
            <text:p>31,727911</text:p>
          </table:table-cell>
          <table:table-cell/>
          <table:table-cell office:value-type="float" office:value="364.739" calcext:value-type="float">
            <text:p>364,739</text:p>
          </table:table-cell>
          <table:table-cell office:value-type="float" office:value="321.002349" calcext:value-type="float">
            <text:p>321,002349</text:p>
          </table:table-cell>
          <table:table-cell/>
          <table:table-cell office:value-type="float" office:value="330.031" calcext:value-type="float">
            <text:p>330,031</text:p>
          </table:table-cell>
          <table:table-cell office:value-type="float" office:value="241.736724" calcext:value-type="float">
            <text:p>241,736724</text:p>
          </table:table-cell>
          <table:table-cell table:number-columns-repeated="7"/>
        </table:table-row>
        <table:table-row table:style-name="ro1">
          <table:table-cell office:value-type="float" office:value="73.056" calcext:value-type="float">
            <text:p>73,056</text:p>
          </table:table-cell>
          <table:table-cell office:value-type="float" office:value="31.831873" calcext:value-type="float">
            <text:p>31,831873</text:p>
          </table:table-cell>
          <table:table-cell/>
          <table:table-cell office:value-type="float" office:value="371.416" calcext:value-type="float">
            <text:p>371,416</text:p>
          </table:table-cell>
          <table:table-cell office:value-type="float" office:value="320.37443" calcext:value-type="float">
            <text:p>320,37443</text:p>
          </table:table-cell>
          <table:table-cell/>
          <table:table-cell office:value-type="float" office:value="314.565" calcext:value-type="float">
            <text:p>314,565</text:p>
          </table:table-cell>
          <table:table-cell office:value-type="float" office:value="241.666091" calcext:value-type="float">
            <text:p>241,666091</text:p>
          </table:table-cell>
          <table:table-cell table:number-columns-repeated="7"/>
        </table:table-row>
        <table:table-row table:style-name="ro1">
          <table:table-cell office:value-type="float" office:value="77.538" calcext:value-type="float">
            <text:p>77,538</text:p>
          </table:table-cell>
          <table:table-cell office:value-type="float" office:value="32.464623" calcext:value-type="float">
            <text:p>32,464623</text:p>
          </table:table-cell>
          <table:table-cell/>
          <table:table-cell office:value-type="float" office:value="367.794" calcext:value-type="float">
            <text:p>367,794</text:p>
          </table:table-cell>
          <table:table-cell office:value-type="float" office:value="320.292302" calcext:value-type="float">
            <text:p>320,292302</text:p>
          </table:table-cell>
          <table:table-cell/>
          <table:table-cell office:value-type="float" office:value="312.947" calcext:value-type="float">
            <text:p>312,947</text:p>
          </table:table-cell>
          <table:table-cell office:value-type="float" office:value="241.256808" calcext:value-type="float">
            <text:p>241,256808</text:p>
          </table:table-cell>
          <table:table-cell table:number-columns-repeated="7"/>
        </table:table-row>
        <table:table-row table:style-name="ro1">
          <table:table-cell office:value-type="float" office:value="74.445" calcext:value-type="float">
            <text:p>74,445</text:p>
          </table:table-cell>
          <table:table-cell office:value-type="float" office:value="32.01767" calcext:value-type="float">
            <text:p>32,01767</text:p>
          </table:table-cell>
          <table:table-cell/>
          <table:table-cell office:value-type="float" office:value="365.369" calcext:value-type="float">
            <text:p>365,369</text:p>
          </table:table-cell>
          <table:table-cell office:value-type="float" office:value="318.140476" calcext:value-type="float">
            <text:p>318,140476</text:p>
          </table:table-cell>
          <table:table-cell/>
          <table:table-cell office:value-type="float" office:value="308.746" calcext:value-type="float">
            <text:p>308,746</text:p>
          </table:table-cell>
          <table:table-cell office:value-type="float" office:value="241.070872" calcext:value-type="float">
            <text:p>241,070872</text:p>
          </table:table-cell>
          <table:table-cell table:number-columns-repeated="7"/>
        </table:table-row>
        <table:table-row table:style-name="ro1">
          <table:table-cell office:value-type="float" office:value="75.913" calcext:value-type="float">
            <text:p>75,913</text:p>
          </table:table-cell>
          <table:table-cell office:value-type="float" office:value="31.796508" calcext:value-type="float">
            <text:p>31,796508</text:p>
          </table:table-cell>
          <table:table-cell/>
          <table:table-cell office:value-type="float" office:value="369.264" calcext:value-type="float">
            <text:p>369,264</text:p>
          </table:table-cell>
          <table:table-cell office:value-type="float" office:value="318.341678" calcext:value-type="float">
            <text:p>318,341678</text:p>
          </table:table-cell>
          <table:table-cell/>
          <table:table-cell office:value-type="float" office:value="310.593" calcext:value-type="float">
            <text:p>310,593</text:p>
          </table:table-cell>
          <table:table-cell office:value-type="float" office:value="241.028611" calcext:value-type="float">
            <text:p>241,028611</text:p>
          </table:table-cell>
          <table:table-cell table:number-columns-repeated="7"/>
        </table:table-row>
        <table:table-row table:style-name="ro1">
          <table:table-cell office:value-type="float" office:value="80.064" calcext:value-type="float">
            <text:p>80,064</text:p>
          </table:table-cell>
          <table:table-cell office:value-type="float" office:value="32.311616" calcext:value-type="float">
            <text:p>32,311616</text:p>
          </table:table-cell>
          <table:table-cell/>
          <table:table-cell office:value-type="float" office:value="367.13" calcext:value-type="float">
            <text:p>367,13</text:p>
          </table:table-cell>
          <table:table-cell office:value-type="float" office:value="318.585189" calcext:value-type="float">
            <text:p>318,585189</text:p>
          </table:table-cell>
          <table:table-cell/>
          <table:table-cell office:value-type="float" office:value="466.186" calcext:value-type="float">
            <text:p>466,186</text:p>
          </table:table-cell>
          <table:table-cell office:value-type="float" office:value="240.911591" calcext:value-type="float">
            <text:p>240,911591</text:p>
          </table:table-cell>
          <table:table-cell table:number-columns-repeated="7"/>
        </table:table-row>
        <table:table-row table:style-name="ro1">
          <table:table-cell office:value-type="float" office:value="74.716" calcext:value-type="float">
            <text:p>74,716</text:p>
          </table:table-cell>
          <table:table-cell office:value-type="float" office:value="32.208914" calcext:value-type="float">
            <text:p>32,208914</text:p>
          </table:table-cell>
          <table:table-cell/>
          <table:table-cell office:value-type="float" office:value="367.764" calcext:value-type="float">
            <text:p>367,764</text:p>
          </table:table-cell>
          <table:table-cell office:value-type="float" office:value="320.43482" calcext:value-type="float">
            <text:p>320,43482</text:p>
          </table:table-cell>
          <table:table-cell/>
          <table:table-cell office:value-type="float" office:value="329.989" calcext:value-type="float">
            <text:p>329,989</text:p>
          </table:table-cell>
          <table:table-cell office:value-type="float" office:value="240.892985" calcext:value-type="float">
            <text:p>240,892985</text:p>
          </table:table-cell>
          <table:table-cell table:number-columns-repeated="7"/>
        </table:table-row>
        <table:table-row table:style-name="ro1">
          <table:table-cell office:value-type="float" office:value="72.847" calcext:value-type="float">
            <text:p>72,847</text:p>
          </table:table-cell>
          <table:table-cell office:value-type="float" office:value="32.070003" calcext:value-type="float">
            <text:p>32,070003</text:p>
          </table:table-cell>
          <table:table-cell/>
          <table:table-cell office:value-type="float" office:value="384.309" calcext:value-type="float">
            <text:p>384,309</text:p>
          </table:table-cell>
          <table:table-cell office:value-type="float" office:value="320.313211" calcext:value-type="float">
            <text:p>320,313211</text:p>
          </table:table-cell>
          <table:table-cell/>
          <table:table-cell office:value-type="float" office:value="337.176" calcext:value-type="float">
            <text:p>337,176</text:p>
          </table:table-cell>
          <table:table-cell office:value-type="float" office:value="240.834614" calcext:value-type="float">
            <text:p>240,834614</text:p>
          </table:table-cell>
          <table:table-cell table:number-columns-repeated="7"/>
        </table:table-row>
        <table:table-row table:style-name="ro1">
          <table:table-cell office:value-type="float" office:value="74.393" calcext:value-type="float">
            <text:p>74,393</text:p>
          </table:table-cell>
          <table:table-cell office:value-type="float" office:value="32.622973" calcext:value-type="float">
            <text:p>32,622973</text:p>
          </table:table-cell>
          <table:table-cell/>
          <table:table-cell office:value-type="float" office:value="369.824" calcext:value-type="float">
            <text:p>369,824</text:p>
          </table:table-cell>
          <table:table-cell office:value-type="float" office:value="318.208996" calcext:value-type="float">
            <text:p>318,208996</text:p>
          </table:table-cell>
          <table:table-cell/>
          <table:table-cell office:value-type="float" office:value="319.982" calcext:value-type="float">
            <text:p>319,982</text:p>
          </table:table-cell>
          <table:table-cell office:value-type="float" office:value="240.683649" calcext:value-type="float">
            <text:p>240,683649</text:p>
          </table:table-cell>
          <table:table-cell table:number-columns-repeated="7"/>
        </table:table-row>
        <table:table-row table:style-name="ro1">
          <table:table-cell office:value-type="float" office:value="74.548" calcext:value-type="float">
            <text:p>74,548</text:p>
          </table:table-cell>
          <table:table-cell office:value-type="float" office:value="32.035504" calcext:value-type="float">
            <text:p>32,035504</text:p>
          </table:table-cell>
          <table:table-cell/>
          <table:table-cell office:value-type="float" office:value="376.207" calcext:value-type="float">
            <text:p>376,207</text:p>
          </table:table-cell>
          <table:table-cell office:value-type="float" office:value="317.630035" calcext:value-type="float">
            <text:p>317,630035</text:p>
          </table:table-cell>
          <table:table-cell/>
          <table:table-cell office:value-type="float" office:value="332.7" calcext:value-type="float">
            <text:p>332,7</text:p>
          </table:table-cell>
          <table:table-cell office:value-type="float" office:value="239.700276" calcext:value-type="float">
            <text:p>239,700276</text:p>
          </table:table-cell>
          <table:table-cell table:number-columns-repeated="7"/>
        </table:table-row>
      </table:table>
      <table:table table:name="RESULT" table:style-name="ta1">
        <table:table-column table:style-name="co1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0.024238559" calcext:value-type="float">
            <text:p>0,024238559</text:p>
          </table:table-cell>
          <table:table-cell office:value-type="float" office:value="1.941292422" calcext:value-type="float">
            <text:p>1,941292422</text:p>
          </table:table-cell>
          <table:table-cell office:value-type="float" office:value="833.2309215" calcext:value-type="float">
            <text:p>833,2309215</text:p>
          </table:table-cell>
        </table:table-row>
        <table:table-row table:style-name="ro1">
          <table:table-cell table:number-columns-repeated="2"/>
          <table:table-cell office:value-type="float" office:value="0.004690406" calcext:value-type="float">
            <text:p>0,004690406</text:p>
          </table:table-cell>
          <table:table-cell office:value-type="float" office:value="0.055011744" calcext:value-type="float">
            <text:p>0,055011744</text:p>
          </table:table-cell>
          <table:table-cell office:value-type="float" office:value="44.79296913" calcext:value-type="float">
            <text:p>44,7929691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office:value-type="float" office:value="0.02365201" calcext:value-type="float">
            <text:p>0,02365201</text:p>
          </table:table-cell>
          <table:table-cell office:value-type="float" office:value="1.926356436" calcext:value-type="float">
            <text:p>1,926356436</text:p>
          </table:table-cell>
          <table:table-cell office:value-type="float" office:value="922.1683819" calcext:value-type="float">
            <text:p>922,1683819</text:p>
          </table:table-cell>
        </table:table-row>
        <table:table-row table:style-name="ro1">
          <table:table-cell table:number-columns-repeated="2"/>
          <table:table-cell office:value-type="float" office:value="0.001208375" calcext:value-type="float">
            <text:p>0,001208375</text:p>
          </table:table-cell>
          <table:table-cell office:value-type="float" office:value="0.047748739" calcext:value-type="float">
            <text:p>0,047748739</text:p>
          </table:table-cell>
          <table:table-cell office:value-type="float" office:value="24.46575885" calcext:value-type="float">
            <text:p>24,4657588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/>
          <table:table-cell office:value-type="float" office:value="0.024200468" calcext:value-type="float">
            <text:p>0,024200468</text:p>
          </table:table-cell>
          <table:table-cell office:value-type="float" office:value="1.96407749" calcext:value-type="float">
            <text:p>1,96407749</text:p>
          </table:table-cell>
          <table:table-cell office:value-type="float" office:value="958.5561843" calcext:value-type="float">
            <text:p>958,5561843</text:p>
          </table:table-cell>
        </table:table-row>
        <table:table-row table:style-name="ro1">
          <table:table-cell table:number-columns-repeated="2"/>
          <table:table-cell office:value-type="float" office:value="0.00179376" calcext:value-type="float">
            <text:p>0,00179376</text:p>
          </table:table-cell>
          <table:table-cell office:value-type="float" office:value="0.04784891" calcext:value-type="float">
            <text:p>0,04784891</text:p>
          </table:table-cell>
          <table:table-cell office:value-type="float" office:value="13.65343281" calcext:value-type="float">
            <text:p>13,6534328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/>
          <table:table-cell office:value-type="float" office:value="0.023026594" calcext:value-type="float">
            <text:p>0,023026594</text:p>
          </table:table-cell>
          <table:table-cell office:value-type="float" office:value="1.822968677" calcext:value-type="float">
            <text:p>1,822968677</text:p>
          </table:table-cell>
          <table:table-cell office:value-type="float" office:value="447.3665452" calcext:value-type="float">
            <text:p>447,3665452</text:p>
          </table:table-cell>
        </table:table-row>
        <table:table-row table:style-name="ro1">
          <table:table-cell table:number-columns-repeated="2"/>
          <table:table-cell office:value-type="float" office:value="0.00126857" calcext:value-type="float">
            <text:p>0,00126857</text:p>
          </table:table-cell>
          <table:table-cell office:value-type="float" office:value="0.039917621" calcext:value-type="float">
            <text:p>0,039917621</text:p>
          </table:table-cell>
          <table:table-cell office:value-type="float" office:value="6.31333437" calcext:value-type="float">
            <text:p>6,3133343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/>
          <table:table-cell office:value-type="float" office:value="0.024443451" calcext:value-type="float">
            <text:p>0,024443451</text:p>
          </table:table-cell>
          <table:table-cell office:value-type="float" office:value="1.97582159" calcext:value-type="float">
            <text:p>1,97582159</text:p>
          </table:table-cell>
          <table:table-cell office:value-type="float" office:value="244.2601813" calcext:value-type="float">
            <text:p>244,2601813</text:p>
          </table:table-cell>
        </table:table-row>
        <table:table-row table:style-name="ro1">
          <table:table-cell table:number-columns-repeated="2"/>
          <table:table-cell office:value-type="float" office:value="0.0014505" calcext:value-type="float">
            <text:p>0,0014505</text:p>
          </table:table-cell>
          <table:table-cell office:value-type="float" office:value="0.05404375" calcext:value-type="float">
            <text:p>0,05404375</text:p>
          </table:table-cell>
          <table:table-cell office:value-type="float" office:value="2.143854063" calcext:value-type="float">
            <text:p>2,143854063</text:p>
          </table:table-cell>
        </table:table-row>
      </table:table>
      <table:named-expressions/>
      <table:database-ranges>
        <table:database-range table:name="__Anonymous_Sheet_DB__0" table:target-range-address="'PY37-128MB'.A5:'PY37-128MB'.B10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PY37-256MB'.D5:'PY37-256MB'.E10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'PY37-512MB'.D5:'PY37-512MB'.E10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'PY37-1024MB'.D5:'PY37-1024MB'.E10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4" table:target-range-address="'PY37-2048MB'.D5:'PY37-2048MB'.E104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1">00/00/0000</text:date>, <text:time style:data-style-name="N2" text:time-value="12:04:24.786893789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6:55:02.370663317</meta:creation-date>
    <dc:date>2019-03-21T12:55:03.861155031</dc:date>
    <meta:editing-duration>PT7H35M7S</meta:editing-duration>
    <meta:editing-cycles>23</meta:editing-cycles>
    <meta:generator>LibreOffice/5.1.6.2$Linux_X86_64 LibreOffice_project/10m0$Build-2</meta:generator>
    <meta:document-statistic meta:table-count="6" meta:cell-count="2544" meta:object-count="0"/>
  </office:meta>
</office:document-meta>
</file>